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7mm" svg:height="90.04mm" svg:x="182.55mm" svg:y="37.98mm">
            <loext:p draw:notify-on-update-of-ranges="Arkusz1.D4:Arkusz1.D4 Arkusz1.D5:Arkusz1.D245 Arkusz1.E4:Arkusz1.E4 Arkusz1.E5:Arkusz1.E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/>
          <table:table-cell table:number-columns-repeated="3"/>
          <table:table-cell office:value-type="string" calcext:value-type="string">
            <text:p>82.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 office:value-type="float" office:value="0.0005" calcext:value-type="float">
            <text:p>0,0005</text:p>
          </table:table-cell>
          <table:table-cell table:style-name="Default"/>
          <table:table-cell table:number-columns-repeated="3"/>
          <table:table-cell office:value-type="string" calcext:value-type="string">
            <text:p>Populacja po 5 latach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c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/>
          <table:table-cell table:number-columns-repeated="3"/>
          <table:table-cell office:value-type="string" calcext:value-type="string">
            <text:p>Wilki</text:p>
          </table:table-cell>
          <table:table-cell table:style-name="ce1" table:formula="of:=[.E65]" office:value-type="float" office:value="43.4594748361947" calcext:value-type="float">
            <text:p>43,46</text:p>
          </table:table-cell>
          <table:table-cell/>
        </table:table-row>
        <table:table-row table:style-name="ro1">
          <table:table-cell table:style-name="Default" office:value-type="string" calcext:value-type="string">
            <text:p>Zmiana wików</text:p>
          </table:table-cell>
          <table:table-cell table:style-name="Default" office:value-type="string" calcext:value-type="string">
            <text:p>Wilki zmiana</text:p>
          </table:table-cell>
          <table:table-cell office:value-type="string" calcext:value-type="string">
            <text:p>Miesiące</text:p>
          </table:table-cell>
          <table:table-cell table:style-name="Default" office:value-type="string" calcext:value-type="string">
            <text:p>Zające</text:p>
          </table:table-cell>
          <table:table-cell table:style-name="Default" office:value-type="string" calcext:value-type="string">
            <text:p>Wilki</text:p>
          </table:table-cell>
          <table:table-cell table:number-columns-repeated="3"/>
          <table:table-cell office:value-type="string" calcext:value-type="string">
            <text:p>Zające</text:p>
          </table:table-cell>
          <table:table-cell table:style-name="ce1" table:formula="of:=[.D65]" office:value-type="float" office:value="118.060944131558" calcext:value-type="float">
            <text:p>118,06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/>
          <table:table-cell table:style-name="ce1"/>
          <table:table-cell/>
          <table:table-cell office:value-type="string" calcext:value-type="string">
            <text:p>82.2</text:p>
          </table:table-cell>
          <table:table-cell table:number-columns-repeated="2"/>
        </table:table-row>
        <table:table-row table:style-name="ro1">
          <table:table-cell table:formula="of:=IF([.E6]&lt;[.E5];[.A5]+1;0)" office:value-type="float" office:value="0" calcext:value-type="float">
            <text:p>0,00</text:p>
          </table:table-cell>
          <table:table-cell table:formula="of:=IF([.D6]&lt;[.D5];[.B5]+1;0)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formula="of:=[.D5]+[.$D$1]*[.D5]-[.$D$2]*[.E5]*[.D5]" office:value-type="float" office:value="100.5" calcext:value-type="float">
            <text:p>100,50</text:p>
          </table:table-cell>
          <table:table-cell table:formula="of:=[.E5]+[.$D$2]*[.E5]*[.D5]-[.E5]*[.$D$3]" office:value-type="float" office:value="30" calcext:value-type="float">
            <text:p>30,00</text:p>
          </table:table-cell>
          <table:table-cell/>
          <table:table-cell table:style-name="ce1"/>
          <table:table-cell/>
          <table:table-cell office:value-type="string" calcext:value-type="string">
            <text:p>Wilki</text:p>
          </table:table-cell>
          <table:table-cell table:formula="of:=VLOOKUP(1;[.B6:.C125];2;TRUE())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IF([.E7]&lt;[.E6];[.A6]+1;0)" office:value-type="float" office:value="0" calcext:value-type="float">
            <text:p>0,00</text:p>
          </table:table-cell>
          <table:table-cell table:formula="of:=IF([.D7]&lt;[.D6];[.B6]+1;0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formula="of:=[.D6]+[.$D$1]*[.D6]-[.$D$2]*[.E6]*[.D6]" office:value-type="float" office:value="101.0025" calcext:value-type="float">
            <text:p>101,00</text:p>
          </table:table-cell>
          <table:table-cell table:formula="of:=[.E6]+[.$D$2]*[.E6]*[.D6]-[.E6]*[.$D$3]" office:value-type="float" office:value="30.0075" calcext:value-type="float">
            <text:p>30,01</text:p>
          </table:table-cell>
          <table:table-cell/>
          <table:table-cell table:style-name="ce1"/>
          <table:table-cell/>
          <table:table-cell office:value-type="string" calcext:value-type="string">
            <text:p>Zające</text:p>
          </table:table-cell>
          <table:table-cell table:formula="of:=VLOOKUP(1;[.A6:.C125];2;TRUE())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IF([.E8]&lt;[.E7];[.A7]+1;0)" office:value-type="float" office:value="0" calcext:value-type="float">
            <text:p>0,00</text:p>
          </table:table-cell>
          <table:table-cell table:formula="of:=IF([.D8]&lt;[.D7];[.B7]+1;0)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formula="of:=[.D7]+[.$D$1]*[.D7]-[.$D$2]*[.E7]*[.D7]" office:value-type="float" office:value="101.507133740625" calcext:value-type="float">
            <text:p>101,51</text:p>
          </table:table-cell>
          <table:table-cell table:formula="of:=[.E7]+[.$D$2]*[.E7]*[.D7]-[.E7]*[.$D$3]" office:value-type="float" office:value="30.022541259375" calcext:value-type="float">
            <text:p>30,02</text:p>
          </table:table-cell>
          <table:table-cell/>
          <table:table-cell table:style-name="ce1"/>
          <table:table-cell/>
          <table:table-cell office:value-type="string" calcext:value-type="string">
            <text:p>82.3</text:p>
          </table:table-cell>
          <table:table-cell table:number-columns-repeated="2"/>
        </table:table-row>
        <table:table-row table:style-name="ro1">
          <table:table-cell table:formula="of:=IF([.E9]&lt;[.E8];[.A8]+1;0)" office:value-type="float" office:value="0" calcext:value-type="float">
            <text:p>0,00</text:p>
          </table:table-cell>
          <table:table-cell table:formula="of:=IF([.D9]&lt;[.D8];[.B8]+1;0)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formula="of:=[.D8]+[.$D$1]*[.D8]-[.$D$2]*[.E8]*[.D8]" office:value-type="float" office:value="102.013525360013" calcext:value-type="float">
            <text:p>102,01</text:p>
          </table:table-cell>
          <table:table-cell table:formula="of:=[.E8]+[.$D$2]*[.E8]*[.D8]-[.E8]*[.$D$3]" office:value-type="float" office:value="30.0451652518307" calcext:value-type="float">
            <text:p>30,0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]&lt;[.E9];[.A9]+1;0)" office:value-type="float" office:value="0" calcext:value-type="float">
            <text:p>0,00</text:p>
          </table:table-cell>
          <table:table-cell table:formula="of:=IF([.D10]&lt;[.D9];[.B9]+1;0)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formula="of:=[.D9]+[.$D$1]*[.D9]-[.$D$2]*[.E9]*[.D9]" office:value-type="float" office:value="102.521289253532" calcext:value-type="float">
            <text:p>102,52</text:p>
          </table:table-cell>
          <table:table-cell table:formula="of:=[.E9]+[.$D$2]*[.E9]*[.D9]-[.E9]*[.$D$3]" office:value-type="float" office:value="30.0754136029208" calcext:value-type="float">
            <text:p>30,0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]&lt;[.E10];[.A10]+1;0)" office:value-type="float" office:value="0" calcext:value-type="float">
            <text:p>0,00</text:p>
          </table:table-cell>
          <table:table-cell table:formula="of:=IF([.D11]&lt;[.D10];[.B10]+1;0)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formula="of:=[.D10]+[.$D$1]*[.D10]-[.$D$2]*[.E10]*[.D10]" office:value-type="float" office:value="103.0300299499" calcext:value-type="float">
            <text:p>103,03</text:p>
          </table:table-cell>
          <table:table-cell table:formula="of:=[.E10]+[.$D$2]*[.E10]*[.D10]-[.E10]*[.$D$3]" office:value-type="float" office:value="30.1133280114771" calcext:value-type="float">
            <text:p>30,1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]&lt;[.E11];[.A11]+1;0)" office:value-type="float" office:value="0" calcext:value-type="float">
            <text:p>0,00</text:p>
          </table:table-cell>
          <table:table-cell table:formula="of:=IF([.D12]&lt;[.D11];[.B11]+1;0)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formula="of:=[.D11]+[.$D$1]*[.D11]-[.$D$2]*[.E11]*[.D11]" office:value-type="float" office:value="103.539342005441" calcext:value-type="float">
            <text:p>103,54</text:p>
          </table:table-cell>
          <table:table-cell table:formula="of:=[.E11]+[.$D$2]*[.E11]*[.D11]-[.E11]*[.$D$3]" office:value-type="float" office:value="30.1589501543601" calcext:value-type="float">
            <text:p>30,1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3]&lt;[.E12];[.A12]+1;0)" office:value-type="float" office:value="0" calcext:value-type="float">
            <text:p>0,00</text:p>
          </table:table-cell>
          <table:table-cell table:formula="of:=IF([.D13]&lt;[.D12];[.B12]+1;0)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formula="of:=[.D12]+[.$D$1]*[.D12]-[.$D$2]*[.E12]*[.D12]" office:value-type="float" office:value="104.048809918271" calcext:value-type="float">
            <text:p>104,05</text:p>
          </table:table-cell>
          <table:table-cell table:formula="of:=[.E12]+[.$D$2]*[.E12]*[.D12]-[.E12]*[.$D$3]" office:value-type="float" office:value="30.2123215739207" calcext:value-type="float">
            <text:p>30,2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4]&lt;[.E13];[.A13]+1;0)" office:value-type="float" office:value="0" calcext:value-type="float">
            <text:p>0,00</text:p>
          </table:table-cell>
          <table:table-cell table:formula="of:=IF([.D14]&lt;[.D13];[.B13]+1;0)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formula="of:=[.D13]+[.$D$1]*[.D13]-[.$D$2]*[.E13]*[.D13]" office:value-type="float" office:value="104.558008064319" calcext:value-type="float">
            <text:p>104,56</text:p>
          </table:table-cell>
          <table:table-cell table:formula="of:=[.E13]+[.$D$2]*[.E13]*[.D13]-[.E13]*[.$D$3]" office:value-type="float" office:value="30.273483547542" calcext:value-type="float">
            <text:p>30,2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5]&lt;[.E14];[.A14]+1;0)" office:value-type="float" office:value="0" calcext:value-type="float">
            <text:p>0,00</text:p>
          </table:table-cell>
          <table:table-cell table:formula="of:=IF([.D15]&lt;[.D14];[.B14]+1;0)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formula="of:=[.D14]+[.$D$1]*[.D14]-[.$D$2]*[.E14]*[.D14]" office:value-type="float" office:value="105.066500657156" calcext:value-type="float">
            <text:p>105,07</text:p>
          </table:table-cell>
          <table:table-cell table:formula="of:=[.E14]+[.$D$2]*[.E14]*[.D14]-[.E14]*[.$D$3]" office:value-type="float" office:value="30.3424769386144" calcext:value-type="float">
            <text:p>30,3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6]&lt;[.E15];[.A15]+1;0)" office:value-type="float" office:value="0" calcext:value-type="float">
            <text:p>0,00</text:p>
          </table:table-cell>
          <table:table-cell table:formula="of:=IF([.D16]&lt;[.D15];[.B15]+1;0)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formula="of:=[.D15]+[.$D$1]*[.D15]-[.$D$2]*[.E15]*[.D15]" office:value-type="float" office:value="105.573841733694" calcext:value-type="float">
            <text:p>105,57</text:p>
          </table:table-cell>
          <table:table-cell table:formula="of:=[.E15]+[.$D$2]*[.E15]*[.D15]-[.E15]*[.$D$3]" office:value-type="float" office:value="30.419342028289" calcext:value-type="float">
            <text:p>30,4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7]&lt;[.E16];[.A16]+1;0)" office:value-type="float" office:value="0" calcext:value-type="float">
            <text:p>0,00</text:p>
          </table:table-cell>
          <table:table-cell table:formula="of:=IF([.D17]&lt;[.D16];[.B16]+1;0)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formula="of:=[.D16]+[.$D$1]*[.D16]-[.$D$2]*[.E16]*[.D16]" office:value-type="float" office:value="106.079575167899" calcext:value-type="float">
            <text:p>106,08</text:p>
          </table:table-cell>
          <table:table-cell table:formula="of:=[.E16]+[.$D$2]*[.E16]*[.D16]-[.E16]*[.$D$3]" office:value-type="float" office:value="30.5041183273434" calcext:value-type="float">
            <text:p>30,5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8]&lt;[.E17];[.A17]+1;0)" office:value-type="float" office:value="0" calcext:value-type="float">
            <text:p>0,00</text:p>
          </table:table-cell>
          <table:table-cell table:formula="of:=IF([.D18]&lt;[.D17];[.B17]+1;0)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formula="of:=[.D17]+[.$D$1]*[.D17]-[.$D$2]*[.E17]*[.D17]" office:value-type="float" office:value="106.583234714739" calcext:value-type="float">
            <text:p>106,58</text:p>
          </table:table-cell>
          <table:table-cell table:formula="of:=[.E17]+[.$D$2]*[.E17]*[.D17]-[.E17]*[.$D$3]" office:value-type="float" office:value="30.5968443674942" calcext:value-type="float">
            <text:p>30,6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9]&lt;[.E18];[.A18]+1;0)" office:value-type="float" office:value="0" calcext:value-type="float">
            <text:p>0,00</text:p>
          </table:table-cell>
          <table:table-cell table:formula="of:=IF([.D19]&lt;[.D18];[.B18]+1;0)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formula="of:=[.D18]+[.$D$1]*[.D18]-[.$D$2]*[.E18]*[.D18]" office:value-type="float" office:value="107.084344086658" calcext:value-type="float">
            <text:p>107,08</text:p>
          </table:table-cell>
          <table:table-cell table:formula="of:=[.E18]+[.$D$2]*[.E18]*[.D18]-[.E18]*[.$D$3]" office:value-type="float" office:value="30.6975574714949" calcext:value-type="float">
            <text:p>30,7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0]&lt;[.E19];[.A19]+1;0)" office:value-type="float" office:value="0" calcext:value-type="float">
            <text:p>0,00</text:p>
          </table:table-cell>
          <table:table-cell table:formula="of:=IF([.D20]&lt;[.D19];[.B19]+1;0)"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formula="of:=[.D19]+[.$D$1]*[.D19]-[.$D$2]*[.E19]*[.D19]" office:value-type="float" office:value="107.582417064943" calcext:value-type="float">
            <text:p>107,58</text:p>
          </table:table-cell>
          <table:table-cell table:formula="of:=[.E19]+[.$D$2]*[.E19]*[.D19]-[.E19]*[.$D$3]" office:value-type="float" office:value="30.806293501369" calcext:value-type="float">
            <text:p>30,8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1]&lt;[.E20];[.A20]+1;0)" office:value-type="float" office:value="0" calcext:value-type="float">
            <text:p>0,00</text:p>
          </table:table-cell>
          <table:table-cell table:formula="of:=IF([.D21]&lt;[.D20];[.B20]+1;0)"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formula="of:=[.D20]+[.$D$1]*[.D20]-[.$D$2]*[.E20]*[.D20]" office:value-type="float" office:value="108.076957648397" calcext:value-type="float">
            <text:p>108,08</text:p>
          </table:table-cell>
          <table:table-cell table:formula="of:=[.E20]+[.$D$2]*[.E20]*[.D20]-[.E20]*[.$D$3]" office:value-type="float" office:value="30.9230865841452" calcext:value-type="float">
            <text:p>30,9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2]&lt;[.E21];[.A21]+1;0)" office:value-type="float" office:value="0" calcext:value-type="float">
            <text:p>0,00</text:p>
          </table:table-cell>
          <table:table-cell table:formula="of:=IF([.D22]&lt;[.D21];[.B21]+1;0)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formula="of:=[.D21]+[.$D$1]*[.D21]-[.$D$2]*[.E21]*[.D21]" office:value-type="float" office:value="108.567460241809" calcext:value-type="float">
            <text:p>108,57</text:p>
          </table:table-cell>
          <table:table-cell table:formula="of:=[.E21]+[.$D$2]*[.E21]*[.D21]-[.E21]*[.$D$3]" office:value-type="float" office:value="31.0479688144941" calcext:value-type="float">
            <text:p>31,0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3]&lt;[.E22];[.A22]+1;0)" office:value-type="float" office:value="0" calcext:value-type="float">
            <text:p>0,00</text:p>
          </table:table-cell>
          <table:table-cell table:formula="of:=IF([.D23]&lt;[.D22];[.B22]+1;0)"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formula="of:=[.D22]+[.$D$1]*[.D22]-[.$D$2]*[.E22]*[.D22]" office:value-type="float" office:value="109.053409886717" calcext:value-type="float">
            <text:p>109,05</text:p>
          </table:table-cell>
          <table:table-cell table:formula="of:=[.E22]+[.$D$2]*[.E22]*[.D22]-[.E22]*[.$D$3]" office:value-type="float" office:value="31.1809699336977" calcext:value-type="float">
            <text:p>31,1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4]&lt;[.E23];[.A23]+1;0)" office:value-type="float" office:value="0" calcext:value-type="float">
            <text:p>0,00</text:p>
          </table:table-cell>
          <table:table-cell table:formula="of:=IF([.D24]&lt;[.D23];[.B23]+1;0)"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formula="of:=[.D23]+[.$D$1]*[.D23]-[.$D$2]*[.E23]*[.D23]" office:value-type="float" office:value="109.534282537029" calcext:value-type="float">
            <text:p>109,53</text:p>
          </table:table-cell>
          <table:table-cell table:formula="of:=[.E23]+[.$D$2]*[.E23]*[.D23]-[.E23]*[.$D$3]" office:value-type="float" office:value="31.3221169844352" calcext:value-type="float">
            <text:p>31,3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5]&lt;[.E24];[.A24]+1;0)" office:value-type="float" office:value="0" calcext:value-type="float">
            <text:p>0,00</text:p>
          </table:table-cell>
          <table:table-cell table:formula="of:=IF([.D25]&lt;[.D24];[.B24]+1;0)"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formula="of:=[.D24]+[.$D$1]*[.D24]-[.$D$2]*[.E24]*[.D24]" office:value-type="float" office:value="110.009545382054" calcext:value-type="float">
            <text:p>110,01</text:p>
          </table:table-cell>
          <table:table-cell table:formula="of:=[.E24]+[.$D$2]*[.E24]*[.D24]-[.E24]*[.$D$3]" office:value-type="float" office:value="31.471433940929" calcext:value-type="float">
            <text:p>31,4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6]&lt;[.E25];[.A25]+1;0)" office:value-type="float" office:value="0" calcext:value-type="float">
            <text:p>0,00</text:p>
          </table:table-cell>
          <table:table-cell table:formula="of:=IF([.D26]&lt;[.D25];[.B25]+1;0)"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formula="of:=[.D25]+[.$D$1]*[.D25]-[.$D$2]*[.E25]*[.D25]" office:value-type="float" office:value="110.478657219513" calcext:value-type="float">
            <text:p>110,48</text:p>
          </table:table-cell>
          <table:table-cell table:formula="of:=[.E25]+[.$D$2]*[.E25]*[.D25]-[.E25]*[.$D$3]" office:value-type="float" office:value="31.628941314064" calcext:value-type="float">
            <text:p>31,6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7]&lt;[.E26];[.A26]+1;0)" office:value-type="float" office:value="0" calcext:value-type="float">
            <text:p>0,00</text:p>
          </table:table-cell>
          <table:table-cell table:formula="of:=IF([.D27]&lt;[.D26];[.B26]+1;0)"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formula="of:=[.D26]+[.$D$1]*[.D26]-[.$D$2]*[.E26]*[.D26]" office:value-type="float" office:value="110.941068881077" calcext:value-type="float">
            <text:p>110,94</text:p>
          </table:table-cell>
          <table:table-cell table:formula="of:=[.E26]+[.$D$2]*[.E26]*[.D26]-[.E26]*[.$D$3]" office:value-type="float" office:value="31.7946557311871" calcext:value-type="float">
            <text:p>31,7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8]&lt;[.E27];[.A27]+1;0)" office:value-type="float" office:value="0" calcext:value-type="float">
            <text:p>0,00</text:p>
          </table:table-cell>
          <table:table-cell table:formula="of:=IF([.D28]&lt;[.D27];[.B27]+1;0)"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formula="of:=[.D27]+[.$D$1]*[.D27]-[.$D$2]*[.E27]*[.D27]" office:value-type="float" office:value="111.396223712937" calcext:value-type="float">
            <text:p>111,40</text:p>
          </table:table-cell>
          <table:table-cell table:formula="of:=[.E27]+[.$D$2]*[.E27]*[.D27]-[.E27]*[.$D$3]" office:value-type="float" office:value="31.9685894903896" calcext:value-type="float">
            <text:p>31,9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29]&lt;[.E28];[.A28]+1;0)" office:value-type="float" office:value="0" calcext:value-type="float">
            <text:p>0,00</text:p>
          </table:table-cell>
          <table:table-cell table:formula="of:=IF([.D29]&lt;[.D28];[.B28]+1;0)"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formula="of:=[.D28]+[.$D$1]*[.D28]-[.$D$2]*[.E28]*[.D28]" office:value-type="float" office:value="111.843558113866" calcext:value-type="float">
            <text:p>111,84</text:p>
          </table:table-cell>
          <table:table-cell table:formula="of:=[.E28]+[.$D$2]*[.E28]*[.D28]-[.E28]*[.$D$3]" office:value-type="float" office:value="32.1507500891994" calcext:value-type="float">
            <text:p>32,1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0]&lt;[.E29];[.A29]+1;0)" office:value-type="float" office:value="0" calcext:value-type="float">
            <text:p>0,00</text:p>
          </table:table-cell>
          <table:table-cell table:formula="of:=IF([.D30]&lt;[.D29];[.B29]+1;0)"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formula="of:=[.D29]+[.$D$1]*[.D29]-[.$D$2]*[.E29]*[.D29]" office:value-type="float" office:value="112.282502133141" calcext:value-type="float">
            <text:p>112,28</text:p>
          </table:table-cell>
          <table:table-cell table:formula="of:=[.E29]+[.$D$2]*[.E29]*[.D29]-[.E29]*[.$D$3]" office:value-type="float" office:value="32.3411397277423" calcext:value-type="float">
            <text:p>32,34</text:p>
          </table:table-cell>
          <table:table-cell/>
          <table:table-cell table:style-name="ce1"/>
          <table:table-cell/>
          <table:table-cell office:value-type="string" calcext:value-type="string">
            <text:p>82.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IF([.E31]&lt;[.E30];[.A30]+1;0)" office:value-type="float" office:value="0" calcext:value-type="float">
            <text:p>0,00</text:p>
          </table:table-cell>
          <table:table-cell table:formula="of:=IF([.D31]&lt;[.D30];[.B30]+1;0)"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formula="of:=[.D30]+[.$D$1]*[.D30]-[.$D$2]*[.E30]*[.D30]" office:value-type="float" office:value="112.71248013057" calcext:value-type="float">
            <text:p>112,71</text:p>
          </table:table-cell>
          <table:table-cell table:formula="of:=[.E30]+[.$D$2]*[.E30]*[.D30]-[.E30]*[.$D$3]" office:value-type="float" office:value="32.5397547865894" calcext:value-type="float">
            <text:p>32,54</text:p>
          </table:table-cell>
          <table:table-cell/>
          <table:table-cell table:style-name="ce1"/>
          <table:table-cell/>
          <table:table-cell office:value-type="string" calcext:value-type="string">
            <text:p>Wilki</text:p>
          </table:table-cell>
          <table:table-cell table:style-name="ce1" table:formula="of:=MIN([.E6:.E485])" office:value-type="float" office:value="28.0519235562265" calcext:value-type="float">
            <text:p>28,05</text:p>
          </table:table-cell>
          <table:table-cell table:style-name="ce1" table:formula="of:=MAX([.E6:.E485])" office:value-type="float" office:value="54.1494043542739" calcext:value-type="float">
            <text:p>54,15</text:p>
          </table:table-cell>
        </table:table-row>
        <table:table-row table:style-name="ro1">
          <table:table-cell table:formula="of:=IF([.E32]&lt;[.E31];[.A31]+1;0)" office:value-type="float" office:value="0" calcext:value-type="float">
            <text:p>0,00</text:p>
          </table:table-cell>
          <table:table-cell table:formula="of:=IF([.D32]&lt;[.D31];[.B31]+1;0)"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formula="of:=[.D31]+[.$D$1]*[.D31]-[.$D$2]*[.E31]*[.D31]" office:value-type="float" office:value="113.132911500762" calcext:value-type="float">
            <text:p>113,13</text:p>
          </table:table-cell>
          <table:table-cell table:formula="of:=[.E31]+[.$D$2]*[.E31]*[.D31]-[.E31]*[.$D$3]" office:value-type="float" office:value="32.7465852796784" calcext:value-type="float">
            <text:p>32,75</text:p>
          </table:table-cell>
          <table:table-cell/>
          <table:table-cell table:style-name="ce1"/>
          <table:table-cell/>
          <table:table-cell office:value-type="string" calcext:value-type="string">
            <text:p>Zające</text:p>
          </table:table-cell>
          <table:table-cell table:style-name="ce1" table:formula="of:=MIN([.D6:.D485])" office:value-type="float" office:value="80.7124885248057" calcext:value-type="float">
            <text:p>80,71</text:p>
          </table:table-cell>
          <table:table-cell table:style-name="ce1" table:formula="of:=MAX([.D6:.D485])" office:value-type="float" office:value="123.320671031489" calcext:value-type="float">
            <text:p>123,32</text:p>
          </table:table-cell>
        </table:table-row>
        <table:table-row table:style-name="ro1">
          <table:table-cell table:formula="of:=IF([.E33]&lt;[.E32];[.A32]+1;0)" office:value-type="float" office:value="0" calcext:value-type="float">
            <text:p>0,00</text:p>
          </table:table-cell>
          <table:table-cell table:formula="of:=IF([.D33]&lt;[.D32];[.B32]+1;0)"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formula="of:=[.D32]+[.$D$1]*[.D32]-[.$D$2]*[.E32]*[.D32]" office:value-type="float" office:value="113.543211463579" calcext:value-type="float">
            <text:p>113,54</text:p>
          </table:table-cell>
          <table:table-cell table:formula="of:=[.E32]+[.$D$2]*[.E32]*[.D32]-[.E32]*[.$D$3]" office:value-type="float" office:value="32.9616142828935" calcext:value-type="float">
            <text:p>32,9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4]&lt;[.E33];[.A33]+1;0)" office:value-type="float" office:value="0" calcext:value-type="float">
            <text:p>0,00</text:p>
          </table:table-cell>
          <table:table-cell table:formula="of:=IF([.D34]&lt;[.D33];[.B33]+1;0)"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formula="of:=[.D33]+[.$D$1]*[.D33]-[.$D$2]*[.E33]*[.D33]" office:value-type="float" office:value="113.942791922498" calcext:value-type="float">
            <text:p>113,94</text:p>
          </table:table-cell>
          <table:table-cell table:formula="of:=[.E33]+[.$D$2]*[.E33]*[.D33]-[.E33]*[.$D$3]" office:value-type="float" office:value="33.1848173391006" calcext:value-type="float">
            <text:p>33,1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5]&lt;[.E34];[.A34]+1;0)" office:value-type="float" office:value="0" calcext:value-type="float">
            <text:p>0,00</text:p>
          </table:table-cell>
          <table:table-cell table:formula="of:=IF([.D35]&lt;[.D34];[.B34]+1;0)"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formula="of:=[.D34]+[.$D$1]*[.D34]-[.$D$2]*[.E34]*[.D34]" office:value-type="float" office:value="114.331062392421" calcext:value-type="float">
            <text:p>114,33</text:p>
          </table:table-cell>
          <table:table-cell table:formula="of:=[.E34]+[.$D$2]*[.E34]*[.D34]-[.E34]*[.$D$3]" office:value-type="float" office:value="33.4161618406732" calcext:value-type="float">
            <text:p>33,4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6]&lt;[.E35];[.A35]+1;0)" office:value-type="float" office:value="0" calcext:value-type="float">
            <text:p>0,00</text:p>
          </table:table-cell>
          <table:table-cell table:formula="of:=IF([.D36]&lt;[.D35];[.B35]+1;0)"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formula="of:=[.D35]+[.$D$1]*[.D35]-[.$D$2]*[.E35]*[.D35]" office:value-type="float" office:value="114.707430998109" calcext:value-type="float">
            <text:p>114,71</text:p>
          </table:table-cell>
          <table:table-cell table:formula="of:=[.E35]+[.$D$2]*[.E35]*[.D35]-[.E35]*[.$D$3]" office:value-type="float" office:value="33.6556063908002" calcext:value-type="float">
            <text:p>33,6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7]&lt;[.E36];[.A36]+1;0)" office:value-type="float" office:value="0" calcext:value-type="float">
            <text:p>0,00</text:p>
          </table:table-cell>
          <table:table-cell table:formula="of:=IF([.D37]&lt;[.D36];[.B36]+1;0)"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formula="of:=[.D36]+[.$D$1]*[.D36]-[.$D$2]*[.E36]*[.D36]" office:value-type="float" office:value="115.071305544185" calcext:value-type="float">
            <text:p>115,07</text:p>
          </table:table-cell>
          <table:table-cell table:formula="of:=[.E36]+[.$D$2]*[.E36]*[.D36]-[.E36]*[.$D$3]" office:value-type="float" office:value="33.9031001451463" calcext:value-type="float">
            <text:p>33,9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8]&lt;[.E37];[.A37]+1;0)" office:value-type="float" office:value="0" calcext:value-type="float">
            <text:p>0,00</text:p>
          </table:table-cell>
          <table:table-cell table:formula="of:=IF([.D38]&lt;[.D37];[.B37]+1;0)"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formula="of:=[.D37]+[.$D$1]*[.D37]-[.$D$2]*[.E37]*[.D37]" office:value-type="float" office:value="115.42209465722" calcext:value-type="float">
            <text:p>115,42</text:p>
          </table:table-cell>
          <table:table-cell table:formula="of:=[.E37]+[.$D$2]*[.E37]*[.D37]-[.E37]*[.$D$3]" office:value-type="float" office:value="34.1585821357376" calcext:value-type="float">
            <text:p>34,1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39]&lt;[.E38];[.A38]+1;0)" office:value-type="float" office:value="0" calcext:value-type="float">
            <text:p>0,00</text:p>
          </table:table-cell>
          <table:table-cell table:formula="of:=IF([.D39]&lt;[.D38];[.B38]+1;0)"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table:formula="of:=[.D38]+[.$D$1]*[.D38]-[.$D$2]*[.E38]*[.D38]" office:value-type="float" office:value="115.75920900005" calcext:value-type="float">
            <text:p>115,76</text:p>
          </table:table-cell>
          <table:table-cell table:formula="of:=[.E38]+[.$D$2]*[.E38]*[.D38]-[.E38]*[.$D$3]" office:value-type="float" office:value="34.4219805792644" calcext:value-type="float">
            <text:p>34,4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0]&lt;[.E39];[.A39]+1;0)" office:value-type="float" office:value="0" calcext:value-type="float">
            <text:p>0,00</text:p>
          </table:table-cell>
          <table:table-cell table:formula="of:=IF([.D40]&lt;[.D39];[.B39]+1;0)"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formula="of:=[.D39]+[.$D$1]*[.D39]-[.$D$2]*[.E39]*[.D39]" office:value-type="float" office:value="116.082062558016" calcext:value-type="float">
            <text:p>116,08</text:p>
          </table:table-cell>
          <table:table-cell table:formula="of:=[.E39]+[.$D$2]*[.E39]*[.D39]-[.E39]*[.$D$3]" office:value-type="float" office:value="34.6932121723366" calcext:value-type="float">
            <text:p>34,6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1]&lt;[.E40];[.A40]+1;0)" office:value-type="float" office:value="0" calcext:value-type="float">
            <text:p>0,00</text:p>
          </table:table-cell>
          <table:table-cell table:formula="of:=IF([.D41]&lt;[.D40];[.B40]+1;0)"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formula="of:=[.D40]+[.$D$1]*[.D40]-[.$D$2]*[.E40]*[.D40]" office:value-type="float" office:value="116.390073996312" calcext:value-type="float">
            <text:p>116,39</text:p>
          </table:table-cell>
          <table:table-cell table:formula="of:=[.E40]+[.$D$2]*[.E40]*[.D40]-[.E40]*[.$D$3]" office:value-type="float" office:value="34.9721813765836" calcext:value-type="float">
            <text:p>34,9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2]&lt;[.E41];[.A41]+1;0)" office:value-type="float" office:value="0" calcext:value-type="float">
            <text:p>0,00</text:p>
          </table:table-cell>
          <table:table-cell table:formula="of:=IF([.D42]&lt;[.D41];[.B41]+1;0)"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formula="of:=[.D41]+[.$D$1]*[.D41]-[.$D$2]*[.E41]*[.D41]" office:value-type="float" office:value="116.682668087122" calcext:value-type="float">
            <text:p>116,68</text:p>
          </table:table-cell>
          <table:table-cell table:formula="of:=[.E41]+[.$D$2]*[.E41]*[.D41]-[.E41]*[.$D$3]" office:value-type="float" office:value="35.2587796968709" calcext:value-type="float">
            <text:p>35,2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3]&lt;[.E42];[.A42]+1;0)" office:value-type="float" office:value="0" calcext:value-type="float">
            <text:p>0,00</text:p>
          </table:table-cell>
          <table:table-cell table:formula="of:=IF([.D43]&lt;[.D42];[.B42]+1;0)"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formula="of:=[.D42]+[.$D$1]*[.D42]-[.$D$2]*[.E42]*[.D42]" office:value-type="float" office:value="116.959277204601" calcext:value-type="float">
            <text:p>116,96</text:p>
          </table:table-cell>
          <table:table-cell table:formula="of:=[.E42]+[.$D$2]*[.E42]*[.D42]-[.E42]*[.$D$3]" office:value-type="float" office:value="35.5528849562909" calcext:value-type="float">
            <text:p>35,5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4]&lt;[.E43];[.A43]+1;0)" office:value-type="float" office:value="0" calcext:value-type="float">
            <text:p>0,00</text:p>
          </table:table-cell>
          <table:table-cell table:formula="of:=IF([.D44]&lt;[.D43];[.B43]+1;0)" office:value-type="float" office:value="0" calcext:value-type="float">
            <text:p>0,00</text:p>
          </table:table-cell>
          <table:table-cell office:value-type="float" office:value="39" calcext:value-type="float">
            <text:p>39</text:p>
          </table:table-cell>
          <table:table-cell table:formula="of:=[.D43]+[.$D$1]*[.D43]-[.$D$2]*[.E43]*[.D43]" office:value-type="float" office:value="117.21934288518" calcext:value-type="float">
            <text:p>117,22</text:p>
          </table:table-cell>
          <table:table-cell table:formula="of:=[.E43]+[.$D$2]*[.E43]*[.D43]-[.E43]*[.$D$3]" office:value-type="float" office:value="35.8543605719894" calcext:value-type="float">
            <text:p>35,8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5]&lt;[.E44];[.A44]+1;0)" office:value-type="float" office:value="0" calcext:value-type="float">
            <text:p>0,00</text:p>
          </table:table-cell>
          <table:table-cell table:formula="of:=IF([.D45]&lt;[.D44];[.B44]+1;0)"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formula="of:=[.D44]+[.$D$1]*[.D44]-[.$D$2]*[.E44]*[.D44]" office:value-type="float" office:value="117.462317449975" calcext:value-type="float">
            <text:p>117,46</text:p>
          </table:table-cell>
          <table:table-cell table:formula="of:=[.E44]+[.$D$2]*[.E44]*[.D44]-[.E44]*[.$D$3]" office:value-type="float" office:value="36.1630548362984" calcext:value-type="float">
            <text:p>36,1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6]&lt;[.E45];[.A45]+1;0)" office:value-type="float" office:value="0" calcext:value-type="float">
            <text:p>0,00</text:p>
          </table:table-cell>
          <table:table-cell table:formula="of:=IF([.D46]&lt;[.D45];[.B45]+1;0)" office:value-type="float" office:value="0" calcext:value-type="float">
            <text:p>0,00</text:p>
          </table:table-cell>
          <table:table-cell office:value-type="float" office:value="41" calcext:value-type="float">
            <text:p>41</text:p>
          </table:table-cell>
          <table:table-cell table:formula="of:=[.D45]+[.$D$1]*[.D45]-[.$D$2]*[.E45]*[.D45]" office:value-type="float" office:value="117.687665685404" calcext:value-type="float">
            <text:p>117,69</text:p>
          </table:table-cell>
          <table:table-cell table:formula="of:=[.E45]+[.$D$2]*[.E45]*[.D45]-[.E45]*[.$D$3]" office:value-type="float" office:value="36.4788002080545" calcext:value-type="float">
            <text:p>36,4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7]&lt;[.E46];[.A46]+1;0)" office:value-type="float" office:value="0" calcext:value-type="float">
            <text:p>0,00</text:p>
          </table:table-cell>
          <table:table-cell table:formula="of:=IF([.D47]&lt;[.D46];[.B46]+1;0)"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table:formula="of:=[.D46]+[.$D$1]*[.D46]-[.$D$2]*[.E46]*[.D46]" office:value-type="float" office:value="117.894866577367" calcext:value-type="float">
            <text:p>117,89</text:p>
          </table:table-cell>
          <table:table-cell table:formula="of:=[.E46]+[.$D$2]*[.E46]*[.D46]-[.E46]*[.$D$3]" office:value-type="float" office:value="36.8014126193969" calcext:value-type="float">
            <text:p>36,8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8]&lt;[.E47];[.A47]+1;0)" office:value-type="float" office:value="0" calcext:value-type="float">
            <text:p>0,00</text:p>
          </table:table-cell>
          <table:table-cell table:formula="of:=IF([.D48]&lt;[.D47];[.B47]+1;0)"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formula="of:=[.D47]+[.$D$1]*[.D47]-[.$D$2]*[.E47]*[.D47]" office:value-type="float" office:value="118.083415093603" calcext:value-type="float">
            <text:p>118,08</text:p>
          </table:table-cell>
          <table:table-cell table:formula="of:=[.E47]+[.$D$2]*[.E47]*[.D47]-[.E47]*[.$D$3]" office:value-type="float" office:value="37.1306908037382" calcext:value-type="float">
            <text:p>37,1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49]&lt;[.E48];[.A48]+1;0)" office:value-type="float" office:value="0" calcext:value-type="float">
            <text:p>0,00</text:p>
          </table:table-cell>
          <table:table-cell table:formula="of:=IF([.D49]&lt;[.D48];[.B48]+1;0)"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formula="of:=[.D48]+[.$D$1]*[.D48]-[.$D$2]*[.E48]*[.D48]" office:value-type="float" office:value="118.25282400803" calcext:value-type="float">
            <text:p>118,25</text:p>
          </table:table-cell>
          <table:table-cell table:formula="of:=[.E48]+[.$D$2]*[.E48]*[.D48]-[.E48]*[.$D$3]" office:value-type="float" office:value="37.4664156509964" calcext:value-type="float">
            <text:p>37,4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0]&lt;[.E49];[.A49]+1;0)" office:value-type="float" office:value="0" calcext:value-type="float">
            <text:p>0,00</text:p>
          </table:table-cell>
          <table:table-cell table:formula="of:=IF([.D50]&lt;[.D49];[.B49]+1;0)"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table:formula="of:=[.D49]+[.$D$1]*[.D49]-[.$D$2]*[.E49]*[.D49]" office:value-type="float" office:value="118.402625760096" calcext:value-type="float">
            <text:p>118,40</text:p>
          </table:table-cell>
          <table:table-cell table:formula="of:=[.E49]+[.$D$2]*[.E49]*[.D49]-[.E49]*[.$D$3]" office:value-type="float" office:value="37.808349596541" calcext:value-type="float">
            <text:p>37,8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1]&lt;[.E50];[.A50]+1;0)" office:value-type="float" office:value="0" calcext:value-type="float">
            <text:p>0,00</text:p>
          </table:table-cell>
          <table:table-cell table:formula="of:=IF([.D51]&lt;[.D50];[.B50]+1;0)" office:value-type="float" office:value="0" calcext:value-type="float">
            <text:p>0,00</text:p>
          </table:table-cell>
          <table:table-cell office:value-type="float" office:value="46" calcext:value-type="float">
            <text:p>46</text:p>
          </table:table-cell>
          <table:table-cell table:formula="of:=[.D50]+[.$D$1]*[.D50]-[.$D$2]*[.E50]*[.D50]" office:value-type="float" office:value="118.532374341355" calcext:value-type="float">
            <text:p>118,53</text:p>
          </table:table-cell>
          <table:table-cell table:formula="of:=[.E50]+[.$D$2]*[.E50]*[.D50]-[.E50]*[.$D$3]" office:value-type="float" office:value="38.156236050657" calcext:value-type="float">
            <text:p>38,1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2]&lt;[.E51];[.A51]+1;0)" office:value-type="float" office:value="0" calcext:value-type="float">
            <text:p>0,00</text:p>
          </table:table-cell>
          <table:table-cell table:formula="of:=IF([.D52]&lt;[.D51];[.B51]+1;0)"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formula="of:=[.D51]+[.$D$1]*[.D51]-[.$D$2]*[.E51]*[.D51]" office:value-type="float" office:value="118.641647200675" calcext:value-type="float">
            <text:p>118,64</text:p>
          </table:table-cell>
          <table:table-cell table:formula="of:=[.E51]+[.$D$2]*[.E51]*[.D51]-[.E51]*[.$D$3]" office:value-type="float" office:value="38.509798875631" calcext:value-type="float">
            <text:p>38,5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3]&lt;[.E52];[.A52]+1;0)" office:value-type="float" office:value="0" calcext:value-type="float">
            <text:p>0,00</text:p>
          </table:table-cell>
          <table:table-cell table:formula="of:=IF([.D53]&lt;[.D52];[.B52]+1;0)"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formula="of:=[.D52]+[.$D$1]*[.D52]-[.$D$2]*[.E52]*[.D52]" office:value-type="float" office:value="118.730047158703" calcext:value-type="float">
            <text:p>118,73</text:p>
          </table:table-cell>
          <table:table-cell table:formula="of:=[.E52]+[.$D$2]*[.E52]*[.D52]-[.E52]*[.$D$3]" office:value-type="float" office:value="38.8687419178352" calcext:value-type="float">
            <text:p>38,8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4]&lt;[.E53];[.A53]+1;0)" office:value-type="float" office:value="0" calcext:value-type="float">
            <text:p>0,00</text:p>
          </table:table-cell>
          <table:table-cell table:formula="of:=IF([.D54]&lt;[.D53];[.B53]+1;0)"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formula="of:=[.D53]+[.$D$1]*[.D53]-[.$D$2]*[.E53]*[.D53]" office:value-type="float" office:value="118.797204321425" calcext:value-type="float">
            <text:p>118,80</text:p>
          </table:table-cell>
          <table:table-cell table:formula="of:=[.E53]+[.$D$2]*[.E53]*[.D53]-[.E53]*[.$D$3]" office:value-type="float" office:value="39.2327486023954" calcext:value-type="float">
            <text:p>39,2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5]&lt;[.E54];[.A54]+1;0)" office:value-type="float" office:value="0" calcext:value-type="float">
            <text:p>0,00</text:p>
          </table:table-cell>
          <table:table-cell table:formula="of:=IF([.D55]&lt;[.D54];[.B54]+1;0)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formula="of:=[.D54]+[.$D$1]*[.D54]-[.$D$2]*[.E54]*[.D54]" office:value-type="float" office:value="118.842777981949" calcext:value-type="float">
            <text:p>118,84</text:p>
          </table:table-cell>
          <table:table-cell table:formula="of:=[.E54]+[.$D$2]*[.E54]*[.D54]-[.E54]*[.$D$3]" office:value-type="float" office:value="39.6014815981806" calcext:value-type="float">
            <text:p>39,6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6]&lt;[.E55];[.A55]+1;0)" office:value-type="float" office:value="0" calcext:value-type="float">
            <text:p>0,00</text:p>
          </table:table-cell>
          <table:table-cell table:formula="of:=IF([.D56]&lt;[.D55];[.B55]+1;0)" office:value-type="float" office:value="0" calcext:value-type="float">
            <text:p>0,00</text:p>
          </table:table-cell>
          <table:table-cell office:value-type="float" office:value="51" calcext:value-type="float">
            <text:p>51</text:p>
          </table:table-cell>
          <table:table-cell table:formula="of:=[.D55]+[.$D$1]*[.D55]-[.$D$2]*[.E55]*[.D55]" office:value-type="float" office:value="118.866458498923" calcext:value-type="float">
            <text:p>118,87</text:p>
          </table:table-cell>
          <table:table-cell table:formula="of:=[.E55]+[.$D$2]*[.E55]*[.D55]-[.E55]*[.$D$3]" office:value-type="float" office:value="39.974582560936" calcext:value-type="float">
            <text:p>39,9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7]&lt;[.E56];[.A56]+1;0)" office:value-type="float" office:value="0" calcext:value-type="float">
            <text:p>0,00</text:p>
          </table:table-cell>
          <table:table-cell table:formula="of:=IF([.D57]&lt;[.D56];[.B56]+1;0)" office:value-type="float" office:value="0" calcext:value-type="float">
            <text:p>0,00</text:p>
          </table:table-cell>
          <table:table-cell office:value-type="float" office:value="52" calcext:value-type="float">
            <text:p>52</text:p>
          </table:table-cell>
          <table:table-cell table:formula="of:=[.D56]+[.$D$1]*[.D56]-[.$D$2]*[.E56]*[.D56]" office:value-type="float" office:value="118.867969139406" calcext:value-type="float">
            <text:p>118,87</text:p>
          </table:table-cell>
          <table:table-cell table:formula="of:=[.E56]+[.$D$2]*[.E56]*[.D56]-[.E56]*[.$D$3]" office:value-type="float" office:value="40.3516719623848" calcext:value-type="float">
            <text:p>40,3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8]&lt;[.E57];[.A57]+1;0)" office:value-type="float" office:value="0" calcext:value-type="float">
            <text:p>0,00</text:p>
          </table:table-cell>
          <table:table-cell table:formula="of:=IF([.D58]&lt;[.D57];[.B57]+1;0)" office:value-type="float" office:value="1" calcext:value-type="float">
            <text:p>1,00</text:p>
          </table:table-cell>
          <table:table-cell office:value-type="float" office:value="53" calcext:value-type="float">
            <text:p>53</text:p>
          </table:table-cell>
          <table:table-cell table:formula="of:=[.D57]+[.$D$1]*[.D57]-[.$D$2]*[.E57]*[.D57]" office:value-type="float" office:value="118.84706787342" calcext:value-type="float">
            <text:p>118,85</text:p>
          </table:table-cell>
          <table:table-cell table:formula="of:=[.E57]+[.$D$2]*[.E57]*[.D57]-[.E57]*[.$D$3]" office:value-type="float" office:value="40.7323490130397" calcext:value-type="float">
            <text:p>40,7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59]&lt;[.E58];[.A58]+1;0)" office:value-type="float" office:value="0" calcext:value-type="float">
            <text:p>0,00</text:p>
          </table:table-cell>
          <table:table-cell table:formula="of:=IF([.D59]&lt;[.D58];[.B58]+1;0)" office:value-type="float" office:value="2" calcext:value-type="float">
            <text:p>2,00</text:p>
          </table:table-cell>
          <table:table-cell office:value-type="float" office:value="54" calcext:value-type="float">
            <text:p>54</text:p>
          </table:table-cell>
          <table:table-cell table:formula="of:=[.D58]+[.$D$1]*[.D58]-[.$D$2]*[.E58]*[.D58]" office:value-type="float" office:value="118.80354910699" calcext:value-type="float">
            <text:p>118,80</text:p>
          </table:table-cell>
          <table:table-cell table:formula="of:=[.E58]+[.$D$2]*[.E58]*[.D58]-[.E58]*[.$D$3]" office:value-type="float" office:value="41.116191686286" calcext:value-type="float">
            <text:p>41,1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0]&lt;[.E59];[.A59]+1;0)" office:value-type="float" office:value="0" calcext:value-type="float">
            <text:p>0,00</text:p>
          </table:table-cell>
          <table:table-cell table:formula="of:=IF([.D60]&lt;[.D59];[.B59]+1;0)" office:value-type="float" office:value="3" calcext:value-type="float">
            <text:p>3,00</text:p>
          </table:table-cell>
          <table:table-cell office:value-type="float" office:value="55" calcext:value-type="float">
            <text:p>55</text:p>
          </table:table-cell>
          <table:table-cell table:formula="of:=[.D59]+[.$D$1]*[.D59]-[.$D$2]*[.E59]*[.D59]" office:value-type="float" office:value="118.737245340083" calcext:value-type="float">
            <text:p>118,74</text:p>
          </table:table-cell>
          <table:table-cell table:formula="of:=[.E59]+[.$D$2]*[.E59]*[.D59]-[.E59]*[.$D$3]" office:value-type="float" office:value="41.5027568510187" calcext:value-type="float">
            <text:p>41,5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1]&lt;[.E60];[.A60]+1;0)" office:value-type="float" office:value="0" calcext:value-type="float">
            <text:p>0,00</text:p>
          </table:table-cell>
          <table:table-cell table:formula="of:=IF([.D61]&lt;[.D60];[.B60]+1;0)" office:value-type="float" office:value="4" calcext:value-type="float">
            <text:p>4,00</text:p>
          </table:table-cell>
          <table:table-cell office:value-type="float" office:value="56" calcext:value-type="float">
            <text:p>56</text:p>
          </table:table-cell>
          <table:table-cell table:formula="of:=[.D60]+[.$D$1]*[.D60]-[.$D$2]*[.E60]*[.D60]" office:value-type="float" office:value="118.64802873563" calcext:value-type="float">
            <text:p>118,65</text:p>
          </table:table-cell>
          <table:table-cell table:formula="of:=[.E60]+[.$D$2]*[.E60]*[.D60]-[.E60]*[.$D$3]" office:value-type="float" office:value="41.8915805197224" calcext:value-type="float">
            <text:p>41,8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2]&lt;[.E61];[.A61]+1;0)" office:value-type="float" office:value="0" calcext:value-type="float">
            <text:p>0,00</text:p>
          </table:table-cell>
          <table:table-cell table:formula="of:=IF([.D62]&lt;[.D61];[.B61]+1;0)" office:value-type="float" office:value="5" calcext:value-type="float">
            <text:p>5,00</text:p>
          </table:table-cell>
          <table:table-cell office:value-type="float" office:value="57" calcext:value-type="float">
            <text:p>57</text:p>
          </table:table-cell>
          <table:table-cell table:formula="of:=[.D61]+[.$D$1]*[.D61]-[.$D$2]*[.E61]*[.D61]" office:value-type="float" office:value="118.5358125857" calcext:value-type="float">
            <text:p>118,54</text:p>
          </table:table-cell>
          <table:table-cell table:formula="of:=[.E61]+[.$D$2]*[.E61]*[.D61]-[.E61]*[.$D$3]" office:value-type="float" office:value="42.2821782183787" calcext:value-type="float">
            <text:p>42,2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3]&lt;[.E62];[.A62]+1;0)" office:value-type="float" office:value="0" calcext:value-type="float">
            <text:p>0,00</text:p>
          </table:table-cell>
          <table:table-cell table:formula="of:=IF([.D63]&lt;[.D62];[.B62]+1;0)" office:value-type="float" office:value="6" calcext:value-type="float">
            <text:p>6,00</text:p>
          </table:table-cell>
          <table:table-cell office:value-type="float" office:value="58" calcext:value-type="float">
            <text:p>58</text:p>
          </table:table-cell>
          <table:table-cell table:formula="of:=[.D62]+[.$D$1]*[.D62]-[.$D$2]*[.E62]*[.D62]" office:value-type="float" office:value="118.400552660909" calcext:value-type="float">
            <text:p>118,40</text:p>
          </table:table-cell>
          <table:table-cell table:formula="of:=[.E62]+[.$D$2]*[.E62]*[.D62]-[.E62]*[.$D$3]" office:value-type="float" office:value="42.6740454839643" calcext:value-type="float">
            <text:p>42,6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4]&lt;[.E63];[.A63]+1;0)" office:value-type="float" office:value="0" calcext:value-type="float">
            <text:p>0,00</text:p>
          </table:table-cell>
          <table:table-cell table:formula="of:=IF([.D64]&lt;[.D63];[.B63]+1;0)" office:value-type="float" office:value="7" calcext:value-type="float">
            <text:p>7,00</text:p>
          </table:table-cell>
          <table:table-cell office:value-type="float" office:value="59" calcext:value-type="float">
            <text:p>59</text:p>
          </table:table-cell>
          <table:table-cell table:formula="of:=[.D63]+[.$D$1]*[.D63]-[.$D$2]*[.E63]*[.D63]" office:value-type="float" office:value="118.242248429339" calcext:value-type="float">
            <text:p>118,24</text:p>
          </table:table-cell>
          <table:table-cell table:formula="of:=[.E63]+[.$D$2]*[.E63]*[.D63]-[.E63]*[.$D$3]" office:value-type="float" office:value="43.0666584945551" calcext:value-type="float">
            <text:p>43,0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5]&lt;[.E64];[.A64]+1;0)" office:value-type="float" office:value="0" calcext:value-type="float">
            <text:p>0,00</text:p>
          </table:table-cell>
          <table:table-cell table:formula="of:=IF([.D65]&lt;[.D64];[.B64]+1;0)" office:value-type="float" office:value="8" calcext:value-type="float">
            <text:p>8,00</text:p>
          </table:table-cell>
          <table:table-cell office:value-type="float" office:value="60" calcext:value-type="float">
            <text:p>60</text:p>
          </table:table-cell>
          <table:table-cell table:formula="of:=[.D64]+[.$D$1]*[.D64]-[.$D$2]*[.E64]*[.D64]" office:value-type="float" office:value="118.060944131558" calcext:value-type="float">
            <text:p>118,06</text:p>
          </table:table-cell>
          <table:table-cell table:formula="of:=[.E64]+[.$D$2]*[.E64]*[.D64]-[.E64]*[.$D$3]" office:value-type="float" office:value="43.4594748361947" calcext:value-type="float">
            <text:p>43,4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6]&lt;[.E65];[.A65]+1;0)" office:value-type="float" office:value="0" calcext:value-type="float">
            <text:p>0,00</text:p>
          </table:table-cell>
          <table:table-cell table:formula="of:=IF([.D66]&lt;[.D65];[.B65]+1;0)" office:value-type="float" office:value="9" calcext:value-type="float">
            <text:p>9,00</text:p>
          </table:table-cell>
          <table:table-cell office:value-type="float" office:value="61" calcext:value-type="float">
            <text:p>61</text:p>
          </table:table-cell>
          <table:table-cell table:formula="of:=[.D65]+[.$D$1]*[.D65]-[.$D$2]*[.E65]*[.D65]" office:value-type="float" office:value="117.856729698878" calcext:value-type="float">
            <text:p>117,86</text:p>
          </table:table-cell>
          <table:table-cell table:formula="of:=[.E65]+[.$D$2]*[.E65]*[.D65]-[.E65]*[.$D$3]" office:value-type="float" office:value="43.8519344096964" calcext:value-type="float">
            <text:p>43,8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7]&lt;[.E66];[.A66]+1;0)" office:value-type="float" office:value="0" calcext:value-type="float">
            <text:p>0,00</text:p>
          </table:table-cell>
          <table:table-cell table:formula="of:=IF([.D67]&lt;[.D66];[.B66]+1;0)" office:value-type="float" office:value="10" calcext:value-type="float">
            <text:p>10,00</text:p>
          </table:table-cell>
          <table:table-cell office:value-type="float" office:value="62" calcext:value-type="float">
            <text:p>62</text:p>
          </table:table-cell>
          <table:table-cell table:formula="of:=[.D66]+[.$D$1]*[.D66]-[.$D$2]*[.E66]*[.D66]" office:value-type="float" office:value="117.629741502607" calcext:value-type="float">
            <text:p>117,63</text:p>
          </table:table-cell>
          <table:table-cell table:formula="of:=[.E66]+[.$D$2]*[.E66]*[.D66]-[.E66]*[.$D$3]" office:value-type="float" office:value="44.2434604794598" calcext:value-type="float">
            <text:p>44,2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8]&lt;[.E67];[.A67]+1;0)" office:value-type="float" office:value="0" calcext:value-type="float">
            <text:p>0,00</text:p>
          </table:table-cell>
          <table:table-cell table:formula="of:=IF([.D68]&lt;[.D67];[.B67]+1;0)" office:value-type="float" office:value="11" calcext:value-type="float">
            <text:p>11,00</text:p>
          </table:table-cell>
          <table:table-cell office:value-type="float" office:value="63" calcext:value-type="float">
            <text:p>63</text:p>
          </table:table-cell>
          <table:table-cell table:formula="of:=[.D67]+[.$D$1]*[.D67]-[.$D$2]*[.E67]*[.D67]" office:value-type="float" office:value="117.380162922969" calcext:value-type="float">
            <text:p>117,38</text:p>
          </table:table-cell>
          <table:table-cell table:formula="of:=[.E67]+[.$D$2]*[.E67]*[.D67]-[.E67]*[.$D$3]" office:value-type="float" office:value="44.6334608651767" calcext:value-type="float">
            <text:p>44,6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69]&lt;[.E68];[.A68]+1;0)" office:value-type="float" office:value="0" calcext:value-type="float">
            <text:p>0,00</text:p>
          </table:table-cell>
          <table:table-cell table:formula="of:=IF([.D69]&lt;[.D68];[.B68]+1;0)" office:value-type="float" office:value="12" calcext:value-type="float">
            <text:p>12,00</text:p>
          </table:table-cell>
          <table:table-cell office:value-type="float" office:value="64" calcext:value-type="float">
            <text:p>64</text:p>
          </table:table-cell>
          <table:table-cell table:formula="of:=[.D68]+[.$D$1]*[.D68]-[.$D$2]*[.E68]*[.D68]" office:value-type="float" office:value="117.108224727344" calcext:value-type="float">
            <text:p>117,11</text:p>
          </table:table-cell>
          <table:table-cell table:formula="of:=[.E68]+[.$D$2]*[.E68]*[.D68]-[.E68]*[.$D$3]" office:value-type="float" office:value="45.021329276003" calcext:value-type="float">
            <text:p>45,0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0]&lt;[.E69];[.A69]+1;0)" office:value-type="float" office:value="0" calcext:value-type="float">
            <text:p>0,00</text:p>
          </table:table-cell>
          <table:table-cell table:formula="of:=IF([.D70]&lt;[.D69];[.B69]+1;0)" office:value-type="float" office:value="13" calcext:value-type="float">
            <text:p>13,00</text:p>
          </table:table-cell>
          <table:table-cell office:value-type="float" office:value="65" calcext:value-type="float">
            <text:p>65</text:p>
          </table:table-cell>
          <table:table-cell table:formula="of:=[.D69]+[.$D$1]*[.D69]-[.$D$2]*[.E69]*[.D69]" office:value-type="float" office:value="116.814205248701" calcext:value-type="float">
            <text:p>116,81</text:p>
          </table:table-cell>
          <table:table-cell table:formula="of:=[.E69]+[.$D$2]*[.E69]*[.D69]-[.E69]*[.$D$3]" office:value-type="float" office:value="45.4064467853918" calcext:value-type="float">
            <text:p>45,4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1]&lt;[.E70];[.A70]+1;0)" office:value-type="float" office:value="0" calcext:value-type="float">
            <text:p>0,00</text:p>
          </table:table-cell>
          <table:table-cell table:formula="of:=IF([.D71]&lt;[.D70];[.B70]+1;0)" office:value-type="float" office:value="14" calcext:value-type="float">
            <text:p>14,00</text:p>
          </table:table-cell>
          <table:table-cell office:value-type="float" office:value="66" calcext:value-type="float">
            <text:p>66</text:p>
          </table:table-cell>
          <table:table-cell table:formula="of:=[.D70]+[.$D$1]*[.D70]-[.$D$2]*[.E70]*[.D70]" office:value-type="float" office:value="116.498430356474" calcext:value-type="float">
            <text:p>116,50</text:p>
          </table:table-cell>
          <table:table-cell table:formula="of:=[.E70]+[.$D$2]*[.E70]*[.D70]-[.E70]*[.$D$3]" office:value-type="float" office:value="45.7881834433237" calcext:value-type="float">
            <text:p>45,7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2]&lt;[.E71];[.A71]+1;0)" office:value-type="float" office:value="0" calcext:value-type="float">
            <text:p>0,00</text:p>
          </table:table-cell>
          <table:table-cell table:formula="of:=IF([.D72]&lt;[.D71];[.B71]+1;0)" office:value-type="float" office:value="15" calcext:value-type="float">
            <text:p>15,00</text:p>
          </table:table-cell>
          <table:table-cell office:value-type="float" office:value="67" calcext:value-type="float">
            <text:p>67</text:p>
          </table:table-cell>
          <table:table-cell table:formula="of:=[.D71]+[.$D$1]*[.D71]-[.$D$2]*[.E71]*[.D71]" office:value-type="float" office:value="116.161273213593" calcext:value-type="float">
            <text:p>116,16</text:p>
          </table:table-cell>
          <table:table-cell table:formula="of:=[.E71]+[.$D$2]*[.E71]*[.D71]-[.E71]*[.$D$3]" office:value-type="float" office:value="46.1659000211683" calcext:value-type="float">
            <text:p>46,1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3]&lt;[.E72];[.A72]+1;0)" office:value-type="float" office:value="0" calcext:value-type="float">
            <text:p>0,00</text:p>
          </table:table-cell>
          <table:table-cell table:formula="of:=IF([.D73]&lt;[.D72];[.B72]+1;0)" office:value-type="float" office:value="16" calcext:value-type="float">
            <text:p>16,00</text:p>
          </table:table-cell>
          <table:table-cell office:value-type="float" office:value="68" calcext:value-type="float">
            <text:p>68</text:p>
          </table:table-cell>
          <table:table-cell table:formula="of:=[.D72]+[.$D$1]*[.D72]-[.$D$2]*[.E72]*[.D72]" office:value-type="float" office:value="115.803153815109" calcext:value-type="float">
            <text:p>115,80</text:p>
          </table:table-cell>
          <table:table-cell table:formula="of:=[.E72]+[.$D$2]*[.E72]*[.D72]-[.E72]*[.$D$3]" office:value-type="float" office:value="46.5389498828651" calcext:value-type="float">
            <text:p>46,5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4]&lt;[.E73];[.A73]+1;0)" office:value-type="float" office:value="0" calcext:value-type="float">
            <text:p>0,00</text:p>
          </table:table-cell>
          <table:table-cell table:formula="of:=IF([.D74]&lt;[.D73];[.B73]+1;0)" office:value-type="float" office:value="17" calcext:value-type="float">
            <text:p>17,00</text:p>
          </table:table-cell>
          <table:table-cell office:value-type="float" office:value="69" calcext:value-type="float">
            <text:p>69</text:p>
          </table:table-cell>
          <table:table-cell table:formula="of:=[.D73]+[.$D$1]*[.D73]-[.$D$2]*[.E73]*[.D73]" office:value-type="float" office:value="115.424538305572" calcext:value-type="float">
            <text:p>115,42</text:p>
          </table:table-cell>
          <table:table-cell table:formula="of:=[.E73]+[.$D$2]*[.E73]*[.D73]-[.E73]*[.$D$3]" office:value-type="float" office:value="46.9066809745613" calcext:value-type="float">
            <text:p>46,9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5]&lt;[.E74];[.A74]+1;0)" office:value-type="float" office:value="0" calcext:value-type="float">
            <text:p>0,00</text:p>
          </table:table-cell>
          <table:table-cell table:formula="of:=IF([.D75]&lt;[.D74];[.B74]+1;0)" office:value-type="float" office:value="18" calcext:value-type="float">
            <text:p>18,00</text:p>
          </table:table-cell>
          <table:table-cell office:value-type="float" office:value="70" calcext:value-type="float">
            <text:p>70</text:p>
          </table:table-cell>
          <table:table-cell table:formula="of:=[.D74]+[.$D$1]*[.D74]-[.$D$2]*[.E74]*[.D74]" office:value-type="float" office:value="115.025938074216" calcext:value-type="float">
            <text:p>115,03</text:p>
          </table:table-cell>
          <table:table-cell table:formula="of:=[.E74]+[.$D$2]*[.E74]*[.D74]-[.E74]*[.$D$3]" office:value-type="float" office:value="47.268437923301" calcext:value-type="float">
            <text:p>47,2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6]&lt;[.E75];[.A75]+1;0)" office:value-type="float" office:value="0" calcext:value-type="float">
            <text:p>0,00</text:p>
          </table:table-cell>
          <table:table-cell table:formula="of:=IF([.D76]&lt;[.D75];[.B75]+1;0)" office:value-type="float" office:value="19" calcext:value-type="float">
            <text:p>19,00</text:p>
          </table:table-cell>
          <table:table-cell office:value-type="float" office:value="71" calcext:value-type="float">
            <text:p>71</text:p>
          </table:table-cell>
          <table:table-cell table:formula="of:=[.D75]+[.$D$1]*[.D75]-[.$D$2]*[.E75]*[.D75]" office:value-type="float" office:value="114.607908628985" calcext:value-type="float">
            <text:p>114,61</text:p>
          </table:table-cell>
          <table:table-cell table:formula="of:=[.E75]+[.$D$2]*[.E75]*[.D75]-[.E75]*[.$D$3]" office:value-type="float" office:value="47.6235642338513" calcext:value-type="float">
            <text:p>47,6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7]&lt;[.E76];[.A76]+1;0)" office:value-type="float" office:value="0" calcext:value-type="float">
            <text:p>0,00</text:p>
          </table:table-cell>
          <table:table-cell table:formula="of:=IF([.D77]&lt;[.D76];[.B76]+1;0)" office:value-type="float" office:value="20" calcext:value-type="float">
            <text:p>20,00</text:p>
          </table:table-cell>
          <table:table-cell office:value-type="float" office:value="72" calcext:value-type="float">
            <text:p>72</text:p>
          </table:table-cell>
          <table:table-cell table:formula="of:=[.D76]+[.$D$1]*[.D76]-[.$D$2]*[.E76]*[.D76]" office:value-type="float" office:value="114.171048252415" calcext:value-type="float">
            <text:p>114,17</text:p>
          </table:table-cell>
          <table:table-cell table:formula="of:=[.E76]+[.$D$2]*[.E76]*[.D76]-[.E76]*[.$D$3]" office:value-type="float" office:value="47.9714045713086" calcext:value-type="float">
            <text:p>47,9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8]&lt;[.E77];[.A77]+1;0)" office:value-type="float" office:value="0" calcext:value-type="float">
            <text:p>0,00</text:p>
          </table:table-cell>
          <table:table-cell table:formula="of:=IF([.D78]&lt;[.D77];[.B77]+1;0)" office:value-type="float" office:value="21" calcext:value-type="float">
            <text:p>21,00</text:p>
          </table:table-cell>
          <table:table-cell office:value-type="float" office:value="73" calcext:value-type="float">
            <text:p>73</text:p>
          </table:table-cell>
          <table:table-cell table:formula="of:=[.D77]+[.$D$1]*[.D77]-[.$D$2]*[.E77]*[.D77]" office:value-type="float" office:value="113.715996444439" calcext:value-type="float">
            <text:p>113,72</text:p>
          </table:table-cell>
          <table:table-cell table:formula="of:=[.E77]+[.$D$2]*[.E77]*[.D77]-[.E77]*[.$D$3]" office:value-type="float" office:value="48.3113071157666" calcext:value-type="float">
            <text:p>48,3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79]&lt;[.E78];[.A78]+1;0)" office:value-type="float" office:value="0" calcext:value-type="float">
            <text:p>0,00</text:p>
          </table:table-cell>
          <table:table-cell table:formula="of:=IF([.D79]&lt;[.D78];[.B78]+1;0)" office:value-type="float" office:value="22" calcext:value-type="float">
            <text:p>22,00</text:p>
          </table:table-cell>
          <table:table-cell office:value-type="float" office:value="74" calcext:value-type="float">
            <text:p>74</text:p>
          </table:table-cell>
          <table:table-cell table:formula="of:=[.D78]+[.$D$1]*[.D78]-[.$D$2]*[.E78]*[.D78]" office:value-type="float" office:value="113.243432159227" calcext:value-type="float">
            <text:p>113,24</text:p>
          </table:table-cell>
          <table:table-cell table:formula="of:=[.E78]+[.$D$2]*[.E78]*[.D78]-[.E78]*[.$D$3]" office:value-type="float" office:value="48.6426259740797" calcext:value-type="float">
            <text:p>48,6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0]&lt;[.E79];[.A79]+1;0)" office:value-type="float" office:value="0" calcext:value-type="float">
            <text:p>0,00</text:p>
          </table:table-cell>
          <table:table-cell table:formula="of:=IF([.D80]&lt;[.D79];[.B79]+1;0)" office:value-type="float" office:value="23" calcext:value-type="float">
            <text:p>23,00</text:p>
          </table:table-cell>
          <table:table-cell office:value-type="float" office:value="75" calcext:value-type="float">
            <text:p>75</text:p>
          </table:table-cell>
          <table:table-cell table:formula="of:=[.D79]+[.$D$1]*[.D79]-[.$D$2]*[.E79]*[.D79]" office:value-type="float" office:value="112.75407184514" calcext:value-type="float">
            <text:p>112,75</text:p>
          </table:table-cell>
          <table:table-cell table:formula="of:=[.E79]+[.$D$2]*[.E79]*[.D79]-[.E79]*[.$D$3]" office:value-type="float" office:value="48.9647236326469" calcext:value-type="float">
            <text:p>48,9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1]&lt;[.E80];[.A80]+1;0)" office:value-type="float" office:value="0" calcext:value-type="float">
            <text:p>0,00</text:p>
          </table:table-cell>
          <table:table-cell table:formula="of:=IF([.D81]&lt;[.D80];[.B80]+1;0)" office:value-type="float" office:value="24" calcext:value-type="float">
            <text:p>24,00</text:p>
          </table:table-cell>
          <table:table-cell office:value-type="float" office:value="76" calcext:value-type="float">
            <text:p>76</text:p>
          </table:table-cell>
          <table:table-cell table:formula="of:=[.D80]+[.$D$1]*[.D80]-[.$D$2]*[.E80]*[.D80]" office:value-type="float" office:value="112.248667298866" calcext:value-type="float">
            <text:p>112,25</text:p>
          </table:table-cell>
          <table:table-cell table:formula="of:=[.E80]+[.$D$2]*[.E80]*[.D80]-[.E80]*[.$D$3]" office:value-type="float" office:value="49.276973434191" calcext:value-type="float">
            <text:p>49,2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2]&lt;[.E81];[.A81]+1;0)" office:value-type="float" office:value="0" calcext:value-type="float">
            <text:p>0,00</text:p>
          </table:table-cell>
          <table:table-cell table:formula="of:=IF([.D82]&lt;[.D81];[.B81]+1;0)" office:value-type="float" office:value="25" calcext:value-type="float">
            <text:p>25,00</text:p>
          </table:table-cell>
          <table:table-cell office:value-type="float" office:value="77" calcext:value-type="float">
            <text:p>77</text:p>
          </table:table-cell>
          <table:table-cell table:formula="of:=[.D81]+[.$D$1]*[.D81]-[.$D$2]*[.E81]*[.D81]" office:value-type="float" office:value="111.728003346589" calcext:value-type="float">
            <text:p>111,73</text:p>
          </table:table-cell>
          <table:table-cell table:formula="of:=[.E81]+[.$D$2]*[.E81]*[.D81]-[.E81]*[.$D$3]" office:value-type="float" office:value="49.5787620607362" calcext:value-type="float">
            <text:p>49,5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3]&lt;[.E82];[.A82]+1;0)" office:value-type="float" office:value="0" calcext:value-type="float">
            <text:p>0,00</text:p>
          </table:table-cell>
          <table:table-cell table:formula="of:=IF([.D83]&lt;[.D82];[.B82]+1;0)" office:value-type="float" office:value="26" calcext:value-type="float">
            <text:p>26,00</text:p>
          </table:table-cell>
          <table:table-cell office:value-type="float" office:value="78" calcext:value-type="float">
            <text:p>78</text:p>
          </table:table-cell>
          <table:table-cell table:formula="of:=[.D82]+[.$D$1]*[.D82]-[.$D$2]*[.E82]*[.D82]" office:value-type="float" office:value="111.1928953668" calcext:value-type="float">
            <text:p>111,19</text:p>
          </table:table-cell>
          <table:table-cell table:formula="of:=[.E82]+[.$D$2]*[.E82]*[.D82]-[.E82]*[.$D$3]" office:value-type="float" office:value="49.8694920044203" calcext:value-type="float">
            <text:p>49,8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4]&lt;[.E83];[.A83]+1;0)" office:value-type="float" office:value="0" calcext:value-type="float">
            <text:p>0,00</text:p>
          </table:table-cell>
          <table:table-cell table:formula="of:=IF([.D84]&lt;[.D83];[.B83]+1;0)" office:value-type="float" office:value="27" calcext:value-type="float">
            <text:p>27,00</text:p>
          </table:table-cell>
          <table:table-cell office:value-type="float" office:value="79" calcext:value-type="float">
            <text:p>79</text:p>
          </table:table-cell>
          <table:table-cell table:formula="of:=[.D83]+[.$D$1]*[.D83]-[.$D$2]*[.E83]*[.D83]" office:value-type="float" office:value="110.644186670915" calcext:value-type="float">
            <text:p>110,64</text:p>
          </table:table-cell>
          <table:table-cell table:formula="of:=[.E83]+[.$D$2]*[.E83]*[.D83]-[.E83]*[.$D$3]" office:value-type="float" office:value="50.1485840074207" calcext:value-type="float">
            <text:p>50,1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5]&lt;[.E84];[.A84]+1;0)" office:value-type="float" office:value="0" calcext:value-type="float">
            <text:p>0,00</text:p>
          </table:table-cell>
          <table:table-cell table:formula="of:=IF([.D85]&lt;[.D84];[.B84]+1;0)" office:value-type="float" office:value="28" calcext:value-type="float">
            <text:p>28,00</text:p>
          </table:table-cell>
          <table:table-cell office:value-type="float" office:value="80" calcext:value-type="float">
            <text:p>80</text:p>
          </table:table-cell>
          <table:table-cell table:formula="of:=[.D84]+[.$D$1]*[.D84]-[.$D$2]*[.E84]*[.D84]" office:value-type="float" office:value="110.082745759233" calcext:value-type="float">
            <text:p>110,08</text:p>
          </table:table-cell>
          <table:table-cell table:formula="of:=[.E84]+[.$D$2]*[.E84]*[.D84]-[.E84]*[.$D$3]" office:value-type="float" office:value="50.4154794521492" calcext:value-type="float">
            <text:p>50,4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6]&lt;[.E85];[.A85]+1;0)" office:value-type="float" office:value="0" calcext:value-type="float">
            <text:p>0,00</text:p>
          </table:table-cell>
          <table:table-cell table:formula="of:=IF([.D86]&lt;[.D85];[.B85]+1;0)" office:value-type="float" office:value="29" calcext:value-type="float">
            <text:p>29,00</text:p>
          </table:table-cell>
          <table:table-cell office:value-type="float" office:value="81" calcext:value-type="float">
            <text:p>81</text:p>
          </table:table-cell>
          <table:table-cell table:formula="of:=[.D85]+[.$D$1]*[.D85]-[.$D$2]*[.E85]*[.D85]" office:value-type="float" office:value="109.509463470987" calcext:value-type="float">
            <text:p>109,51</text:p>
          </table:table-cell>
          <table:table-cell table:formula="of:=[.E85]+[.$D$2]*[.E85]*[.D85]-[.E85]*[.$D$3]" office:value-type="float" office:value="50.6696426829722" calcext:value-type="float">
            <text:p>50,6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7]&lt;[.E86];[.A86]+1;0)" office:value-type="float" office:value="0" calcext:value-type="float">
            <text:p>0,00</text:p>
          </table:table-cell>
          <table:table-cell table:formula="of:=IF([.D87]&lt;[.D86];[.B86]+1;0)" office:value-type="float" office:value="30" calcext:value-type="float">
            <text:p>30,00</text:p>
          </table:table-cell>
          <table:table-cell office:value-type="float" office:value="82" calcext:value-type="float">
            <text:p>82</text:p>
          </table:table-cell>
          <table:table-cell table:formula="of:=[.D86]+[.$D$1]*[.D86]-[.$D$2]*[.E86]*[.D86]" office:value-type="float" office:value="108.925250048168" calcext:value-type="float">
            <text:p>108,93</text:p>
          </table:table-cell>
          <table:table-cell table:formula="of:=[.E86]+[.$D$2]*[.E86]*[.D86]-[.E86]*[.$D$3]" office:value-type="float" office:value="50.910563241063" calcext:value-type="float">
            <text:p>50,9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8]&lt;[.E87];[.A87]+1;0)" office:value-type="float" office:value="0" calcext:value-type="float">
            <text:p>0,00</text:p>
          </table:table-cell>
          <table:table-cell table:formula="of:=IF([.D88]&lt;[.D87];[.B87]+1;0)" office:value-type="float" office:value="31" calcext:value-type="float">
            <text:p>31,00</text:p>
          </table:table-cell>
          <table:table-cell office:value-type="float" office:value="83" calcext:value-type="float">
            <text:p>83</text:p>
          </table:table-cell>
          <table:table-cell table:formula="of:=[.D87]+[.$D$1]*[.D87]-[.$D$2]*[.E87]*[.D87]" office:value-type="float" office:value="108.331032133568" calcext:value-type="float">
            <text:p>108,33</text:p>
          </table:table-cell>
          <table:table-cell table:formula="of:=[.E87]+[.$D$2]*[.E87]*[.D87]-[.E87]*[.$D$3]" office:value-type="float" office:value="51.1377579945728" calcext:value-type="float">
            <text:p>51,1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89]&lt;[.E88];[.A88]+1;0)" office:value-type="float" office:value="0" calcext:value-type="float">
            <text:p>0,00</text:p>
          </table:table-cell>
          <table:table-cell table:formula="of:=IF([.D89]&lt;[.D88];[.B88]+1;0)" office:value-type="float" office:value="32" calcext:value-type="float">
            <text:p>32,00</text:p>
          </table:table-cell>
          <table:table-cell office:value-type="float" office:value="84" calcext:value-type="float">
            <text:p>84</text:p>
          </table:table-cell>
          <table:table-cell table:formula="of:=[.D88]+[.$D$1]*[.D88]-[.$D$2]*[.E88]*[.D88]" office:value-type="float" office:value="107.727749723965" calcext:value-type="float">
            <text:p>107,73</text:p>
          </table:table-cell>
          <table:table-cell table:formula="of:=[.E88]+[.$D$2]*[.E88]*[.D88]-[.E88]*[.$D$3]" office:value-type="float" office:value="51.3507731471185" calcext:value-type="float">
            <text:p>51,3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0]&lt;[.E89];[.A89]+1;0)" office:value-type="float" office:value="0" calcext:value-type="float">
            <text:p>0,00</text:p>
          </table:table-cell>
          <table:table-cell table:formula="of:=IF([.D90]&lt;[.D89];[.B89]+1;0)" office:value-type="float" office:value="33" calcext:value-type="float">
            <text:p>33,00</text:p>
          </table:table-cell>
          <table:table-cell office:value-type="float" office:value="85" calcext:value-type="float">
            <text:p>85</text:p>
          </table:table-cell>
          <table:table-cell table:formula="of:=[.D89]+[.$D$1]*[.D89]-[.$D$2]*[.E89]*[.D89]" office:value-type="float" office:value="107.116353099582" calcext:value-type="float">
            <text:p>107,12</text:p>
          </table:table-cell>
          <table:table-cell table:formula="of:=[.E89]+[.$D$2]*[.E89]*[.D89]-[.E89]*[.$D$3]" office:value-type="float" office:value="51.549186108625" calcext:value-type="float">
            <text:p>51,5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1]&lt;[.E90];[.A90]+1;0)" office:value-type="float" office:value="0" calcext:value-type="float">
            <text:p>0,00</text:p>
          </table:table-cell>
          <table:table-cell table:formula="of:=IF([.D91]&lt;[.D90];[.B90]+1;0)" office:value-type="float" office:value="34" calcext:value-type="float">
            <text:p>34,00</text:p>
          </table:table-cell>
          <table:table-cell office:value-type="float" office:value="86" calcext:value-type="float">
            <text:p>86</text:p>
          </table:table-cell>
          <table:table-cell table:formula="of:=[.D90]+[.$D$1]*[.D90]-[.$D$2]*[.E90]*[.D90]" office:value-type="float" office:value="106.49779975097" calcext:value-type="float">
            <text:p>106,50</text:p>
          </table:table-cell>
          <table:table-cell table:formula="of:=[.E90]+[.$D$2]*[.E90]*[.D90]-[.E90]*[.$D$3]" office:value-type="float" office:value="51.7326072137976" calcext:value-type="float">
            <text:p>51,7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2]&lt;[.E91];[.A91]+1;0)" office:value-type="float" office:value="0" calcext:value-type="float">
            <text:p>0,00</text:p>
          </table:table-cell>
          <table:table-cell table:formula="of:=IF([.D92]&lt;[.D91];[.B91]+1;0)" office:value-type="float" office:value="35" calcext:value-type="float">
            <text:p>35,00</text:p>
          </table:table-cell>
          <table:table-cell office:value-type="float" office:value="87" calcext:value-type="float">
            <text:p>87</text:p>
          </table:table-cell>
          <table:table-cell table:formula="of:=[.D91]+[.$D$1]*[.D91]-[.$D$2]*[.E91]*[.D91]" office:value-type="float" office:value="105.873051324164" calcext:value-type="float">
            <text:p>105,87</text:p>
          </table:table-cell>
          <table:table-cell table:formula="of:=[.E91]+[.$D$2]*[.E91]*[.D91]-[.E91]*[.$D$3]" office:value-type="float" office:value="51.900681274933" calcext:value-type="float">
            <text:p>51,9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3]&lt;[.E92];[.A92]+1;0)" office:value-type="float" office:value="0" calcext:value-type="float">
            <text:p>0,00</text:p>
          </table:table-cell>
          <table:table-cell table:formula="of:=IF([.D93]&lt;[.D92];[.B92]+1;0)" office:value-type="float" office:value="36" calcext:value-type="float">
            <text:p>36,00</text:p>
          </table:table-cell>
          <table:table-cell office:value-type="float" office:value="88" calcext:value-type="float">
            <text:p>88</text:p>
          </table:table-cell>
          <table:table-cell table:formula="of:=[.D92]+[.$D$1]*[.D92]-[.$D$2]*[.E92]*[.D92]" office:value-type="float" office:value="105.243070604457" calcext:value-type="float">
            <text:p>105,24</text:p>
          </table:table-cell>
          <table:table-cell table:formula="of:=[.E92]+[.$D$2]*[.E92]*[.D92]-[.E92]*[.$D$3]" office:value-type="float" office:value="52.0530889573764" calcext:value-type="float">
            <text:p>52,0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4]&lt;[.E93];[.A93]+1;0)" office:value-type="float" office:value="0" calcext:value-type="float">
            <text:p>0,00</text:p>
          </table:table-cell>
          <table:table-cell table:formula="of:=IF([.D94]&lt;[.D93];[.B93]+1;0)" office:value-type="float" office:value="37" calcext:value-type="float">
            <text:p>37,00</text:p>
          </table:table-cell>
          <table:table-cell office:value-type="float" office:value="89" calcext:value-type="float">
            <text:p>89</text:p>
          </table:table-cell>
          <table:table-cell table:formula="of:=[.D93]+[.$D$1]*[.D93]-[.$D$2]*[.E93]*[.D93]" office:value-type="float" office:value="104.608818558386" calcext:value-type="float">
            <text:p>104,61</text:p>
          </table:table-cell>
          <table:table-cell table:formula="of:=[.E93]+[.$D$2]*[.E93]*[.D93]-[.E93]*[.$D$3]" office:value-type="float" office:value="52.1895479676682" calcext:value-type="float">
            <text:p>52,1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5]&lt;[.E94];[.A94]+1;0)" office:value-type="float" office:value="0" calcext:value-type="float">
            <text:p>0,00</text:p>
          </table:table-cell>
          <table:table-cell table:formula="of:=IF([.D95]&lt;[.D94];[.B94]+1;0)" office:value-type="float" office:value="38" calcext:value-type="float">
            <text:p>38,00</text:p>
          </table:table-cell>
          <table:table-cell office:value-type="float" office:value="90" calcext:value-type="float">
            <text:p>90</text:p>
          </table:table-cell>
          <table:table-cell table:formula="of:=[.D94]+[.$D$1]*[.D94]-[.$D$2]*[.E94]*[.D94]" office:value-type="float" office:value="103.971251452557" calcext:value-type="float">
            <text:p>103,97</text:p>
          </table:table-cell>
          <table:table-cell table:formula="of:=[.E94]+[.$D$2]*[.E94]*[.D94]-[.E94]*[.$D$3]" office:value-type="float" office:value="52.3098140462817" calcext:value-type="float">
            <text:p>52,3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6]&lt;[.E95];[.A95]+1;0)" office:value-type="float" office:value="0" calcext:value-type="float">
            <text:p>0,00</text:p>
          </table:table-cell>
          <table:table-cell table:formula="of:=IF([.D96]&lt;[.D95];[.B95]+1;0)" office:value-type="float" office:value="39" calcext:value-type="float">
            <text:p>39,00</text:p>
          </table:table-cell>
          <table:table-cell office:value-type="float" office:value="91" calcext:value-type="float">
            <text:p>91</text:p>
          </table:table-cell>
          <table:table-cell table:formula="of:=[.D95]+[.$D$1]*[.D95]-[.$D$2]*[.E95]*[.D95]" office:value-type="float" office:value="103.331318066786" calcext:value-type="float">
            <text:p>103,33</text:p>
          </table:table-cell>
          <table:table-cell table:formula="of:=[.E95]+[.$D$2]*[.E95]*[.D95]-[.E95]*[.$D$3]" office:value-type="float" office:value="52.4136817587889" calcext:value-type="float">
            <text:p>52,41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7]&lt;[.E96];[.A96]+1;0)" office:value-type="float" office:value="0" calcext:value-type="float">
            <text:p>0,00</text:p>
          </table:table-cell>
          <table:table-cell table:formula="of:=IF([.D97]&lt;[.D96];[.B96]+1;0)" office:value-type="float" office:value="40" calcext:value-type="float">
            <text:p>40,00</text:p>
          </table:table-cell>
          <table:table-cell office:value-type="float" office:value="92" calcext:value-type="float">
            <text:p>92</text:p>
          </table:table-cell>
          <table:table-cell table:formula="of:=[.D96]+[.$D$1]*[.D96]-[.$D$2]*[.E96]*[.D96]" office:value-type="float" office:value="102.689957017688" calcext:value-type="float">
            <text:p>102,69</text:p>
          </table:table-cell>
          <table:table-cell table:formula="of:=[.E96]+[.$D$2]*[.E96]*[.D96]-[.E96]*[.$D$3]" office:value-type="float" office:value="52.5009850812838" calcext:value-type="float">
            <text:p>52,5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8]&lt;[.E97];[.A97]+1;0)" office:value-type="float" office:value="0" calcext:value-type="float">
            <text:p>0,00</text:p>
          </table:table-cell>
          <table:table-cell table:formula="of:=IF([.D98]&lt;[.D97];[.B97]+1;0)" office:value-type="float" office:value="41" calcext:value-type="float">
            <text:p>41,00</text:p>
          </table:table-cell>
          <table:table-cell office:value-type="float" office:value="93" calcext:value-type="float">
            <text:p>93</text:p>
          </table:table-cell>
          <table:table-cell table:formula="of:=[.D97]+[.$D$1]*[.D97]-[.$D$2]*[.E97]*[.D97]" office:value-type="float" office:value="102.04809420735" calcext:value-type="float">
            <text:p>102,05</text:p>
          </table:table-cell>
          <table:table-cell table:formula="of:=[.E97]+[.$D$2]*[.E97]*[.D97]-[.E97]*[.$D$3]" office:value-type="float" office:value="52.5715977779113" calcext:value-type="float">
            <text:p>52,5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99]&lt;[.E98];[.A98]+1;0)" office:value-type="float" office:value="0" calcext:value-type="float">
            <text:p>0,00</text:p>
          </table:table-cell>
          <table:table-cell table:formula="of:=IF([.D99]&lt;[.D98];[.B98]+1;0)" office:value-type="float" office:value="42" calcext:value-type="float">
            <text:p>42,00</text:p>
          </table:table-cell>
          <table:table-cell office:value-type="float" office:value="94" calcext:value-type="float">
            <text:p>94</text:p>
          </table:table-cell>
          <table:table-cell table:formula="of:=[.D98]+[.$D$1]*[.D98]-[.$D$2]*[.E98]*[.D98]" office:value-type="float" office:value="101.406640410161" calcext:value-type="float">
            <text:p>101,41</text:p>
          </table:table-cell>
          <table:table-cell table:formula="of:=[.E98]+[.$D$2]*[.E98]*[.D98]-[.E98]*[.$D$3]" office:value-type="float" office:value="52.6254335703513" calcext:value-type="float">
            <text:p>52,6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0]&lt;[.E99];[.A99]+1;0)" office:value-type="float" office:value="0" calcext:value-type="float">
            <text:p>0,00</text:p>
          </table:table-cell>
          <table:table-cell table:formula="of:=IF([.D100]&lt;[.D99];[.B99]+1;0)" office:value-type="float" office:value="43" calcext:value-type="float">
            <text:p>43,00</text:p>
          </table:table-cell>
          <table:table-cell office:value-type="float" office:value="95" calcext:value-type="float">
            <text:p>95</text:p>
          </table:table-cell>
          <table:table-cell table:formula="of:=[.D99]+[.$D$1]*[.D99]-[.$D$2]*[.E99]*[.D99]" office:value-type="float" office:value="100.766489009116" calcext:value-type="float">
            <text:p>100,77</text:p>
          </table:table-cell>
          <table:table-cell table:formula="of:=[.E99]+[.$D$2]*[.E99]*[.D99]-[.E99]*[.$D$3]" office:value-type="float" office:value="52.6624461010825" calcext:value-type="float">
            <text:p>52,6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1]&lt;[.E100];[.A100]+1;0)" office:value-type="float" office:value="0" calcext:value-type="float">
            <text:p>0,00</text:p>
          </table:table-cell>
          <table:table-cell table:formula="of:=IF([.D101]&lt;[.D100];[.B100]+1;0)" office:value-type="float" office:value="44" calcext:value-type="float">
            <text:p>44,00</text:p>
          </table:table-cell>
          <table:table-cell office:value-type="float" office:value="96" calcext:value-type="float">
            <text:p>96</text:p>
          </table:table-cell>
          <table:table-cell table:formula="of:=[.D100]+[.$D$1]*[.D100]-[.$D$2]*[.E100]*[.D100]" office:value-type="float" office:value="100.128513891179" calcext:value-type="float">
            <text:p>100,13</text:p>
          </table:table-cell>
          <table:table-cell table:formula="of:=[.E100]+[.$D$2]*[.E100]*[.D100]-[.E100]*[.$D$3]" office:value-type="float" office:value="52.6826286941473" calcext:value-type="float">
            <text:p>52,6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2]&lt;[.E101];[.A101]+1;0)" office:value-type="float" office:value="0" calcext:value-type="float">
            <text:p>0,00</text:p>
          </table:table-cell>
          <table:table-cell table:formula="of:=IF([.D102]&lt;[.D101];[.B101]+1;0)" office:value-type="float" office:value="45" calcext:value-type="float">
            <text:p>45,00</text:p>
          </table:table-cell>
          <table:table-cell office:value-type="float" office:value="97" calcext:value-type="float">
            <text:p>97</text:p>
          </table:table-cell>
          <table:table-cell table:formula="of:=[.D101]+[.$D$1]*[.D101]-[.$D$2]*[.E101]*[.D101]" office:value-type="float" office:value="99.4935675094899" calcext:value-type="float">
            <text:p>99,49</text:p>
          </table:table-cell>
          <table:table-cell table:formula="of:=[.E101]+[.$D$2]*[.E101]*[.D101]-[.E101]*[.$D$3]" office:value-type="float" office:value="52.6860139189528" calcext:value-type="float">
            <text:p>52,6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3]&lt;[.E102];[.A102]+1;0)" office:value-type="float" office:value="1" calcext:value-type="float">
            <text:p>1,00</text:p>
          </table:table-cell>
          <table:table-cell table:formula="of:=IF([.D103]&lt;[.D102];[.B102]+1;0)" office:value-type="float" office:value="46" calcext:value-type="float">
            <text:p>46,00</text:p>
          </table:table-cell>
          <table:table-cell office:value-type="float" office:value="98" calcext:value-type="float">
            <text:p>98</text:p>
          </table:table-cell>
          <table:table-cell table:formula="of:=[.D102]+[.$D$1]*[.D102]-[.$D$2]*[.E102]*[.D102]" office:value-type="float" office:value="98.8624791183541" calcext:value-type="float">
            <text:p>98,86</text:p>
          </table:table-cell>
          <table:table-cell table:formula="of:=[.E102]+[.$D$2]*[.E102]*[.D102]-[.E102]*[.$D$3]" office:value-type="float" office:value="52.6726729643308" calcext:value-type="float">
            <text:p>52,6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4]&lt;[.E103];[.A103]+1;0)" office:value-type="float" office:value="2" calcext:value-type="float">
            <text:p>2,00</text:p>
          </table:table-cell>
          <table:table-cell table:formula="of:=IF([.D104]&lt;[.D103];[.B103]+1;0)" office:value-type="float" office:value="47" calcext:value-type="float">
            <text:p>47,00</text:p>
          </table:table-cell>
          <table:table-cell office:value-type="float" office:value="99" calcext:value-type="float">
            <text:p>99</text:p>
          </table:table-cell>
          <table:table-cell table:formula="of:=[.D103]+[.$D$1]*[.D103]-[.$D$2]*[.E103]*[.D103]" office:value-type="float" office:value="98.2360531851991" calcext:value-type="float">
            <text:p>98,24</text:p>
          </table:table-cell>
          <table:table-cell table:formula="of:=[.E103]+[.$D$2]*[.E103]*[.D103]-[.E103]*[.$D$3]" office:value-type="float" office:value="52.6427148316363" calcext:value-type="float">
            <text:p>52,6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5]&lt;[.E104];[.A104]+1;0)" office:value-type="float" office:value="3" calcext:value-type="float">
            <text:p>3,00</text:p>
          </table:table-cell>
          <table:table-cell table:formula="of:=IF([.D105]&lt;[.D104];[.B104]+1;0)" office:value-type="float" office:value="48" calcext:value-type="float">
            <text:p>48,00</text:p>
          </table:table-cell>
          <table:table-cell office:value-type="float" office:value="100" calcext:value-type="float">
            <text:p>100</text:p>
          </table:table-cell>
          <table:table-cell table:formula="of:=[.D104]+[.$D$1]*[.D104]-[.$D$2]*[.E104]*[.D104]" office:value-type="float" office:value="97.6150679818962" calcext:value-type="float">
            <text:p>97,62</text:p>
          </table:table-cell>
          <table:table-cell table:formula="of:=[.E104]+[.$D$2]*[.E104]*[.D104]-[.E104]*[.$D$3]" office:value-type="float" office:value="52.5962853570614" calcext:value-type="float">
            <text:p>52,6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6]&lt;[.E105];[.A105]+1;0)" office:value-type="float" office:value="4" calcext:value-type="float">
            <text:p>4,00</text:p>
          </table:table-cell>
          <table:table-cell table:formula="of:=IF([.D106]&lt;[.D105];[.B105]+1;0)" office:value-type="float" office:value="49" calcext:value-type="float">
            <text:p>49,00</text:p>
          </table:table-cell>
          <table:table-cell office:value-type="float" office:value="101" calcext:value-type="float">
            <text:p>101</text:p>
          </table:table-cell>
          <table:table-cell table:formula="of:=[.D105]+[.$D$1]*[.D105]-[.$D$2]*[.E105]*[.D105]" office:value-type="float" office:value="97.0002743561717" calcext:value-type="float">
            <text:p>97,00</text:p>
          </table:table-cell>
          <table:table-cell table:formula="of:=[.E105]+[.$D$2]*[.E105]*[.D105]-[.E105]*[.$D$3]" office:value-type="float" office:value="52.5335660745707" calcext:value-type="float">
            <text:p>52,5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7]&lt;[.E106];[.A106]+1;0)" office:value-type="float" office:value="5" calcext:value-type="float">
            <text:p>5,00</text:p>
          </table:table-cell>
          <table:table-cell table:formula="of:=IF([.D107]&lt;[.D106];[.B106]+1;0)" office:value-type="float" office:value="50" calcext:value-type="float">
            <text:p>50,00</text:p>
          </table:table-cell>
          <table:table-cell office:value-type="float" office:value="102" calcext:value-type="float">
            <text:p>102</text:p>
          </table:table-cell>
          <table:table-cell table:formula="of:=[.D106]+[.$D$1]*[.D106]-[.$D$2]*[.E106]*[.D106]" office:value-type="float" office:value="96.3923946822244" calcext:value-type="float">
            <text:p>96,39</text:p>
          </table:table-cell>
          <table:table-cell table:formula="of:=[.E106]+[.$D$2]*[.E106]*[.D106]-[.E106]*[.$D$3]" office:value-type="float" office:value="52.4547729319129" calcext:value-type="float">
            <text:p>52,4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8]&lt;[.E107];[.A107]+1;0)" office:value-type="float" office:value="6" calcext:value-type="float">
            <text:p>6,00</text:p>
          </table:table-cell>
          <table:table-cell table:formula="of:=IF([.D108]&lt;[.D107];[.B107]+1;0)" office:value-type="float" office:value="51" calcext:value-type="float">
            <text:p>51,00</text:p>
          </table:table-cell>
          <table:table-cell office:value-type="float" office:value="103" calcext:value-type="float">
            <text:p>103</text:p>
          </table:table-cell>
          <table:table-cell table:formula="of:=[.D107]+[.$D$1]*[.D107]-[.$D$2]*[.E107]*[.D107]" office:value-type="float" office:value="95.7921219881592" calcext:value-type="float">
            <text:p>95,79</text:p>
          </table:table-cell>
          <table:table-cell table:formula="of:=[.E107]+[.$D$2]*[.E107]*[.D107]-[.E107]*[.$D$3]" office:value-type="float" office:value="52.360154873027" calcext:value-type="float">
            <text:p>52,3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09]&lt;[.E108];[.A108]+1;0)" office:value-type="float" office:value="7" calcext:value-type="float">
            <text:p>7,00</text:p>
          </table:table-cell>
          <table:table-cell table:formula="of:=IF([.D109]&lt;[.D108];[.B108]+1;0)" office:value-type="float" office:value="52" calcext:value-type="float">
            <text:p>52,00</text:p>
          </table:table-cell>
          <table:table-cell office:value-type="float" office:value="104" calcext:value-type="float">
            <text:p>104</text:p>
          </table:table-cell>
          <table:table-cell table:formula="of:=[.D108]+[.$D$1]*[.D108]-[.$D$2]*[.E108]*[.D108]" office:value-type="float" office:value="95.2001192564644" calcext:value-type="float">
            <text:p>95,20</text:p>
          </table:table-cell>
          <table:table-cell table:formula="of:=[.E108]+[.$D$2]*[.E108]*[.D108]-[.E108]*[.$D$3]" office:value-type="float" office:value="52.2499923008336" calcext:value-type="float">
            <text:p>52,2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0]&lt;[.E109];[.A109]+1;0)" office:value-type="float" office:value="8" calcext:value-type="float">
            <text:p>8,00</text:p>
          </table:table-cell>
          <table:table-cell table:formula="of:=IF([.D110]&lt;[.D109];[.B109]+1;0)" office:value-type="float" office:value="53" calcext:value-type="float">
            <text:p>53,00</text:p>
          </table:table-cell>
          <table:table-cell office:value-type="float" office:value="105" calcext:value-type="float">
            <text:p>105</text:p>
          </table:table-cell>
          <table:table-cell table:formula="of:=[.D109]+[.$D$1]*[.D109]-[.$D$2]*[.E109]*[.D109]" office:value-type="float" office:value="94.6170188924994" calcext:value-type="float">
            <text:p>94,62</text:p>
          </table:table-cell>
          <table:table-cell table:formula="of:=[.E109]+[.$D$2]*[.E109]*[.D109]-[.E109]*[.$D$3]" office:value-type="float" office:value="52.1245954348862" calcext:value-type="float">
            <text:p>52,1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1]&lt;[.E110];[.A110]+1;0)" office:value-type="float" office:value="9" calcext:value-type="float">
            <text:p>9,00</text:p>
          </table:table-cell>
          <table:table-cell table:formula="of:=IF([.D111]&lt;[.D110];[.B110]+1;0)" office:value-type="float" office:value="54" calcext:value-type="float">
            <text:p>54,00</text:p>
          </table:table-cell>
          <table:table-cell office:value-type="float" office:value="106" calcext:value-type="float">
            <text:p>106</text:p>
          </table:table-cell>
          <table:table-cell table:formula="of:=[.D110]+[.$D$1]*[.D110]-[.$D$2]*[.E110]*[.D110]" office:value-type="float" office:value="94.0434223548361" calcext:value-type="float">
            <text:p>94,04</text:p>
          </table:table-cell>
          <table:table-cell table:formula="of:=[.E110]+[.$D$2]*[.E110]*[.D110]-[.E110]*[.$D$3]" office:value-type="float" office:value="51.9843025786552" calcext:value-type="float">
            <text:p>51,9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2]&lt;[.E111];[.A111]+1;0)" office:value-type="float" office:value="10" calcext:value-type="float">
            <text:p>10,00</text:p>
          </table:table-cell>
          <table:table-cell table:formula="of:=IF([.D112]&lt;[.D111];[.B111]+1;0)" office:value-type="float" office:value="55" calcext:value-type="float">
            <text:p>55,00</text:p>
          </table:table-cell>
          <table:table-cell office:value-type="float" office:value="107" calcext:value-type="float">
            <text:p>107</text:p>
          </table:table-cell>
          <table:table-cell table:formula="of:=[.D111]+[.$D$1]*[.D111]-[.$D$2]*[.E111]*[.D111]" office:value-type="float" office:value="93.4798999403198" calcext:value-type="float">
            <text:p>93,48</text:p>
          </table:table-cell>
          <table:table-cell table:formula="of:=[.E111]+[.$D$2]*[.E111]*[.D111]-[.E111]*[.$D$3]" office:value-type="float" office:value="51.8294783113354" calcext:value-type="float">
            <text:p>51,8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3]&lt;[.E112];[.A112]+1;0)" office:value-type="float" office:value="11" calcext:value-type="float">
            <text:p>11,00</text:p>
          </table:table-cell>
          <table:table-cell table:formula="of:=IF([.D113]&lt;[.D112];[.B112]+1;0)" office:value-type="float" office:value="56" calcext:value-type="float">
            <text:p>56,00</text:p>
          </table:table-cell>
          <table:table-cell office:value-type="float" office:value="108" calcext:value-type="float">
            <text:p>108</text:p>
          </table:table-cell>
          <table:table-cell table:formula="of:=[.D112]+[.$D$1]*[.D112]-[.$D$2]*[.E112]*[.D112]" office:value-type="float" office:value="92.9269907158749" calcext:value-type="float">
            <text:p>92,93</text:p>
          </table:table-cell>
          <table:table-cell table:formula="of:=[.E112]+[.$D$2]*[.E112]*[.D112]-[.E112]*[.$D$3]" office:value-type="float" office:value="51.66051161902" calcext:value-type="float">
            <text:p>51,66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4]&lt;[.E113];[.A113]+1;0)" office:value-type="float" office:value="12" calcext:value-type="float">
            <text:p>12,00</text:p>
          </table:table-cell>
          <table:table-cell table:formula="of:=IF([.D114]&lt;[.D113];[.B113]+1;0)" office:value-type="float" office:value="57" calcext:value-type="float">
            <text:p>57,00</text:p>
          </table:table-cell>
          <table:table-cell office:value-type="float" office:value="109" calcext:value-type="float">
            <text:p>109</text:p>
          </table:table-cell>
          <table:table-cell table:formula="of:=[.D113]+[.$D$1]*[.D113]-[.$D$2]*[.E113]*[.D113]" office:value-type="float" office:value="92.3852025883934" calcext:value-type="float">
            <text:p>92,39</text:p>
          </table:table-cell>
          <table:table-cell table:formula="of:=[.E113]+[.$D$2]*[.E113]*[.D113]-[.E113]*[.$D$3]" office:value-type="float" office:value="51.477813979868" calcext:value-type="float">
            <text:p>51,4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5]&lt;[.E114];[.A114]+1;0)" office:value-type="float" office:value="13" calcext:value-type="float">
            <text:p>13,00</text:p>
          </table:table-cell>
          <table:table-cell table:formula="of:=IF([.D115]&lt;[.D114];[.B114]+1;0)" office:value-type="float" office:value="58" calcext:value-type="float">
            <text:p>58,00</text:p>
          </table:table-cell>
          <table:table-cell office:value-type="float" office:value="110" calcext:value-type="float">
            <text:p>110</text:p>
          </table:table-cell>
          <table:table-cell table:formula="of:=[.D114]+[.$D$1]*[.D114]-[.$D$2]*[.E114]*[.D114]" office:value-type="float" office:value="91.8550125034924" calcext:value-type="float">
            <text:p>91,86</text:p>
          </table:table-cell>
          <table:table-cell table:formula="of:=[.E114]+[.$D$2]*[.E114]*[.D114]-[.E114]*[.$D$3]" office:value-type="float" office:value="51.2818174175435" calcext:value-type="float">
            <text:p>51,2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6]&lt;[.E115];[.A115]+1;0)" office:value-type="float" office:value="14" calcext:value-type="float">
            <text:p>14,00</text:p>
          </table:table-cell>
          <table:table-cell table:formula="of:=IF([.D116]&lt;[.D115];[.B115]+1;0)" office:value-type="float" office:value="59" calcext:value-type="float">
            <text:p>59,00</text:p>
          </table:table-cell>
          <table:table-cell office:value-type="float" office:value="111" calcext:value-type="float">
            <text:p>111</text:p>
          </table:table-cell>
          <table:table-cell table:formula="of:=[.D115]+[.$D$1]*[.D115]-[.$D$2]*[.E115]*[.D115]" office:value-type="float" office:value="91.3368667635171" calcext:value-type="float">
            <text:p>91,34</text:p>
          </table:table-cell>
          <table:table-cell table:formula="of:=[.E115]+[.$D$2]*[.E115]*[.D115]-[.E115]*[.$D$3]" office:value-type="float" office:value="51.0729725367114" calcext:value-type="float">
            <text:p>51,0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7]&lt;[.E116];[.A116]+1;0)" office:value-type="float" office:value="15" calcext:value-type="float">
            <text:p>15,00</text:p>
          </table:table-cell>
          <table:table-cell table:formula="of:=IF([.D117]&lt;[.D116];[.B116]+1;0)" office:value-type="float" office:value="60" calcext:value-type="float">
            <text:p>60,00</text:p>
          </table:table-cell>
          <table:table-cell office:value-type="float" office:value="112" calcext:value-type="float">
            <text:p>112</text:p>
          </table:table-cell>
          <table:table-cell table:formula="of:=[.D116]+[.$D$1]*[.D116]-[.$D$2]*[.E116]*[.D116]" office:value-type="float" office:value="90.8311814548862" calcext:value-type="float">
            <text:p>90,83</text:p>
          </table:table-cell>
          <table:table-cell table:formula="of:=[.E116]+[.$D$2]*[.E116]*[.D116]-[.E116]*[.$D$3]" office:value-type="float" office:value="50.851746553777" calcext:value-type="float">
            <text:p>50,8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8]&lt;[.E117];[.A117]+1;0)" office:value-type="float" office:value="16" calcext:value-type="float">
            <text:p>16,00</text:p>
          </table:table-cell>
          <table:table-cell table:formula="of:=IF([.D118]&lt;[.D117];[.B117]+1;0)" office:value-type="float" office:value="61" calcext:value-type="float">
            <text:p>61,00</text:p>
          </table:table-cell>
          <table:table-cell office:value-type="float" office:value="113" calcext:value-type="float">
            <text:p>113</text:p>
          </table:table-cell>
          <table:table-cell table:formula="of:=[.D117]+[.$D$1]*[.D117]-[.$D$2]*[.E117]*[.D117]" office:value-type="float" office:value="90.338342974722" calcext:value-type="float">
            <text:p>90,34</text:p>
          </table:table-cell>
          <table:table-cell table:formula="of:=[.E117]+[.$D$2]*[.E117]*[.D117]-[.E117]*[.$D$3]" office:value-type="float" office:value="50.6186213353502" calcext:value-type="float">
            <text:p>50,6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19]&lt;[.E118];[.A118]+1;0)" office:value-type="float" office:value="17" calcext:value-type="float">
            <text:p>17,00</text:p>
          </table:table-cell>
          <table:table-cell table:formula="of:=IF([.D119]&lt;[.D118];[.B118]+1;0)" office:value-type="float" office:value="62" calcext:value-type="float">
            <text:p>62,00</text:p>
          </table:table-cell>
          <table:table-cell office:value-type="float" office:value="114" calcext:value-type="float">
            <text:p>114</text:p>
          </table:table-cell>
          <table:table-cell table:formula="of:=[.D118]+[.$D$1]*[.D118]-[.$D$2]*[.E118]*[.D118]" office:value-type="float" office:value="89.8587086466662" calcext:value-type="float">
            <text:p>89,86</text:p>
          </table:table-cell>
          <table:table-cell table:formula="of:=[.E118]+[.$D$2]*[.E118]*[.D118]-[.E118]*[.$D$3]" office:value-type="float" office:value="50.3740914561329" calcext:value-type="float">
            <text:p>50,3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0]&lt;[.E119];[.A119]+1;0)" office:value-type="float" office:value="18" calcext:value-type="float">
            <text:p>18,00</text:p>
          </table:table-cell>
          <table:table-cell table:formula="of:=IF([.D120]&lt;[.D119];[.B119]+1;0)" office:value-type="float" office:value="63" calcext:value-type="float">
            <text:p>63,00</text:p>
          </table:table-cell>
          <table:table-cell office:value-type="float" office:value="115" calcext:value-type="float">
            <text:p>115</text:p>
          </table:table-cell>
          <table:table-cell table:formula="of:=[.D119]+[.$D$1]*[.D119]-[.$D$2]*[.E119]*[.D119]" office:value-type="float" office:value="89.3926074158509" calcext:value-type="float">
            <text:p>89,39</text:p>
          </table:table-cell>
          <table:table-cell table:formula="of:=[.E119]+[.$D$2]*[.E119]*[.D119]-[.E119]*[.$D$3]" office:value-type="float" office:value="50.1186622870748" calcext:value-type="float">
            <text:p>50,1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1]&lt;[.E120];[.A120]+1;0)" office:value-type="float" office:value="19" calcext:value-type="float">
            <text:p>19,00</text:p>
          </table:table-cell>
          <table:table-cell table:formula="of:=IF([.D121]&lt;[.D120];[.B120]+1;0)" office:value-type="float" office:value="64" calcext:value-type="float">
            <text:p>64,00</text:p>
          </table:table-cell>
          <table:table-cell office:value-type="float" office:value="116" calcext:value-type="float">
            <text:p>116</text:p>
          </table:table-cell>
          <table:table-cell table:formula="of:=[.D120]+[.$D$1]*[.D120]-[.$D$2]*[.E120]*[.D120]" office:value-type="float" office:value="88.9403406131499" calcext:value-type="float">
            <text:p>88,94</text:p>
          </table:table-cell>
          <table:table-cell table:formula="of:=[.E120]+[.$D$2]*[.E120]*[.D120]-[.E120]*[.$D$3]" office:value-type="float" office:value="49.8528481237391" calcext:value-type="float">
            <text:p>49,8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2]&lt;[.E121];[.A121]+1;0)" office:value-type="float" office:value="20" calcext:value-type="float">
            <text:p>20,00</text:p>
          </table:table-cell>
          <table:table-cell table:formula="of:=IF([.D122]&lt;[.D121];[.B121]+1;0)" office:value-type="float" office:value="65" calcext:value-type="float">
            <text:p>65,00</text:p>
          </table:table-cell>
          <table:table-cell office:value-type="float" office:value="117" calcext:value-type="float">
            <text:p>117</text:p>
          </table:table-cell>
          <table:table-cell table:formula="of:=[.D121]+[.$D$1]*[.D121]-[.$D$2]*[.E121]*[.D121]" office:value-type="float" office:value="88.5021827790824" calcext:value-type="float">
            <text:p>88,50</text:p>
          </table:table-cell>
          <table:table-cell table:formula="of:=[.E121]+[.$D$2]*[.E121]*[.D121]-[.E121]*[.$D$3]" office:value-type="float" office:value="49.5771703638827" calcext:value-type="float">
            <text:p>49,58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3]&lt;[.E122];[.A122]+1;0)" office:value-type="float" office:value="21" calcext:value-type="float">
            <text:p>21,00</text:p>
          </table:table-cell>
          <table:table-cell table:formula="of:=IF([.D123]&lt;[.D122];[.B122]+1;0)" office:value-type="float" office:value="66" calcext:value-type="float">
            <text:p>66,00</text:p>
          </table:table-cell>
          <table:table-cell office:value-type="float" office:value="118" calcext:value-type="float">
            <text:p>118</text:p>
          </table:table-cell>
          <table:table-cell table:formula="of:=[.D122]+[.$D$1]*[.D122]-[.$D$2]*[.E122]*[.D122]" office:value-type="float" office:value="88.078382538057" calcext:value-type="float">
            <text:p>88,08</text:p>
          </table:table-cell>
          <table:table-cell table:formula="of:=[.E122]+[.$D$2]*[.E122]*[.D122]-[.E122]*[.$D$3]" office:value-type="float" office:value="49.2921557422956" calcext:value-type="float">
            <text:p>49,29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4]&lt;[.E123];[.A123]+1;0)" office:value-type="float" office:value="22" calcext:value-type="float">
            <text:p>22,00</text:p>
          </table:table-cell>
          <table:table-cell table:formula="of:=IF([.D124]&lt;[.D123];[.B123]+1;0)" office:value-type="float" office:value="67" calcext:value-type="float">
            <text:p>67,00</text:p>
          </table:table-cell>
          <table:table-cell office:value-type="float" office:value="119" calcext:value-type="float">
            <text:p>119</text:p>
          </table:table-cell>
          <table:table-cell table:formula="of:=[.D123]+[.$D$1]*[.D123]-[.$D$2]*[.E123]*[.D123]" office:value-type="float" office:value="87.6691635140205" calcext:value-type="float">
            <text:p>87,67</text:p>
          </table:table-cell>
          <table:table-cell table:formula="of:=[.E123]+[.$D$2]*[.E123]*[.D123]-[.E123]*[.$D$3]" office:value-type="float" office:value="48.9983346299785" calcext:value-type="float">
            <text:p>49,0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5]&lt;[.E124];[.A124]+1;0)" office:value-type="float" office:value="23" calcext:value-type="float">
            <text:p>23,00</text:p>
          </table:table-cell>
          <table:table-cell table:formula="of:=IF([.D125]&lt;[.D124];[.B124]+1;0)" office:value-type="float" office:value="68" calcext:value-type="float">
            <text:p>68,00</text:p>
          </table:table-cell>
          <table:table-cell office:value-type="float" office:value="120" calcext:value-type="float">
            <text:p>120</text:p>
          </table:table-cell>
          <table:table-cell table:formula="of:=[.D124]+[.$D$1]*[.D124]-[.$D$2]*[.E124]*[.D124]" office:value-type="float" office:value="87.2747252790057" calcext:value-type="float">
            <text:p>87,27</text:p>
          </table:table-cell>
          <table:table-cell table:formula="of:=[.E124]+[.$D$2]*[.E124]*[.D124]-[.E124]*[.$D$3]" office:value-type="float" office:value="48.6962394037747" calcext:value-type="float">
            <text:p>48,7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formula="of:=IF([.E126]&lt;[.E125];[.A125]+1;0)" office:value-type="float" office:value="24" calcext:value-type="float">
            <text:p>24,00</text:p>
          </table:table-cell>
          <table:table-cell table:formula="of:=IF([.D126]&lt;[.D125];[.B125]+1;0)" office:value-type="float" office:value="69" calcext:value-type="float">
            <text:p>69,00</text:p>
          </table:table-cell>
          <table:table-cell office:value-type="float" office:value="121" calcext:value-type="float">
            <text:p>121</text:p>
          </table:table-cell>
          <table:table-cell table:formula="of:=[.D125]+[.$D$1]*[.D125]-[.$D$2]*[.E125]*[.D125]" office:value-type="float" office:value="86.8952443265433" calcext:value-type="float">
            <text:p>86,90</text:p>
          </table:table-cell>
          <table:table-cell table:formula="of:=[.E125]+[.$D$2]*[.E125]*[.D125]-[.E125]*[.$D$3]" office:value-type="float" office:value="48.3864028916285" calcext:value-type="float">
            <text:p>48,39</text:p>
          </table:table-cell>
          <table:table-cell table:number-columns-repeated="6"/>
        </table:table-row>
        <table:table-row table:style-name="ro1">
          <table:table-cell table:formula="of:=IF([.E127]&lt;[.E126];[.A126]+1;0)" office:value-type="float" office:value="25" calcext:value-type="float">
            <text:p>25,00</text:p>
          </table:table-cell>
          <table:table-cell table:formula="of:=IF([.D127]&lt;[.D126];[.B126]+1;0)" office:value-type="float" office:value="70" calcext:value-type="float">
            <text:p>70,00</text:p>
          </table:table-cell>
          <table:table-cell office:value-type="float" office:value="122" calcext:value-type="float">
            <text:p>122</text:p>
          </table:table-cell>
          <table:table-cell table:formula="of:=[.D126]+[.$D$1]*[.D126]-[.$D$2]*[.E126]*[.D126]" office:value-type="float" office:value="86.5308750623988" calcext:value-type="float">
            <text:p>86,53</text:p>
          </table:table-cell>
          <table:table-cell table:formula="of:=[.E126]+[.$D$2]*[.E126]*[.D126]-[.E126]*[.$D$3]" office:value-type="float" office:value="48.0693568977224" calcext:value-type="float">
            <text:p>48,07</text:p>
          </table:table-cell>
          <table:table-cell table:number-columns-repeated="6"/>
        </table:table-row>
        <table:table-row table:style-name="ro1">
          <table:table-cell table:formula="of:=IF([.E128]&lt;[.E127];[.A127]+1;0)" office:value-type="float" office:value="26" calcext:value-type="float">
            <text:p>26,00</text:p>
          </table:table-cell>
          <table:table-cell table:formula="of:=IF([.D128]&lt;[.D127];[.B127]+1;0)" office:value-type="float" office:value="71" calcext:value-type="float">
            <text:p>71,00</text:p>
          </table:table-cell>
          <table:table-cell office:value-type="float" office:value="123" calcext:value-type="float">
            <text:p>123</text:p>
          </table:table-cell>
          <table:table-cell table:formula="of:=[.D127]+[.$D$1]*[.D127]-[.$D$2]*[.E127]*[.D127]" office:value-type="float" office:value="86.1817508056235" calcext:value-type="float">
            <text:p>86,18</text:p>
          </table:table-cell>
          <table:table-cell table:formula="of:=[.E127]+[.$D$2]*[.E127]*[.D127]-[.E127]*[.$D$3]" office:value-type="float" office:value="47.7456308108596" calcext:value-type="float">
            <text:p>47,75</text:p>
          </table:table-cell>
          <table:table-cell table:number-columns-repeated="6"/>
        </table:table-row>
        <table:table-row table:style-name="ro1">
          <table:table-cell table:formula="of:=IF([.E129]&lt;[.E128];[.A128]+1;0)" office:value-type="float" office:value="27" calcext:value-type="float">
            <text:p>27,00</text:p>
          </table:table-cell>
          <table:table-cell table:formula="of:=IF([.D129]&lt;[.D128];[.B128]+1;0)" office:value-type="float" office:value="72" calcext:value-type="float">
            <text:p>72,00</text:p>
          </table:table-cell>
          <table:table-cell office:value-type="float" office:value="124" calcext:value-type="float">
            <text:p>124</text:p>
          </table:table-cell>
          <table:table-cell table:formula="of:=[.D128]+[.$D$1]*[.D128]-[.$D$2]*[.E128]*[.D128]" office:value-type="float" office:value="85.8479847934365" calcext:value-type="float">
            <text:p>85,85</text:p>
          </table:table-cell>
          <table:table-cell table:formula="of:=[.E128]+[.$D$2]*[.E128]*[.D128]-[.E128]*[.$D$3]" office:value-type="float" office:value="47.4157502986161" calcext:value-type="float">
            <text:p>47,42</text:p>
          </table:table-cell>
          <table:table-cell table:number-columns-repeated="6"/>
        </table:table-row>
        <table:table-row table:style-name="ro1">
          <table:table-cell table:formula="of:=IF([.E130]&lt;[.E129];[.A129]+1;0)" office:value-type="float" office:value="28" calcext:value-type="float">
            <text:p>28,00</text:p>
          </table:table-cell>
          <table:table-cell table:formula="of:=IF([.D130]&lt;[.D129];[.B129]+1;0)" office:value-type="float" office:value="73" calcext:value-type="float">
            <text:p>73,00</text:p>
          </table:table-cell>
          <table:table-cell office:value-type="float" office:value="125" calcext:value-type="float">
            <text:p>125</text:p>
          </table:table-cell>
          <table:table-cell table:formula="of:=[.D129]+[.$D$1]*[.D129]-[.$D$2]*[.E129]*[.D129]" office:value-type="float" office:value="85.5296711840028" calcext:value-type="float">
            <text:p>85,53</text:p>
          </table:table-cell>
          <table:table-cell table:formula="of:=[.E129]+[.$D$2]*[.E129]*[.D129]-[.E129]*[.$D$3]" office:value-type="float" office:value="47.0802360889878" calcext:value-type="float">
            <text:p>47,08</text:p>
          </table:table-cell>
          <table:table-cell table:number-columns-repeated="6"/>
        </table:table-row>
        <table:table-row table:style-name="ro1">
          <table:table-cell table:formula="of:=IF([.E131]&lt;[.E130];[.A130]+1;0)" office:value-type="float" office:value="29" calcext:value-type="float">
            <text:p>29,00</text:p>
          </table:table-cell>
          <table:table-cell table:formula="of:=IF([.D131]&lt;[.D130];[.B130]+1;0)" office:value-type="float" office:value="74" calcext:value-type="float">
            <text:p>74,00</text:p>
          </table:table-cell>
          <table:table-cell office:value-type="float" office:value="126" calcext:value-type="float">
            <text:p>126</text:p>
          </table:table-cell>
          <table:table-cell table:formula="of:=[.D130]+[.$D$1]*[.D130]-[.$D$2]*[.E130]*[.D130]" office:value-type="float" office:value="85.2268860517047" calcext:value-type="float">
            <text:p>85,23</text:p>
          </table:table-cell>
          <table:table-cell table:formula="of:=[.E130]+[.$D$2]*[.E130]*[.D130]-[.E130]*[.$D$3]" office:value-type="float" office:value="46.7396028405165" calcext:value-type="float">
            <text:p>46,74</text:p>
          </table:table-cell>
          <table:table-cell table:number-columns-repeated="6"/>
        </table:table-row>
        <table:table-row table:style-name="ro1">
          <table:table-cell table:formula="of:=IF([.E132]&lt;[.E131];[.A131]+1;0)" office:value-type="float" office:value="30" calcext:value-type="float">
            <text:p>30,00</text:p>
          </table:table-cell>
          <table:table-cell table:formula="of:=IF([.D132]&lt;[.D131];[.B131]+1;0)" office:value-type="float" office:value="75" calcext:value-type="float">
            <text:p>75,00</text:p>
          </table:table-cell>
          <table:table-cell office:value-type="float" office:value="127" calcext:value-type="float">
            <text:p>127</text:p>
          </table:table-cell>
          <table:table-cell table:formula="of:=[.D131]+[.$D$1]*[.D131]-[.$D$2]*[.E131]*[.D131]" office:value-type="float" office:value="84.9396883700435" calcext:value-type="float">
            <text:p>84,94</text:p>
          </table:table-cell>
          <table:table-cell table:formula="of:=[.E131]+[.$D$2]*[.E131]*[.D131]-[.E131]*[.$D$3]" office:value-type="float" office:value="46.394358101186" calcext:value-type="float">
            <text:p>46,39</text:p>
          </table:table-cell>
          <table:table-cell table:number-columns-repeated="6"/>
        </table:table-row>
        <table:table-row table:style-name="ro1">
          <table:table-cell table:formula="of:=IF([.E133]&lt;[.E132];[.A132]+1;0)" office:value-type="float" office:value="31" calcext:value-type="float">
            <text:p>31,00</text:p>
          </table:table-cell>
          <table:table-cell table:formula="of:=IF([.D133]&lt;[.D132];[.B132]+1;0)" office:value-type="float" office:value="76" calcext:value-type="float">
            <text:p>76,00</text:p>
          </table:table-cell>
          <table:table-cell office:value-type="float" office:value="128" calcext:value-type="float">
            <text:p>128</text:p>
          </table:table-cell>
          <table:table-cell table:formula="of:=[.D132]+[.$D$1]*[.D132]-[.$D$2]*[.E132]*[.D132]" office:value-type="float" office:value="84.6681209778228" calcext:value-type="float">
            <text:p>84,67</text:p>
          </table:table-cell>
          <table:table-cell table:formula="of:=[.E132]+[.$D$2]*[.E132]*[.D132]-[.E132]*[.$D$3]" office:value-type="float" office:value="46.0450013557482" calcext:value-type="float">
            <text:p>46,05</text:p>
          </table:table-cell>
          <table:table-cell table:number-columns-repeated="6"/>
        </table:table-row>
        <table:table-row table:style-name="ro1">
          <table:table-cell table:formula="of:=IF([.E134]&lt;[.E133];[.A133]+1;0)" office:value-type="float" office:value="32" calcext:value-type="float">
            <text:p>32,00</text:p>
          </table:table-cell>
          <table:table-cell table:formula="of:=IF([.D134]&lt;[.D133];[.B133]+1;0)" office:value-type="float" office:value="77" calcext:value-type="float">
            <text:p>77,00</text:p>
          </table:table-cell>
          <table:table-cell office:value-type="float" office:value="129" calcext:value-type="float">
            <text:p>129</text:p>
          </table:table-cell>
          <table:table-cell table:formula="of:=[.D133]+[.$D$1]*[.D133]-[.$D$2]*[.E133]*[.D133]" office:value-type="float" office:value="84.4122115247731" calcext:value-type="float">
            <text:p>84,41</text:p>
          </table:table-cell>
          <table:table-cell table:formula="of:=[.E133]+[.$D$2]*[.E133]*[.D133]-[.E133]*[.$D$3]" office:value-type="float" office:value="45.692023160567" calcext:value-type="float">
            <text:p>45,69</text:p>
          </table:table-cell>
          <table:table-cell table:number-columns-repeated="6"/>
        </table:table-row>
        <table:table-row table:style-name="ro1">
          <table:table-cell table:formula="of:=IF([.E135]&lt;[.E134];[.A134]+1;0)" office:value-type="float" office:value="33" calcext:value-type="float">
            <text:p>33,00</text:p>
          </table:table-cell>
          <table:table-cell table:formula="of:=IF([.D135]&lt;[.D134];[.B134]+1;0)" office:value-type="float" office:value="78" calcext:value-type="float">
            <text:p>78,00</text:p>
          </table:table-cell>
          <table:table-cell office:value-type="float" office:value="130" calcext:value-type="float">
            <text:p>130</text:p>
          </table:table-cell>
          <table:table-cell table:formula="of:=[.D134]+[.$D$1]*[.D134]-[.$D$2]*[.E134]*[.D134]" office:value-type="float" office:value="84.1719733932562" calcext:value-type="float">
            <text:p>84,17</text:p>
          </table:table-cell>
          <table:table-cell table:formula="of:=[.E134]+[.$D$2]*[.E134]*[.D134]-[.E134]*[.$D$3]" office:value-type="float" office:value="45.335904364551" calcext:value-type="float">
            <text:p>45,34</text:p>
          </table:table-cell>
          <table:table-cell table:number-columns-repeated="6"/>
        </table:table-row>
        <table:table-row table:style-name="ro1">
          <table:table-cell table:formula="of:=IF([.E136]&lt;[.E135];[.A135]+1;0)" office:value-type="float" office:value="34" calcext:value-type="float">
            <text:p>34,00</text:p>
          </table:table-cell>
          <table:table-cell table:formula="of:=IF([.D136]&lt;[.D135];[.B135]+1;0)" office:value-type="float" office:value="79" calcext:value-type="float">
            <text:p>79,00</text:p>
          </table:table-cell>
          <table:table-cell office:value-type="float" office:value="131" calcext:value-type="float">
            <text:p>131</text:p>
          </table:table-cell>
          <table:table-cell table:formula="of:=[.D135]+[.$D$1]*[.D135]-[.$D$2]*[.E135]*[.D135]" office:value-type="float" office:value="83.9474065931552" calcext:value-type="float">
            <text:p>83,95</text:p>
          </table:table-cell>
          <table:table-cell table:formula="of:=[.E135]+[.$D$2]*[.E135]*[.D135]-[.E135]*[.$D$3]" office:value-type="float" office:value="44.9771154142895" calcext:value-type="float">
            <text:p>44,98</text:p>
          </table:table-cell>
          <table:table-cell table:number-columns-repeated="6"/>
        </table:table-row>
        <table:table-row table:style-name="ro1">
          <table:table-cell table:formula="of:=IF([.E137]&lt;[.E136];[.A136]+1;0)" office:value-type="float" office:value="35" calcext:value-type="float">
            <text:p>35,00</text:p>
          </table:table-cell>
          <table:table-cell table:formula="of:=IF([.D137]&lt;[.D136];[.B136]+1;0)" office:value-type="float" office:value="80" calcext:value-type="float">
            <text:p>80,00</text:p>
          </table:table-cell>
          <table:table-cell office:value-type="float" office:value="132" calcext:value-type="float">
            <text:p>132</text:p>
          </table:table-cell>
          <table:table-cell table:formula="of:=[.D136]+[.$D$1]*[.D136]-[.$D$2]*[.E136]*[.D136]" office:value-type="float" office:value="83.738498627483" calcext:value-type="float">
            <text:p>83,74</text:p>
          </table:table-cell>
          <table:table-cell table:formula="of:=[.E136]+[.$D$2]*[.E136]*[.D136]-[.E136]*[.$D$3]" office:value-type="float" office:value="44.6161157411104" calcext:value-type="float">
            <text:p>44,62</text:p>
          </table:table-cell>
          <table:table-cell table:number-columns-repeated="6"/>
        </table:table-row>
        <table:table-row table:style-name="ro1">
          <table:table-cell table:formula="of:=IF([.E138]&lt;[.E137];[.A137]+1;0)" office:value-type="float" office:value="36" calcext:value-type="float">
            <text:p>36,00</text:p>
          </table:table-cell>
          <table:table-cell table:formula="of:=IF([.D138]&lt;[.D137];[.B137]+1;0)" office:value-type="float" office:value="81" calcext:value-type="float">
            <text:p>81,00</text:p>
          </table:table-cell>
          <table:table-cell office:value-type="float" office:value="133" calcext:value-type="float">
            <text:p>133</text:p>
          </table:table-cell>
          <table:table-cell table:formula="of:=[.D137]+[.$D$1]*[.D137]-[.$D$2]*[.E137]*[.D137]" office:value-type="float" office:value="83.5452253266574" calcext:value-type="float">
            <text:p>83,55</text:p>
          </table:table-cell>
          <table:table-cell table:formula="of:=[.E137]+[.$D$2]*[.E137]*[.D137]-[.E137]*[.$D$3]" office:value-type="float" office:value="44.2533532274302" calcext:value-type="float">
            <text:p>44,25</text:p>
          </table:table-cell>
          <table:table-cell table:number-columns-repeated="6"/>
        </table:table-row>
        <table:table-row table:style-name="ro1">
          <table:table-cell table:formula="of:=IF([.E139]&lt;[.E138];[.A138]+1;0)" office:value-type="float" office:value="37" calcext:value-type="float">
            <text:p>37,00</text:p>
          </table:table-cell>
          <table:table-cell table:formula="of:=IF([.D139]&lt;[.D138];[.B138]+1;0)" office:value-type="float" office:value="82" calcext:value-type="float">
            <text:p>82,00</text:p>
          </table:table-cell>
          <table:table-cell office:value-type="float" office:value="134" calcext:value-type="float">
            <text:p>134</text:p>
          </table:table-cell>
          <table:table-cell table:formula="of:=[.D138]+[.$D$1]*[.D138]-[.$D$2]*[.E138]*[.D138]" office:value-type="float" office:value="83.3675516497676" calcext:value-type="float">
            <text:p>83,37</text:p>
          </table:table-cell>
          <table:table-cell table:formula="of:=[.E138]+[.$D$2]*[.E138]*[.D138]-[.E138]*[.$D$3]" office:value-type="float" office:value="43.8892637494816" calcext:value-type="float">
            <text:p>43,89</text:p>
          </table:table-cell>
          <table:table-cell table:number-columns-repeated="6"/>
        </table:table-row>
        <table:table-row table:style-name="ro1">
          <table:table-cell table:formula="of:=IF([.E140]&lt;[.E139];[.A139]+1;0)" office:value-type="float" office:value="38" calcext:value-type="float">
            <text:p>38,00</text:p>
          </table:table-cell>
          <table:table-cell table:formula="of:=IF([.D140]&lt;[.D139];[.B139]+1;0)" office:value-type="float" office:value="83" calcext:value-type="float">
            <text:p>83,00</text:p>
          </table:table-cell>
          <table:table-cell office:value-type="float" office:value="135" calcext:value-type="float">
            <text:p>135</text:p>
          </table:table-cell>
          <table:table-cell table:formula="of:=[.D139]+[.$D$1]*[.D139]-[.$D$2]*[.E139]*[.D139]" office:value-type="float" office:value="83.2054324515104" calcext:value-type="float">
            <text:p>83,21</text:p>
          </table:table-cell>
          <table:table-cell table:formula="of:=[.E139]+[.$D$2]*[.E139]*[.D139]-[.E139]*[.$D$3]" office:value-type="float" office:value="43.5242707932601" calcext:value-type="float">
            <text:p>43,52</text:p>
          </table:table-cell>
          <table:table-cell table:number-columns-repeated="6"/>
        </table:table-row>
        <table:table-row table:style-name="ro1">
          <table:table-cell table:formula="of:=IF([.E141]&lt;[.E140];[.A140]+1;0)" office:value-type="float" office:value="39" calcext:value-type="float">
            <text:p>39,00</text:p>
          </table:table-cell>
          <table:table-cell table:formula="of:=IF([.D141]&lt;[.D140];[.B140]+1;0)" office:value-type="float" office:value="84" calcext:value-type="float">
            <text:p>84,00</text:p>
          </table:table-cell>
          <table:table-cell office:value-type="float" office:value="136" calcext:value-type="float">
            <text:p>136</text:p>
          </table:table-cell>
          <table:table-cell table:formula="of:=[.D140]+[.$D$1]*[.D140]-[.$D$2]*[.E140]*[.D140]" office:value-type="float" office:value="83.0588132137957" calcext:value-type="float">
            <text:p>83,06</text:p>
          </table:table-cell>
          <table:table-cell table:formula="of:=[.E140]+[.$D$2]*[.E140]*[.D140]-[.E140]*[.$D$3]" office:value-type="float" office:value="43.158785140342" calcext:value-type="float">
            <text:p>43,16</text:p>
          </table:table-cell>
          <table:table-cell table:number-columns-repeated="6"/>
        </table:table-row>
        <table:table-row table:style-name="ro1">
          <table:table-cell table:formula="of:=IF([.E142]&lt;[.E141];[.A141]+1;0)" office:value-type="float" office:value="40" calcext:value-type="float">
            <text:p>40,00</text:p>
          </table:table-cell>
          <table:table-cell table:formula="of:=IF([.D142]&lt;[.D141];[.B141]+1;0)" office:value-type="float" office:value="85" calcext:value-type="float">
            <text:p>85,00</text:p>
          </table:table-cell>
          <table:table-cell office:value-type="float" office:value="137" calcext:value-type="float">
            <text:p>137</text:p>
          </table:table-cell>
          <table:table-cell table:formula="of:=[.D141]+[.$D$1]*[.D141]-[.$D$2]*[.E141]*[.D141]" office:value-type="float" office:value="82.9276307413186" calcext:value-type="float">
            <text:p>82,93</text:p>
          </table:table-cell>
          <table:table-cell table:formula="of:=[.E141]+[.$D$2]*[.E141]*[.D141]-[.E141]*[.$D$3]" office:value-type="float" office:value="42.7932046200779" calcext:value-type="float">
            <text:p>42,79</text:p>
          </table:table-cell>
          <table:table-cell table:number-columns-repeated="6"/>
        </table:table-row>
        <table:table-row table:style-name="ro1">
          <table:table-cell table:formula="of:=IF([.E143]&lt;[.E142];[.A142]+1;0)" office:value-type="float" office:value="41" calcext:value-type="float">
            <text:p>41,00</text:p>
          </table:table-cell>
          <table:table-cell table:formula="of:=IF([.D143]&lt;[.D142];[.B142]+1;0)" office:value-type="float" office:value="86" calcext:value-type="float">
            <text:p>86,00</text:p>
          </table:table-cell>
          <table:table-cell office:value-type="float" office:value="138" calcext:value-type="float">
            <text:p>138</text:p>
          </table:table-cell>
          <table:table-cell table:formula="of:=[.D142]+[.$D$1]*[.D142]-[.$D$2]*[.E142]*[.D142]" office:value-type="float" office:value="82.8118138206592" calcext:value-type="float">
            <text:p>82,81</text:p>
          </table:table-cell>
          <table:table-cell table:formula="of:=[.E142]+[.$D$2]*[.E142]*[.D142]-[.E142]*[.$D$3]" office:value-type="float" office:value="42.4279139245598" calcext:value-type="float">
            <text:p>42,43</text:p>
          </table:table-cell>
          <table:table-cell table:number-columns-repeated="6"/>
        </table:table-row>
        <table:table-row table:style-name="ro1">
          <table:table-cell table:formula="of:=IF([.E144]&lt;[.E143];[.A143]+1;0)" office:value-type="float" office:value="42" calcext:value-type="float">
            <text:p>42,00</text:p>
          </table:table-cell>
          <table:table-cell table:formula="of:=IF([.D144]&lt;[.D143];[.B143]+1;0)" office:value-type="float" office:value="87" calcext:value-type="float">
            <text:p>87,00</text:p>
          </table:table-cell>
          <table:table-cell office:value-type="float" office:value="139" calcext:value-type="float">
            <text:p>139</text:p>
          </table:table-cell>
          <table:table-cell table:formula="of:=[.D143]+[.$D$1]*[.D143]-[.$D$2]*[.E143]*[.D143]" office:value-type="float" office:value="82.7112838427126" calcext:value-type="float">
            <text:p>82,71</text:p>
          </table:table-cell>
          <table:table-cell table:formula="of:=[.E143]+[.$D$2]*[.E143]*[.D143]-[.E143]*[.$D$3]" office:value-type="float" office:value="42.0632844826916" calcext:value-type="float">
            <text:p>42,06</text:p>
          </table:table-cell>
          <table:table-cell table:number-columns-repeated="6"/>
        </table:table-row>
        <table:table-row table:style-name="ro1">
          <table:table-cell table:formula="of:=IF([.E145]&lt;[.E144];[.A144]+1;0)" office:value-type="float" office:value="43" calcext:value-type="float">
            <text:p>43,00</text:p>
          </table:table-cell>
          <table:table-cell table:formula="of:=IF([.D145]&lt;[.D144];[.B144]+1;0)" office:value-type="float" office:value="88" calcext:value-type="float">
            <text:p>88,00</text:p>
          </table:table-cell>
          <table:table-cell office:value-type="float" office:value="140" calcext:value-type="float">
            <text:p>140</text:p>
          </table:table-cell>
          <table:table-cell table:formula="of:=[.D144]+[.$D$1]*[.D144]-[.$D$2]*[.E144]*[.D144]" office:value-type="float" office:value="82.6259553884645" calcext:value-type="float">
            <text:p>82,63</text:p>
          </table:table-cell>
          <table:table-cell table:formula="of:=[.E144]+[.$D$2]*[.E144]*[.D144]-[.E144]*[.$D$3]" office:value-type="float" office:value="41.6996743896593" calcext:value-type="float">
            <text:p>41,70</text:p>
          </table:table-cell>
          <table:table-cell table:number-columns-repeated="6"/>
        </table:table-row>
        <table:table-row table:style-name="ro1">
          <table:table-cell table:formula="of:=IF([.E146]&lt;[.E145];[.A145]+1;0)" office:value-type="float" office:value="44" calcext:value-type="float">
            <text:p>44,00</text:p>
          </table:table-cell>
          <table:table-cell table:formula="of:=IF([.D146]&lt;[.D145];[.B145]+1;0)" office:value-type="float" office:value="89" calcext:value-type="float">
            <text:p>89,00</text:p>
          </table:table-cell>
          <table:table-cell office:value-type="float" office:value="141" calcext:value-type="float">
            <text:p>141</text:p>
          </table:table-cell>
          <table:table-cell table:formula="of:=[.D145]+[.$D$1]*[.D145]-[.$D$2]*[.E145]*[.D145]" office:value-type="float" office:value="82.5557367783171" calcext:value-type="float">
            <text:p>82,56</text:p>
          </table:table-cell>
          <table:table-cell table:formula="of:=[.E145]+[.$D$2]*[.E145]*[.D145]-[.E145]*[.$D$3]" office:value-type="float" office:value="41.3374283880931" calcext:value-type="float">
            <text:p>41,34</text:p>
          </table:table-cell>
          <table:table-cell table:number-columns-repeated="6"/>
        </table:table-row>
        <table:table-row table:style-name="ro1">
          <table:table-cell table:formula="of:=IF([.E147]&lt;[.E146];[.A146]+1;0)" office:value-type="float" office:value="45" calcext:value-type="float">
            <text:p>45,00</text:p>
          </table:table-cell>
          <table:table-cell table:formula="of:=IF([.D147]&lt;[.D146];[.B146]+1;0)" office:value-type="float" office:value="90" calcext:value-type="float">
            <text:p>90,00</text:p>
          </table:table-cell>
          <table:table-cell office:value-type="float" office:value="142" calcext:value-type="float">
            <text:p>142</text:p>
          </table:table-cell>
          <table:table-cell table:formula="of:=[.D146]+[.$D$1]*[.D146]-[.$D$2]*[.E146]*[.D146]" office:value-type="float" office:value="82.5005305853334" calcext:value-type="float">
            <text:p>82,50</text:p>
          </table:table-cell>
          <table:table-cell table:formula="of:=[.E146]+[.$D$2]*[.E146]*[.D146]-[.E146]*[.$D$3]" office:value-type="float" office:value="40.9768778972384" calcext:value-type="float">
            <text:p>40,98</text:p>
          </table:table-cell>
          <table:table-cell table:number-columns-repeated="6"/>
        </table:table-row>
        <table:table-row table:style-name="ro1">
          <table:table-cell table:formula="of:=IF([.E148]&lt;[.E147];[.A147]+1;0)" office:value-type="float" office:value="46" calcext:value-type="float">
            <text:p>46,00</text:p>
          </table:table-cell>
          <table:table-cell table:formula="of:=IF([.D148]&lt;[.D147];[.B147]+1;0)" office:value-type="float" office:value="91" calcext:value-type="float">
            <text:p>91,00</text:p>
          </table:table-cell>
          <table:table-cell office:value-type="float" office:value="143" calcext:value-type="float">
            <text:p>143</text:p>
          </table:table-cell>
          <table:table-cell table:formula="of:=[.D147]+[.$D$1]*[.D147]-[.$D$2]*[.E147]*[.D147]" office:value-type="float" office:value="82.4602341129138" calcext:value-type="float">
            <text:p>82,46</text:p>
          </table:table-cell>
          <table:table-cell table:formula="of:=[.E147]+[.$D$2]*[.E147]*[.D147]-[.E147]*[.$D$3]" office:value-type="float" office:value="40.6183410865028" calcext:value-type="float">
            <text:p>40,62</text:p>
          </table:table-cell>
          <table:table-cell table:number-columns-repeated="6"/>
        </table:table-row>
        <table:table-row table:style-name="ro1">
          <table:table-cell table:formula="of:=IF([.E149]&lt;[.E148];[.A148]+1;0)" office:value-type="float" office:value="47" calcext:value-type="float">
            <text:p>47,00</text:p>
          </table:table-cell>
          <table:table-cell table:formula="of:=IF([.D149]&lt;[.D148];[.B148]+1;0)" office:value-type="float" office:value="92" calcext:value-type="float">
            <text:p>92,00</text:p>
          </table:table-cell>
          <table:table-cell office:value-type="float" office:value="144" calcext:value-type="float">
            <text:p>144</text:p>
          </table:table-cell>
          <table:table-cell table:formula="of:=[.D148]+[.$D$1]*[.D148]-[.$D$2]*[.E148]*[.D148]" office:value-type="float" office:value="82.4347398375365" calcext:value-type="float">
            <text:p>82,43</text:p>
          </table:table-cell>
          <table:table-cell table:formula="of:=[.E148]+[.$D$2]*[.E148]*[.D148]-[.E148]*[.$D$3]" office:value-type="float" office:value="40.2621229898133" calcext:value-type="float">
            <text:p>40,26</text:p>
          </table:table-cell>
          <table:table-cell table:number-columns-repeated="6"/>
        </table:table-row>
        <table:table-row table:style-name="ro1">
          <table:table-cell table:formula="of:=IF([.E150]&lt;[.E149];[.A149]+1;0)" office:value-type="float" office:value="48" calcext:value-type="float">
            <text:p>48,00</text:p>
          </table:table-cell>
          <table:table-cell table:formula="of:=IF([.D150]&lt;[.D149];[.B149]+1;0)" office:value-type="float" office:value="93" calcext:value-type="float">
            <text:p>93,00</text:p>
          </table:table-cell>
          <table:table-cell office:value-type="float" office:value="145" calcext:value-type="float">
            <text:p>145</text:p>
          </table:table-cell>
          <table:table-cell table:formula="of:=[.D149]+[.$D$1]*[.D149]-[.$D$2]*[.E149]*[.D149]" office:value-type="float" office:value="82.4239358173011" calcext:value-type="float">
            <text:p>82,42</text:p>
          </table:table-cell>
          <table:table-cell table:formula="of:=[.E149]+[.$D$2]*[.E149]*[.D149]-[.E149]*[.$D$3]" office:value-type="float" office:value="39.9085156573087" calcext:value-type="float">
            <text:p>39,91</text:p>
          </table:table-cell>
          <table:table-cell table:number-columns-repeated="6"/>
        </table:table-row>
        <table:table-row table:style-name="ro1">
          <table:table-cell table:formula="of:=IF([.E151]&lt;[.E150];[.A150]+1;0)" office:value-type="float" office:value="49" calcext:value-type="float">
            <text:p>49,00</text:p>
          </table:table-cell>
          <table:table-cell table:formula="of:=IF([.D151]&lt;[.D150];[.B150]+1;0)" office:value-type="float" office:value="0" calcext:value-type="float">
            <text:p>0,00</text:p>
          </table:table-cell>
          <table:table-cell office:value-type="float" office:value="146" calcext:value-type="float">
            <text:p>146</text:p>
          </table:table-cell>
          <table:table-cell table:formula="of:=[.D150]+[.$D$1]*[.D150]-[.$D$2]*[.E150]*[.D150]" office:value-type="float" office:value="82.4277060670963" calcext:value-type="float">
            <text:p>82,43</text:p>
          </table:table-cell>
          <table:table-cell table:formula="of:=[.E150]+[.$D$2]*[.E150]*[.D150]-[.E150]*[.$D$3]" office:value-type="float" office:value="39.5577983409941" calcext:value-type="float">
            <text:p>39,56</text:p>
          </table:table-cell>
          <table:table-cell table:number-columns-repeated="6"/>
        </table:table-row>
        <table:table-row table:style-name="ro1">
          <table:table-cell table:formula="of:=IF([.E152]&lt;[.E151];[.A151]+1;0)" office:value-type="float" office:value="50" calcext:value-type="float">
            <text:p>50,00</text:p>
          </table:table-cell>
          <table:table-cell table:formula="of:=IF([.D152]&lt;[.D151];[.B151]+1;0)" office:value-type="float" office:value="0" calcext:value-type="float">
            <text:p>0,00</text:p>
          </table:table-cell>
          <table:table-cell office:value-type="float" office:value="147" calcext:value-type="float">
            <text:p>147</text:p>
          </table:table-cell>
          <table:table-cell table:formula="of:=[.D151]+[.$D$1]*[.D151]-[.$D$2]*[.E151]*[.D151]" office:value-type="float" office:value="82.4459309012817" calcext:value-type="float">
            <text:p>82,45</text:p>
          </table:table-cell>
          <table:table-cell table:formula="of:=[.E151]+[.$D$2]*[.E151]*[.D151]-[.E151]*[.$D$3]" office:value-type="float" office:value="39.2102377111009" calcext:value-type="float">
            <text:p>39,21</text:p>
          </table:table-cell>
          <table:table-cell table:number-columns-repeated="6"/>
        </table:table-row>
        <table:table-row table:style-name="ro1">
          <table:table-cell table:formula="of:=IF([.E153]&lt;[.E152];[.A152]+1;0)" office:value-type="float" office:value="51" calcext:value-type="float">
            <text:p>51,00</text:p>
          </table:table-cell>
          <table:table-cell table:formula="of:=IF([.D153]&lt;[.D152];[.B152]+1;0)" office:value-type="float" office:value="0" calcext:value-type="float">
            <text:p>0,00</text:p>
          </table:table-cell>
          <table:table-cell office:value-type="float" office:value="148" calcext:value-type="float">
            <text:p>148</text:p>
          </table:table-cell>
          <table:table-cell table:formula="of:=[.D152]+[.$D$1]*[.D152]-[.$D$2]*[.E152]*[.D152]" office:value-type="float" office:value="82.4784872448312" calcext:value-type="float">
            <text:p>82,48</text:p>
          </table:table-cell>
          <table:table-cell table:formula="of:=[.E152]+[.$D$2]*[.E152]*[.D152]-[.E152]*[.$D$3]" office:value-type="float" office:value="38.866088100022" calcext:value-type="float">
            <text:p>38,87</text:p>
          </table:table-cell>
          <table:table-cell table:number-columns-repeated="6"/>
        </table:table-row>
        <table:table-row table:style-name="ro1">
          <table:table-cell table:formula="of:=IF([.E154]&lt;[.E153];[.A153]+1;0)" office:value-type="float" office:value="52" calcext:value-type="float">
            <text:p>52,00</text:p>
          </table:table-cell>
          <table:table-cell table:formula="of:=IF([.D154]&lt;[.D153];[.B153]+1;0)" office:value-type="float" office:value="0" calcext:value-type="float">
            <text:p>0,00</text:p>
          </table:table-cell>
          <table:table-cell office:value-type="float" office:value="149" calcext:value-type="float">
            <text:p>149</text:p>
          </table:table-cell>
          <table:table-cell table:formula="of:=[.D153]+[.$D$1]*[.D153]-[.$D$2]*[.E153]*[.D153]" office:value-type="float" office:value="82.5252489139208" calcext:value-type="float">
            <text:p>82,53</text:p>
          </table:table-cell>
          <table:table-cell table:formula="of:=[.E153]+[.$D$2]*[.E153]*[.D153]-[.E153]*[.$D$3]" office:value-type="float" office:value="38.5255917708279" calcext:value-type="float">
            <text:p>38,53</text:p>
          </table:table-cell>
          <table:table-cell table:number-columns-repeated="6"/>
        </table:table-row>
        <table:table-row table:style-name="ro1">
          <table:table-cell table:formula="of:=IF([.E155]&lt;[.E154];[.A154]+1;0)" office:value-type="float" office:value="53" calcext:value-type="float">
            <text:p>53,00</text:p>
          </table:table-cell>
          <table:table-cell table:formula="of:=IF([.D155]&lt;[.D154];[.B154]+1;0)" office:value-type="float" office:value="0" calcext:value-type="float">
            <text:p>0,00</text:p>
          </table:table-cell>
          <table:table-cell office:value-type="float" office:value="150" calcext:value-type="float">
            <text:p>150</text:p>
          </table:table-cell>
          <table:table-cell table:formula="of:=[.D154]+[.$D$1]*[.D154]-[.$D$2]*[.E154]*[.D154]" office:value-type="float" office:value="82.5860868669774" calcext:value-type="float">
            <text:p>82,59</text:p>
          </table:table-cell>
          <table:table-cell table:formula="of:=[.E154]+[.$D$2]*[.E154]*[.D154]-[.E154]*[.$D$3]" office:value-type="float" office:value="38.1889792075084" calcext:value-type="float">
            <text:p>38,19</text:p>
          </table:table-cell>
          <table:table-cell table:number-columns-repeated="6"/>
        </table:table-row>
        <table:table-row table:style-name="ro1">
          <table:table-cell table:formula="of:=IF([.E156]&lt;[.E155];[.A155]+1;0)" office:value-type="float" office:value="54" calcext:value-type="float">
            <text:p>54,00</text:p>
          </table:table-cell>
          <table:table-cell table:formula="of:=IF([.D156]&lt;[.D155];[.B155]+1;0)" office:value-type="float" office:value="0" calcext:value-type="float">
            <text:p>0,00</text:p>
          </table:table-cell>
          <table:table-cell office:value-type="float" office:value="151" calcext:value-type="float">
            <text:p>151</text:p>
          </table:table-cell>
          <table:table-cell table:formula="of:=[.D155]+[.$D$1]*[.D155]-[.$D$2]*[.E155]*[.D155]" office:value-type="float" office:value="82.6608694272207" calcext:value-type="float">
            <text:p>82,66</text:p>
          </table:table-cell>
          <table:table-cell table:formula="of:=[.E155]+[.$D$2]*[.E155]*[.D155]-[.E155]*[.$D$3]" office:value-type="float" office:value="37.8564694242292" calcext:value-type="float">
            <text:p>37,86</text:p>
          </table:table-cell>
          <table:table-cell table:number-columns-repeated="6"/>
        </table:table-row>
        <table:table-row table:style-name="ro1">
          <table:table-cell table:formula="of:=IF([.E157]&lt;[.E156];[.A156]+1;0)" office:value-type="float" office:value="55" calcext:value-type="float">
            <text:p>55,00</text:p>
          </table:table-cell>
          <table:table-cell table:formula="of:=IF([.D157]&lt;[.D156];[.B156]+1;0)" office:value-type="float" office:value="0" calcext:value-type="float">
            <text:p>0,00</text:p>
          </table:table-cell>
          <table:table-cell office:value-type="float" office:value="152" calcext:value-type="float">
            <text:p>152</text:p>
          </table:table-cell>
          <table:table-cell table:formula="of:=[.D156]+[.$D$1]*[.D156]-[.$D$2]*[.E156]*[.D156]" office:value-type="float" office:value="82.7494624777392" calcext:value-type="float">
            <text:p>82,75</text:p>
          </table:table-cell>
          <table:table-cell table:formula="of:=[.E156]+[.$D$2]*[.E156]*[.D156]-[.E156]*[.$D$3]" office:value-type="float" office:value="37.5282702910436" calcext:value-type="float">
            <text:p>37,53</text:p>
          </table:table-cell>
          <table:table-cell table:number-columns-repeated="6"/>
        </table:table-row>
        <table:table-row table:style-name="ro1">
          <table:table-cell table:formula="of:=IF([.E158]&lt;[.E157];[.A157]+1;0)" office:value-type="float" office:value="56" calcext:value-type="float">
            <text:p>56,00</text:p>
          </table:table-cell>
          <table:table-cell table:formula="of:=IF([.D158]&lt;[.D157];[.B157]+1;0)" office:value-type="float" office:value="0" calcext:value-type="float">
            <text:p>0,00</text:p>
          </table:table-cell>
          <table:table-cell office:value-type="float" office:value="153" calcext:value-type="float">
            <text:p>153</text:p>
          </table:table-cell>
          <table:table-cell table:formula="of:=[.D157]+[.$D$1]*[.D157]-[.$D$2]*[.E157]*[.D157]" office:value-type="float" office:value="82.8517296301424" calcext:value-type="float">
            <text:p>82,85</text:p>
          </table:table-cell>
          <table:table-cell table:formula="of:=[.E157]+[.$D$2]*[.E157]*[.D157]-[.E157]*[.$D$3]" office:value-type="float" office:value="37.204578873643" calcext:value-type="float">
            <text:p>37,20</text:p>
          </table:table-cell>
          <table:table-cell table:number-columns-repeated="6"/>
        </table:table-row>
        <table:table-row table:style-name="ro1">
          <table:table-cell table:formula="of:=IF([.E159]&lt;[.E158];[.A158]+1;0)" office:value-type="float" office:value="57" calcext:value-type="float">
            <text:p>57,00</text:p>
          </table:table-cell>
          <table:table-cell table:formula="of:=IF([.D159]&lt;[.D158];[.B158]+1;0)" office:value-type="float" office:value="0" calcext:value-type="float">
            <text:p>0,00</text:p>
          </table:table-cell>
          <table:table-cell office:value-type="float" office:value="154" calcext:value-type="float">
            <text:p>154</text:p>
          </table:table-cell>
          <table:table-cell table:formula="of:=[.D158]+[.$D$1]*[.D158]-[.$D$2]*[.E158]*[.D158]" office:value-type="float" office:value="82.967532367824" calcext:value-type="float">
            <text:p>82,97</text:p>
          </table:table-cell>
          <table:table-cell table:formula="of:=[.E158]+[.$D$2]*[.E158]*[.D158]-[.E158]*[.$D$3]" office:value-type="float" office:value="36.885581784882" calcext:value-type="float">
            <text:p>36,89</text:p>
          </table:table-cell>
          <table:table-cell table:number-columns-repeated="6"/>
        </table:table-row>
        <table:table-row table:style-name="ro1">
          <table:table-cell table:formula="of:=IF([.E160]&lt;[.E159];[.A159]+1;0)" office:value-type="float" office:value="58" calcext:value-type="float">
            <text:p>58,00</text:p>
          </table:table-cell>
          <table:table-cell table:formula="of:=IF([.D160]&lt;[.D159];[.B159]+1;0)" office:value-type="float" office:value="0" calcext:value-type="float">
            <text:p>0,00</text:p>
          </table:table-cell>
          <table:table-cell office:value-type="float" office:value="155" calcext:value-type="float">
            <text:p>155</text:p>
          </table:table-cell>
          <table:table-cell table:formula="of:=[.D159]+[.$D$1]*[.D159]-[.$D$2]*[.E159]*[.D159]" office:value-type="float" office:value="83.0967301648589" calcext:value-type="float">
            <text:p>83,10</text:p>
          </table:table-cell>
          <table:table-cell table:formula="of:=[.E159]+[.$D$2]*[.E159]*[.D159]-[.E159]*[.$D$3]" office:value-type="float" office:value="36.5714555459596" calcext:value-type="float">
            <text:p>36,57</text:p>
          </table:table-cell>
          <table:table-cell table:number-columns-repeated="6"/>
        </table:table-row>
        <table:table-row table:style-name="ro1">
          <table:table-cell table:formula="of:=IF([.E161]&lt;[.E160];[.A160]+1;0)" office:value-type="float" office:value="59" calcext:value-type="float">
            <text:p>59,00</text:p>
          </table:table-cell>
          <table:table-cell table:formula="of:=IF([.D161]&lt;[.D160];[.B160]+1;0)" office:value-type="float" office:value="0" calcext:value-type="float">
            <text:p>0,00</text:p>
          </table:table-cell>
          <table:table-cell office:value-type="float" office:value="156" calcext:value-type="float">
            <text:p>156</text:p>
          </table:table-cell>
          <table:table-cell table:formula="of:=[.D160]+[.$D$1]*[.D160]-[.$D$2]*[.E160]*[.D160]" office:value-type="float" office:value="83.2391805815367" calcext:value-type="float">
            <text:p>83,24</text:p>
          </table:table-cell>
          <table:table-cell table:formula="of:=[.E160]+[.$D$2]*[.E160]*[.D160]-[.E160]*[.$D$3]" office:value-type="float" office:value="36.2623669552809" calcext:value-type="float">
            <text:p>36,26</text:p>
          </table:table-cell>
          <table:table-cell table:number-columns-repeated="6"/>
        </table:table-row>
        <table:table-row table:style-name="ro1">
          <table:table-cell table:formula="of:=IF([.E162]&lt;[.E161];[.A161]+1;0)" office:value-type="float" office:value="60" calcext:value-type="float">
            <text:p>60,00</text:p>
          </table:table-cell>
          <table:table-cell table:formula="of:=IF([.D162]&lt;[.D161];[.B161]+1;0)" office:value-type="float" office:value="0" calcext:value-type="float">
            <text:p>0,00</text:p>
          </table:table-cell>
          <table:table-cell office:value-type="float" office:value="157" calcext:value-type="float">
            <text:p>157</text:p>
          </table:table-cell>
          <table:table-cell table:formula="of:=[.D161]+[.$D$1]*[.D161]-[.$D$2]*[.E161]*[.D161]" office:value-type="float" office:value="83.3947393375152" calcext:value-type="float">
            <text:p>83,39</text:p>
          </table:table-cell>
          <table:table-cell table:formula="of:=[.E161]+[.$D$2]*[.E161]*[.D161]-[.E161]*[.$D$3]" office:value-type="float" office:value="35.9584734631692" calcext:value-type="float">
            <text:p>35,96</text:p>
          </table:table-cell>
          <table:table-cell table:number-columns-repeated="6"/>
        </table:table-row>
        <table:table-row table:style-name="ro1">
          <table:table-cell table:formula="of:=IF([.E163]&lt;[.E162];[.A162]+1;0)" office:value-type="float" office:value="61" calcext:value-type="float">
            <text:p>61,00</text:p>
          </table:table-cell>
          <table:table-cell table:formula="of:=IF([.D163]&lt;[.D162];[.B162]+1;0)" office:value-type="float" office:value="0" calcext:value-type="float">
            <text:p>0,00</text:p>
          </table:table-cell>
          <table:table-cell office:value-type="float" office:value="158" calcext:value-type="float">
            <text:p>158</text:p>
          </table:table-cell>
          <table:table-cell table:formula="of:=[.D162]+[.$D$1]*[.D162]-[.$D$2]*[.E162]*[.D162]" office:value-type="float" office:value="83.5632603635475" calcext:value-type="float">
            <text:p>83,56</text:p>
          </table:table-cell>
          <table:table-cell table:formula="of:=[.E162]+[.$D$2]*[.E162]*[.D162]-[.E162]*[.$D$3]" office:value-type="float" office:value="35.6599235507287" calcext:value-type="float">
            <text:p>35,66</text:p>
          </table:table-cell>
          <table:table-cell table:number-columns-repeated="6"/>
        </table:table-row>
        <table:table-row table:style-name="ro1">
          <table:table-cell table:formula="of:=IF([.E164]&lt;[.E163];[.A163]+1;0)" office:value-type="float" office:value="62" calcext:value-type="float">
            <text:p>62,00</text:p>
          </table:table-cell>
          <table:table-cell table:formula="of:=IF([.D164]&lt;[.D163];[.B163]+1;0)" office:value-type="float" office:value="0" calcext:value-type="float">
            <text:p>0,00</text:p>
          </table:table-cell>
          <table:table-cell office:value-type="float" office:value="159" calcext:value-type="float">
            <text:p>159</text:p>
          </table:table-cell>
          <table:table-cell table:formula="of:=[.D163]+[.$D$1]*[.D163]-[.$D$2]*[.E163]*[.D163]" office:value-type="float" office:value="83.7445958327116" calcext:value-type="float">
            <text:p>83,74</text:p>
          </table:table-cell>
          <table:table-cell table:formula="of:=[.E163]+[.$D$2]*[.E163]*[.D163]-[.E163]*[.$D$3]" office:value-type="float" office:value="35.3668571112991" calcext:value-type="float">
            <text:p>35,37</text:p>
          </table:table-cell>
          <table:table-cell table:number-columns-repeated="6"/>
        </table:table-row>
        <table:table-row table:style-name="ro1">
          <table:table-cell table:formula="of:=IF([.E165]&lt;[.E164];[.A164]+1;0)" office:value-type="float" office:value="63" calcext:value-type="float">
            <text:p>63,00</text:p>
          </table:table-cell>
          <table:table-cell table:formula="of:=IF([.D165]&lt;[.D164];[.B164]+1;0)" office:value-type="float" office:value="0" calcext:value-type="float">
            <text:p>0,00</text:p>
          </table:table-cell>
          <table:table-cell office:value-type="float" office:value="160" calcext:value-type="float">
            <text:p>160</text:p>
          </table:table-cell>
          <table:table-cell table:formula="of:=[.D164]+[.$D$1]*[.D164]-[.$D$2]*[.E164]*[.D164]" office:value-type="float" office:value="83.9385961720363" calcext:value-type="float">
            <text:p>83,94</text:p>
          </table:table-cell>
          <table:table-cell table:formula="of:=[.E164]+[.$D$2]*[.E164]*[.D164]-[.E164]*[.$D$3]" office:value-type="float" office:value="35.0794058330637" calcext:value-type="float">
            <text:p>35,08</text:p>
          </table:table-cell>
          <table:table-cell table:number-columns-repeated="6"/>
        </table:table-row>
        <table:table-row table:style-name="ro1">
          <table:table-cell table:formula="of:=IF([.E166]&lt;[.E165];[.A165]+1;0)" office:value-type="float" office:value="64" calcext:value-type="float">
            <text:p>64,00</text:p>
          </table:table-cell>
          <table:table-cell table:formula="of:=IF([.D166]&lt;[.D165];[.B165]+1;0)" office:value-type="float" office:value="0" calcext:value-type="float">
            <text:p>0,00</text:p>
          </table:table-cell>
          <table:table-cell office:value-type="float" office:value="161" calcext:value-type="float">
            <text:p>161</text:p>
          </table:table-cell>
          <table:table-cell table:formula="of:=[.D165]+[.$D$1]*[.D165]-[.$D$2]*[.E165]*[.D165]" office:value-type="float" office:value="84.1451100553888" calcext:value-type="float">
            <text:p>84,15</text:p>
          </table:table-cell>
          <table:table-cell table:formula="of:=[.E165]+[.$D$2]*[.E165]*[.D165]-[.E165]*[.$D$3]" office:value-type="float" office:value="34.7976935814988" calcext:value-type="float">
            <text:p>34,80</text:p>
          </table:table-cell>
          <table:table-cell table:number-columns-repeated="6"/>
        </table:table-row>
        <table:table-row table:style-name="ro1">
          <table:table-cell table:formula="of:=IF([.E167]&lt;[.E166];[.A166]+1;0)" office:value-type="float" office:value="65" calcext:value-type="float">
            <text:p>65,00</text:p>
          </table:table-cell>
          <table:table-cell table:formula="of:=IF([.D167]&lt;[.D166];[.B166]+1;0)" office:value-type="float" office:value="0" calcext:value-type="float">
            <text:p>0,00</text:p>
          </table:table-cell>
          <table:table-cell office:value-type="float" office:value="162" calcext:value-type="float">
            <text:p>162</text:p>
          </table:table-cell>
          <table:table-cell table:formula="of:=[.D166]+[.$D$1]*[.D166]-[.$D$2]*[.E166]*[.D166]" office:value-type="float" office:value="84.3639843784521" calcext:value-type="float">
            <text:p>84,36</text:p>
          </table:table-cell>
          <table:table-cell table:formula="of:=[.E166]+[.$D$2]*[.E166]*[.D166]-[.E166]*[.$D$3]" office:value-type="float" office:value="34.5218367804683" calcext:value-type="float">
            <text:p>34,52</text:p>
          </table:table-cell>
          <table:table-cell table:number-columns-repeated="6"/>
        </table:table-row>
        <table:table-row table:style-name="ro1">
          <table:table-cell table:formula="of:=IF([.E168]&lt;[.E167];[.A167]+1;0)" office:value-type="float" office:value="66" calcext:value-type="float">
            <text:p>66,00</text:p>
          </table:table-cell>
          <table:table-cell table:formula="of:=IF([.D168]&lt;[.D167];[.B167]+1;0)" office:value-type="float" office:value="0" calcext:value-type="float">
            <text:p>0,00</text:p>
          </table:table-cell>
          <table:table-cell office:value-type="float" office:value="163" calcext:value-type="float">
            <text:p>163</text:p>
          </table:table-cell>
          <table:table-cell table:formula="of:=[.D167]+[.$D$1]*[.D167]-[.$D$2]*[.E167]*[.D167]" office:value-type="float" office:value="84.5950642165897" calcext:value-type="float">
            <text:p>84,60</text:p>
          </table:table-cell>
          <table:table-cell table:formula="of:=[.E167]+[.$D$2]*[.E167]*[.D167]-[.E167]*[.$D$3]" office:value-type="float" office:value="34.2519447908763" calcext:value-type="float">
            <text:p>34,25</text:p>
          </table:table-cell>
          <table:table-cell table:number-columns-repeated="6"/>
        </table:table-row>
        <table:table-row table:style-name="ro1">
          <table:table-cell table:formula="of:=IF([.E169]&lt;[.E168];[.A168]+1;0)" office:value-type="float" office:value="67" calcext:value-type="float">
            <text:p>67,00</text:p>
          </table:table-cell>
          <table:table-cell table:formula="of:=IF([.D169]&lt;[.D168];[.B168]+1;0)" office:value-type="float" office:value="0" calcext:value-type="float">
            <text:p>0,00</text:p>
          </table:table-cell>
          <table:table-cell office:value-type="float" office:value="164" calcext:value-type="float">
            <text:p>164</text:p>
          </table:table-cell>
          <table:table-cell table:formula="of:=[.D168]+[.$D$1]*[.D168]-[.$D$2]*[.E168]*[.D168]" office:value-type="float" office:value="84.8381927663579" calcext:value-type="float">
            <text:p>84,84</text:p>
          </table:table-cell>
          <table:table-cell table:formula="of:=[.E168]+[.$D$2]*[.E168]*[.D168]-[.E168]*[.$D$3]" office:value-type="float" office:value="33.9881202858961" calcext:value-type="float">
            <text:p>33,99</text:p>
          </table:table-cell>
          <table:table-cell table:number-columns-repeated="6"/>
        </table:table-row>
        <table:table-row table:style-name="ro1">
          <table:table-cell table:formula="of:=IF([.E170]&lt;[.E169];[.A169]+1;0)" office:value-type="float" office:value="68" calcext:value-type="float">
            <text:p>68,00</text:p>
          </table:table-cell>
          <table:table-cell table:formula="of:=IF([.D170]&lt;[.D169];[.B169]+1;0)" office:value-type="float" office:value="0" calcext:value-type="float">
            <text:p>0,00</text:p>
          </table:table-cell>
          <table:table-cell office:value-type="float" office:value="165" calcext:value-type="float">
            <text:p>165</text:p>
          </table:table-cell>
          <table:table-cell table:formula="of:=[.D169]+[.$D$1]*[.D169]-[.$D$2]*[.E169]*[.D169]" office:value-type="float" office:value="85.0932112713945" calcext:value-type="float">
            <text:p>85,09</text:p>
          </table:table-cell>
          <table:table-cell table:formula="of:=[.E169]+[.$D$2]*[.E169]*[.D169]-[.E169]*[.$D$3]" office:value-type="float" office:value="33.7304596218918" calcext:value-type="float">
            <text:p>33,73</text:p>
          </table:table-cell>
          <table:table-cell table:number-columns-repeated="6"/>
        </table:table-row>
        <table:table-row table:style-name="ro1">
          <table:table-cell table:formula="of:=IF([.E171]&lt;[.E170];[.A170]+1;0)" office:value-type="float" office:value="69" calcext:value-type="float">
            <text:p>69,00</text:p>
          </table:table-cell>
          <table:table-cell table:formula="of:=IF([.D171]&lt;[.D170];[.B170]+1;0)" office:value-type="float" office:value="0" calcext:value-type="float">
            <text:p>0,00</text:p>
          </table:table-cell>
          <table:table-cell office:value-type="float" office:value="166" calcext:value-type="float">
            <text:p>166</text:p>
          </table:table-cell>
          <table:table-cell table:formula="of:=[.D170]+[.$D$1]*[.D170]-[.$D$2]*[.E170]*[.D170]" office:value-type="float" office:value="85.3599589333789" calcext:value-type="float">
            <text:p>85,36</text:p>
          </table:table-cell>
          <table:table-cell table:formula="of:=[.E170]+[.$D$2]*[.E170]*[.D170]-[.E170]*[.$D$3]" office:value-type="float" office:value="33.4790532042407" calcext:value-type="float">
            <text:p>33,48</text:p>
          </table:table-cell>
          <table:table-cell table:number-columns-repeated="6"/>
        </table:table-row>
        <table:table-row table:style-name="ro1">
          <table:table-cell table:formula="of:=IF([.E172]&lt;[.E171];[.A171]+1;0)" office:value-type="float" office:value="70" calcext:value-type="float">
            <text:p>70,00</text:p>
          </table:table-cell>
          <table:table-cell table:formula="of:=IF([.D172]&lt;[.D171];[.B171]+1;0)" office:value-type="float" office:value="0" calcext:value-type="float">
            <text:p>0,00</text:p>
          </table:table-cell>
          <table:table-cell office:value-type="float" office:value="167" calcext:value-type="float">
            <text:p>167</text:p>
          </table:table-cell>
          <table:table-cell table:formula="of:=[.D171]+[.$D$1]*[.D171]-[.$D$2]*[.E171]*[.D171]" office:value-type="float" office:value="85.6382728087253" calcext:value-type="float">
            <text:p>85,64</text:p>
          </table:table-cell>
          <table:table-cell table:formula="of:=[.E171]+[.$D$2]*[.E171]*[.D171]-[.E171]*[.$D$3]" office:value-type="float" office:value="33.2339858473498" calcext:value-type="float">
            <text:p>33,23</text:p>
          </table:table-cell>
          <table:table-cell table:number-columns-repeated="6"/>
        </table:table-row>
        <table:table-row table:style-name="ro1">
          <table:table-cell table:formula="of:=IF([.E173]&lt;[.E172];[.A172]+1;0)" office:value-type="float" office:value="71" calcext:value-type="float">
            <text:p>71,00</text:p>
          </table:table-cell>
          <table:table-cell table:formula="of:=IF([.D173]&lt;[.D172];[.B172]+1;0)" office:value-type="float" office:value="0" calcext:value-type="float">
            <text:p>0,00</text:p>
          </table:table-cell>
          <table:table-cell office:value-type="float" office:value="168" calcext:value-type="float">
            <text:p>168</text:p>
          </table:table-cell>
          <table:table-cell table:formula="of:=[.D172]+[.$D$1]*[.D172]-[.$D$2]*[.E172]*[.D172]" office:value-type="float" office:value="85.9279876916415" calcext:value-type="float">
            <text:p>85,93</text:p>
          </table:table-cell>
          <table:table-cell table:formula="of:=[.E172]+[.$D$2]*[.E172]*[.D172]-[.E172]*[.$D$3]" office:value-type="float" office:value="32.9953371282407" calcext:value-type="float">
            <text:p>33,00</text:p>
          </table:table-cell>
          <table:table-cell table:number-columns-repeated="6"/>
        </table:table-row>
        <table:table-row table:style-name="ro1">
          <table:table-cell table:formula="of:=IF([.E174]&lt;[.E173];[.A173]+1;0)" office:value-type="float" office:value="72" calcext:value-type="float">
            <text:p>72,00</text:p>
          </table:table-cell>
          <table:table-cell table:formula="of:=IF([.D174]&lt;[.D173];[.B173]+1;0)" office:value-type="float" office:value="0" calcext:value-type="float">
            <text:p>0,00</text:p>
          </table:table-cell>
          <table:table-cell office:value-type="float" office:value="169" calcext:value-type="float">
            <text:p>169</text:p>
          </table:table-cell>
          <table:table-cell table:formula="of:=[.D173]+[.$D$1]*[.D173]-[.$D$2]*[.E173]*[.D173]" office:value-type="float" office:value="86.2289359841558" calcext:value-type="float">
            <text:p>86,23</text:p>
          </table:table-cell>
          <table:table-cell table:formula="of:=[.E173]+[.$D$2]*[.E173]*[.D173]-[.E173]*[.$D$3]" office:value-type="float" office:value="32.7631817331472" calcext:value-type="float">
            <text:p>32,76</text:p>
          </table:table-cell>
          <table:table-cell table:number-columns-repeated="6"/>
        </table:table-row>
        <table:table-row table:style-name="ro1">
          <table:table-cell table:formula="of:=IF([.E175]&lt;[.E174];[.A174]+1;0)" office:value-type="float" office:value="73" calcext:value-type="float">
            <text:p>73,00</text:p>
          </table:table-cell>
          <table:table-cell table:formula="of:=IF([.D175]&lt;[.D174];[.B174]+1;0)" office:value-type="float" office:value="0" calcext:value-type="float">
            <text:p>0,00</text:p>
          </table:table-cell>
          <table:table-cell office:value-type="float" office:value="170" calcext:value-type="float">
            <text:p>170</text:p>
          </table:table-cell>
          <table:table-cell table:formula="of:=[.D174]+[.$D$1]*[.D174]-[.$D$2]*[.E174]*[.D174]" office:value-type="float" office:value="86.5409475536866" calcext:value-type="float">
            <text:p>86,54</text:p>
          </table:table-cell>
          <table:table-cell table:formula="of:=[.E174]+[.$D$2]*[.E174]*[.D174]-[.E174]*[.$D$3]" office:value-type="float" office:value="32.5375897966422" calcext:value-type="float">
            <text:p>32,54</text:p>
          </table:table-cell>
          <table:table-cell table:number-columns-repeated="6"/>
        </table:table-row>
        <table:table-row table:style-name="ro1">
          <table:table-cell table:formula="of:=IF([.E176]&lt;[.E175];[.A175]+1;0)" office:value-type="float" office:value="74" calcext:value-type="float">
            <text:p>74,00</text:p>
          </table:table-cell>
          <table:table-cell table:formula="of:=IF([.D176]&lt;[.D175];[.B175]+1;0)" office:value-type="float" office:value="0" calcext:value-type="float">
            <text:p>0,00</text:p>
          </table:table-cell>
          <table:table-cell office:value-type="float" office:value="171" calcext:value-type="float">
            <text:p>171</text:p>
          </table:table-cell>
          <table:table-cell table:formula="of:=[.D175]+[.$D$1]*[.D175]-[.$D$2]*[.E175]*[.D175]" office:value-type="float" office:value="86.863849578703" calcext:value-type="float">
            <text:p>86,86</text:p>
          </table:table-cell>
          <table:table-cell table:formula="of:=[.E175]+[.$D$2]*[.E175]*[.D175]-[.E175]*[.$D$3]" office:value-type="float" office:value="32.3186272328674" calcext:value-type="float">
            <text:p>32,32</text:p>
          </table:table-cell>
          <table:table-cell table:number-columns-repeated="6"/>
        </table:table-row>
        <table:table-row table:style-name="ro1">
          <table:table-cell table:formula="of:=IF([.E177]&lt;[.E176];[.A176]+1;0)" office:value-type="float" office:value="75" calcext:value-type="float">
            <text:p>75,00</text:p>
          </table:table-cell>
          <table:table-cell table:formula="of:=IF([.D177]&lt;[.D176];[.B176]+1;0)" office:value-type="float" office:value="0" calcext:value-type="float">
            <text:p>0,00</text:p>
          </table:table-cell>
          <table:table-cell office:value-type="float" office:value="172" calcext:value-type="float">
            <text:p>172</text:p>
          </table:table-cell>
          <table:table-cell table:formula="of:=[.D176]+[.$D$1]*[.D176]-[.$D$2]*[.E176]*[.D176]" office:value-type="float" office:value="87.1974663830041" calcext:value-type="float">
            <text:p>87,20</text:p>
          </table:table-cell>
          <table:table-cell table:formula="of:=[.E176]+[.$D$2]*[.E176]*[.D176]-[.E176]*[.$D$3]" office:value-type="float" office:value="32.106356058497" calcext:value-type="float">
            <text:p>32,11</text:p>
          </table:table-cell>
          <table:table-cell table:number-columns-repeated="6"/>
        </table:table-row>
        <table:table-row table:style-name="ro1">
          <table:table-cell table:formula="of:=IF([.E178]&lt;[.E177];[.A177]+1;0)" office:value-type="float" office:value="76" calcext:value-type="float">
            <text:p>76,00</text:p>
          </table:table-cell>
          <table:table-cell table:formula="of:=IF([.D178]&lt;[.D177];[.B177]+1;0)" office:value-type="float" office:value="0" calcext:value-type="float">
            <text:p>0,00</text:p>
          </table:table-cell>
          <table:table-cell office:value-type="float" office:value="173" calcext:value-type="float">
            <text:p>173</text:p>
          </table:table-cell>
          <table:table-cell table:formula="of:=[.D177]+[.$D$1]*[.D177]-[.$D$2]*[.E177]*[.D177]" office:value-type="float" office:value="87.5416192591184" calcext:value-type="float">
            <text:p>87,54</text:p>
          </table:table-cell>
          <table:table-cell table:formula="of:=[.E177]+[.$D$2]*[.E177]*[.D177]-[.E177]*[.$D$3]" office:value-type="float" office:value="31.9008347071179" calcext:value-type="float">
            <text:p>31,90</text:p>
          </table:table-cell>
          <table:table-cell table:number-columns-repeated="6"/>
        </table:table-row>
        <table:table-row table:style-name="ro1">
          <table:table-cell table:formula="of:=IF([.E179]&lt;[.E178];[.A178]+1;0)" office:value-type="float" office:value="77" calcext:value-type="float">
            <text:p>77,00</text:p>
          </table:table-cell>
          <table:table-cell table:formula="of:=IF([.D179]&lt;[.D178];[.B178]+1;0)" office:value-type="float" office:value="0" calcext:value-type="float">
            <text:p>0,00</text:p>
          </table:table-cell>
          <table:table-cell office:value-type="float" office:value="174" calcext:value-type="float">
            <text:p>174</text:p>
          </table:table-cell>
          <table:table-cell table:formula="of:=[.D178]+[.$D$1]*[.D178]-[.$D$2]*[.E178]*[.D178]" office:value-type="float" office:value="87.8961262813114" calcext:value-type="float">
            <text:p>87,90</text:p>
          </table:table-cell>
          <table:table-cell table:formula="of:=[.E178]+[.$D$2]*[.E178]*[.D178]-[.E178]*[.$D$3]" office:value-type="float" office:value="31.7021183347513" calcext:value-type="float">
            <text:p>31,70</text:p>
          </table:table-cell>
          <table:table-cell table:number-columns-repeated="6"/>
        </table:table-row>
        <table:table-row table:style-name="ro1">
          <table:table-cell table:formula="of:=IF([.E180]&lt;[.E179];[.A179]+1;0)" office:value-type="float" office:value="78" calcext:value-type="float">
            <text:p>78,00</text:p>
          </table:table-cell>
          <table:table-cell table:formula="of:=IF([.D180]&lt;[.D179];[.B179]+1;0)" office:value-type="float" office:value="0" calcext:value-type="float">
            <text:p>0,00</text:p>
          </table:table-cell>
          <table:table-cell office:value-type="float" office:value="175" calcext:value-type="float">
            <text:p>175</text:p>
          </table:table-cell>
          <table:table-cell table:formula="of:=[.D179]+[.$D$1]*[.D179]-[.$D$2]*[.E179]*[.D179]" office:value-type="float" office:value="88.2608021086695" calcext:value-type="float">
            <text:p>88,26</text:p>
          </table:table-cell>
          <table:table-cell table:formula="of:=[.E179]+[.$D$2]*[.E179]*[.D179]-[.E179]*[.$D$3]" office:value-type="float" office:value="31.5102591162819" calcext:value-type="float">
            <text:p>31,51</text:p>
          </table:table-cell>
          <table:table-cell table:number-columns-repeated="6"/>
        </table:table-row>
        <table:table-row table:style-name="ro1">
          <table:table-cell table:formula="of:=IF([.E181]&lt;[.E180];[.A180]+1;0)" office:value-type="float" office:value="79" calcext:value-type="float">
            <text:p>79,00</text:p>
          </table:table-cell>
          <table:table-cell table:formula="of:=IF([.D181]&lt;[.D180];[.B180]+1;0)" office:value-type="float" office:value="0" calcext:value-type="float">
            <text:p>0,00</text:p>
          </table:table-cell>
          <table:table-cell office:value-type="float" office:value="176" calcext:value-type="float">
            <text:p>176</text:p>
          </table:table-cell>
          <table:table-cell table:formula="of:=[.D180]+[.$D$1]*[.D180]-[.$D$2]*[.E180]*[.D180]" office:value-type="float" office:value="88.6354577787153" calcext:value-type="float">
            <text:p>88,64</text:p>
          </table:table-cell>
          <table:table-cell table:formula="of:=[.E180]+[.$D$2]*[.E180]*[.D180]-[.E180]*[.$D$3]" office:value-type="float" office:value="31.3253065325954" calcext:value-type="float">
            <text:p>31,33</text:p>
          </table:table-cell>
          <table:table-cell table:number-columns-repeated="6"/>
        </table:table-row>
        <table:table-row table:style-name="ro1">
          <table:table-cell table:formula="of:=IF([.E182]&lt;[.E181];[.A181]+1;0)" office:value-type="float" office:value="80" calcext:value-type="float">
            <text:p>80,00</text:p>
          </table:table-cell>
          <table:table-cell table:formula="of:=IF([.D182]&lt;[.D181];[.B181]+1;0)" office:value-type="float" office:value="0" calcext:value-type="float">
            <text:p>0,00</text:p>
          </table:table-cell>
          <table:table-cell office:value-type="float" office:value="177" calcext:value-type="float">
            <text:p>177</text:p>
          </table:table-cell>
          <table:table-cell table:formula="of:=[.D181]+[.$D$1]*[.D181]-[.$D$2]*[.E181]*[.D181]" office:value-type="float" office:value="89.0199004920021" calcext:value-type="float">
            <text:p>89,02</text:p>
          </table:table-cell>
          <table:table-cell table:formula="of:=[.E181]+[.$D$2]*[.E181]*[.D181]-[.E181]*[.$D$3]" office:value-type="float" office:value="31.1473076482532" calcext:value-type="float">
            <text:p>31,15</text:p>
          </table:table-cell>
          <table:table-cell table:number-columns-repeated="6"/>
        </table:table-row>
        <table:table-row table:style-name="ro1">
          <table:table-cell table:formula="of:=IF([.E183]&lt;[.E182];[.A182]+1;0)" office:value-type="float" office:value="81" calcext:value-type="float">
            <text:p>81,00</text:p>
          </table:table-cell>
          <table:table-cell table:formula="of:=IF([.D183]&lt;[.D182];[.B182]+1;0)" office:value-type="float" office:value="0" calcext:value-type="float">
            <text:p>0,00</text:p>
          </table:table-cell>
          <table:table-cell office:value-type="float" office:value="178" calcext:value-type="float">
            <text:p>178</text:p>
          </table:table-cell>
          <table:table-cell table:formula="of:=[.D182]+[.$D$1]*[.D182]-[.$D$2]*[.E182]*[.D182]" office:value-type="float" office:value="89.4139333881215" calcext:value-type="float">
            <text:p>89,41</text:p>
          </table:table-cell>
          <table:table-cell table:formula="of:=[.E182]+[.$D$2]*[.E182]*[.D182]-[.E182]*[.$D$3]" office:value-type="float" office:value="30.9763073795612" calcext:value-type="float">
            <text:p>30,98</text:p>
          </table:table-cell>
          <table:table-cell table:number-columns-repeated="6"/>
        </table:table-row>
        <table:table-row table:style-name="ro1">
          <table:table-cell table:formula="of:=IF([.E184]&lt;[.E183];[.A183]+1;0)" office:value-type="float" office:value="82" calcext:value-type="float">
            <text:p>82,00</text:p>
          </table:table-cell>
          <table:table-cell table:formula="of:=IF([.D184]&lt;[.D183];[.B183]+1;0)" office:value-type="float" office:value="0" calcext:value-type="float">
            <text:p>0,00</text:p>
          </table:table-cell>
          <table:table-cell office:value-type="float" office:value="179" calcext:value-type="float">
            <text:p>179</text:p>
          </table:table-cell>
          <table:table-cell table:formula="of:=[.D183]+[.$D$1]*[.D183]-[.$D$2]*[.E183]*[.D183]" office:value-type="float" office:value="89.8173553135609" calcext:value-type="float">
            <text:p>89,82</text:p>
          </table:table-cell>
          <table:table-cell table:formula="of:=[.E183]+[.$D$2]*[.E183]*[.D183]-[.E183]*[.$D$3]" office:value-type="float" office:value="30.8123487529061" calcext:value-type="float">
            <text:p>30,81</text:p>
          </table:table-cell>
          <table:table-cell table:number-columns-repeated="6"/>
        </table:table-row>
        <table:table-row table:style-name="ro1">
          <table:table-cell table:formula="of:=IF([.E185]&lt;[.E184];[.A184]+1;0)" office:value-type="float" office:value="83" calcext:value-type="float">
            <text:p>83,00</text:p>
          </table:table-cell>
          <table:table-cell table:formula="of:=IF([.D185]&lt;[.D184];[.B184]+1;0)" office:value-type="float" office:value="0" calcext:value-type="float">
            <text:p>0,00</text:p>
          </table:table-cell>
          <table:table-cell office:value-type="float" office:value="180" calcext:value-type="float">
            <text:p>180</text:p>
          </table:table-cell>
          <table:table-cell table:formula="of:=[.D184]+[.$D$1]*[.D184]-[.$D$2]*[.E184]*[.D184]" office:value-type="float" office:value="90.2299605818395" calcext:value-type="float">
            <text:p>90,23</text:p>
          </table:table-cell>
          <table:table-cell table:formula="of:=[.E184]+[.$D$2]*[.E184]*[.D184]-[.E184]*[.$D$3]" office:value-type="float" office:value="30.6554731532534" calcext:value-type="float">
            <text:p>30,66</text:p>
          </table:table-cell>
          <table:table-cell table:number-columns-repeated="6"/>
        </table:table-row>
        <table:table-row table:style-name="ro1">
          <table:table-cell table:formula="of:=IF([.E186]&lt;[.E185];[.A185]+1;0)" office:value-type="float" office:value="84" calcext:value-type="float">
            <text:p>84,00</text:p>
          </table:table-cell>
          <table:table-cell table:formula="of:=IF([.D186]&lt;[.D185];[.B185]+1;0)" office:value-type="float" office:value="0" calcext:value-type="float">
            <text:p>0,00</text:p>
          </table:table-cell>
          <table:table-cell office:value-type="float" office:value="181" calcext:value-type="float">
            <text:p>181</text:p>
          </table:table-cell>
          <table:table-cell table:formula="of:=[.D185]+[.$D$1]*[.D185]-[.$D$2]*[.E185]*[.D185]" office:value-type="float" office:value="90.6515387263585" calcext:value-type="float">
            <text:p>90,65</text:p>
          </table:table-cell>
          <table:table-cell table:formula="of:=[.E185]+[.$D$2]*[.E185]*[.D185]-[.E185]*[.$D$3]" office:value-type="float" office:value="30.5057205627086" calcext:value-type="float">
            <text:p>30,51</text:p>
          </table:table-cell>
          <table:table-cell table:number-columns-repeated="6"/>
        </table:table-row>
        <table:table-row table:style-name="ro1">
          <table:table-cell table:formula="of:=IF([.E187]&lt;[.E186];[.A186]+1;0)" office:value-type="float" office:value="85" calcext:value-type="float">
            <text:p>85,00</text:p>
          </table:table-cell>
          <table:table-cell table:formula="of:=IF([.D187]&lt;[.D186];[.B186]+1;0)" office:value-type="float" office:value="0" calcext:value-type="float">
            <text:p>0,00</text:p>
          </table:table-cell>
          <table:table-cell office:value-type="float" office:value="182" calcext:value-type="float">
            <text:p>182</text:p>
          </table:table-cell>
          <table:table-cell table:formula="of:=[.D186]+[.$D$1]*[.D186]-[.$D$2]*[.E186]*[.D186]" office:value-type="float" office:value="91.0818742464027" calcext:value-type="float">
            <text:p>91,08</text:p>
          </table:table-cell>
          <table:table-cell table:formula="of:=[.E186]+[.$D$2]*[.E186]*[.D186]-[.E186]*[.$D$3]" office:value-type="float" office:value="30.3631297890561" calcext:value-type="float">
            <text:p>30,36</text:p>
          </table:table-cell>
          <table:table-cell table:number-columns-repeated="6"/>
        </table:table-row>
        <table:table-row table:style-name="ro1">
          <table:table-cell table:formula="of:=IF([.E188]&lt;[.E187];[.A187]+1;0)" office:value-type="float" office:value="86" calcext:value-type="float">
            <text:p>86,00</text:p>
          </table:table-cell>
          <table:table-cell table:formula="of:=IF([.D188]&lt;[.D187];[.B187]+1;0)" office:value-type="float" office:value="0" calcext:value-type="float">
            <text:p>0,00</text:p>
          </table:table-cell>
          <table:table-cell office:value-type="float" office:value="183" calcext:value-type="float">
            <text:p>183</text:p>
          </table:table-cell>
          <table:table-cell table:formula="of:=[.D187]+[.$D$1]*[.D187]-[.$D$2]*[.E187]*[.D187]" office:value-type="float" office:value="91.5207463467437" calcext:value-type="float">
            <text:p>91,52</text:p>
          </table:table-cell>
          <table:table-cell table:formula="of:=[.E187]+[.$D$2]*[.E187]*[.D187]-[.E187]*[.$D$3]" office:value-type="float" office:value="30.2277386841903" calcext:value-type="float">
            <text:p>30,23</text:p>
          </table:table-cell>
          <table:table-cell table:number-columns-repeated="6"/>
        </table:table-row>
        <table:table-row table:style-name="ro1">
          <table:table-cell table:formula="of:=IF([.E189]&lt;[.E188];[.A188]+1;0)" office:value-type="float" office:value="87" calcext:value-type="float">
            <text:p>87,00</text:p>
          </table:table-cell>
          <table:table-cell table:formula="of:=IF([.D189]&lt;[.D188];[.B188]+1;0)" office:value-type="float" office:value="0" calcext:value-type="float">
            <text:p>0,00</text:p>
          </table:table-cell>
          <table:table-cell office:value-type="float" office:value="184" calcext:value-type="float">
            <text:p>184</text:p>
          </table:table-cell>
          <table:table-cell table:formula="of:=[.D188]+[.$D$1]*[.D188]-[.$D$2]*[.E188]*[.D188]" office:value-type="float" office:value="91.9679286713029" calcext:value-type="float">
            <text:p>91,97</text:p>
          </table:table-cell>
          <table:table-cell table:formula="of:=[.E188]+[.$D$2]*[.E188]*[.D188]-[.E188]*[.$D$3]" office:value-type="float" office:value="30.0995843523565" calcext:value-type="float">
            <text:p>30,10</text:p>
          </table:table-cell>
          <table:table-cell table:number-columns-repeated="6"/>
        </table:table-row>
        <table:table-row table:style-name="ro1">
          <table:table-cell table:formula="of:=IF([.E190]&lt;[.E189];[.A189]+1;0)" office:value-type="float" office:value="88" calcext:value-type="float">
            <text:p>88,00</text:p>
          </table:table-cell>
          <table:table-cell table:formula="of:=IF([.D190]&lt;[.D189];[.B189]+1;0)" office:value-type="float" office:value="0" calcext:value-type="float">
            <text:p>0,00</text:p>
          </table:table-cell>
          <table:table-cell office:value-type="float" office:value="185" calcext:value-type="float">
            <text:p>185</text:p>
          </table:table-cell>
          <table:table-cell table:formula="of:=[.D189]+[.$D$1]*[.D189]-[.$D$2]*[.E189]*[.D189]" office:value-type="float" office:value="92.4231890313523" calcext:value-type="float">
            <text:p>92,42</text:p>
          </table:table-cell>
          <table:table-cell table:formula="of:=[.E189]+[.$D$2]*[.E189]*[.D189]-[.E189]*[.$D$3]" office:value-type="float" office:value="29.9787033481153" calcext:value-type="float">
            <text:p>29,98</text:p>
          </table:table-cell>
          <table:table-cell table:number-columns-repeated="6"/>
        </table:table-row>
        <table:table-row table:style-name="ro1">
          <table:table-cell table:formula="of:=IF([.E191]&lt;[.E190];[.A190]+1;0)" office:value-type="float" office:value="89" calcext:value-type="float">
            <text:p>89,00</text:p>
          </table:table-cell>
          <table:table-cell table:formula="of:=IF([.D191]&lt;[.D190];[.B190]+1;0)" office:value-type="float" office:value="0" calcext:value-type="float">
            <text:p>0,00</text:p>
          </table:table-cell>
          <table:table-cell office:value-type="float" office:value="186" calcext:value-type="float">
            <text:p>186</text:p>
          </table:table-cell>
          <table:table-cell table:formula="of:=[.D190]+[.$D$1]*[.D190]-[.$D$2]*[.E190]*[.D190]" office:value-type="float" office:value="92.8862891287505" calcext:value-type="float">
            <text:p>92,89</text:p>
          </table:table-cell>
          <table:table-cell table:formula="of:=[.E190]+[.$D$2]*[.E190]*[.D190]-[.E190]*[.$D$3]" office:value-type="float" office:value="29.8651318639384" calcext:value-type="float">
            <text:p>29,87</text:p>
          </table:table-cell>
          <table:table-cell table:number-columns-repeated="6"/>
        </table:table-row>
        <table:table-row table:style-name="ro1">
          <table:table-cell table:formula="of:=IF([.E192]&lt;[.E191];[.A191]+1;0)" office:value-type="float" office:value="90" calcext:value-type="float">
            <text:p>90,00</text:p>
          </table:table-cell>
          <table:table-cell table:formula="of:=IF([.D192]&lt;[.D191];[.B191]+1;0)" office:value-type="float" office:value="0" calcext:value-type="float">
            <text:p>0,00</text:p>
          </table:table-cell>
          <table:table-cell office:value-type="float" office:value="187" calcext:value-type="float">
            <text:p>187</text:p>
          </table:table-cell>
          <table:table-cell table:formula="of:=[.D191]+[.$D$1]*[.D191]-[.$D$2]*[.E191]*[.D191]" office:value-type="float" office:value="93.3569842747344" calcext:value-type="float">
            <text:p>93,36</text:p>
          </table:table-cell>
          <table:table-cell table:formula="of:=[.E191]+[.$D$2]*[.E191]*[.D191]-[.E191]*[.$D$3]" office:value-type="float" office:value="29.7589059073325" calcext:value-type="float">
            <text:p>29,76</text:p>
          </table:table-cell>
          <table:table-cell table:number-columns-repeated="6"/>
        </table:table-row>
        <table:table-row table:style-name="ro1">
          <table:table-cell table:formula="of:=IF([.E193]&lt;[.E192];[.A192]+1;0)" office:value-type="float" office:value="91" calcext:value-type="float">
            <text:p>91,00</text:p>
          </table:table-cell>
          <table:table-cell table:formula="of:=IF([.D193]&lt;[.D192];[.B192]+1;0)" office:value-type="float" office:value="0" calcext:value-type="float">
            <text:p>0,00</text:p>
          </table:table-cell>
          <table:table-cell office:value-type="float" office:value="188" calcext:value-type="float">
            <text:p>188</text:p>
          </table:table-cell>
          <table:table-cell table:formula="of:=[.D192]+[.$D$1]*[.D192]-[.$D$2]*[.E192]*[.D192]" office:value-type="float" office:value="93.8350231048171" calcext:value-type="float">
            <text:p>93,84</text:p>
          </table:table-cell>
          <table:table-cell table:formula="of:=[.E192]+[.$D$2]*[.E192]*[.D192]-[.E192]*[.$D$3]" office:value-type="float" office:value="29.660061467378" calcext:value-type="float">
            <text:p>29,66</text:p>
          </table:table-cell>
          <table:table-cell table:number-columns-repeated="6"/>
        </table:table-row>
        <table:table-row table:style-name="ro1">
          <table:table-cell table:formula="of:=IF([.E194]&lt;[.E193];[.A193]+1;0)" office:value-type="float" office:value="92" calcext:value-type="float">
            <text:p>92,00</text:p>
          </table:table-cell>
          <table:table-cell table:formula="of:=IF([.D194]&lt;[.D193];[.B193]+1;0)" office:value-type="float" office:value="0" calcext:value-type="float">
            <text:p>0,00</text:p>
          </table:table-cell>
          <table:table-cell office:value-type="float" office:value="189" calcext:value-type="float">
            <text:p>189</text:p>
          </table:table-cell>
          <table:table-cell table:formula="of:=[.D193]+[.$D$1]*[.D193]-[.$D$2]*[.E193]*[.D193]" office:value-type="float" office:value="94.3201472903726" calcext:value-type="float">
            <text:p>94,32</text:p>
          </table:table-cell>
          <table:table-cell table:formula="of:=[.E193]+[.$D$2]*[.E193]*[.D193]-[.E193]*[.$D$3]" office:value-type="float" office:value="29.5686346705499" calcext:value-type="float">
            <text:p>29,57</text:p>
          </table:table-cell>
          <table:table-cell table:number-columns-repeated="6"/>
        </table:table-row>
        <table:table-row table:style-name="ro1">
          <table:table-cell table:formula="of:=IF([.E195]&lt;[.E194];[.A194]+1;0)" office:value-type="float" office:value="93" calcext:value-type="float">
            <text:p>93,00</text:p>
          </table:table-cell>
          <table:table-cell table:formula="of:=IF([.D195]&lt;[.D194];[.B194]+1;0)" office:value-type="float" office:value="0" calcext:value-type="float">
            <text:p>0,00</text:p>
          </table:table-cell>
          <table:table-cell office:value-type="float" office:value="190" calcext:value-type="float">
            <text:p>190</text:p>
          </table:table-cell>
          <table:table-cell table:formula="of:=[.D194]+[.$D$1]*[.D194]-[.$D$2]*[.E194]*[.D194]" office:value-type="float" office:value="94.8120912475293" calcext:value-type="float">
            <text:p>94,81</text:p>
          </table:table-cell>
          <table:table-cell table:formula="of:=[.E194]+[.$D$2]*[.E194]*[.D194]-[.E194]*[.$D$3]" office:value-type="float" office:value="29.4846619256732" calcext:value-type="float">
            <text:p>29,48</text:p>
          </table:table-cell>
          <table:table-cell table:number-columns-repeated="6"/>
        </table:table-row>
        <table:table-row table:style-name="ro1">
          <table:table-cell table:formula="of:=IF([.E196]&lt;[.E195];[.A195]+1;0)" office:value-type="float" office:value="94" calcext:value-type="float">
            <text:p>94,00</text:p>
          </table:table-cell>
          <table:table-cell table:formula="of:=IF([.D196]&lt;[.D195];[.B195]+1;0)" office:value-type="float" office:value="0" calcext:value-type="float">
            <text:p>0,00</text:p>
          </table:table-cell>
          <table:table-cell office:value-type="float" office:value="191" calcext:value-type="float">
            <text:p>191</text:p>
          </table:table-cell>
          <table:table-cell table:formula="of:=[.D195]+[.$D$1]*[.D195]-[.$D$2]*[.E195]*[.D195]" office:value-type="float" office:value="95.3105818440301" calcext:value-type="float">
            <text:p>95,31</text:p>
          </table:table-cell>
          <table:table-cell table:formula="of:=[.E195]+[.$D$2]*[.E195]*[.D195]-[.E195]*[.$D$3]" office:value-type="float" office:value="29.4081800578392" calcext:value-type="float">
            <text:p>29,41</text:p>
          </table:table-cell>
          <table:table-cell table:number-columns-repeated="6"/>
        </table:table-row>
        <table:table-row table:style-name="ro1">
          <table:table-cell table:formula="of:=IF([.E197]&lt;[.E196];[.A196]+1;0)" office:value-type="float" office:value="95" calcext:value-type="float">
            <text:p>95,00</text:p>
          </table:table-cell>
          <table:table-cell table:formula="of:=IF([.D197]&lt;[.D196];[.B196]+1;0)" office:value-type="float" office:value="0" calcext:value-type="float">
            <text:p>0,00</text:p>
          </table:table-cell>
          <table:table-cell office:value-type="float" office:value="192" calcext:value-type="float">
            <text:p>192</text:p>
          </table:table-cell>
          <table:table-cell table:formula="of:=[.D196]+[.$D$1]*[.D196]-[.$D$2]*[.E196]*[.D196]" office:value-type="float" office:value="95.8153381047674" calcext:value-type="float">
            <text:p>95,82</text:p>
          </table:table-cell>
          <table:table-cell table:formula="of:=[.E196]+[.$D$2]*[.E196]*[.D196]-[.E196]*[.$D$3]" office:value-type="float" office:value="29.3392264310906" calcext:value-type="float">
            <text:p>29,34</text:p>
          </table:table-cell>
          <table:table-cell table:number-columns-repeated="6"/>
        </table:table-row>
        <table:table-row table:style-name="ro1">
          <table:table-cell table:formula="of:=IF([.E198]&lt;[.E197];[.A197]+1;0)" office:value-type="float" office:value="96" calcext:value-type="float">
            <text:p>96,00</text:p>
          </table:table-cell>
          <table:table-cell table:formula="of:=IF([.D198]&lt;[.D197];[.B197]+1;0)" office:value-type="float" office:value="0" calcext:value-type="float">
            <text:p>0,00</text:p>
          </table:table-cell>
          <table:table-cell office:value-type="float" office:value="193" calcext:value-type="float">
            <text:p>193</text:p>
          </table:table-cell>
          <table:table-cell table:formula="of:=[.D197]+[.$D$1]*[.D197]-[.$D$2]*[.E197]*[.D197]" office:value-type="float" office:value="96.3260709167491" calcext:value-type="float">
            <text:p>96,33</text:p>
          </table:table-cell>
          <table:table-cell table:formula="of:=[.E197]+[.$D$2]*[.E197]*[.D197]-[.E197]*[.$D$3]" office:value-type="float" office:value="29.2778390596497" calcext:value-type="float">
            <text:p>29,28</text:p>
          </table:table-cell>
          <table:table-cell table:number-columns-repeated="6"/>
        </table:table-row>
        <table:table-row table:style-name="ro1">
          <table:table-cell table:formula="of:=IF([.E199]&lt;[.E198];[.A198]+1;0)" office:value-type="float" office:value="97" calcext:value-type="float">
            <text:p>97,00</text:p>
          </table:table-cell>
          <table:table-cell table:formula="of:=IF([.D199]&lt;[.D198];[.B198]+1;0)" office:value-type="float" office:value="0" calcext:value-type="float">
            <text:p>0,00</text:p>
          </table:table-cell>
          <table:table-cell office:value-type="float" office:value="194" calcext:value-type="float">
            <text:p>194</text:p>
          </table:table-cell>
          <table:table-cell table:formula="of:=[.D198]+[.$D$1]*[.D198]-[.$D$2]*[.E198]*[.D198]" office:value-type="float" office:value="96.8424827343096" calcext:value-type="float">
            <text:p>96,84</text:p>
          </table:table-cell>
          <table:table-cell table:formula="of:=[.E198]+[.$D$2]*[.E198]*[.D198]-[.E198]*[.$D$3]" office:value-type="float" office:value="29.2240567074417" calcext:value-type="float">
            <text:p>29,22</text:p>
          </table:table-cell>
          <table:table-cell table:number-columns-repeated="6"/>
        </table:table-row>
        <table:table-row table:style-name="ro1">
          <table:table-cell table:formula="of:=IF([.E200]&lt;[.E199];[.A199]+1;0)" office:value-type="float" office:value="98" calcext:value-type="float">
            <text:p>98,00</text:p>
          </table:table-cell>
          <table:table-cell table:formula="of:=IF([.D200]&lt;[.D199];[.B199]+1;0)" office:value-type="float" office:value="0" calcext:value-type="float">
            <text:p>0,00</text:p>
          </table:table-cell>
          <table:table-cell office:value-type="float" office:value="195" calcext:value-type="float">
            <text:p>195</text:p>
          </table:table-cell>
          <table:table-cell table:formula="of:=[.D199]+[.$D$1]*[.D199]-[.$D$2]*[.E199]*[.D199]" office:value-type="float" office:value="97.3642672854373" calcext:value-type="float">
            <text:p>97,36</text:p>
          </table:table-cell>
          <table:table-cell table:formula="of:=[.E199]+[.$D$2]*[.E199]*[.D199]-[.E199]*[.$D$3]" office:value-type="float" office:value="29.1779189756281" calcext:value-type="float">
            <text:p>29,18</text:p>
          </table:table-cell>
          <table:table-cell table:number-columns-repeated="6"/>
        </table:table-row>
        <table:table-row table:style-name="ro1">
          <table:table-cell table:formula="of:=IF([.E201]&lt;[.E200];[.A200]+1;0)" office:value-type="float" office:value="99" calcext:value-type="float">
            <text:p>99,00</text:p>
          </table:table-cell>
          <table:table-cell table:formula="of:=IF([.D201]&lt;[.D200];[.B200]+1;0)" office:value-type="float" office:value="0" calcext:value-type="float">
            <text:p>0,00</text:p>
          </table:table-cell>
          <table:table-cell office:value-type="float" office:value="196" calcext:value-type="float">
            <text:p>196</text:p>
          </table:table-cell>
          <table:table-cell table:formula="of:=[.D200]+[.$D$1]*[.D200]-[.$D$2]*[.E200]*[.D200]" office:value-type="float" office:value="97.8911092801581" calcext:value-type="float">
            <text:p>97,89</text:p>
          </table:table-cell>
          <table:table-cell table:formula="of:=[.E200]+[.$D$2]*[.E200]*[.D200]-[.E200]*[.$D$3]" office:value-type="float" office:value="29.1394663778346" calcext:value-type="float">
            <text:p>29,14</text:p>
          </table:table-cell>
          <table:table-cell table:number-columns-repeated="6"/>
        </table:table-row>
        <table:table-row table:style-name="ro1">
          <table:table-cell table:formula="of:=IF([.E202]&lt;[.E201];[.A201]+1;0)" office:value-type="float" office:value="100" calcext:value-type="float">
            <text:p>100,00</text:p>
          </table:table-cell>
          <table:table-cell table:formula="of:=IF([.D202]&lt;[.D201];[.B201]+1;0)" office:value-type="float" office:value="0" calcext:value-type="float">
            <text:p>0,00</text:p>
          </table:table-cell>
          <table:table-cell office:value-type="float" office:value="197" calcext:value-type="float">
            <text:p>197</text:p>
          </table:table-cell>
          <table:table-cell table:formula="of:=[.D201]+[.$D$1]*[.D201]-[.$D$2]*[.E201]*[.D201]" office:value-type="float" office:value="98.4226841219822" calcext:value-type="float">
            <text:p>98,42</text:p>
          </table:table-cell>
          <table:table-cell table:formula="of:=[.E201]+[.$D$2]*[.E201]*[.D201]-[.E201]*[.$D$3]" office:value-type="float" office:value="29.108740402722" calcext:value-type="float">
            <text:p>29,11</text:p>
          </table:table-cell>
          <table:table-cell table:number-columns-repeated="6"/>
        </table:table-row>
        <table:table-row table:style-name="ro1">
          <table:table-cell table:formula="of:=IF([.E203]&lt;[.E202];[.A202]+1;0)" office:value-type="float" office:value="101" calcext:value-type="float">
            <text:p>101,00</text:p>
          </table:table-cell>
          <table:table-cell table:formula="of:=IF([.D203]&lt;[.D202];[.B202]+1;0)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formula="of:=[.D202]+[.$D$1]*[.D202]-[.$D$2]*[.E202]*[.D202]" office:value-type="float" office:value="98.9586576234989" calcext:value-type="float">
            <text:p>98,96</text:p>
          </table:table-cell>
          <table:table-cell table:formula="of:=[.E202]+[.$D$2]*[.E202]*[.D202]-[.E202]*[.$D$3]" office:value-type="float" office:value="29.0857835635088" calcext:value-type="float">
            <text:p>29,09</text:p>
          </table:table-cell>
          <table:table-cell table:number-columns-repeated="6"/>
        </table:table-row>
        <table:table-row table:style-name="ro1">
          <table:table-cell table:formula="of:=IF([.E204]&lt;[.E203];[.A203]+1;0)" office:value-type="float" office:value="102" calcext:value-type="float">
            <text:p>102,00</text:p>
          </table:table-cell>
          <table:table-cell table:formula="of:=IF([.D204]&lt;[.D203];[.B203]+1;0)" office:value-type="float" office:value="0" calcext:value-type="float">
            <text:p>0,00</text:p>
          </table:table-cell>
          <table:table-cell office:value-type="float" office:value="199" calcext:value-type="float">
            <text:p>199</text:p>
          </table:table-cell>
          <table:table-cell table:formula="of:=[.D203]+[.$D$1]*[.D203]-[.$D$2]*[.E203]*[.D203]" office:value-type="float" office:value="99.4986857272827" calcext:value-type="float">
            <text:p>99,50</text:p>
          </table:table-cell>
          <table:table-cell table:formula="of:=[.E203]+[.$D$2]*[.E203]*[.D203]-[.E203]*[.$D$3]" office:value-type="float" office:value="29.0706394340196" calcext:value-type="float">
            <text:p>29,07</text:p>
          </table:table-cell>
          <table:table-cell table:number-columns-repeated="6"/>
        </table:table-row>
        <table:table-row table:style-name="ro1">
          <table:table-cell table:formula="of:=IF([.E205]&lt;[.E204];[.A204]+1;0)" office:value-type="float" office:value="103" calcext:value-type="float">
            <text:p>103,00</text:p>
          </table:table-cell>
          <table:table-cell table:formula="of:=IF([.D205]&lt;[.D204];[.B204]+1;0)" office:value-type="float" office:value="0" calcext:value-type="float">
            <text:p>0,00</text:p>
          </table:table-cell>
          <table:table-cell office:value-type="float" office:value="200" calcext:value-type="float">
            <text:p>200</text:p>
          </table:table-cell>
          <table:table-cell table:formula="of:=[.D204]+[.$D$1]*[.D204]-[.$D$2]*[.E204]*[.D204]" office:value-type="float" office:value="100.04241423336" calcext:value-type="float">
            <text:p>100,04</text:p>
          </table:table-cell>
          <table:table-cell table:formula="of:=[.E204]+[.$D$2]*[.E204]*[.D204]-[.E204]*[.$D$3]" office:value-type="float" office:value="29.0633526707869" calcext:value-type="float">
            <text:p>29,06</text:p>
          </table:table-cell>
          <table:table-cell table:number-columns-repeated="6"/>
        </table:table-row>
        <table:table-row table:style-name="ro1">
          <table:table-cell table:formula="of:=IF([.E206]&lt;[.E205];[.A205]+1;0)" office:value-type="float" office:value="0" calcext:value-type="float">
            <text:p>0,00</text:p>
          </table:table-cell>
          <table:table-cell table:formula="of:=IF([.D206]&lt;[.D205];[.B205]+1;0)" office:value-type="float" office:value="0" calcext:value-type="float">
            <text:p>0,00</text:p>
          </table:table-cell>
          <table:table-cell office:value-type="float" office:value="201" calcext:value-type="float">
            <text:p>201</text:p>
          </table:table-cell>
          <table:table-cell table:formula="of:=[.D205]+[.$D$1]*[.D205]-[.$D$2]*[.E205]*[.D205]" office:value-type="float" office:value="100.589478534577" calcext:value-type="float">
            <text:p>100,59</text:p>
          </table:table-cell>
          <table:table-cell table:formula="of:=[.E205]+[.$D$2]*[.E205]*[.D205]-[.E205]*[.$D$3]" office:value-type="float" office:value="29.0639690206982" calcext:value-type="float">
            <text:p>29,06</text:p>
          </table:table-cell>
          <table:table-cell table:number-columns-repeated="6"/>
        </table:table-row>
        <table:table-row table:style-name="ro1">
          <table:table-cell table:formula="of:=IF([.E207]&lt;[.E206];[.A206]+1;0)" office:value-type="float" office:value="0" calcext:value-type="float">
            <text:p>0,00</text:p>
          </table:table-cell>
          <table:table-cell table:formula="of:=IF([.D207]&lt;[.D206];[.B206]+1;0)" office:value-type="float" office:value="0" calcext:value-type="float">
            <text:p>0,00</text:p>
          </table:table-cell>
          <table:table-cell office:value-type="float" office:value="202" calcext:value-type="float">
            <text:p>202</text:p>
          </table:table-cell>
          <table:table-cell table:formula="of:=[.D206]+[.$D$1]*[.D206]-[.$D$2]*[.E206]*[.D206]" office:value-type="float" office:value="101.1395033613" calcext:value-type="float">
            <text:p>101,14</text:p>
          </table:table-cell>
          <table:table-cell table:formula="of:=[.E206]+[.$D$2]*[.E206]*[.D206]-[.E206]*[.$D$3]" office:value-type="float" office:value="29.0725353136318" calcext:value-type="float">
            <text:p>29,07</text:p>
          </table:table-cell>
          <table:table-cell table:number-columns-repeated="6"/>
        </table:table-row>
        <table:table-row table:style-name="ro1">
          <table:table-cell table:formula="of:=IF([.E208]&lt;[.E207];[.A207]+1;0)" office:value-type="float" office:value="0" calcext:value-type="float">
            <text:p>0,00</text:p>
          </table:table-cell>
          <table:table-cell table:formula="of:=IF([.D208]&lt;[.D207];[.B207]+1;0)" office:value-type="float" office:value="0" calcext:value-type="float">
            <text:p>0,00</text:p>
          </table:table-cell>
          <table:table-cell office:value-type="float" office:value="203" calcext:value-type="float">
            <text:p>203</text:p>
          </table:table-cell>
          <table:table-cell table:formula="of:=[.D207]+[.$D$1]*[.D207]-[.$D$2]*[.E207]*[.D207]" office:value-type="float" office:value="101.692102536988" calcext:value-type="float">
            <text:p>101,69</text:p>
          </table:table-cell>
          <table:table-cell table:formula="of:=[.E207]+[.$D$2]*[.E207]*[.D207]-[.E207]*[.$D$3]" office:value-type="float" office:value="29.0890994394875" calcext:value-type="float">
            <text:p>29,09</text:p>
          </table:table-cell>
          <table:table-cell table:number-columns-repeated="6"/>
        </table:table-row>
        <table:table-row table:style-name="ro1">
          <table:table-cell table:formula="of:=IF([.E209]&lt;[.E208];[.A208]+1;0)" office:value-type="float" office:value="0" calcext:value-type="float">
            <text:p>0,00</text:p>
          </table:table-cell>
          <table:table-cell table:formula="of:=IF([.D209]&lt;[.D208];[.B208]+1;0)" office:value-type="float" office:value="0" calcext:value-type="float">
            <text:p>0,00</text:p>
          </table:table-cell>
          <table:table-cell office:value-type="float" office:value="204" calcext:value-type="float">
            <text:p>204</text:p>
          </table:table-cell>
          <table:table-cell table:formula="of:=[.D208]+[.$D$1]*[.D208]-[.$D$2]*[.E208]*[.D208]" office:value-type="float" office:value="102.246878746274" calcext:value-type="float">
            <text:p>102,25</text:p>
          </table:table-cell>
          <table:table-cell table:formula="of:=[.E208]+[.$D$2]*[.E208]*[.D208]-[.E208]*[.$D$3]" office:value-type="float" office:value="29.1137103089676" calcext:value-type="float">
            <text:p>29,11</text:p>
          </table:table-cell>
          <table:table-cell table:number-columns-repeated="6"/>
        </table:table-row>
        <table:table-row table:style-name="ro1">
          <table:table-cell table:formula="of:=IF([.E210]&lt;[.E209];[.A209]+1;0)" office:value-type="float" office:value="0" calcext:value-type="float">
            <text:p>0,00</text:p>
          </table:table-cell>
          <table:table-cell table:formula="of:=IF([.D210]&lt;[.D209];[.B209]+1;0)" office:value-type="float" office:value="0" calcext:value-type="float">
            <text:p>0,00</text:p>
          </table:table-cell>
          <table:table-cell office:value-type="float" office:value="205" calcext:value-type="float">
            <text:p>205</text:p>
          </table:table-cell>
          <table:table-cell table:formula="of:=[.D209]+[.$D$1]*[.D209]-[.$D$2]*[.E209]*[.D209]" office:value-type="float" office:value="102.803423317292" calcext:value-type="float">
            <text:p>102,80</text:p>
          </table:table-cell>
          <table:table-cell table:formula="of:=[.E209]+[.$D$2]*[.E209]*[.D209]-[.E209]*[.$D$3]" office:value-type="float" office:value="29.1464177974268" calcext:value-type="float">
            <text:p>29,15</text:p>
          </table:table-cell>
          <table:table-cell table:number-columns-repeated="6"/>
        </table:table-row>
        <table:table-row table:style-name="ro1">
          <table:table-cell table:formula="of:=IF([.E211]&lt;[.E210];[.A210]+1;0)" office:value-type="float" office:value="0" calcext:value-type="float">
            <text:p>0,00</text:p>
          </table:table-cell>
          <table:table-cell table:formula="of:=IF([.D211]&lt;[.D210];[.B210]+1;0)" office:value-type="float" office:value="0" calcext:value-type="float">
            <text:p>0,00</text:p>
          </table:table-cell>
          <table:table-cell office:value-type="float" office:value="206" calcext:value-type="float">
            <text:p>206</text:p>
          </table:table-cell>
          <table:table-cell table:formula="of:=[.D210]+[.$D$1]*[.D210]-[.$D$2]*[.E210]*[.D210]" office:value-type="float" office:value="103.361316020132" calcext:value-type="float">
            <text:p>103,36</text:p>
          </table:table-cell>
          <table:table-cell table:formula="of:=[.E210]+[.$D$2]*[.E210]*[.D210]-[.E210]*[.$D$3]" office:value-type="float" office:value="29.1872726710612" calcext:value-type="float">
            <text:p>29,19</text:p>
          </table:table-cell>
          <table:table-cell table:number-columns-repeated="6"/>
        </table:table-row>
        <table:table-row table:style-name="ro1">
          <table:table-cell table:formula="of:=IF([.E212]&lt;[.E211];[.A211]+1;0)" office:value-type="float" office:value="0" calcext:value-type="float">
            <text:p>0,00</text:p>
          </table:table-cell>
          <table:table-cell table:formula="of:=IF([.D212]&lt;[.D211];[.B211]+1;0)" office:value-type="float" office:value="0" calcext:value-type="float">
            <text:p>0,00</text:p>
          </table:table-cell>
          <table:table-cell office:value-type="float" office:value="207" calcext:value-type="float">
            <text:p>207</text:p>
          </table:table-cell>
          <table:table-cell table:formula="of:=[.D211]+[.$D$1]*[.D211]-[.$D$2]*[.E211]*[.D211]" office:value-type="float" office:value="103.920124883375" calcext:value-type="float">
            <text:p>103,92</text:p>
          </table:table-cell>
          <table:table-cell table:formula="of:=[.E211]+[.$D$2]*[.E211]*[.D211]-[.E211]*[.$D$3]" office:value-type="float" office:value="29.2363264946678" calcext:value-type="float">
            <text:p>29,24</text:p>
          </table:table-cell>
          <table:table-cell table:number-columns-repeated="6"/>
        </table:table-row>
        <table:table-row table:style-name="ro1">
          <table:table-cell table:formula="of:=IF([.E213]&lt;[.E212];[.A212]+1;0)" office:value-type="float" office:value="0" calcext:value-type="float">
            <text:p>0,00</text:p>
          </table:table-cell>
          <table:table-cell table:formula="of:=IF([.D213]&lt;[.D212];[.B212]+1;0)" office:value-type="float" office:value="0" calcext:value-type="float">
            <text:p>0,00</text:p>
          </table:table-cell>
          <table:table-cell office:value-type="float" office:value="208" calcext:value-type="float">
            <text:p>208</text:p>
          </table:table-cell>
          <table:table-cell table:formula="of:=[.D212]+[.$D$1]*[.D212]-[.$D$2]*[.E212]*[.D212]" office:value-type="float" office:value="104.479406030814" calcext:value-type="float">
            <text:p>104,48</text:p>
          </table:table-cell>
          <table:table-cell table:formula="of:=[.E212]+[.$D$2]*[.E212]*[.D212]-[.E212]*[.$D$3]" office:value-type="float" office:value="29.2936315201629" calcext:value-type="float">
            <text:p>29,29</text:p>
          </table:table-cell>
          <table:table-cell table:number-columns-repeated="6"/>
        </table:table-row>
        <table:table-row table:style-name="ro1">
          <table:table-cell table:formula="of:=IF([.E214]&lt;[.E213];[.A213]+1;0)" office:value-type="float" office:value="0" calcext:value-type="float">
            <text:p>0,00</text:p>
          </table:table-cell>
          <table:table-cell table:formula="of:=IF([.D214]&lt;[.D213];[.B213]+1;0)" office:value-type="float" office:value="0" calcext:value-type="float">
            <text:p>0,00</text:p>
          </table:table-cell>
          <table:table-cell office:value-type="float" office:value="209" calcext:value-type="float">
            <text:p>209</text:p>
          </table:table-cell>
          <table:table-cell table:formula="of:=[.D213]+[.$D$1]*[.D213]-[.$D$2]*[.E213]*[.D213]" office:value-type="float" office:value="105.038703540574" calcext:value-type="float">
            <text:p>105,04</text:p>
          </table:table-cell>
          <table:table-cell table:formula="of:=[.E213]+[.$D$2]*[.E213]*[.D213]-[.E213]*[.$D$3]" office:value-type="float" office:value="29.3592405550109" calcext:value-type="float">
            <text:p>29,36</text:p>
          </table:table-cell>
          <table:table-cell table:number-columns-repeated="6"/>
        </table:table-row>
        <table:table-row table:style-name="ro1">
          <table:table-cell table:formula="of:=IF([.E215]&lt;[.E214];[.A214]+1;0)" office:value-type="float" office:value="0" calcext:value-type="float">
            <text:p>0,00</text:p>
          </table:table-cell>
          <table:table-cell table:formula="of:=IF([.D215]&lt;[.D214];[.B214]+1;0)" office:value-type="float" office:value="0" calcext:value-type="float">
            <text:p>0,00</text:p>
          </table:table-cell>
          <table:table-cell office:value-type="float" office:value="210" calcext:value-type="float">
            <text:p>210</text:p>
          </table:table-cell>
          <table:table-cell table:formula="of:=[.D214]+[.$D$1]*[.D214]-[.$D$2]*[.E214]*[.D214]" office:value-type="float" office:value="105.597549328968" calcext:value-type="float">
            <text:p>105,60</text:p>
          </table:table-cell>
          <table:table-cell table:formula="of:=[.E214]+[.$D$2]*[.E214]*[.D214]-[.E214]*[.$D$3]" office:value-type="float" office:value="29.4332068096774" calcext:value-type="float">
            <text:p>29,43</text:p>
          </table:table-cell>
          <table:table-cell table:number-columns-repeated="6"/>
        </table:table-row>
        <table:table-row table:style-name="ro1">
          <table:table-cell table:formula="of:=IF([.E216]&lt;[.E215];[.A215]+1;0)" office:value-type="float" office:value="0" calcext:value-type="float">
            <text:p>0,00</text:p>
          </table:table-cell>
          <table:table-cell table:formula="of:=IF([.D216]&lt;[.D215];[.B215]+1;0)" office:value-type="float" office:value="0" calcext:value-type="float">
            <text:p>0,00</text:p>
          </table:table-cell>
          <table:table-cell office:value-type="float" office:value="211" calcext:value-type="float">
            <text:p>211</text:p>
          </table:table-cell>
          <table:table-cell table:formula="of:=[.D215]+[.$D$1]*[.D215]-[.$D$2]*[.E215]*[.D215]" office:value-type="float" office:value="106.15546306155" calcext:value-type="float">
            <text:p>106,16</text:p>
          </table:table-cell>
          <table:table-cell table:formula="of:=[.E215]+[.$D$2]*[.E215]*[.D215]-[.E215]*[.$D$3]" office:value-type="float" office:value="29.5155837231909" calcext:value-type="float">
            <text:p>29,52</text:p>
          </table:table-cell>
          <table:table-cell table:number-columns-repeated="6"/>
        </table:table-row>
        <table:table-row table:style-name="ro1">
          <table:table-cell table:formula="of:=IF([.E217]&lt;[.E216];[.A216]+1;0)" office:value-type="float" office:value="0" calcext:value-type="float">
            <text:p>0,00</text:p>
          </table:table-cell>
          <table:table-cell table:formula="of:=IF([.D217]&lt;[.D216];[.B216]+1;0)" office:value-type="float" office:value="0" calcext:value-type="float">
            <text:p>0,00</text:p>
          </table:table-cell>
          <table:table-cell office:value-type="float" office:value="212" calcext:value-type="float">
            <text:p>212</text:p>
          </table:table-cell>
          <table:table-cell table:formula="of:=[.D216]+[.$D$1]*[.D216]-[.$D$2]*[.E216]*[.D216]" office:value-type="float" office:value="106.711952093948" calcext:value-type="float">
            <text:p>106,71</text:p>
          </table:table-cell>
          <table:table-cell table:formula="of:=[.E216]+[.$D$2]*[.E216]*[.D216]-[.E216]*[.$D$3]" office:value-type="float" office:value="29.6064247658649" calcext:value-type="float">
            <text:p>29,61</text:p>
          </table:table-cell>
          <table:table-cell table:number-columns-repeated="6"/>
        </table:table-row>
        <table:table-row table:style-name="ro1">
          <table:table-cell table:formula="of:=IF([.E218]&lt;[.E217];[.A217]+1;0)" office:value-type="float" office:value="0" calcext:value-type="float">
            <text:p>0,00</text:p>
          </table:table-cell>
          <table:table-cell table:formula="of:=IF([.D218]&lt;[.D217];[.B217]+1;0)" office:value-type="float" office:value="0" calcext:value-type="float">
            <text:p>0,00</text:p>
          </table:table-cell>
          <table:table-cell office:value-type="float" office:value="213" calcext:value-type="float">
            <text:p>213</text:p>
          </table:table-cell>
          <table:table-cell table:formula="of:=[.D217]+[.$D$1]*[.D217]-[.$D$2]*[.E217]*[.D217]" office:value-type="float" office:value="107.266511445182" calcext:value-type="float">
            <text:p>107,27</text:p>
          </table:table-cell>
          <table:table-cell table:formula="of:=[.E217]+[.$D$2]*[.E217]*[.D217]-[.E217]*[.$D$3]" office:value-type="float" office:value="29.7057832182157" calcext:value-type="float">
            <text:p>29,71</text:p>
          </table:table-cell>
          <table:table-cell table:number-columns-repeated="6"/>
        </table:table-row>
        <table:table-row table:style-name="ro1">
          <table:table-cell table:formula="of:=IF([.E219]&lt;[.E218];[.A218]+1;0)" office:value-type="float" office:value="0" calcext:value-type="float">
            <text:p>0,00</text:p>
          </table:table-cell>
          <table:table-cell table:formula="of:=IF([.D219]&lt;[.D218];[.B218]+1;0)" office:value-type="float" office:value="0" calcext:value-type="float">
            <text:p>0,00</text:p>
          </table:table-cell>
          <table:table-cell office:value-type="float" office:value="214" calcext:value-type="float">
            <text:p>214</text:p>
          </table:table-cell>
          <table:table-cell table:formula="of:=[.D218]+[.$D$1]*[.D218]-[.$D$2]*[.E218]*[.D218]" office:value-type="float" office:value="107.818623806304" calcext:value-type="float">
            <text:p>107,82</text:p>
          </table:table-cell>
          <table:table-cell table:formula="of:=[.E218]+[.$D$2]*[.E218]*[.D218]-[.E218]*[.$D$3]" office:value-type="float" office:value="29.8137119250874" calcext:value-type="float">
            <text:p>29,81</text:p>
          </table:table-cell>
          <table:table-cell table:number-columns-repeated="6"/>
        </table:table-row>
        <table:table-row table:style-name="ro1">
          <table:table-cell table:formula="of:=IF([.E220]&lt;[.E219];[.A219]+1;0)" office:value-type="float" office:value="0" calcext:value-type="float">
            <text:p>0,00</text:p>
          </table:table-cell>
          <table:table-cell table:formula="of:=IF([.D220]&lt;[.D219];[.B219]+1;0)" office:value-type="float" office:value="0" calcext:value-type="float">
            <text:p>0,00</text:p>
          </table:table-cell>
          <table:table-cell office:value-type="float" office:value="215" calcext:value-type="float">
            <text:p>215</text:p>
          </table:table-cell>
          <table:table-cell table:formula="of:=[.D219]+[.$D$1]*[.D219]-[.$D$2]*[.E219]*[.D219]" office:value-type="float" office:value="108.36775958727" calcext:value-type="float">
            <text:p>108,37</text:p>
          </table:table-cell>
          <table:table-cell table:formula="of:=[.E219]+[.$D$2]*[.E219]*[.D219]-[.E219]*[.$D$3]" office:value-type="float" office:value="29.9302630239932" calcext:value-type="float">
            <text:p>29,93</text:p>
          </table:table-cell>
          <table:table-cell table:number-columns-repeated="6"/>
        </table:table-row>
        <table:table-row table:style-name="ro1">
          <table:table-cell table:formula="of:=IF([.E221]&lt;[.E220];[.A220]+1;0)" office:value-type="float" office:value="0" calcext:value-type="float">
            <text:p>0,00</text:p>
          </table:table-cell>
          <table:table-cell table:formula="of:=IF([.D221]&lt;[.D220];[.B220]+1;0)" office:value-type="float" office:value="0" calcext:value-type="float">
            <text:p>0,00</text:p>
          </table:table-cell>
          <table:table-cell office:value-type="float" office:value="216" calcext:value-type="float">
            <text:p>216</text:p>
          </table:table-cell>
          <table:table-cell table:formula="of:=[.D220]+[.$D$1]*[.D220]-[.$D$2]*[.E220]*[.D220]" office:value-type="float" office:value="108.913377005131" calcext:value-type="float">
            <text:p>108,91</text:p>
          </table:table-cell>
          <table:table-cell table:formula="of:=[.E220]+[.$D$2]*[.E220]*[.D220]-[.E220]*[.$D$3]" office:value-type="float" office:value="30.0554876466775" calcext:value-type="float">
            <text:p>30,06</text:p>
          </table:table-cell>
          <table:table-cell table:number-columns-repeated="6"/>
        </table:table-row>
        <table:table-row table:style-name="ro1">
          <table:table-cell table:formula="of:=IF([.E222]&lt;[.E221];[.A221]+1;0)" office:value-type="float" office:value="0" calcext:value-type="float">
            <text:p>0,00</text:p>
          </table:table-cell>
          <table:table-cell table:formula="of:=IF([.D222]&lt;[.D221];[.B221]+1;0)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[.D221]+[.$D$1]*[.D221]-[.$D$2]*[.E221]*[.D221]" office:value-type="float" office:value="109.454922216666" calcext:value-type="float">
            <text:p>109,45</text:p>
          </table:table-cell>
          <table:table-cell table:formula="of:=[.E221]+[.$D$2]*[.E221]*[.D221]-[.E221]*[.$D$3]" office:value-type="float" office:value="30.1894355929114" calcext:value-type="float">
            <text:p>30,19</text:p>
          </table:table-cell>
          <table:table-cell table:number-columns-repeated="6"/>
        </table:table-row>
        <table:table-row table:style-name="ro1">
          <table:table-cell table:formula="of:=IF([.E223]&lt;[.E222];[.A222]+1;0)" office:value-type="float" office:value="0" calcext:value-type="float">
            <text:p>0,00</text:p>
          </table:table-cell>
          <table:table-cell table:formula="of:=IF([.D223]&lt;[.D222];[.B222]+1;0)" office:value-type="float" office:value="0" calcext:value-type="float">
            <text:p>0,00</text:p>
          </table:table-cell>
          <table:table-cell office:value-type="float" office:value="218" calcext:value-type="float">
            <text:p>218</text:p>
          </table:table-cell>
          <table:table-cell table:formula="of:=[.D222]+[.$D$1]*[.D222]-[.$D$2]*[.E222]*[.D222]" office:value-type="float" office:value="109.991829498706" calcext:value-type="float">
            <text:p>109,99</text:p>
          </table:table-cell>
          <table:table-cell table:formula="of:=[.E222]+[.$D$2]*[.E222]*[.D222]-[.E222]*[.$D$3]" office:value-type="float" office:value="30.3321549755595" calcext:value-type="float">
            <text:p>30,33</text:p>
          </table:table-cell>
          <table:table-cell table:number-columns-repeated="6"/>
        </table:table-row>
        <table:table-row table:style-name="ro1">
          <table:table-cell table:formula="of:=IF([.E224]&lt;[.E223];[.A223]+1;0)" office:value-type="float" office:value="0" calcext:value-type="float">
            <text:p>0,00</text:p>
          </table:table-cell>
          <table:table-cell table:formula="of:=IF([.D224]&lt;[.D223];[.B223]+1;0)" office:value-type="float" office:value="0" calcext:value-type="float">
            <text:p>0,00</text:p>
          </table:table-cell>
          <table:table-cell office:value-type="float" office:value="219" calcext:value-type="float">
            <text:p>219</text:p>
          </table:table-cell>
          <table:table-cell table:formula="of:=[.D223]+[.$D$1]*[.D223]-[.$D$2]*[.E223]*[.D223]" office:value-type="float" office:value="110.52352147948" calcext:value-type="float">
            <text:p>110,52</text:p>
          </table:table-cell>
          <table:table-cell table:formula="of:=[.E223]+[.$D$2]*[.E223]*[.D223]-[.E223]*[.$D$3]" office:value-type="float" office:value="30.4836918359815" calcext:value-type="float">
            <text:p>30,48</text:p>
          </table:table-cell>
          <table:table-cell table:number-columns-repeated="6"/>
        </table:table-row>
        <table:table-row table:style-name="ro1">
          <table:table-cell table:formula="of:=IF([.E225]&lt;[.E224];[.A224]+1;0)" office:value-type="float" office:value="0" calcext:value-type="float">
            <text:p>0,00</text:p>
          </table:table-cell>
          <table:table-cell table:formula="of:=IF([.D225]&lt;[.D224];[.B224]+1;0)" office:value-type="float" office:value="0" calcext:value-type="float">
            <text:p>0,00</text:p>
          </table:table-cell>
          <table:table-cell office:value-type="float" office:value="220" calcext:value-type="float">
            <text:p>220</text:p>
          </table:table-cell>
          <table:table-cell table:formula="of:=[.D224]+[.$D$1]*[.D224]-[.$D$2]*[.E224]*[.D224]" office:value-type="float" office:value="111.049409424365" calcext:value-type="float">
            <text:p>111,05</text:p>
          </table:table-cell>
          <table:table-cell table:formula="of:=[.E224]+[.$D$2]*[.E224]*[.D224]-[.E224]*[.$D$3]" office:value-type="float" office:value="30.6440897288864" calcext:value-type="float">
            <text:p>30,64</text:p>
          </table:table-cell>
          <table:table-cell table:number-columns-repeated="6"/>
        </table:table-row>
        <table:table-row table:style-name="ro1">
          <table:table-cell table:formula="of:=IF([.E226]&lt;[.E225];[.A225]+1;0)" office:value-type="float" office:value="0" calcext:value-type="float">
            <text:p>0,00</text:p>
          </table:table-cell>
          <table:table-cell table:formula="of:=IF([.D226]&lt;[.D225];[.B225]+1;0)" office:value-type="float" office:value="0" calcext:value-type="float">
            <text:p>0,00</text:p>
          </table:table-cell>
          <table:table-cell office:value-type="float" office:value="221" calcext:value-type="float">
            <text:p>221</text:p>
          </table:table-cell>
          <table:table-cell table:formula="of:=[.D225]+[.$D$1]*[.D225]-[.$D$2]*[.E225]*[.D225]" office:value-type="float" office:value="111.568893579482" calcext:value-type="float">
            <text:p>111,57</text:p>
          </table:table-cell>
          <table:table-cell table:formula="of:=[.E225]+[.$D$2]*[.E225]*[.D225]-[.E225]*[.$D$3]" office:value-type="float" office:value="30.8133892758121" calcext:value-type="float">
            <text:p>30,81</text:p>
          </table:table-cell>
          <table:table-cell table:number-columns-repeated="6"/>
        </table:table-row>
        <table:table-row table:style-name="ro1">
          <table:table-cell table:formula="of:=IF([.E227]&lt;[.E226];[.A226]+1;0)" office:value-type="float" office:value="0" calcext:value-type="float">
            <text:p>0,00</text:p>
          </table:table-cell>
          <table:table-cell table:formula="of:=IF([.D227]&lt;[.D226];[.B226]+1;0)" office:value-type="float" office:value="0" calcext:value-type="float">
            <text:p>0,00</text:p>
          </table:table-cell>
          <table:table-cell office:value-type="float" office:value="222" calcext:value-type="float">
            <text:p>222</text:p>
          </table:table-cell>
          <table:table-cell table:formula="of:=[.D226]+[.$D$1]*[.D226]-[.$D$2]*[.E226]*[.D226]" office:value-type="float" office:value="112.081363576604" calcext:value-type="float">
            <text:p>112,08</text:p>
          </table:table-cell>
          <table:table-cell table:formula="of:=[.E226]+[.$D$2]*[.E226]*[.D226]-[.E226]*[.$D$3]" office:value-type="float" office:value="30.9916276864896" calcext:value-type="float">
            <text:p>30,99</text:p>
          </table:table-cell>
          <table:table-cell table:number-columns-repeated="6"/>
        </table:table-row>
        <table:table-row table:style-name="ro1">
          <table:table-cell table:formula="of:=IF([.E228]&lt;[.E227];[.A227]+1;0)" office:value-type="float" office:value="0" calcext:value-type="float">
            <text:p>0,00</text:p>
          </table:table-cell>
          <table:table-cell table:formula="of:=IF([.D228]&lt;[.D227];[.B227]+1;0)" office:value-type="float" office:value="0" calcext:value-type="float">
            <text:p>0,00</text:p>
          </table:table-cell>
          <table:table-cell office:value-type="float" office:value="223" calcext:value-type="float">
            <text:p>223</text:p>
          </table:table-cell>
          <table:table-cell table:formula="of:=[.D227]+[.$D$1]*[.D227]-[.$D$2]*[.E227]*[.D227]" office:value-type="float" office:value="112.586198902856" calcext:value-type="float">
            <text:p>112,59</text:p>
          </table:table-cell>
          <table:table-cell table:formula="of:=[.E227]+[.$D$2]*[.E227]*[.D227]-[.E227]*[.$D$3]" office:value-type="float" office:value="31.1788382474452" calcext:value-type="float">
            <text:p>31,18</text:p>
          </table:table-cell>
          <table:table-cell table:number-columns-repeated="6"/>
        </table:table-row>
        <table:table-row table:style-name="ro1">
          <table:table-cell table:formula="of:=IF([.E229]&lt;[.E228];[.A228]+1;0)" office:value-type="float" office:value="0" calcext:value-type="float">
            <text:p>0,00</text:p>
          </table:table-cell>
          <table:table-cell table:formula="of:=IF([.D229]&lt;[.D228];[.B228]+1;0)" office:value-type="float" office:value="0" calcext:value-type="float">
            <text:p>0,00</text:p>
          </table:table-cell>
          <table:table-cell office:value-type="float" office:value="224" calcext:value-type="float">
            <text:p>224</text:p>
          </table:table-cell>
          <table:table-cell table:formula="of:=[.D228]+[.$D$1]*[.D228]-[.$D$2]*[.E228]*[.D228]" office:value-type="float" office:value="113.08276943867" calcext:value-type="float">
            <text:p>113,08</text:p>
          </table:table-cell>
          <table:table-cell table:formula="of:=[.E228]+[.$D$2]*[.E228]*[.D228]-[.E228]*[.$D$3]" office:value-type="float" office:value="31.3750497773164" calcext:value-type="float">
            <text:p>31,38</text:p>
          </table:table-cell>
          <table:table-cell table:number-columns-repeated="6"/>
        </table:table-row>
        <table:table-row table:style-name="ro1">
          <table:table-cell table:formula="of:=IF([.E230]&lt;[.E229];[.A229]+1;0)" office:value-type="float" office:value="0" calcext:value-type="float">
            <text:p>0,00</text:p>
          </table:table-cell>
          <table:table-cell table:formula="of:=IF([.D230]&lt;[.D229];[.B229]+1;0)" office:value-type="float" office:value="0" calcext:value-type="float">
            <text:p>0,00</text:p>
          </table:table-cell>
          <table:table-cell office:value-type="float" office:value="225" calcext:value-type="float">
            <text:p>225</text:p>
          </table:table-cell>
          <table:table-cell table:formula="of:=[.D229]+[.$D$1]*[.D229]-[.$D$2]*[.E229]*[.D229]" office:value-type="float" office:value="113.570436067396" calcext:value-type="float">
            <text:p>113,57</text:p>
          </table:table-cell>
          <table:table-cell table:formula="of:=[.E229]+[.$D$2]*[.E229]*[.D229]-[.E229]*[.$D$3]" office:value-type="float" office:value="31.5802860484981" calcext:value-type="float">
            <text:p>31,58</text:p>
          </table:table-cell>
          <table:table-cell table:number-columns-repeated="6"/>
        </table:table-row>
        <table:table-row table:style-name="ro1">
          <table:table-cell table:formula="of:=IF([.E231]&lt;[.E230];[.A230]+1;0)" office:value-type="float" office:value="0" calcext:value-type="float">
            <text:p>0,00</text:p>
          </table:table-cell>
          <table:table-cell table:formula="of:=IF([.D231]&lt;[.D230];[.B230]+1;0)" office:value-type="float" office:value="0" calcext:value-type="float">
            <text:p>0,00</text:p>
          </table:table-cell>
          <table:table-cell office:value-type="float" office:value="226" calcext:value-type="float">
            <text:p>226</text:p>
          </table:table-cell>
          <table:table-cell table:formula="of:=[.D230]+[.$D$1]*[.D230]-[.$D$2]*[.E230]*[.D230]" office:value-type="float" office:value="114.048551359913" calcext:value-type="float">
            <text:p>114,05</text:p>
          </table:table-cell>
          <table:table-cell table:formula="of:=[.E230]+[.$D$2]*[.E230]*[.D230]-[.E230]*[.$D$3]" office:value-type="float" office:value="31.7945651749037" calcext:value-type="float">
            <text:p>31,79</text:p>
          </table:table-cell>
          <table:table-cell table:number-columns-repeated="6"/>
        </table:table-row>
        <table:table-row table:style-name="ro1">
          <table:table-cell table:formula="of:=IF([.E232]&lt;[.E231];[.A231]+1;0)" office:value-type="float" office:value="0" calcext:value-type="float">
            <text:p>0,00</text:p>
          </table:table-cell>
          <table:table-cell table:formula="of:=IF([.D232]&lt;[.D231];[.B231]+1;0)" office:value-type="float" office:value="0" calcext:value-type="float">
            <text:p>0,00</text:p>
          </table:table-cell>
          <table:table-cell office:value-type="float" office:value="227" calcext:value-type="float">
            <text:p>227</text:p>
          </table:table-cell>
          <table:table-cell table:formula="of:=[.D231]+[.$D$1]*[.D231]-[.$D$2]*[.E231]*[.D231]" office:value-type="float" office:value="114.516460337453" calcext:value-type="float">
            <text:p>114,52</text:p>
          </table:table-cell>
          <table:table-cell table:formula="of:=[.E231]+[.$D$2]*[.E231]*[.D231]-[.E231]*[.$D$3]" office:value-type="float" office:value="32.0178989658166" calcext:value-type="float">
            <text:p>32,02</text:p>
          </table:table-cell>
          <table:table-cell table:number-columns-repeated="6"/>
        </table:table-row>
        <table:table-row table:style-name="ro1">
          <table:table-cell table:formula="of:=IF([.E233]&lt;[.E232];[.A232]+1;0)" office:value-type="float" office:value="0" calcext:value-type="float">
            <text:p>0,00</text:p>
          </table:table-cell>
          <table:table-cell table:formula="of:=IF([.D233]&lt;[.D232];[.B232]+1;0)" office:value-type="float" office:value="0" calcext:value-type="float">
            <text:p>0,00</text:p>
          </table:table-cell>
          <table:table-cell office:value-type="float" office:value="228" calcext:value-type="float">
            <text:p>228</text:p>
          </table:table-cell>
          <table:table-cell table:formula="of:=[.D232]+[.$D$1]*[.D232]-[.$D$2]*[.E232]*[.D232]" office:value-type="float" office:value="114.973501315698" calcext:value-type="float">
            <text:p>114,97</text:p>
          </table:table-cell>
          <table:table-cell table:formula="of:=[.E232]+[.$D$2]*[.E232]*[.D232]-[.E232]*[.$D$3]" office:value-type="float" office:value="32.2502922460295" calcext:value-type="float">
            <text:p>32,25</text:p>
          </table:table-cell>
          <table:table-cell table:number-columns-repeated="6"/>
        </table:table-row>
        <table:table-row table:style-name="ro1">
          <table:table-cell table:formula="of:=IF([.E234]&lt;[.E233];[.A233]+1;0)" office:value-type="float" office:value="0" calcext:value-type="float">
            <text:p>0,00</text:p>
          </table:table-cell>
          <table:table-cell table:formula="of:=IF([.D234]&lt;[.D233];[.B233]+1;0)" office:value-type="float" office:value="0" calcext:value-type="float">
            <text:p>0,00</text:p>
          </table:table-cell>
          <table:table-cell office:value-type="float" office:value="229" calcext:value-type="float">
            <text:p>229</text:p>
          </table:table-cell>
          <table:table-cell table:formula="of:=[.D233]+[.$D$1]*[.D233]-[.$D$2]*[.E233]*[.D233]" office:value-type="float" office:value="115.419006833022" calcext:value-type="float">
            <text:p>115,42</text:p>
          </table:table-cell>
          <table:table-cell table:formula="of:=[.E233]+[.$D$2]*[.E233]*[.D233]-[.E233]*[.$D$3]" office:value-type="float" office:value="32.4917421427183" calcext:value-type="float">
            <text:p>32,49</text:p>
          </table:table-cell>
          <table:table-cell table:number-columns-repeated="6"/>
        </table:table-row>
        <table:table-row table:style-name="ro1">
          <table:table-cell table:formula="of:=IF([.E235]&lt;[.E234];[.A234]+1;0)" office:value-type="float" office:value="0" calcext:value-type="float">
            <text:p>0,00</text:p>
          </table:table-cell>
          <table:table-cell table:formula="of:=IF([.D235]&lt;[.D234];[.B234]+1;0)" office:value-type="float" office:value="0" calcext:value-type="float">
            <text:p>0,00</text:p>
          </table:table-cell>
          <table:table-cell office:value-type="float" office:value="230" calcext:value-type="float">
            <text:p>230</text:p>
          </table:table-cell>
          <table:table-cell table:formula="of:=[.D234]+[.$D$1]*[.D234]-[.$D$2]*[.E234]*[.D234]" office:value-type="float" office:value="115.852304665489" calcext:value-type="float">
            <text:p>115,85</text:p>
          </table:table-cell>
          <table:table-cell table:formula="of:=[.E234]+[.$D$2]*[.E234]*[.D234]-[.E234]*[.$D$3]" office:value-type="float" office:value="32.742237339776" calcext:value-type="float">
            <text:p>32,74</text:p>
          </table:table-cell>
          <table:table-cell table:number-columns-repeated="6"/>
        </table:table-row>
        <table:table-row table:style-name="ro1">
          <table:table-cell table:formula="of:=IF([.E236]&lt;[.E235];[.A235]+1;0)" office:value-type="float" office:value="0" calcext:value-type="float">
            <text:p>0,00</text:p>
          </table:table-cell>
          <table:table-cell table:formula="of:=IF([.D236]&lt;[.D235];[.B235]+1;0)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formula="of:=[.D235]+[.$D$1]*[.D235]-[.$D$2]*[.E235]*[.D235]" office:value-type="float" office:value="116.27271893094" calcext:value-type="float">
            <text:p>116,27</text:p>
          </table:table-cell>
          <table:table-cell table:formula="of:=[.E235]+[.$D$2]*[.E235]*[.D235]-[.E235]*[.$D$3]" office:value-type="float" office:value="33.0017573006459" calcext:value-type="float">
            <text:p>33,00</text:p>
          </table:table-cell>
          <table:table-cell table:number-columns-repeated="6"/>
        </table:table-row>
        <table:table-row table:style-name="ro1">
          <table:table-cell table:formula="of:=IF([.E237]&lt;[.E236];[.A236]+1;0)" office:value-type="float" office:value="0" calcext:value-type="float">
            <text:p>0,00</text:p>
          </table:table-cell>
          <table:table-cell table:formula="of:=IF([.D237]&lt;[.D236];[.B236]+1;0)" office:value-type="float" office:value="0" calcext:value-type="float">
            <text:p>0,00</text:p>
          </table:table-cell>
          <table:table-cell office:value-type="float" office:value="232" calcext:value-type="float">
            <text:p>232</text:p>
          </table:table-cell>
          <table:table-cell table:formula="of:=[.D236]+[.$D$1]*[.D236]-[.$D$2]*[.E236]*[.D236]" office:value-type="float" office:value="116.679571284136" calcext:value-type="float">
            <text:p>116,68</text:p>
          </table:table-cell>
          <table:table-cell table:formula="of:=[.E236]+[.$D$2]*[.E236]*[.D236]-[.E236]*[.$D$3]" office:value-type="float" office:value="33.2702714610362" calcext:value-type="float">
            <text:p>33,27</text:p>
          </table:table-cell>
          <table:table-cell table:number-columns-repeated="6"/>
        </table:table-row>
        <table:table-row table:style-name="ro1">
          <table:table-cell table:formula="of:=IF([.E238]&lt;[.E237];[.A237]+1;0)" office:value-type="float" office:value="0" calcext:value-type="float">
            <text:p>0,00</text:p>
          </table:table-cell>
          <table:table-cell table:formula="of:=IF([.D238]&lt;[.D237];[.B237]+1;0)" office:value-type="float" office:value="0" calcext:value-type="float">
            <text:p>0,00</text:p>
          </table:table-cell>
          <table:table-cell office:value-type="float" office:value="233" calcext:value-type="float">
            <text:p>233</text:p>
          </table:table-cell>
          <table:table-cell table:formula="of:=[.D237]+[.$D$1]*[.D237]-[.$D$2]*[.E237]*[.D237]" office:value-type="float" office:value="117.072182204529" calcext:value-type="float">
            <text:p>117,07</text:p>
          </table:table-cell>
          <table:table-cell table:formula="of:=[.E237]+[.$D$2]*[.E237]*[.D237]-[.E237]*[.$D$3]" office:value-type="float" office:value="33.5477383932746" calcext:value-type="float">
            <text:p>33,55</text:p>
          </table:table-cell>
          <table:table-cell table:number-columns-repeated="6"/>
        </table:table-row>
        <table:table-row table:style-name="ro1">
          <table:table-cell table:formula="of:=IF([.E239]&lt;[.E238];[.A238]+1;0)" office:value-type="float" office:value="0" calcext:value-type="float">
            <text:p>0,00</text:p>
          </table:table-cell>
          <table:table-cell table:formula="of:=IF([.D239]&lt;[.D238];[.B238]+1;0)" office:value-type="float" office:value="0" calcext:value-type="float">
            <text:p>0,00</text:p>
          </table:table-cell>
          <table:table-cell office:value-type="float" office:value="234" calcext:value-type="float">
            <text:p>234</text:p>
          </table:table-cell>
          <table:table-cell table:formula="of:=[.D238]+[.$D$1]*[.D238]-[.$D$2]*[.E238]*[.D238]" office:value-type="float" office:value="117.449872377756" calcext:value-type="float">
            <text:p>117,45</text:p>
          </table:table-cell>
          <table:table-cell table:formula="of:=[.E238]+[.$D$2]*[.E238]*[.D238]-[.E238]*[.$D$3]" office:value-type="float" office:value="33.8341049444746" calcext:value-type="float">
            <text:p>33,83</text:p>
          </table:table-cell>
          <table:table-cell table:number-columns-repeated="6"/>
        </table:table-row>
        <table:table-row table:style-name="ro1">
          <table:table-cell table:formula="of:=IF([.E240]&lt;[.E239];[.A239]+1;0)" office:value-type="float" office:value="0" calcext:value-type="float">
            <text:p>0,00</text:p>
          </table:table-cell>
          <table:table-cell table:formula="of:=IF([.D240]&lt;[.D239];[.B239]+1;0)" office:value-type="float" office:value="0" calcext:value-type="float">
            <text:p>0,00</text:p>
          </table:table-cell>
          <table:table-cell office:value-type="float" office:value="235" calcext:value-type="float">
            <text:p>235</text:p>
          </table:table-cell>
          <table:table-cell table:formula="of:=[.D239]+[.$D$1]*[.D239]-[.$D$2]*[.E239]*[.D239]" office:value-type="float" office:value="117.811964171439" calcext:value-type="float">
            <text:p>117,81</text:p>
          </table:table-cell>
          <table:table-cell table:formula="of:=[.E239]+[.$D$2]*[.E239]*[.D239]-[.E239]*[.$D$3]" office:value-type="float" office:value="34.1293053511229" calcext:value-type="float">
            <text:p>34,13</text:p>
          </table:table-cell>
          <table:table-cell table:number-columns-repeated="6"/>
        </table:table-row>
        <table:table-row table:style-name="ro1">
          <table:table-cell table:formula="of:=IF([.E241]&lt;[.E240];[.A240]+1;0)" office:value-type="float" office:value="0" calcext:value-type="float">
            <text:p>0,00</text:p>
          </table:table-cell>
          <table:table-cell table:formula="of:=IF([.D241]&lt;[.D240];[.B240]+1;0)" office:value-type="float" office:value="0" calcext:value-type="float">
            <text:p>0,00</text:p>
          </table:table-cell>
          <table:table-cell office:value-type="float" office:value="236" calcext:value-type="float">
            <text:p>236</text:p>
          </table:table-cell>
          <table:table-cell table:formula="of:=[.D240]+[.$D$1]*[.D240]-[.$D$2]*[.E240]*[.D240]" office:value-type="float" office:value="118.157783205256" calcext:value-type="float">
            <text:p>118,16</text:p>
          </table:table-cell>
          <table:table-cell table:formula="of:=[.E240]+[.$D$2]*[.E240]*[.D240]-[.E240]*[.$D$3]" office:value-type="float" office:value="34.4332603331781" calcext:value-type="float">
            <text:p>34,43</text:p>
          </table:table-cell>
          <table:table-cell table:number-columns-repeated="6"/>
        </table:table-row>
        <table:table-row table:style-name="ro1">
          <table:table-cell table:formula="of:=IF([.E242]&lt;[.E241];[.A241]+1;0)" office:value-type="float" office:value="0" calcext:value-type="float">
            <text:p>0,00</text:p>
          </table:table-cell>
          <table:table-cell table:formula="of:=IF([.D242]&lt;[.D241];[.B241]+1;0)" office:value-type="float" office:value="0" calcext:value-type="float">
            <text:p>0,00</text:p>
          </table:table-cell>
          <table:table-cell office:value-type="float" office:value="237" calcext:value-type="float">
            <text:p>237</text:p>
          </table:table-cell>
          <table:table-cell table:formula="of:=[.D241]+[.$D$1]*[.D241]-[.$D$2]*[.E241]*[.D241]" office:value-type="float" office:value="118.486660014612" calcext:value-type="float">
            <text:p>118,49</text:p>
          </table:table-cell>
          <table:table-cell table:formula="of:=[.E241]+[.$D$2]*[.E241]*[.D241]-[.E241]*[.$D$3]" office:value-type="float" office:value="34.7458761712681" calcext:value-type="float">
            <text:p>34,75</text:p>
          </table:table-cell>
          <table:table-cell table:number-columns-repeated="6"/>
        </table:table-row>
        <table:table-row table:style-name="ro1">
          <table:table-cell table:formula="of:=IF([.E243]&lt;[.E242];[.A242]+1;0)" office:value-type="float" office:value="0" calcext:value-type="float">
            <text:p>0,00</text:p>
          </table:table-cell>
          <table:table-cell table:formula="of:=IF([.D243]&lt;[.D242];[.B242]+1;0)" office:value-type="float" office:value="0" calcext:value-type="float">
            <text:p>0,00</text:p>
          </table:table-cell>
          <table:table-cell office:value-type="float" office:value="238" calcext:value-type="float">
            <text:p>238</text:p>
          </table:table-cell>
          <table:table-cell table:formula="of:=[.D242]+[.$D$1]*[.D242]-[.$D$2]*[.E242]*[.D242]" office:value-type="float" office:value="118.797931806497" calcext:value-type="float">
            <text:p>118,80</text:p>
          </table:table-cell>
          <table:table-cell table:formula="of:=[.E242]+[.$D$2]*[.E242]*[.D242]-[.E242]*[.$D$3]" office:value-type="float" office:value="35.0670437711121" calcext:value-type="float">
            <text:p>35,07</text:p>
          </table:table-cell>
          <table:table-cell table:number-columns-repeated="6"/>
        </table:table-row>
        <table:table-row table:style-name="ro1">
          <table:table-cell table:formula="of:=IF([.E244]&lt;[.E243];[.A243]+1;0)" office:value-type="float" office:value="0" calcext:value-type="float">
            <text:p>0,00</text:p>
          </table:table-cell>
          <table:table-cell table:formula="of:=IF([.D244]&lt;[.D243];[.B243]+1;0)" office:value-type="float" office:value="0" calcext:value-type="float">
            <text:p>0,00</text:p>
          </table:table-cell>
          <table:table-cell office:value-type="float" office:value="239" calcext:value-type="float">
            <text:p>239</text:p>
          </table:table-cell>
          <table:table-cell table:formula="of:=[.D243]+[.$D$1]*[.D243]-[.$D$2]*[.E243]*[.D243]" office:value-type="float" office:value="119.090944305339" calcext:value-type="float">
            <text:p>119,09</text:p>
          </table:table-cell>
          <table:table-cell table:formula="of:=[.E243]+[.$D$2]*[.E243]*[.D243]-[.E243]*[.$D$3]" office:value-type="float" office:value="35.3966377198445" calcext:value-type="float">
            <text:p>35,40</text:p>
          </table:table-cell>
          <table:table-cell table:number-columns-repeated="6"/>
        </table:table-row>
        <table:table-row table:style-name="ro1">
          <table:table-cell table:formula="of:=IF([.E245]&lt;[.E244];[.A244]+1;0)" office:value-type="float" office:value="0" calcext:value-type="float">
            <text:p>0,00</text:p>
          </table:table-cell>
          <table:table-cell table:formula="of:=IF([.D245]&lt;[.D244];[.B244]+1;0)" office:value-type="float" office:value="0" calcext:value-type="float">
            <text:p>0,00</text:p>
          </table:table-cell>
          <table:table-cell office:value-type="float" office:value="240" calcext:value-type="float">
            <text:p>240</text:p>
          </table:table-cell>
          <table:table-cell table:formula="of:=[.D244]+[.$D$1]*[.D244]-[.$D$2]*[.E244]*[.D244]" office:value-type="float" office:value="119.365053685801" calcext:value-type="float">
            <text:p>119,37</text:p>
          </table:table-cell>
          <table:table-cell table:formula="of:=[.E244]+[.$D$2]*[.E244]*[.D244]-[.E244]*[.$D$3]" office:value-type="float" office:value="35.7345153394974" calcext:value-type="float">
            <text:p>35,73</text:p>
          </table:table-cell>
          <table:table-cell table:number-columns-repeated="6"/>
        </table:table-row>
        <table:table-row table:style-name="ro1">
          <table:table-cell table:formula="of:=IF([.E246]&lt;[.E245];[.A245]+1;0)" office:value-type="float" office:value="0" calcext:value-type="float">
            <text:p>0,00</text:p>
          </table:table-cell>
          <table:table-cell table:formula="of:=IF([.D246]&lt;[.D245];[.B245]+1;0)" office:value-type="float" office:value="0" calcext:value-type="float">
            <text:p>0,00</text:p>
          </table:table-cell>
          <table:table-cell office:value-type="float" office:value="241" calcext:value-type="float">
            <text:p>241</text:p>
          </table:table-cell>
          <table:table-cell table:formula="of:=[.D245]+[.$D$1]*[.D245]-[.$D$2]*[.E245]*[.D245]" office:value-type="float" office:value="119.619628588549" calcext:value-type="float">
            <text:p>119,62</text:p>
          </table:table-cell>
          <table:table-cell table:formula="of:=[.E245]+[.$D$2]*[.E245]*[.D245]-[.E245]*[.$D$3]" office:value-type="float" office:value="36.0805157434901" calcext:value-type="float">
            <text:p>36,08</text:p>
          </table:table-cell>
          <table:table-cell table:number-columns-repeated="6"/>
        </table:table-row>
        <table:table-row table:style-name="ro1">
          <table:table-cell table:formula="of:=IF([.E247]&lt;[.E246];[.A246]+1;0)" office:value-type="float" office:value="0" calcext:value-type="float">
            <text:p>0,00</text:p>
          </table:table-cell>
          <table:table-cell table:formula="of:=IF([.D247]&lt;[.D246];[.B246]+1;0)" office:value-type="float" office:value="0" calcext:value-type="float">
            <text:p>0,00</text:p>
          </table:table-cell>
          <table:table-cell office:value-type="float" office:value="242" calcext:value-type="float">
            <text:p>242</text:p>
          </table:table-cell>
          <table:table-cell table:formula="of:=[.D246]+[.$D$1]*[.D246]-[.$D$2]*[.E246]*[.D246]" office:value-type="float" office:value="119.85405221406" calcext:value-type="float">
            <text:p>119,85</text:p>
          </table:table-cell>
          <table:table-cell table:formula="of:=[.E246]+[.$D$2]*[.E246]*[.D246]-[.E246]*[.$D$3]" office:value-type="float" office:value="36.4344589025754" calcext:value-type="float">
            <text:p>36,43</text:p>
          </table:table-cell>
          <table:table-cell table:number-columns-repeated="6"/>
        </table:table-row>
        <table:table-row table:style-name="ro1">
          <table:table-cell table:formula="of:=IF([.E248]&lt;[.E247];[.A247]+1;0)" office:value-type="float" office:value="0" calcext:value-type="float">
            <text:p>0,00</text:p>
          </table:table-cell>
          <table:table-cell table:formula="of:=IF([.D248]&lt;[.D247];[.B247]+1;0)" office:value-type="float" office:value="0" calcext:value-type="float">
            <text:p>0,00</text:p>
          </table:table-cell>
          <table:table-cell office:value-type="float" office:value="243" calcext:value-type="float">
            <text:p>243</text:p>
          </table:table-cell>
          <table:table-cell table:formula="of:=[.D247]+[.$D$1]*[.D247]-[.$D$2]*[.E247]*[.D247]" office:value-type="float" office:value="120.067724488491" calcext:value-type="float">
            <text:p>120,07</text:p>
          </table:table-cell>
          <table:table-cell table:formula="of:=[.E247]+[.$D$2]*[.E247]*[.D247]-[.E247]*[.$D$3]" office:value-type="float" office:value="36.7961447272968" calcext:value-type="float">
            <text:p>36,80</text:p>
          </table:table-cell>
          <table:table-cell table:number-columns-repeated="6"/>
        </table:table-row>
        <table:table-row table:style-name="ro1">
          <table:table-cell table:formula="of:=IF([.E249]&lt;[.E248];[.A248]+1;0)" office:value-type="float" office:value="0" calcext:value-type="float">
            <text:p>0,00</text:p>
          </table:table-cell>
          <table:table-cell table:formula="of:=IF([.D249]&lt;[.D248];[.B248]+1;0)" office:value-type="float" office:value="0" calcext:value-type="float">
            <text:p>0,00</text:p>
          </table:table-cell>
          <table:table-cell office:value-type="float" office:value="244" calcext:value-type="float">
            <text:p>244</text:p>
          </table:table-cell>
          <table:table-cell table:formula="of:=[.D248]+[.$D$1]*[.D248]-[.$D$2]*[.E248]*[.D248]" office:value-type="float" office:value="120.260064294583" calcext:value-type="float">
            <text:p>120,26</text:p>
          </table:table-cell>
          <table:table-cell table:formula="of:=[.E248]+[.$D$2]*[.E248]*[.D248]-[.E248]*[.$D$3]" office:value-type="float" office:value="37.1653521746098" calcext:value-type="float">
            <text:p>37,17</text:p>
          </table:table-cell>
          <table:table-cell table:number-columns-repeated="6"/>
        </table:table-row>
        <table:table-row table:style-name="ro1">
          <table:table-cell table:formula="of:=IF([.E250]&lt;[.E249];[.A249]+1;0)" office:value-type="float" office:value="0" calcext:value-type="float">
            <text:p>0,00</text:p>
          </table:table-cell>
          <table:table-cell table:formula="of:=IF([.D250]&lt;[.D249];[.B249]+1;0)" office:value-type="float" office:value="0" calcext:value-type="float">
            <text:p>0,00</text:p>
          </table:table-cell>
          <table:table-cell office:value-type="float" office:value="245" calcext:value-type="float">
            <text:p>245</text:p>
          </table:table-cell>
          <table:table-cell table:formula="of:=[.D249]+[.$D$1]*[.D249]-[.$D$2]*[.E249]*[.D249]" office:value-type="float" office:value="120.43051175945" calcext:value-type="float">
            <text:p>120,43</text:p>
          </table:table-cell>
          <table:table-cell table:formula="of:=[.E249]+[.$D$2]*[.E249]*[.D249]-[.E249]*[.$D$3]" office:value-type="float" office:value="37.541838386904" calcext:value-type="float">
            <text:p>37,54</text:p>
          </table:table-cell>
          <table:table-cell table:number-columns-repeated="6"/>
        </table:table-row>
        <table:table-row table:style-name="ro1">
          <table:table-cell table:formula="of:=IF([.E251]&lt;[.E250];[.A250]+1;0)" office:value-type="float" office:value="0" calcext:value-type="float">
            <text:p>0,00</text:p>
          </table:table-cell>
          <table:table-cell table:formula="of:=IF([.D251]&lt;[.D250];[.B250]+1;0)" office:value-type="float" office:value="0" calcext:value-type="float">
            <text:p>0,00</text:p>
          </table:table-cell>
          <table:table-cell office:value-type="float" office:value="246" calcext:value-type="float">
            <text:p>246</text:p>
          </table:table-cell>
          <table:table-cell table:formula="of:=[.D250]+[.$D$1]*[.D250]-[.$D$2]*[.E250]*[.D250]" office:value-type="float" office:value="120.578530589977" calcext:value-type="float">
            <text:p>120,58</text:p>
          </table:table-cell>
          <table:table-cell table:formula="of:=[.E250]+[.$D$2]*[.E250]*[.D250]-[.E250]*[.$D$3]" office:value-type="float" office:value="37.9253378722215" calcext:value-type="float">
            <text:p>37,93</text:p>
          </table:table-cell>
          <table:table-cell table:number-columns-repeated="6"/>
        </table:table-row>
        <table:table-row table:style-name="ro1">
          <table:table-cell table:formula="of:=IF([.E252]&lt;[.E251];[.A251]+1;0)" office:value-type="float" office:value="0" calcext:value-type="float">
            <text:p>0,00</text:p>
          </table:table-cell>
          <table:table-cell table:formula="of:=IF([.D252]&lt;[.D251];[.B251]+1;0)" office:value-type="float" office:value="0" calcext:value-type="float">
            <text:p>0,00</text:p>
          </table:table-cell>
          <table:table-cell office:value-type="float" office:value="247" calcext:value-type="float">
            <text:p>247</text:p>
          </table:table-cell>
          <table:table-cell table:formula="of:=[.D251]+[.$D$1]*[.D251]-[.$D$2]*[.E251]*[.D251]" office:value-type="float" office:value="120.703610445396" calcext:value-type="float">
            <text:p>120,70</text:p>
          </table:table-cell>
          <table:table-cell table:formula="of:=[.E251]+[.$D$2]*[.E251]*[.D251]-[.E251]*[.$D$3]" office:value-type="float" office:value="38.3155617349909" calcext:value-type="float">
            <text:p>38,32</text:p>
          </table:table-cell>
          <table:table-cell table:number-columns-repeated="6"/>
        </table:table-row>
        <table:table-row table:style-name="ro1">
          <table:table-cell table:formula="of:=IF([.E253]&lt;[.E252];[.A252]+1;0)" office:value-type="float" office:value="0" calcext:value-type="float">
            <text:p>0,00</text:p>
          </table:table-cell>
          <table:table-cell table:formula="of:=IF([.D253]&lt;[.D252];[.B252]+1;0)" office:value-type="float" office:value="0" calcext:value-type="float">
            <text:p>0,00</text:p>
          </table:table-cell>
          <table:table-cell office:value-type="float" office:value="248" calcext:value-type="float">
            <text:p>248</text:p>
          </table:table-cell>
          <table:table-cell table:formula="of:=[.D252]+[.$D$1]*[.D252]-[.$D$2]*[.E252]*[.D252]" office:value-type="float" office:value="120.805269335475" calcext:value-type="float">
            <text:p>120,81</text:p>
          </table:table-cell>
          <table:table-cell table:formula="of:=[.E252]+[.$D$2]*[.E252]*[.D252]-[.E252]*[.$D$3]" office:value-type="float" office:value="38.7121969670698" calcext:value-type="float">
            <text:p>38,71</text:p>
          </table:table-cell>
          <table:table-cell table:number-columns-repeated="6"/>
        </table:table-row>
        <table:table-row table:style-name="ro1">
          <table:table-cell table:formula="of:=IF([.E254]&lt;[.E253];[.A253]+1;0)" office:value-type="float" office:value="0" calcext:value-type="float">
            <text:p>0,00</text:p>
          </table:table-cell>
          <table:table-cell table:formula="of:=IF([.D254]&lt;[.D253];[.B253]+1;0)" office:value-type="float" office:value="0" calcext:value-type="float">
            <text:p>0,00</text:p>
          </table:table-cell>
          <table:table-cell office:value-type="float" office:value="249" calcext:value-type="float">
            <text:p>249</text:p>
          </table:table-cell>
          <table:table-cell table:formula="of:=[.D253]+[.$D$1]*[.D253]-[.$D$2]*[.E253]*[.D253]" office:value-type="float" office:value="120.883056031597" calcext:value-type="float">
            <text:p>120,88</text:p>
          </table:table-cell>
          <table:table-cell table:formula="of:=[.E253]+[.$D$2]*[.E253]*[.D253]-[.E253]*[.$D$3]" office:value-type="float" office:value="39.1149058093037" calcext:value-type="float">
            <text:p>39,11</text:p>
          </table:table-cell>
          <table:table-cell table:number-columns-repeated="6"/>
        </table:table-row>
        <table:table-row table:style-name="ro1">
          <table:table-cell table:formula="of:=IF([.E255]&lt;[.E254];[.A254]+1;0)" office:value-type="float" office:value="0" calcext:value-type="float">
            <text:p>0,00</text:p>
          </table:table-cell>
          <table:table-cell table:formula="of:=IF([.D255]&lt;[.D254];[.B254]+1;0)" office:value-type="float" office:value="0" calcext:value-type="float">
            <text:p>0,00</text:p>
          </table:table-cell>
          <table:table-cell office:value-type="float" office:value="250" calcext:value-type="float">
            <text:p>250</text:p>
          </table:table-cell>
          <table:table-cell table:formula="of:=[.D254]+[.$D$1]*[.D254]-[.$D$2]*[.E254]*[.D254]" office:value-type="float" office:value="120.936552476921" calcext:value-type="float">
            <text:p>120,94</text:p>
          </table:table-cell>
          <table:table-cell table:formula="of:=[.E254]+[.$D$2]*[.E254]*[.D254]-[.E254]*[.$D$3]" office:value-type="float" office:value="39.5233251941469" calcext:value-type="float">
            <text:p>39,52</text:p>
          </table:table-cell>
          <table:table-cell table:number-columns-repeated="6"/>
        </table:table-row>
        <table:table-row table:style-name="ro1">
          <table:table-cell table:formula="of:=IF([.E256]&lt;[.E255];[.A255]+1;0)" office:value-type="float" office:value="0" calcext:value-type="float">
            <text:p>0,00</text:p>
          </table:table-cell>
          <table:table-cell table:formula="of:=IF([.D256]&lt;[.D255];[.B255]+1;0)" office:value-type="float" office:value="0" calcext:value-type="float">
            <text:p>0,00</text:p>
          </table:table-cell>
          <table:table-cell office:value-type="float" office:value="251" calcext:value-type="float">
            <text:p>251</text:p>
          </table:table-cell>
          <table:table-cell table:formula="of:=[.D255]+[.$D$1]*[.D255]-[.$D$2]*[.E255]*[.D255]" office:value-type="float" office:value="120.965376180757" calcext:value-type="float">
            <text:p>120,97</text:p>
          </table:table-cell>
          <table:table-cell table:formula="of:=[.E255]+[.$D$2]*[.E255]*[.D255]-[.E255]*[.$D$3]" office:value-type="float" office:value="39.9370662801417" calcext:value-type="float">
            <text:p>39,94</text:p>
          </table:table-cell>
          <table:table-cell table:number-columns-repeated="6"/>
        </table:table-row>
        <table:table-row table:style-name="ro1">
          <table:table-cell table:formula="of:=IF([.E257]&lt;[.E256];[.A256]+1;0)" office:value-type="float" office:value="0" calcext:value-type="float">
            <text:p>0,00</text:p>
          </table:table-cell>
          <table:table-cell table:formula="of:=IF([.D257]&lt;[.D256];[.B256]+1;0)" office:value-type="float" office:value="0" calcext:value-type="float">
            <text:p>0,00</text:p>
          </table:table-cell>
          <table:table-cell office:value-type="float" office:value="252" calcext:value-type="float">
            <text:p>252</text:p>
          </table:table-cell>
          <table:table-cell table:formula="of:=[.D256]+[.$D$1]*[.D256]-[.$D$2]*[.E256]*[.D256]" office:value-type="float" office:value="120.969182581306" calcext:value-type="float">
            <text:p>120,97</text:p>
          </table:table-cell>
          <table:table-cell table:formula="of:=[.E256]+[.$D$2]*[.E256]*[.D256]-[.E256]*[.$D$3]" office:value-type="float" office:value="40.3557140892012" calcext:value-type="float">
            <text:p>40,36</text:p>
          </table:table-cell>
          <table:table-cell table:number-columns-repeated="6"/>
        </table:table-row>
        <table:table-row table:style-name="ro1">
          <table:table-cell table:formula="of:=IF([.E258]&lt;[.E257];[.A257]+1;0)" office:value-type="float" office:value="0" calcext:value-type="float">
            <text:p>0,00</text:p>
          </table:table-cell>
          <table:table-cell table:formula="of:=IF([.D258]&lt;[.D257];[.B257]+1;0)" office:value-type="float" office:value="1" calcext:value-type="float">
            <text:p>1,00</text:p>
          </table:table-cell>
          <table:table-cell office:value-type="float" office:value="253" calcext:value-type="float">
            <text:p>253</text:p>
          </table:table-cell>
          <table:table-cell table:formula="of:=[.D257]+[.$D$1]*[.D257]-[.$D$2]*[.E257]*[.D257]" office:value-type="float" office:value="120.947667360004" calcext:value-type="float">
            <text:p>120,95</text:p>
          </table:table-cell>
          <table:table-cell table:formula="of:=[.E257]+[.$D$2]*[.E257]*[.D257]-[.E257]*[.$D$3]" office:value-type="float" office:value="40.7788272576689" calcext:value-type="float">
            <text:p>40,78</text:p>
          </table:table-cell>
          <table:table-cell table:number-columns-repeated="6"/>
        </table:table-row>
        <table:table-row table:style-name="ro1">
          <table:table-cell table:formula="of:=IF([.E259]&lt;[.E258];[.A258]+1;0)" office:value-type="float" office:value="0" calcext:value-type="float">
            <text:p>0,00</text:p>
          </table:table-cell>
          <table:table-cell table:formula="of:=IF([.D259]&lt;[.D258];[.B258]+1;0)" office:value-type="float" office:value="2" calcext:value-type="float">
            <text:p>2,00</text:p>
          </table:table-cell>
          <table:table-cell office:value-type="float" office:value="254" calcext:value-type="float">
            <text:p>254</text:p>
          </table:table-cell>
          <table:table-cell table:formula="of:=[.D258]+[.$D$1]*[.D258]-[.$D$2]*[.E258]*[.D258]" office:value-type="float" office:value="120.900568689958" calcext:value-type="float">
            <text:p>120,90</text:p>
          </table:table-cell>
          <table:table-cell table:formula="of:=[.E258]+[.$D$2]*[.E258]*[.D258]-[.E258]*[.$D$3]" office:value-type="float" office:value="41.2059379120313" calcext:value-type="float">
            <text:p>41,21</text:p>
          </table:table-cell>
          <table:table-cell table:number-columns-repeated="6"/>
        </table:table-row>
        <table:table-row table:style-name="ro1">
          <table:table-cell table:formula="of:=IF([.E260]&lt;[.E259];[.A259]+1;0)" office:value-type="float" office:value="0" calcext:value-type="float">
            <text:p>0,00</text:p>
          </table:table-cell>
          <table:table-cell table:formula="of:=IF([.D260]&lt;[.D259];[.B259]+1;0)" office:value-type="float" office:value="3" calcext:value-type="float">
            <text:p>3,00</text:p>
          </table:table-cell>
          <table:table-cell office:value-type="float" office:value="255" calcext:value-type="float">
            <text:p>255</text:p>
          </table:table-cell>
          <table:table-cell table:formula="of:=[.D259]+[.$D$1]*[.D259]-[.$D$2]*[.E259]*[.D259]" office:value-type="float" office:value="120.827669400274" calcext:value-type="float">
            <text:p>120,83</text:p>
          </table:table-cell>
          <table:table-cell table:formula="of:=[.E259]+[.$D$2]*[.E259]*[.D259]-[.E259]*[.$D$3]" office:value-type="float" office:value="41.6365516799136" calcext:value-type="float">
            <text:p>41,64</text:p>
          </table:table-cell>
          <table:table-cell table:number-columns-repeated="6"/>
        </table:table-row>
        <table:table-row table:style-name="ro1">
          <table:table-cell table:formula="of:=IF([.E261]&lt;[.E260];[.A260]+1;0)" office:value-type="float" office:value="0" calcext:value-type="float">
            <text:p>0,00</text:p>
          </table:table-cell>
          <table:table-cell table:formula="of:=IF([.D261]&lt;[.D260];[.B260]+1;0)" office:value-type="float" office:value="4" calcext:value-type="float">
            <text:p>4,00</text:p>
          </table:table-cell>
          <table:table-cell office:value-type="float" office:value="256" calcext:value-type="float">
            <text:p>256</text:p>
          </table:table-cell>
          <table:table-cell table:formula="of:=[.D260]+[.$D$1]*[.D260]-[.$D$2]*[.E260]*[.D260]" office:value-type="float" office:value="120.728799037605" calcext:value-type="float">
            <text:p>120,73</text:p>
          </table:table-cell>
          <table:table-cell table:formula="of:=[.E260]+[.$D$2]*[.E260]*[.D260]-[.E260]*[.$D$3]" office:value-type="float" office:value="42.0701478465919" calcext:value-type="float">
            <text:p>42,07</text:p>
          </table:table-cell>
          <table:table-cell table:number-columns-repeated="6"/>
        </table:table-row>
        <table:table-row table:style-name="ro1">
          <table:table-cell table:formula="of:=IF([.E262]&lt;[.E261];[.A261]+1;0)" office:value-type="float" office:value="0" calcext:value-type="float">
            <text:p>0,00</text:p>
          </table:table-cell>
          <table:table-cell table:formula="of:=IF([.D262]&lt;[.D261];[.B261]+1;0)" office:value-type="float" office:value="5" calcext:value-type="float">
            <text:p>5,00</text:p>
          </table:table-cell>
          <table:table-cell office:value-type="float" office:value="257" calcext:value-type="float">
            <text:p>257</text:p>
          </table:table-cell>
          <table:table-cell table:formula="of:=[.D261]+[.$D$1]*[.D261]-[.$D$2]*[.E261]*[.D261]" office:value-type="float" office:value="120.603835805931" calcext:value-type="float">
            <text:p>120,60</text:p>
          </table:table-cell>
          <table:table-cell table:formula="of:=[.E261]+[.$D$2]*[.E261]*[.D261]-[.E261]*[.$D$3]" office:value-type="float" office:value="42.5061796666891" calcext:value-type="float">
            <text:p>42,51</text:p>
          </table:table-cell>
          <table:table-cell table:number-columns-repeated="6"/>
        </table:table-row>
        <table:table-row table:style-name="ro1">
          <table:table-cell table:formula="of:=IF([.E263]&lt;[.E262];[.A262]+1;0)" office:value-type="float" office:value="0" calcext:value-type="float">
            <text:p>0,00</text:p>
          </table:table-cell>
          <table:table-cell table:formula="of:=IF([.D263]&lt;[.D262];[.B262]+1;0)" office:value-type="float" office:value="6" calcext:value-type="float">
            <text:p>6,00</text:p>
          </table:table-cell>
          <table:table-cell office:value-type="float" office:value="258" calcext:value-type="float">
            <text:p>258</text:p>
          </table:table-cell>
          <table:table-cell table:formula="of:=[.D262]+[.$D$1]*[.D262]-[.$D$2]*[.E262]*[.D262]" office:value-type="float" office:value="120.45270836542" calcext:value-type="float">
            <text:p>120,45</text:p>
          </table:table-cell>
          <table:table-cell table:formula="of:=[.E262]+[.$D$2]*[.E262]*[.D262]-[.E262]*[.$D$3]" office:value-type="float" office:value="42.944074839984" calcext:value-type="float">
            <text:p>42,94</text:p>
          </table:table-cell>
          <table:table-cell table:number-columns-repeated="6"/>
        </table:table-row>
        <table:table-row table:style-name="ro1">
          <table:table-cell table:formula="of:=IF([.E264]&lt;[.E263];[.A263]+1;0)" office:value-type="float" office:value="0" calcext:value-type="float">
            <text:p>0,00</text:p>
          </table:table-cell>
          <table:table-cell table:formula="of:=IF([.D264]&lt;[.D263];[.B263]+1;0)" office:value-type="float" office:value="7" calcext:value-type="float">
            <text:p>7,00</text:p>
          </table:table-cell>
          <table:table-cell office:value-type="float" office:value="259" calcext:value-type="float">
            <text:p>259</text:p>
          </table:table-cell>
          <table:table-cell table:formula="of:=[.D263]+[.$D$1]*[.D263]-[.$D$2]*[.E263]*[.D263]" office:value-type="float" office:value="120.275397471366" calcext:value-type="float">
            <text:p>120,28</text:p>
          </table:table-cell>
          <table:table-cell table:formula="of:=[.E263]+[.$D$2]*[.E263]*[.D263]-[.E263]*[.$D$3]" office:value-type="float" office:value="43.3832361593464" calcext:value-type="float">
            <text:p>43,38</text:p>
          </table:table-cell>
          <table:table-cell table:number-columns-repeated="6"/>
        </table:table-row>
        <table:table-row table:style-name="ro1">
          <table:table-cell table:formula="of:=IF([.E265]&lt;[.E264];[.A264]+1;0)" office:value-type="float" office:value="0" calcext:value-type="float">
            <text:p>0,00</text:p>
          </table:table-cell>
          <table:table-cell table:formula="of:=IF([.D265]&lt;[.D264];[.B264]+1;0)" office:value-type="float" office:value="8" calcext:value-type="float">
            <text:p>8,00</text:p>
          </table:table-cell>
          <table:table-cell office:value-type="float" office:value="260" calcext:value-type="float">
            <text:p>260</text:p>
          </table:table-cell>
          <table:table-cell table:formula="of:=[.D264]+[.$D$1]*[.D264]-[.$D$2]*[.E264]*[.D264]" office:value-type="float" office:value="120.071937434464" calcext:value-type="float">
            <text:p>120,07</text:p>
          </table:table-cell>
          <table:table-cell table:formula="of:=[.E264]+[.$D$2]*[.E264]*[.D264]-[.E264]*[.$D$3]" office:value-type="float" office:value="43.8230423377089" calcext:value-type="float">
            <text:p>43,82</text:p>
          </table:table-cell>
          <table:table-cell table:number-columns-repeated="6"/>
        </table:table-row>
        <table:table-row table:style-name="ro1">
          <table:table-cell table:formula="of:=IF([.E266]&lt;[.E265];[.A265]+1;0)" office:value-type="float" office:value="0" calcext:value-type="float">
            <text:p>0,00</text:p>
          </table:table-cell>
          <table:table-cell table:formula="of:=IF([.D266]&lt;[.D265];[.B265]+1;0)" office:value-type="float" office:value="9" calcext:value-type="float">
            <text:p>9,00</text:p>
          </table:table-cell>
          <table:table-cell office:value-type="float" office:value="261" calcext:value-type="float">
            <text:p>261</text:p>
          </table:table-cell>
          <table:table-cell table:formula="of:=[.D265]+[.$D$1]*[.D265]-[.$D$2]*[.E265]*[.D265]" office:value-type="float" office:value="119.842417384273" calcext:value-type="float">
            <text:p>119,84</text:p>
          </table:table-cell>
          <table:table-cell table:formula="of:=[.E265]+[.$D$2]*[.E265]*[.D265]-[.E265]*[.$D$3]" office:value-type="float" office:value="44.2628490197041" calcext:value-type="float">
            <text:p>44,26</text:p>
          </table:table-cell>
          <table:table-cell table:number-columns-repeated="6"/>
        </table:table-row>
        <table:table-row table:style-name="ro1">
          <table:table-cell table:formula="of:=IF([.E267]&lt;[.E266];[.A266]+1;0)" office:value-type="float" office:value="0" calcext:value-type="float">
            <text:p>0,00</text:p>
          </table:table-cell>
          <table:table-cell table:formula="of:=IF([.D267]&lt;[.D266];[.B266]+1;0)" office:value-type="float" office:value="10" calcext:value-type="float">
            <text:p>10,00</text:p>
          </table:table-cell>
          <table:table-cell office:value-type="float" office:value="262" calcext:value-type="float">
            <text:p>262</text:p>
          </table:table-cell>
          <table:table-cell table:formula="of:=[.D266]+[.$D$1]*[.D266]-[.$D$2]*[.E266]*[.D266]" office:value-type="float" office:value="119.58698231854" calcext:value-type="float">
            <text:p>119,59</text:p>
          </table:table-cell>
          <table:table-cell table:formula="of:=[.E266]+[.$D$2]*[.E266]*[.D266]-[.E266]*[.$D$3]" office:value-type="float" office:value="44.7019899821371" calcext:value-type="float">
            <text:p>44,70</text:p>
          </table:table-cell>
          <table:table-cell table:number-columns-repeated="6"/>
        </table:table-row>
        <table:table-row table:style-name="ro1">
          <table:table-cell table:formula="of:=IF([.E268]&lt;[.E267];[.A267]+1;0)" office:value-type="float" office:value="0" calcext:value-type="float">
            <text:p>0,00</text:p>
          </table:table-cell>
          <table:table-cell table:formula="of:=IF([.D268]&lt;[.D267];[.B267]+1;0)" office:value-type="float" office:value="11" calcext:value-type="float">
            <text:p>11,00</text:p>
          </table:table-cell>
          <table:table-cell office:value-type="float" office:value="263" calcext:value-type="float">
            <text:p>263</text:p>
          </table:table-cell>
          <table:table-cell table:formula="of:=[.D267]+[.$D$1]*[.D267]-[.$D$2]*[.E267]*[.D267]" office:value-type="float" office:value="119.305833922112" calcext:value-type="float">
            <text:p>119,31</text:p>
          </table:table-cell>
          <table:table-cell table:formula="of:=[.E267]+[.$D$2]*[.E267]*[.D267]-[.E267]*[.$D$3]" office:value-type="float" office:value="45.1397785258289" calcext:value-type="float">
            <text:p>45,14</text:p>
          </table:table-cell>
          <table:table-cell table:number-columns-repeated="6"/>
        </table:table-row>
        <table:table-row table:style-name="ro1">
          <table:table-cell table:formula="of:=IF([.E269]&lt;[.E268];[.A268]+1;0)" office:value-type="float" office:value="0" calcext:value-type="float">
            <text:p>0,00</text:p>
          </table:table-cell>
          <table:table-cell table:formula="of:=IF([.D269]&lt;[.D268];[.B268]+1;0)" office:value-type="float" office:value="12" calcext:value-type="float">
            <text:p>12,00</text:p>
          </table:table-cell>
          <table:table-cell office:value-type="float" office:value="264" calcext:value-type="float">
            <text:p>264</text:p>
          </table:table-cell>
          <table:table-cell table:formula="of:=[.D268]+[.$D$1]*[.D268]-[.$D$2]*[.E268]*[.D268]" office:value-type="float" office:value="118.999231140513" calcext:value-type="float">
            <text:p>119,00</text:p>
          </table:table-cell>
          <table:table-cell table:formula="of:=[.E268]+[.$D$2]*[.E268]*[.D268]-[.E268]*[.$D$3]" office:value-type="float" office:value="45.5755090595792" calcext:value-type="float">
            <text:p>45,58</text:p>
          </table:table-cell>
          <table:table-cell table:number-columns-repeated="6"/>
        </table:table-row>
        <table:table-row table:style-name="ro1">
          <table:table-cell table:formula="of:=IF([.E270]&lt;[.E269];[.A269]+1;0)" office:value-type="float" office:value="0" calcext:value-type="float">
            <text:p>0,00</text:p>
          </table:table-cell>
          <table:table-cell table:formula="of:=IF([.D270]&lt;[.D269];[.B269]+1;0)" office:value-type="float" office:value="13" calcext:value-type="float">
            <text:p>13,00</text:p>
          </table:table-cell>
          <table:table-cell office:value-type="float" office:value="265" calcext:value-type="float">
            <text:p>265</text:p>
          </table:table-cell>
          <table:table-cell table:formula="of:=[.D269]+[.$D$1]*[.D269]-[.$D$2]*[.E269]*[.D269]" office:value-type="float" office:value="118.667490494859" calcext:value-type="float">
            <text:p>118,67</text:p>
          </table:table-cell>
          <table:table-cell table:formula="of:=[.E269]+[.$D$2]*[.E269]*[.D269]-[.E269]*[.$D$3]" office:value-type="float" office:value="46.0084588750639" calcext:value-type="float">
            <text:p>46,01</text:p>
          </table:table-cell>
          <table:table-cell table:number-columns-repeated="6"/>
        </table:table-row>
        <table:table-row table:style-name="ro1">
          <table:table-cell table:formula="of:=IF([.E271]&lt;[.E270];[.A270]+1;0)" office:value-type="float" office:value="0" calcext:value-type="float">
            <text:p>0,00</text:p>
          </table:table-cell>
          <table:table-cell table:formula="of:=IF([.D271]&lt;[.D270];[.B270]+1;0)" office:value-type="float" office:value="14" calcext:value-type="float">
            <text:p>14,00</text:p>
          </table:table-cell>
          <table:table-cell office:value-type="float" office:value="266" calcext:value-type="float">
            <text:p>266</text:p>
          </table:table-cell>
          <table:table-cell table:formula="of:=[.D270]+[.$D$1]*[.D270]-[.$D$2]*[.E270]*[.D270]" office:value-type="float" office:value="118.310986126636" calcext:value-type="float">
            <text:p>118,31</text:p>
          </table:table-cell>
          <table:table-cell table:formula="of:=[.E270]+[.$D$2]*[.E270]*[.D270]-[.E270]*[.$D$3]" office:value-type="float" office:value="46.4378901094306" calcext:value-type="float">
            <text:p>46,44</text:p>
          </table:table-cell>
          <table:table-cell table:number-columns-repeated="6"/>
        </table:table-row>
        <table:table-row table:style-name="ro1">
          <table:table-cell table:formula="of:=IF([.E272]&lt;[.E271];[.A271]+1;0)" office:value-type="float" office:value="0" calcext:value-type="float">
            <text:p>0,00</text:p>
          </table:table-cell>
          <table:table-cell table:formula="of:=IF([.D272]&lt;[.D271];[.B271]+1;0)" office:value-type="float" office:value="15" calcext:value-type="float">
            <text:p>15,00</text:p>
          </table:table-cell>
          <table:table-cell office:value-type="float" office:value="267" calcext:value-type="float">
            <text:p>267</text:p>
          </table:table-cell>
          <table:table-cell table:formula="of:=[.D271]+[.$D$1]*[.D271]-[.$D$2]*[.E271]*[.D271]" office:value-type="float" office:value="117.930149562926" calcext:value-type="float">
            <text:p>117,93</text:p>
          </table:table-cell>
          <table:table-cell table:formula="of:=[.E271]+[.$D$2]*[.E271]*[.D271]-[.E271]*[.$D$3]" office:value-type="float" office:value="46.8630518902026" calcext:value-type="float">
            <text:p>46,86</text:p>
          </table:table-cell>
          <table:table-cell table:number-columns-repeated="6"/>
        </table:table-row>
        <table:table-row table:style-name="ro1">
          <table:table-cell table:formula="of:=IF([.E273]&lt;[.E272];[.A272]+1;0)" office:value-type="float" office:value="0" calcext:value-type="float">
            <text:p>0,00</text:p>
          </table:table-cell>
          <table:table-cell table:formula="of:=IF([.D273]&lt;[.D272];[.B272]+1;0)" office:value-type="float" office:value="16" calcext:value-type="float">
            <text:p>16,00</text:p>
          </table:table-cell>
          <table:table-cell office:value-type="float" office:value="268" calcext:value-type="float">
            <text:p>268</text:p>
          </table:table-cell>
          <table:table-cell table:formula="of:=[.D272]+[.$D$1]*[.D272]-[.$D$2]*[.E272]*[.D272]" office:value-type="float" office:value="117.525469194991" calcext:value-type="float">
            <text:p>117,53</text:p>
          </table:table-cell>
          <table:table-cell table:formula="of:=[.E272]+[.$D$2]*[.E272]*[.D272]-[.E272]*[.$D$3]" office:value-type="float" office:value="47.2831826548859" calcext:value-type="float">
            <text:p>47,28</text:p>
          </table:table-cell>
          <table:table-cell table:number-columns-repeated="6"/>
        </table:table-row>
        <table:table-row table:style-name="ro1">
          <table:table-cell table:formula="of:=IF([.E274]&lt;[.E273];[.A273]+1;0)" office:value-type="float" office:value="0" calcext:value-type="float">
            <text:p>0,00</text:p>
          </table:table-cell>
          <table:table-cell table:formula="of:=IF([.D274]&lt;[.D273];[.B273]+1;0)" office:value-type="float" office:value="17" calcext:value-type="float">
            <text:p>17,00</text:p>
          </table:table-cell>
          <table:table-cell office:value-type="float" office:value="269" calcext:value-type="float">
            <text:p>269</text:p>
          </table:table-cell>
          <table:table-cell table:formula="of:=[.D273]+[.$D$1]*[.D273]-[.$D$2]*[.E273]*[.D273]" office:value-type="float" office:value="117.097489465617" calcext:value-type="float">
            <text:p>117,10</text:p>
          </table:table-cell>
          <table:table-cell table:formula="of:=[.E273]+[.$D$2]*[.E273]*[.D273]-[.E273]*[.$D$3]" office:value-type="float" office:value="47.6975126354156" calcext:value-type="float">
            <text:p>47,70</text:p>
          </table:table-cell>
          <table:table-cell table:number-columns-repeated="6"/>
        </table:table-row>
        <table:table-row table:style-name="ro1">
          <table:table-cell table:formula="of:=IF([.E275]&lt;[.E274];[.A274]+1;0)" office:value-type="float" office:value="0" calcext:value-type="float">
            <text:p>0,00</text:p>
          </table:table-cell>
          <table:table-cell table:formula="of:=IF([.D275]&lt;[.D274];[.B274]+1;0)" office:value-type="float" office:value="18" calcext:value-type="float">
            <text:p>18,00</text:p>
          </table:table-cell>
          <table:table-cell office:value-type="float" office:value="270" calcext:value-type="float">
            <text:p>270</text:p>
          </table:table-cell>
          <table:table-cell table:formula="of:=[.D274]+[.$D$1]*[.D274]-[.$D$2]*[.E274]*[.D274]" office:value-type="float" office:value="116.646809763248" calcext:value-type="float">
            <text:p>116,65</text:p>
          </table:table-cell>
          <table:table-cell table:formula="of:=[.E274]+[.$D$2]*[.E274]*[.D274]-[.E274]*[.$D$3]" office:value-type="float" office:value="48.1052664953256" calcext:value-type="float">
            <text:p>48,11</text:p>
          </table:table-cell>
          <table:table-cell table:number-columns-repeated="6"/>
        </table:table-row>
        <table:table-row table:style-name="ro1">
          <table:table-cell table:formula="of:=IF([.E276]&lt;[.E275];[.A275]+1;0)" office:value-type="float" office:value="0" calcext:value-type="float">
            <text:p>0,00</text:p>
          </table:table-cell>
          <table:table-cell table:formula="of:=IF([.D276]&lt;[.D275];[.B275]+1;0)" office:value-type="float" office:value="19" calcext:value-type="float">
            <text:p>19,00</text:p>
          </table:table-cell>
          <table:table-cell office:value-type="float" office:value="271" calcext:value-type="float">
            <text:p>271</text:p>
          </table:table-cell>
          <table:table-cell table:formula="of:=[.D275]+[.$D$1]*[.D275]-[.$D$2]*[.E275]*[.D275]" office:value-type="float" office:value="116.174083023768" calcext:value-type="float">
            <text:p>116,17</text:p>
          </table:table-cell>
          <table:table-cell table:formula="of:=[.E275]+[.$D$2]*[.E275]*[.D275]-[.E275]*[.$D$3]" office:value-type="float" office:value="48.5056661053046" calcext:value-type="float">
            <text:p>48,51</text:p>
          </table:table-cell>
          <table:table-cell table:number-columns-repeated="6"/>
        </table:table-row>
        <table:table-row table:style-name="ro1">
          <table:table-cell table:formula="of:=IF([.E277]&lt;[.E276];[.A276]+1;0)" office:value-type="float" office:value="0" calcext:value-type="float">
            <text:p>0,00</text:p>
          </table:table-cell>
          <table:table-cell table:formula="of:=IF([.D277]&lt;[.D276];[.B276]+1;0)" office:value-type="float" office:value="20" calcext:value-type="float">
            <text:p>20,00</text:p>
          </table:table-cell>
          <table:table-cell office:value-type="float" office:value="272" calcext:value-type="float">
            <text:p>272</text:p>
          </table:table-cell>
          <table:table-cell table:formula="of:=[.D276]+[.$D$1]*[.D276]-[.$D$2]*[.E276]*[.D276]" office:value-type="float" office:value="115.680014043623" calcext:value-type="float">
            <text:p>115,68</text:p>
          </table:table-cell>
          <table:table-cell table:formula="of:=[.E276]+[.$D$2]*[.E276]*[.D276]-[.E276]*[.$D$3]" office:value-type="float" office:value="48.8979334406598" calcext:value-type="float">
            <text:p>48,90</text:p>
          </table:table-cell>
          <table:table-cell table:number-columns-repeated="6"/>
        </table:table-row>
        <table:table-row table:style-name="ro1">
          <table:table-cell table:formula="of:=IF([.E278]&lt;[.E277];[.A277]+1;0)" office:value-type="float" office:value="0" calcext:value-type="float">
            <text:p>0,00</text:p>
          </table:table-cell>
          <table:table-cell table:formula="of:=IF([.D278]&lt;[.D277];[.B277]+1;0)" office:value-type="float" office:value="21" calcext:value-type="float">
            <text:p>21,00</text:p>
          </table:table-cell>
          <table:table-cell office:value-type="float" office:value="273" calcext:value-type="float">
            <text:p>273</text:p>
          </table:table-cell>
          <table:table-cell table:formula="of:=[.D277]+[.$D$1]*[.D277]-[.$D$2]*[.E277]*[.D277]" office:value-type="float" office:value="115.165357510935" calcext:value-type="float">
            <text:p>115,17</text:p>
          </table:table-cell>
          <table:table-cell table:formula="of:=[.E277]+[.$D$2]*[.E277]*[.D277]-[.E277]*[.$D$3]" office:value-type="float" office:value="49.2812935821867" calcext:value-type="float">
            <text:p>49,28</text:p>
          </table:table-cell>
          <table:table-cell table:number-columns-repeated="6"/>
        </table:table-row>
        <table:table-row table:style-name="ro1">
          <table:table-cell table:formula="of:=IF([.E279]&lt;[.E278];[.A278]+1;0)" office:value-type="float" office:value="0" calcext:value-type="float">
            <text:p>0,00</text:p>
          </table:table-cell>
          <table:table-cell table:formula="of:=IF([.D279]&lt;[.D278];[.B278]+1;0)" office:value-type="float" office:value="22" calcext:value-type="float">
            <text:p>22,00</text:p>
          </table:table-cell>
          <table:table-cell office:value-type="float" office:value="274" calcext:value-type="float">
            <text:p>274</text:p>
          </table:table-cell>
          <table:table-cell table:formula="of:=[.D278]+[.$D$1]*[.D278]-[.$D$2]*[.E278]*[.D278]" office:value-type="float" office:value="114.630915764157" calcext:value-type="float">
            <text:p>114,63</text:p>
          </table:table-cell>
          <table:table-cell table:formula="of:=[.E278]+[.$D$2]*[.E278]*[.D278]-[.E278]*[.$D$3]" office:value-type="float" office:value="49.6549778000743" calcext:value-type="float">
            <text:p>49,65</text:p>
          </table:table-cell>
          <table:table-cell table:number-columns-repeated="6"/>
        </table:table-row>
        <table:table-row table:style-name="ro1">
          <table:table-cell table:formula="of:=IF([.E280]&lt;[.E279];[.A279]+1;0)" office:value-type="float" office:value="0" calcext:value-type="float">
            <text:p>0,00</text:p>
          </table:table-cell>
          <table:table-cell table:formula="of:=IF([.D280]&lt;[.D279];[.B279]+1;0)" office:value-type="float" office:value="23" calcext:value-type="float">
            <text:p>23,00</text:p>
          </table:table-cell>
          <table:table-cell office:value-type="float" office:value="275" calcext:value-type="float">
            <text:p>275</text:p>
          </table:table-cell>
          <table:table-cell table:formula="of:=[.D279]+[.$D$1]*[.D279]-[.$D$2]*[.E279]*[.D279]" office:value-type="float" office:value="114.077536290705" calcext:value-type="float">
            <text:p>114,08</text:p>
          </table:table-cell>
          <table:table-cell table:formula="of:=[.E279]+[.$D$2]*[.E279]*[.D279]-[.E279]*[.$D$3]" office:value-type="float" office:value="50.0182266988062" calcext:value-type="float">
            <text:p>50,02</text:p>
          </table:table-cell>
          <table:table-cell table:number-columns-repeated="6"/>
        </table:table-row>
        <table:table-row table:style-name="ro1">
          <table:table-cell table:formula="of:=IF([.E281]&lt;[.E280];[.A280]+1;0)" office:value-type="float" office:value="0" calcext:value-type="float">
            <text:p>0,00</text:p>
          </table:table-cell>
          <table:table-cell table:formula="of:=IF([.D281]&lt;[.D280];[.B280]+1;0)" office:value-type="float" office:value="24" calcext:value-type="float">
            <text:p>24,00</text:p>
          </table:table-cell>
          <table:table-cell office:value-type="float" office:value="276" calcext:value-type="float">
            <text:p>276</text:p>
          </table:table-cell>
          <table:table-cell table:formula="of:=[.D280]+[.$D$1]*[.D280]-[.$D$2]*[.E280]*[.D280]" office:value-type="float" office:value="113.506108980804" calcext:value-type="float">
            <text:p>113,51</text:p>
          </table:table-cell>
          <table:table-cell table:formula="of:=[.E280]+[.$D$2]*[.E280]*[.D280]-[.E280]*[.$D$3]" office:value-type="float" office:value="50.3702933995808" calcext:value-type="float">
            <text:p>50,37</text:p>
          </table:table-cell>
          <table:table-cell table:number-columns-repeated="6"/>
        </table:table-row>
        <table:table-row table:style-name="ro1">
          <table:table-cell table:formula="of:=IF([.E282]&lt;[.E281];[.A281]+1;0)" office:value-type="float" office:value="0" calcext:value-type="float">
            <text:p>0,00</text:p>
          </table:table-cell>
          <table:table-cell table:formula="of:=IF([.D282]&lt;[.D281];[.B281]+1;0)" office:value-type="float" office:value="25" calcext:value-type="float">
            <text:p>25,00</text:p>
          </table:table-cell>
          <table:table-cell office:value-type="float" office:value="277" calcext:value-type="float">
            <text:p>277</text:p>
          </table:table-cell>
          <table:table-cell table:formula="of:=[.D281]+[.$D$1]*[.D281]-[.$D$2]*[.E281]*[.D281]" office:value-type="float" office:value="112.917563154416" calcext:value-type="float">
            <text:p>112,92</text:p>
          </table:table-cell>
          <table:table-cell table:formula="of:=[.E281]+[.$D$2]*[.E281]*[.D281]-[.E281]*[.$D$3]" office:value-type="float" office:value="50.7104467356057" calcext:value-type="float">
            <text:p>50,71</text:p>
          </table:table-cell>
          <table:table-cell table:number-columns-repeated="6"/>
        </table:table-row>
        <table:table-row table:style-name="ro1">
          <table:table-cell table:formula="of:=IF([.E283]&lt;[.E282];[.A282]+1;0)" office:value-type="float" office:value="0" calcext:value-type="float">
            <text:p>0,00</text:p>
          </table:table-cell>
          <table:table-cell table:formula="of:=IF([.D283]&lt;[.D282];[.B282]+1;0)" office:value-type="float" office:value="26" calcext:value-type="float">
            <text:p>26,00</text:p>
          </table:table-cell>
          <table:table-cell office:value-type="float" office:value="278" calcext:value-type="float">
            <text:p>278</text:p>
          </table:table-cell>
          <table:table-cell table:formula="of:=[.D282]+[.$D$1]*[.D282]-[.$D$2]*[.E282]*[.D282]" office:value-type="float" office:value="112.312864381576" calcext:value-type="float">
            <text:p>112,31</text:p>
          </table:table-cell>
          <table:table-cell table:formula="of:=[.E282]+[.$D$2]*[.E282]*[.D282]-[.E282]*[.$D$3]" office:value-type="float" office:value="51.0379744347536" calcext:value-type="float">
            <text:p>51,04</text:p>
          </table:table-cell>
          <table:table-cell table:number-columns-repeated="6"/>
        </table:table-row>
        <table:table-row table:style-name="ro1">
          <table:table-cell table:formula="of:=IF([.E284]&lt;[.E283];[.A283]+1;0)" office:value-type="float" office:value="0" calcext:value-type="float">
            <text:p>0,00</text:p>
          </table:table-cell>
          <table:table-cell table:formula="of:=IF([.D284]&lt;[.D283];[.B283]+1;0)" office:value-type="float" office:value="27" calcext:value-type="float">
            <text:p>27,00</text:p>
          </table:table-cell>
          <table:table-cell office:value-type="float" office:value="279" calcext:value-type="float">
            <text:p>279</text:p>
          </table:table-cell>
          <table:table-cell table:formula="of:=[.D283]+[.$D$1]*[.D283]-[.$D$2]*[.E283]*[.D283]" office:value-type="float" office:value="111.693011118707" calcext:value-type="float">
            <text:p>111,69</text:p>
          </table:table-cell>
          <table:table-cell table:formula="of:=[.E283]+[.$D$2]*[.E283]*[.D283]-[.E283]*[.$D$3]" office:value-type="float" office:value="51.3521862635164" calcext:value-type="float">
            <text:p>51,35</text:p>
          </table:table-cell>
          <table:table-cell table:number-columns-repeated="6"/>
        </table:table-row>
        <table:table-row table:style-name="ro1">
          <table:table-cell table:formula="of:=IF([.E285]&lt;[.E284];[.A284]+1;0)" office:value-type="float" office:value="0" calcext:value-type="float">
            <text:p>0,00</text:p>
          </table:table-cell>
          <table:table-cell table:formula="of:=IF([.D285]&lt;[.D284];[.B284]+1;0)" office:value-type="float" office:value="28" calcext:value-type="float">
            <text:p>28,00</text:p>
          </table:table-cell>
          <table:table-cell office:value-type="float" office:value="280" calcext:value-type="float">
            <text:p>280</text:p>
          </table:table-cell>
          <table:table-cell table:formula="of:=[.D284]+[.$D$1]*[.D284]-[.$D$2]*[.E284]*[.D284]" office:value-type="float" office:value="111.059031185431" calcext:value-type="float">
            <text:p>111,06</text:p>
          </table:table-cell>
          <table:table-cell table:formula="of:=[.E284]+[.$D$2]*[.E284]*[.D284]-[.E284]*[.$D$3]" office:value-type="float" office:value="51.652417105991" calcext:value-type="float">
            <text:p>51,65</text:p>
          </table:table-cell>
          <table:table-cell table:number-columns-repeated="6"/>
        </table:table-row>
        <table:table-row table:style-name="ro1">
          <table:table-cell table:formula="of:=IF([.E286]&lt;[.E285];[.A285]+1;0)" office:value-type="float" office:value="0" calcext:value-type="float">
            <text:p>0,00</text:p>
          </table:table-cell>
          <table:table-cell table:formula="of:=IF([.D286]&lt;[.D285];[.B285]+1;0)" office:value-type="float" office:value="29" calcext:value-type="float">
            <text:p>29,00</text:p>
          </table:table-cell>
          <table:table-cell office:value-type="float" office:value="281" calcext:value-type="float">
            <text:p>281</text:p>
          </table:table-cell>
          <table:table-cell table:formula="of:=[.D285]+[.$D$1]*[.D285]-[.$D$2]*[.E285]*[.D285]" office:value-type="float" office:value="110.411978108051" calcext:value-type="float">
            <text:p>110,41</text:p>
          </table:table-cell>
          <table:table-cell table:formula="of:=[.E285]+[.$D$2]*[.E285]*[.D285]-[.E285]*[.$D$3]" office:value-type="float" office:value="51.93802995178" calcext:value-type="float">
            <text:p>51,94</text:p>
          </table:table-cell>
          <table:table-cell table:number-columns-repeated="6"/>
        </table:table-row>
        <table:table-row table:style-name="ro1">
          <table:table-cell table:formula="of:=IF([.E287]&lt;[.E286];[.A286]+1;0)" office:value-type="float" office:value="0" calcext:value-type="float">
            <text:p>0,00</text:p>
          </table:table-cell>
          <table:table-cell table:formula="of:=IF([.D287]&lt;[.D286];[.B286]+1;0)" office:value-type="float" office:value="30" calcext:value-type="float">
            <text:p>30,00</text:p>
          </table:table-cell>
          <table:table-cell office:value-type="float" office:value="282" calcext:value-type="float">
            <text:p>282</text:p>
          </table:table-cell>
          <table:table-cell table:formula="of:=[.D286]+[.$D$1]*[.D286]-[.$D$2]*[.E286]*[.D286]" office:value-type="float" office:value="109.752927357206" calcext:value-type="float">
            <text:p>109,75</text:p>
          </table:table-cell>
          <table:table-cell table:formula="of:=[.E286]+[.$D$2]*[.E286]*[.D286]-[.E286]*[.$D$3]" office:value-type="float" office:value="52.2084187671966" calcext:value-type="float">
            <text:p>52,21</text:p>
          </table:table-cell>
          <table:table-cell table:number-columns-repeated="6"/>
        </table:table-row>
        <table:table-row table:style-name="ro1">
          <table:table-cell table:formula="of:=IF([.E288]&lt;[.E287];[.A287]+1;0)" office:value-type="float" office:value="0" calcext:value-type="float">
            <text:p>0,00</text:p>
          </table:table-cell>
          <table:table-cell table:formula="of:=IF([.D288]&lt;[.D287];[.B287]+1;0)" office:value-type="float" office:value="31" calcext:value-type="float">
            <text:p>31,00</text:p>
          </table:table-cell>
          <table:table-cell office:value-type="float" office:value="283" calcext:value-type="float">
            <text:p>283</text:p>
          </table:table-cell>
          <table:table-cell table:formula="of:=[.D287]+[.$D$1]*[.D287]-[.$D$2]*[.E287]*[.D287]" office:value-type="float" office:value="109.082972508155" calcext:value-type="float">
            <text:p>109,08</text:p>
          </table:table-cell>
          <table:table-cell table:formula="of:=[.E287]+[.$D$2]*[.E287]*[.D287]-[.E287]*[.$D$3]" office:value-type="float" office:value="52.4630112250321" calcext:value-type="float">
            <text:p>52,46</text:p>
          </table:table-cell>
          <table:table-cell table:number-columns-repeated="6"/>
        </table:table-row>
        <table:table-row table:style-name="ro1">
          <table:table-cell table:formula="of:=IF([.E289]&lt;[.E288];[.A288]+1;0)" office:value-type="float" office:value="0" calcext:value-type="float">
            <text:p>0,00</text:p>
          </table:table-cell>
          <table:table-cell table:formula="of:=IF([.D289]&lt;[.D288];[.B288]+1;0)" office:value-type="float" office:value="32" calcext:value-type="float">
            <text:p>32,00</text:p>
          </table:table-cell>
          <table:table-cell office:value-type="float" office:value="284" calcext:value-type="float">
            <text:p>284</text:p>
          </table:table-cell>
          <table:table-cell table:formula="of:=[.D288]+[.$D$1]*[.D288]-[.$D$2]*[.E288]*[.D288]" office:value-type="float" office:value="108.403221352741" calcext:value-type="float">
            <text:p>108,40</text:p>
          </table:table-cell>
          <table:table-cell table:formula="of:=[.E288]+[.$D$2]*[.E288]*[.D288]-[.E288]*[.$D$3]" office:value-type="float" office:value="52.7012712693581" calcext:value-type="float">
            <text:p>52,70</text:p>
          </table:table-cell>
          <table:table-cell table:number-columns-repeated="6"/>
        </table:table-row>
        <table:table-row table:style-name="ro1">
          <table:table-cell table:formula="of:=IF([.E290]&lt;[.E289];[.A289]+1;0)" office:value-type="float" office:value="0" calcext:value-type="float">
            <text:p>0,00</text:p>
          </table:table-cell>
          <table:table-cell table:formula="of:=IF([.D290]&lt;[.D289];[.B289]+1;0)" office:value-type="float" office:value="33" calcext:value-type="float">
            <text:p>33,00</text:p>
          </table:table-cell>
          <table:table-cell office:value-type="float" office:value="285" calcext:value-type="float">
            <text:p>285</text:p>
          </table:table-cell>
          <table:table-cell table:formula="of:=[.D289]+[.$D$1]*[.D289]-[.$D$2]*[.E289]*[.D289]" office:value-type="float" office:value="107.714791992304" calcext:value-type="float">
            <text:p>107,71</text:p>
          </table:table-cell>
          <table:table-cell table:formula="of:=[.E289]+[.$D$2]*[.E289]*[.D289]-[.E289]*[.$D$3]" office:value-type="float" office:value="52.9227014933817" calcext:value-type="float">
            <text:p>52,92</text:p>
          </table:table-cell>
          <table:table-cell table:number-columns-repeated="6"/>
        </table:table-row>
        <table:table-row table:style-name="ro1">
          <table:table-cell table:formula="of:=IF([.E291]&lt;[.E290];[.A290]+1;0)" office:value-type="float" office:value="0" calcext:value-type="float">
            <text:p>0,00</text:p>
          </table:table-cell>
          <table:table-cell table:formula="of:=IF([.D291]&lt;[.D290];[.B290]+1;0)" office:value-type="float" office:value="34" calcext:value-type="float">
            <text:p>34,00</text:p>
          </table:table-cell>
          <table:table-cell office:value-type="float" office:value="286" calcext:value-type="float">
            <text:p>286</text:p>
          </table:table-cell>
          <table:table-cell table:formula="of:=[.D290]+[.$D$1]*[.D290]-[.$D$2]*[.E290]*[.D290]" office:value-type="float" office:value="107.018808940635" calcext:value-type="float">
            <text:p>107,02</text:p>
          </table:table-cell>
          <table:table-cell table:formula="of:=[.E290]+[.$D$2]*[.E290]*[.D290]-[.E290]*[.$D$3]" office:value-type="float" office:value="53.1268453102279" calcext:value-type="float">
            <text:p>53,13</text:p>
          </table:table-cell>
          <table:table-cell table:number-columns-repeated="6"/>
        </table:table-row>
        <table:table-row table:style-name="ro1">
          <table:table-cell table:formula="of:=IF([.E292]&lt;[.E291];[.A291]+1;0)" office:value-type="float" office:value="0" calcext:value-type="float">
            <text:p>0,00</text:p>
          </table:table-cell>
          <table:table-cell table:formula="of:=IF([.D292]&lt;[.D291];[.B291]+1;0)" office:value-type="float" office:value="35" calcext:value-type="float">
            <text:p>35,00</text:p>
          </table:table-cell>
          <table:table-cell office:value-type="float" office:value="287" calcext:value-type="float">
            <text:p>287</text:p>
          </table:table-cell>
          <table:table-cell table:formula="of:=[.D291]+[.$D$1]*[.D291]-[.$D$2]*[.E291]*[.D291]" office:value-type="float" office:value="106.31639926551" calcext:value-type="float">
            <text:p>106,32</text:p>
          </table:table-cell>
          <table:table-cell table:formula="of:=[.E291]+[.$D$2]*[.E291]*[.D291]-[.E291]*[.$D$3]" office:value-type="float" office:value="53.3132888986534" calcext:value-type="float">
            <text:p>53,31</text:p>
          </table:table-cell>
          <table:table-cell table:number-columns-repeated="6"/>
        </table:table-row>
        <table:table-row table:style-name="ro1">
          <table:table-cell table:formula="of:=IF([.E293]&lt;[.E292];[.A292]+1;0)" office:value-type="float" office:value="0" calcext:value-type="float">
            <text:p>0,00</text:p>
          </table:table-cell>
          <table:table-cell table:formula="of:=IF([.D293]&lt;[.D292];[.B292]+1;0)" office:value-type="float" office:value="36" calcext:value-type="float">
            <text:p>36,00</text:p>
          </table:table-cell>
          <table:table-cell office:value-type="float" office:value="288" calcext:value-type="float">
            <text:p>288</text:p>
          </table:table-cell>
          <table:table-cell table:formula="of:=[.D292]+[.$D$1]*[.D292]-[.$D$2]*[.E292]*[.D292]" office:value-type="float" office:value="105.608688796467" calcext:value-type="float">
            <text:p>105,61</text:p>
          </table:table-cell>
          <table:table-cell table:formula="of:=[.E292]+[.$D$2]*[.E292]*[.D292]-[.E292]*[.$D$3]" office:value-type="float" office:value="53.4816629080741" calcext:value-type="float">
            <text:p>53,48</text:p>
          </table:table-cell>
          <table:table-cell table:number-columns-repeated="6"/>
        </table:table-row>
        <table:table-row table:style-name="ro1">
          <table:table-cell table:formula="of:=IF([.E294]&lt;[.E293];[.A293]+1;0)" office:value-type="float" office:value="0" calcext:value-type="float">
            <text:p>0,00</text:p>
          </table:table-cell>
          <table:table-cell table:formula="of:=IF([.D294]&lt;[.D293];[.B293]+1;0)" office:value-type="float" office:value="37" calcext:value-type="float">
            <text:p>37,00</text:p>
          </table:table-cell>
          <table:table-cell office:value-type="float" office:value="289" calcext:value-type="float">
            <text:p>289</text:p>
          </table:table-cell>
          <table:table-cell table:formula="of:=[.D293]+[.$D$1]*[.D293]-[.$D$2]*[.E293]*[.D293]" office:value-type="float" office:value="104.896798425208" calcext:value-type="float">
            <text:p>104,90</text:p>
          </table:table-cell>
          <table:table-cell table:formula="of:=[.E293]+[.$D$2]*[.E293]*[.D293]-[.E293]*[.$D$3]" office:value-type="float" office:value="53.6316439098586" calcext:value-type="float">
            <text:p>53,63</text:p>
          </table:table-cell>
          <table:table-cell table:number-columns-repeated="6"/>
        </table:table-row>
        <table:table-row table:style-name="ro1">
          <table:table-cell table:formula="of:=IF([.E295]&lt;[.E294];[.A294]+1;0)" office:value-type="float" office:value="0" calcext:value-type="float">
            <text:p>0,00</text:p>
          </table:table-cell>
          <table:table-cell table:formula="of:=IF([.D295]&lt;[.D294];[.B294]+1;0)" office:value-type="float" office:value="38" calcext:value-type="float">
            <text:p>38,00</text:p>
          </table:table-cell>
          <table:table-cell office:value-type="float" office:value="290" calcext:value-type="float">
            <text:p>290</text:p>
          </table:table-cell>
          <table:table-cell table:formula="of:=[.D294]+[.$D$1]*[.D294]-[.$D$2]*[.E294]*[.D294]" office:value-type="float" office:value="104.1818405235" calcext:value-type="float">
            <text:p>104,18</text:p>
          </table:table-cell>
          <table:table-cell table:formula="of:=[.E294]+[.$D$2]*[.E294]*[.D294]-[.E294]*[.$D$3]" office:value-type="float" office:value="53.7629555845782" calcext:value-type="float">
            <text:p>53,76</text:p>
          </table:table-cell>
          <table:table-cell table:number-columns-repeated="6"/>
        </table:table-row>
        <table:table-row table:style-name="ro1">
          <table:table-cell table:formula="of:=IF([.E296]&lt;[.E295];[.A295]+1;0)" office:value-type="float" office:value="0" calcext:value-type="float">
            <text:p>0,00</text:p>
          </table:table-cell>
          <table:table-cell table:formula="of:=IF([.D296]&lt;[.D295];[.B295]+1;0)" office:value-type="float" office:value="39" calcext:value-type="float">
            <text:p>39,00</text:p>
          </table:table-cell>
          <table:table-cell office:value-type="float" office:value="291" calcext:value-type="float">
            <text:p>291</text:p>
          </table:table-cell>
          <table:table-cell table:formula="of:=[.D295]+[.$D$1]*[.D295]-[.$D$2]*[.E295]*[.D295]" office:value-type="float" office:value="103.464915501578" calcext:value-type="float">
            <text:p>103,46</text:p>
          </table:table-cell>
          <table:table-cell table:formula="of:=[.E295]+[.$D$2]*[.E295]*[.D295]-[.E295]*[.$D$3]" office:value-type="float" office:value="53.8753696377415" calcext:value-type="float">
            <text:p>53,88</text:p>
          </table:table-cell>
          <table:table-cell table:number-columns-repeated="6"/>
        </table:table-row>
        <table:table-row table:style-name="ro1">
          <table:table-cell table:formula="of:=IF([.E297]&lt;[.E296];[.A296]+1;0)" office:value-type="float" office:value="0" calcext:value-type="float">
            <text:p>0,00</text:p>
          </table:table-cell>
          <table:table-cell table:formula="of:=IF([.D297]&lt;[.D296];[.B296]+1;0)" office:value-type="float" office:value="40" calcext:value-type="float">
            <text:p>40,00</text:p>
          </table:table-cell>
          <table:table-cell office:value-type="float" office:value="292" calcext:value-type="float">
            <text:p>292</text:p>
          </table:table-cell>
          <table:table-cell table:formula="of:=[.D296]+[.$D$1]*[.D296]-[.$D$2]*[.E296]*[.D296]" office:value-type="float" office:value="102.747108528017" calcext:value-type="float">
            <text:p>102,75</text:p>
          </table:table-cell>
          <table:table-cell table:formula="of:=[.E296]+[.$D$2]*[.E296]*[.D296]-[.E296]*[.$D$3]" office:value-type="float" office:value="53.968706439447" calcext:value-type="float">
            <text:p>53,97</text:p>
          </table:table-cell>
          <table:table-cell table:number-columns-repeated="6"/>
        </table:table-row>
        <table:table-row table:style-name="ro1">
          <table:table-cell table:formula="of:=IF([.E298]&lt;[.E297];[.A297]+1;0)" office:value-type="float" office:value="0" calcext:value-type="float">
            <text:p>0,00</text:p>
          </table:table-cell>
          <table:table-cell table:formula="of:=IF([.D298]&lt;[.D297];[.B297]+1;0)" office:value-type="float" office:value="41" calcext:value-type="float">
            <text:p>41,00</text:p>
          </table:table-cell>
          <table:table-cell office:value-type="float" office:value="293" calcext:value-type="float">
            <text:p>293</text:p>
          </table:table-cell>
          <table:table-cell table:formula="of:=[.D297]+[.$D$1]*[.D297]-[.$D$2]*[.E297]*[.D297]" office:value-type="float" office:value="102.029486429752" calcext:value-type="float">
            <text:p>102,03</text:p>
          </table:table-cell>
          <table:table-cell table:formula="of:=[.E297]+[.$D$2]*[.E297]*[.D297]-[.E297]*[.$D$3]" office:value-type="float" office:value="54.0428353863" calcext:value-type="float">
            <text:p>54,04</text:p>
          </table:table-cell>
          <table:table-cell table:number-columns-repeated="6"/>
        </table:table-row>
        <table:table-row table:style-name="ro1">
          <table:table-cell table:formula="of:=IF([.E299]&lt;[.E298];[.A298]+1;0)" office:value-type="float" office:value="0" calcext:value-type="float">
            <text:p>0,00</text:p>
          </table:table-cell>
          <table:table-cell table:formula="of:=IF([.D299]&lt;[.D298];[.B298]+1;0)" office:value-type="float" office:value="42" calcext:value-type="float">
            <text:p>42,00</text:p>
          </table:table-cell>
          <table:table-cell office:value-type="float" office:value="294" calcext:value-type="float">
            <text:p>294</text:p>
          </table:table-cell>
          <table:table-cell table:formula="of:=[.D298]+[.$D$1]*[.D298]-[.$D$2]*[.E298]*[.D298]" office:value-type="float" office:value="101.313094788511" calcext:value-type="float">
            <text:p>101,31</text:p>
          </table:table-cell>
          <table:table-cell table:formula="of:=[.E298]+[.$D$2]*[.E298]*[.D298]-[.E298]*[.$D$3]" office:value-type="float" office:value="54.0976749868209" calcext:value-type="float">
            <text:p>54,10</text:p>
          </table:table-cell>
          <table:table-cell table:number-columns-repeated="6"/>
        </table:table-row>
        <table:table-row table:style-name="ro1">
          <table:table-cell table:formula="of:=IF([.E300]&lt;[.E299];[.A299]+1;0)" office:value-type="float" office:value="0" calcext:value-type="float">
            <text:p>0,00</text:p>
          </table:table-cell>
          <table:table-cell table:formula="of:=IF([.D300]&lt;[.D299];[.B299]+1;0)" office:value-type="float" office:value="43" calcext:value-type="float">
            <text:p>43,00</text:p>
          </table:table-cell>
          <table:table-cell office:value-type="float" office:value="295" calcext:value-type="float">
            <text:p>295</text:p>
          </table:table-cell>
          <table:table-cell table:formula="of:=[.D299]+[.$D$1]*[.D299]-[.$D$2]*[.E299]*[.D299]" office:value-type="float" office:value="100.598955247392" calcext:value-type="float">
            <text:p>100,60</text:p>
          </table:table-cell>
          <table:table-cell table:formula="of:=[.E299]+[.$D$2]*[.E299]*[.D299]-[.E299]*[.$D$3]" office:value-type="float" office:value="54.1331926743687" calcext:value-type="float">
            <text:p>54,13</text:p>
          </table:table-cell>
          <table:table-cell table:number-columns-repeated="6"/>
        </table:table-row>
        <table:table-row table:style-name="ro1">
          <table:table-cell table:formula="of:=IF([.E301]&lt;[.E300];[.A300]+1;0)" office:value-type="float" office:value="0" calcext:value-type="float">
            <text:p>0,00</text:p>
          </table:table-cell>
          <table:table-cell table:formula="of:=IF([.D301]&lt;[.D300];[.B300]+1;0)" office:value-type="float" office:value="44" calcext:value-type="float">
            <text:p>44,00</text:p>
          </table:table-cell>
          <table:table-cell office:value-type="float" office:value="296" calcext:value-type="float">
            <text:p>296</text:p>
          </table:table-cell>
          <table:table-cell table:formula="of:=[.D300]+[.$D$1]*[.D300]-[.$D$2]*[.E300]*[.D300]" office:value-type="float" office:value="99.8880630387164" calcext:value-type="float">
            <text:p>99,89</text:p>
          </table:table-cell>
          <table:table-cell table:formula="of:=[.E300]+[.$D$2]*[.E300]*[.D300]-[.E300]*[.$D$3]" office:value-type="float" office:value="54.1494043542739" calcext:value-type="float">
            <text:p>54,15</text:p>
          </table:table-cell>
          <table:table-cell table:number-columns-repeated="6"/>
        </table:table-row>
        <table:table-row table:style-name="ro1">
          <table:table-cell table:formula="of:=IF([.E302]&lt;[.E301];[.A301]+1;0)" office:value-type="float" office:value="1" calcext:value-type="float">
            <text:p>1,00</text:p>
          </table:table-cell>
          <table:table-cell table:formula="of:=IF([.D302]&lt;[.D301];[.B301]+1;0)" office:value-type="float" office:value="45" calcext:value-type="float">
            <text:p>45,00</text:p>
          </table:table-cell>
          <table:table-cell office:value-type="float" office:value="297" calcext:value-type="float">
            <text:p>297</text:p>
          </table:table-cell>
          <table:table-cell table:formula="of:=[.D301]+[.$D$1]*[.D301]-[.$D$2]*[.E301]*[.D301]" office:value-type="float" office:value="99.1813847416664" calcext:value-type="float">
            <text:p>99,18</text:p>
          </table:table-cell>
          <table:table-cell table:formula="of:=[.E301]+[.$D$2]*[.E301]*[.D301]-[.E301]*[.$D$3]" office:value-type="float" office:value="54.1463736943846" calcext:value-type="float">
            <text:p>54,15</text:p>
          </table:table-cell>
          <table:table-cell table:number-columns-repeated="6"/>
        </table:table-row>
        <table:table-row table:style-name="ro1">
          <table:table-cell table:formula="of:=IF([.E303]&lt;[.E302];[.A302]+1;0)" office:value-type="float" office:value="2" calcext:value-type="float">
            <text:p>2,00</text:p>
          </table:table-cell>
          <table:table-cell table:formula="of:=IF([.D303]&lt;[.D302];[.B302]+1;0)" office:value-type="float" office:value="46" calcext:value-type="float">
            <text:p>46,00</text:p>
          </table:table-cell>
          <table:table-cell office:value-type="float" office:value="298" calcext:value-type="float">
            <text:p>298</text:p>
          </table:table-cell>
          <table:table-cell table:formula="of:=[.D302]+[.$D$1]*[.D302]-[.$D$2]*[.E302]*[.D302]" office:value-type="float" office:value="98.4798562756254" calcext:value-type="float">
            <text:p>98,48</text:p>
          </table:table-cell>
          <table:table-cell table:formula="of:=[.E302]+[.$D$2]*[.E302]*[.D302]-[.E302]*[.$D$3]" office:value-type="float" office:value="54.1242111705397" calcext:value-type="float">
            <text:p>54,12</text:p>
          </table:table-cell>
          <table:table-cell table:number-columns-repeated="6"/>
        </table:table-row>
        <table:table-row table:style-name="ro1">
          <table:table-cell table:formula="of:=IF([.E304]&lt;[.E303];[.A303]+1;0)" office:value-type="float" office:value="3" calcext:value-type="float">
            <text:p>3,00</text:p>
          </table:table-cell>
          <table:table-cell table:formula="of:=IF([.D304]&lt;[.D303];[.B303]+1;0)" office:value-type="float" office:value="47" calcext:value-type="float">
            <text:p>47,00</text:p>
          </table:table-cell>
          <table:table-cell office:value-type="float" office:value="299" calcext:value-type="float">
            <text:p>299</text:p>
          </table:table-cell>
          <table:table-cell table:formula="of:=[.D303]+[.$D$1]*[.D303]-[.$D$2]*[.E303]*[.D303]" office:value-type="float" office:value="97.7843811325847" calcext:value-type="float">
            <text:p>97,78</text:p>
          </table:table-cell>
          <table:table-cell table:formula="of:=[.E303]+[.$D$2]*[.E303]*[.D303]-[.E303]*[.$D$3]" office:value-type="float" office:value="54.0830728805659" calcext:value-type="float">
            <text:p>54,08</text:p>
          </table:table-cell>
          <table:table-cell table:number-columns-repeated="6"/>
        </table:table-row>
        <table:table-row table:style-name="ro1">
          <table:table-cell table:formula="of:=IF([.E305]&lt;[.E304];[.A304]+1;0)" office:value-type="float" office:value="4" calcext:value-type="float">
            <text:p>4,00</text:p>
          </table:table-cell>
          <table:table-cell table:formula="of:=IF([.D305]&lt;[.D304];[.B304]+1;0)" office:value-type="float" office:value="48" calcext:value-type="float">
            <text:p>48,00</text:p>
          </table:table-cell>
          <table:table-cell office:value-type="float" office:value="300" calcext:value-type="float">
            <text:p>300</text:p>
          </table:table-cell>
          <table:table-cell table:formula="of:=[.D304]+[.$D$1]*[.D304]-[.$D$2]*[.E304]*[.D304]" office:value-type="float" office:value="97.0958288495491" calcext:value-type="float">
            <text:p>97,10</text:p>
          </table:table-cell>
          <table:table-cell table:formula="of:=[.E304]+[.$D$2]*[.E304]*[.D304]-[.E304]*[.$D$3]" office:value-type="float" office:value="54.0231591422249" calcext:value-type="float">
            <text:p>54,02</text:p>
          </table:table-cell>
          <table:table-cell table:number-columns-repeated="6"/>
        </table:table-row>
        <table:table-row table:style-name="ro1">
          <table:table-cell table:formula="of:=IF([.E306]&lt;[.E305];[.A305]+1;0)" office:value-type="float" office:value="5" calcext:value-type="float">
            <text:p>5,00</text:p>
          </table:table-cell>
          <table:table-cell table:formula="of:=IF([.D306]&lt;[.D305];[.B305]+1;0)" office:value-type="float" office:value="49" calcext:value-type="float">
            <text:p>49,00</text:p>
          </table:table-cell>
          <table:table-cell office:value-type="float" office:value="301" calcext:value-type="float">
            <text:p>301</text:p>
          </table:table-cell>
          <table:table-cell table:formula="of:=[.D305]+[.$D$1]*[.D305]-[.$D$2]*[.E305]*[.D305]" office:value-type="float" office:value="96.4150337195474" calcext:value-type="float">
            <text:p>96,42</text:p>
          </table:table-cell>
          <table:table-cell table:formula="of:=[.E305]+[.$D$2]*[.E305]*[.D305]-[.E305]*[.$D$3]" office:value-type="float" office:value="53.9447128921064" calcext:value-type="float">
            <text:p>53,94</text:p>
          </table:table-cell>
          <table:table-cell table:number-columns-repeated="6"/>
        </table:table-row>
        <table:table-row table:style-name="ro1">
          <table:table-cell table:formula="of:=IF([.E307]&lt;[.E306];[.A306]+1;0)" office:value-type="float" office:value="6" calcext:value-type="float">
            <text:p>6,00</text:p>
          </table:table-cell>
          <table:table-cell table:formula="of:=IF([.D307]&lt;[.D306];[.B306]+1;0)" office:value-type="float" office:value="50" calcext:value-type="float">
            <text:p>50,00</text:p>
          </table:table-cell>
          <table:table-cell office:value-type="float" office:value="302" calcext:value-type="float">
            <text:p>302</text:p>
          </table:table-cell>
          <table:table-cell table:formula="of:=[.D306]+[.$D$1]*[.D306]-[.$D$2]*[.E306]*[.D306]" office:value-type="float" office:value="95.7427937376964" calcext:value-type="float">
            <text:p>95,74</text:p>
          </table:table-cell>
          <table:table-cell table:formula="of:=[.E306]+[.$D$2]*[.E306]*[.D306]-[.E306]*[.$D$3]" office:value-type="float" office:value="53.848017903743" calcext:value-type="float">
            <text:p>53,85</text:p>
          </table:table-cell>
          <table:table-cell table:number-columns-repeated="6"/>
        </table:table-row>
        <table:table-row table:style-name="ro1">
          <table:table-cell table:formula="of:=IF([.E308]&lt;[.E307];[.A307]+1;0)" office:value-type="float" office:value="7" calcext:value-type="float">
            <text:p>7,00</text:p>
          </table:table-cell>
          <table:table-cell table:formula="of:=IF([.D308]&lt;[.D307];[.B307]+1;0)" office:value-type="float" office:value="51" calcext:value-type="float">
            <text:p>51,00</text:p>
          </table:table-cell>
          <table:table-cell office:value-type="float" office:value="303" calcext:value-type="float">
            <text:p>303</text:p>
          </table:table-cell>
          <table:table-cell table:formula="of:=[.D307]+[.$D$1]*[.D307]-[.$D$2]*[.E307]*[.D307]" office:value-type="float" office:value="95.0798697767794" calcext:value-type="float">
            <text:p>95,08</text:p>
          </table:table-cell>
          <table:table-cell table:formula="of:=[.E307]+[.$D$2]*[.E307]*[.D307]-[.E307]*[.$D$3]" office:value-type="float" office:value="53.7333968442267" calcext:value-type="float">
            <text:p>53,73</text:p>
          </table:table-cell>
          <table:table-cell table:number-columns-repeated="6"/>
        </table:table-row>
        <table:table-row table:style-name="ro1">
          <table:table-cell table:formula="of:=IF([.E309]&lt;[.E308];[.A308]+1;0)" office:value-type="float" office:value="8" calcext:value-type="float">
            <text:p>8,00</text:p>
          </table:table-cell>
          <table:table-cell table:formula="of:=IF([.D309]&lt;[.D308];[.B308]+1;0)" office:value-type="float" office:value="52" calcext:value-type="float">
            <text:p>52,00</text:p>
          </table:table-cell>
          <table:table-cell office:value-type="float" office:value="304" calcext:value-type="float">
            <text:p>304</text:p>
          </table:table-cell>
          <table:table-cell table:formula="of:=[.D308]+[.$D$1]*[.D308]-[.$D$2]*[.E308]*[.D308]" office:value-type="float" office:value="94.4269849850085" calcext:value-type="float">
            <text:p>94,43</text:p>
          </table:table-cell>
          <table:table-cell table:formula="of:=[.E308]+[.$D$2]*[.E308]*[.D308]-[.E308]*[.$D$3]" office:value-type="float" office:value="53.6012091893219" calcext:value-type="float">
            <text:p>53,60</text:p>
          </table:table-cell>
          <table:table-cell table:number-columns-repeated="6"/>
        </table:table-row>
        <table:table-row table:style-name="ro1">
          <table:table-cell table:formula="of:=IF([.E310]&lt;[.E309];[.A309]+1;0)" office:value-type="float" office:value="9" calcext:value-type="float">
            <text:p>9,00</text:p>
          </table:table-cell>
          <table:table-cell table:formula="of:=IF([.D310]&lt;[.D309];[.B309]+1;0)" office:value-type="float" office:value="53" calcext:value-type="float">
            <text:p>53,00</text:p>
          </table:table-cell>
          <table:table-cell office:value-type="float" office:value="305" calcext:value-type="float">
            <text:p>305</text:p>
          </table:table-cell>
          <table:table-cell table:formula="of:=[.D309]+[.$D$1]*[.D309]-[.$D$2]*[.E309]*[.D309]" office:value-type="float" office:value="93.7848243970594" calcext:value-type="float">
            <text:p>93,78</text:p>
          </table:table-cell>
          <table:table-cell table:formula="of:=[.E309]+[.$D$2]*[.E309]*[.D309]-[.E309]*[.$D$3]" office:value-type="float" office:value="53.451849017505" calcext:value-type="float">
            <text:p>53,45</text:p>
          </table:table-cell>
          <table:table-cell table:number-columns-repeated="6"/>
        </table:table-row>
        <table:table-row table:style-name="ro1">
          <table:table-cell table:formula="of:=IF([.E311]&lt;[.E310];[.A310]+1;0)" office:value-type="float" office:value="10" calcext:value-type="float">
            <text:p>10,00</text:p>
          </table:table-cell>
          <table:table-cell table:formula="of:=IF([.D311]&lt;[.D310];[.B310]+1;0)" office:value-type="float" office:value="54" calcext:value-type="float">
            <text:p>54,00</text:p>
          </table:table-cell>
          <table:table-cell office:value-type="float" office:value="306" calcext:value-type="float">
            <text:p>306</text:p>
          </table:table-cell>
          <table:table-cell table:formula="of:=[.D310]+[.$D$1]*[.D310]-[.$D$2]*[.E310]*[.D310]" office:value-type="float" office:value="93.1540347480982" calcext:value-type="float">
            <text:p>93,15</text:p>
          </table:table-cell>
          <table:table-cell table:formula="of:=[.E310]+[.$D$2]*[.E310]*[.D310]-[.E310]*[.$D$3]" office:value-type="float" office:value="53.2857427035322" calcext:value-type="float">
            <text:p>53,29</text:p>
          </table:table-cell>
          <table:table-cell table:number-columns-repeated="6"/>
        </table:table-row>
        <table:table-row table:style-name="ro1">
          <table:table-cell table:formula="of:=IF([.E312]&lt;[.E311];[.A311]+1;0)" office:value-type="float" office:value="11" calcext:value-type="float">
            <text:p>11,00</text:p>
          </table:table-cell>
          <table:table-cell table:formula="of:=IF([.D312]&lt;[.D311];[.B311]+1;0)" office:value-type="float" office:value="55" calcext:value-type="float">
            <text:p>55,00</text:p>
          </table:table-cell>
          <table:table-cell office:value-type="float" office:value="307" calcext:value-type="float">
            <text:p>307</text:p>
          </table:table-cell>
          <table:table-cell table:formula="of:=[.D311]+[.$D$1]*[.D311]-[.$D$2]*[.E311]*[.D311]" office:value-type="float" office:value="92.5352244793687" calcext:value-type="float">
            <text:p>92,54</text:p>
          </table:table-cell>
          <table:table-cell table:formula="of:=[.E311]+[.$D$2]*[.E311]*[.D311]-[.E311]*[.$D$3]" office:value-type="float" office:value="53.1033465320471" calcext:value-type="float">
            <text:p>53,10</text:p>
          </table:table-cell>
          <table:table-cell table:number-columns-repeated="6"/>
        </table:table-row>
        <table:table-row table:style-name="ro1">
          <table:table-cell table:formula="of:=IF([.E313]&lt;[.E312];[.A312]+1;0)" office:value-type="float" office:value="12" calcext:value-type="float">
            <text:p>12,00</text:p>
          </table:table-cell>
          <table:table-cell table:formula="of:=IF([.D313]&lt;[.D312];[.B312]+1;0)" office:value-type="float" office:value="56" calcext:value-type="float">
            <text:p>56,00</text:p>
          </table:table-cell>
          <table:table-cell office:value-type="float" office:value="308" calcext:value-type="float">
            <text:p>308</text:p>
          </table:table-cell>
          <table:table-cell table:formula="of:=[.D312]+[.$D$1]*[.D312]-[.$D$2]*[.E312]*[.D312]" office:value-type="float" office:value="91.9289639229817" calcext:value-type="float">
            <text:p>91,93</text:p>
          </table:table-cell>
          <table:table-cell table:formula="of:=[.E312]+[.$D$2]*[.E312]*[.D312]-[.E312]*[.$D$3]" office:value-type="float" office:value="52.9051442514191" calcext:value-type="float">
            <text:p>52,91</text:p>
          </table:table-cell>
          <table:table-cell table:number-columns-repeated="6"/>
        </table:table-row>
        <table:table-row table:style-name="ro1">
          <table:table-cell table:formula="of:=IF([.E314]&lt;[.E313];[.A313]+1;0)" office:value-type="float" office:value="13" calcext:value-type="float">
            <text:p>13,00</text:p>
          </table:table-cell>
          <table:table-cell table:formula="of:=IF([.D314]&lt;[.D313];[.B313]+1;0)" office:value-type="float" office:value="57" calcext:value-type="float">
            <text:p>57,00</text:p>
          </table:table-cell>
          <table:table-cell office:value-type="float" office:value="309" calcext:value-type="float">
            <text:p>309</text:p>
          </table:table-cell>
          <table:table-cell table:formula="of:=[.D313]+[.$D$1]*[.D313]-[.$D$2]*[.E313]*[.D313]" office:value-type="float" office:value="91.3357856528269" calcext:value-type="float">
            <text:p>91,34</text:p>
          </table:table-cell>
          <table:table-cell table:formula="of:=[.E313]+[.$D$2]*[.E313]*[.D313]-[.E313]*[.$D$3]" office:value-type="float" office:value="52.6916445874626" calcext:value-type="float">
            <text:p>52,69</text:p>
          </table:table-cell>
          <table:table-cell table:number-columns-repeated="6"/>
        </table:table-row>
        <table:table-row table:style-name="ro1">
          <table:table-cell table:formula="of:=IF([.E315]&lt;[.E314];[.A314]+1;0)" office:value-type="float" office:value="14" calcext:value-type="float">
            <text:p>14,00</text:p>
          </table:table-cell>
          <table:table-cell table:formula="of:=IF([.D315]&lt;[.D314];[.B314]+1;0)" office:value-type="float" office:value="58" calcext:value-type="float">
            <text:p>58,00</text:p>
          </table:table-cell>
          <table:table-cell office:value-type="float" office:value="310" calcext:value-type="float">
            <text:p>310</text:p>
          </table:table-cell>
          <table:table-cell table:formula="of:=[.D314]+[.$D$1]*[.D314]-[.$D$2]*[.E314]*[.D314]" office:value-type="float" office:value="90.7561849880157" calcext:value-type="float">
            <text:p>90,76</text:p>
          </table:table-cell>
          <table:table-cell table:formula="of:=[.E314]+[.$D$2]*[.E314]*[.D314]-[.E314]*[.$D$3]" office:value-type="float" office:value="52.4633787359572" calcext:value-type="float">
            <text:p>52,46</text:p>
          </table:table-cell>
          <table:table-cell table:number-columns-repeated="6"/>
        </table:table-row>
        <table:table-row table:style-name="ro1">
          <table:table-cell table:formula="of:=IF([.E316]&lt;[.E315];[.A315]+1;0)" office:value-type="float" office:value="15" calcext:value-type="float">
            <text:p>15,00</text:p>
          </table:table-cell>
          <table:table-cell table:formula="of:=IF([.D316]&lt;[.D315];[.B315]+1;0)" office:value-type="float" office:value="59" calcext:value-type="float">
            <text:p>59,00</text:p>
          </table:table-cell>
          <table:table-cell office:value-type="float" office:value="311" calcext:value-type="float">
            <text:p>311</text:p>
          </table:table-cell>
          <table:table-cell table:formula="of:=[.D315]+[.$D$1]*[.D315]-[.$D$2]*[.E315]*[.D315]" office:value-type="float" office:value="90.1906206349476" calcext:value-type="float">
            <text:p>90,19</text:p>
          </table:table-cell>
          <table:table-cell table:formula="of:=[.E315]+[.$D$2]*[.E315]*[.D315]-[.E315]*[.$D$3]" office:value-type="float" office:value="52.2208978519878" calcext:value-type="float">
            <text:p>52,22</text:p>
          </table:table-cell>
          <table:table-cell table:number-columns-repeated="6"/>
        </table:table-row>
        <table:table-row table:style-name="ro1">
          <table:table-cell table:formula="of:=IF([.E317]&lt;[.E316];[.A316]+1;0)" office:value-type="float" office:value="16" calcext:value-type="float">
            <text:p>16,00</text:p>
          </table:table-cell>
          <table:table-cell table:formula="of:=IF([.D317]&lt;[.D316];[.B316]+1;0)" office:value-type="float" office:value="60" calcext:value-type="float">
            <text:p>60,00</text:p>
          </table:table-cell>
          <table:table-cell office:value-type="float" office:value="312" calcext:value-type="float">
            <text:p>312</text:p>
          </table:table-cell>
          <table:table-cell table:formula="of:=[.D316]+[.$D$1]*[.D316]-[.$D$2]*[.E316]*[.D316]" office:value-type="float" office:value="89.6395154539541" calcext:value-type="float">
            <text:p>89,64</text:p>
          </table:table-cell>
          <table:table-cell table:formula="of:=[.E316]+[.$D$2]*[.E316]*[.D316]-[.E316]*[.$D$3]" office:value-type="float" office:value="51.9647705530809" calcext:value-type="float">
            <text:p>51,96</text:p>
          </table:table-cell>
          <table:table-cell table:number-columns-repeated="6"/>
        </table:table-row>
        <table:table-row table:style-name="ro1">
          <table:table-cell table:formula="of:=IF([.E318]&lt;[.E317];[.A317]+1;0)" office:value-type="float" office:value="17" calcext:value-type="float">
            <text:p>17,00</text:p>
          </table:table-cell>
          <table:table-cell table:formula="of:=IF([.D318]&lt;[.D317];[.B317]+1;0)" office:value-type="float" office:value="61" calcext:value-type="float">
            <text:p>61,00</text:p>
          </table:table-cell>
          <table:table-cell office:value-type="float" office:value="313" calcext:value-type="float">
            <text:p>313</text:p>
          </table:table-cell>
          <table:table-cell table:formula="of:=[.D317]+[.$D$1]*[.D317]-[.$D$2]*[.E317]*[.D317]" office:value-type="float" office:value="89.1032573365061" calcext:value-type="float">
            <text:p>89,10</text:p>
          </table:table-cell>
          <table:table-cell table:formula="of:=[.E317]+[.$D$2]*[.E317]*[.D317]-[.E317]*[.$D$3]" office:value-type="float" office:value="51.6955804519538" calcext:value-type="float">
            <text:p>51,70</text:p>
          </table:table-cell>
          <table:table-cell table:number-columns-repeated="6"/>
        </table:table-row>
        <table:table-row table:style-name="ro1">
          <table:table-cell table:formula="of:=IF([.E319]&lt;[.E318];[.A318]+1;0)" office:value-type="float" office:value="18" calcext:value-type="float">
            <text:p>18,00</text:p>
          </table:table-cell>
          <table:table-cell table:formula="of:=IF([.D319]&lt;[.D318];[.B318]+1;0)" office:value-type="float" office:value="62" calcext:value-type="float">
            <text:p>62,00</text:p>
          </table:table-cell>
          <table:table-cell office:value-type="float" office:value="314" calcext:value-type="float">
            <text:p>314</text:p>
          </table:table-cell>
          <table:table-cell table:formula="of:=[.D318]+[.$D$1]*[.D318]-[.$D$2]*[.E318]*[.D318]" office:value-type="float" office:value="88.582200179151" calcext:value-type="float">
            <text:p>88,58</text:p>
          </table:table-cell>
          <table:table-cell table:formula="of:=[.E318]+[.$D$2]*[.E318]*[.D318]-[.E318]*[.$D$3]" office:value-type="float" office:value="51.4139237334414" calcext:value-type="float">
            <text:p>51,41</text:p>
          </table:table-cell>
          <table:table-cell table:number-columns-repeated="6"/>
        </table:table-row>
        <table:table-row table:style-name="ro1">
          <table:table-cell table:formula="of:=IF([.E320]&lt;[.E319];[.A319]+1;0)" office:value-type="float" office:value="19" calcext:value-type="float">
            <text:p>19,00</text:p>
          </table:table-cell>
          <table:table-cell table:formula="of:=IF([.D320]&lt;[.D319];[.B319]+1;0)" office:value-type="float" office:value="63" calcext:value-type="float">
            <text:p>63,00</text:p>
          </table:table-cell>
          <table:table-cell office:value-type="float" office:value="315" calcext:value-type="float">
            <text:p>315</text:p>
          </table:table-cell>
          <table:table-cell table:formula="of:=[.D319]+[.$D$1]*[.D319]-[.$D$2]*[.E319]*[.D319]" office:value-type="float" office:value="88.0766649406584" calcext:value-type="float">
            <text:p>88,08</text:p>
          </table:table-cell>
          <table:table-cell table:formula="of:=[.E319]+[.$D$2]*[.E319]*[.D319]-[.E319]*[.$D$3]" office:value-type="float" office:value="51.120406788845" calcext:value-type="float">
            <text:p>51,12</text:p>
          </table:table-cell>
          <table:table-cell table:number-columns-repeated="6"/>
        </table:table-row>
        <table:table-row table:style-name="ro1">
          <table:table-cell table:formula="of:=IF([.E321]&lt;[.E320];[.A320]+1;0)" office:value-type="float" office:value="20" calcext:value-type="float">
            <text:p>20,00</text:p>
          </table:table-cell>
          <table:table-cell table:formula="of:=IF([.D321]&lt;[.D320];[.B320]+1;0)" office:value-type="float" office:value="64" calcext:value-type="float">
            <text:p>64,00</text:p>
          </table:table-cell>
          <table:table-cell office:value-type="float" office:value="316" calcext:value-type="float">
            <text:p>316</text:p>
          </table:table-cell>
          <table:table-cell table:formula="of:=[.D320]+[.$D$1]*[.D320]-[.$D$2]*[.E320]*[.D320]" office:value-type="float" office:value="87.5869407692859" calcext:value-type="float">
            <text:p>87,59</text:p>
          </table:table-cell>
          <table:table-cell table:formula="of:=[.E320]+[.$D$2]*[.E320]*[.D320]-[.E320]*[.$D$3]" office:value-type="float" office:value="50.8156439195884" calcext:value-type="float">
            <text:p>50,82</text:p>
          </table:table-cell>
          <table:table-cell table:number-columns-repeated="6"/>
        </table:table-row>
        <table:table-row table:style-name="ro1">
          <table:table-cell table:formula="of:=IF([.E322]&lt;[.E321];[.A321]+1;0)" office:value-type="float" office:value="21" calcext:value-type="float">
            <text:p>21,00</text:p>
          </table:table-cell>
          <table:table-cell table:formula="of:=IF([.D322]&lt;[.D321];[.B321]+1;0)" office:value-type="float" office:value="65" calcext:value-type="float">
            <text:p>65,00</text:p>
          </table:table-cell>
          <table:table-cell office:value-type="float" office:value="317" calcext:value-type="float">
            <text:p>317</text:p>
          </table:table-cell>
          <table:table-cell table:formula="of:=[.D321]+[.$D$1]*[.D321]-[.$D$2]*[.E321]*[.D321]" office:value-type="float" office:value="87.1132861876026" calcext:value-type="float">
            <text:p>87,11</text:p>
          </table:table-cell>
          <table:table-cell table:formula="of:=[.E321]+[.$D$2]*[.E321]*[.D321]-[.E321]*[.$D$3]" office:value-type="float" office:value="50.500255120678" calcext:value-type="float">
            <text:p>50,50</text:p>
          </table:table-cell>
          <table:table-cell table:number-columns-repeated="6"/>
        </table:table-row>
        <table:table-row table:style-name="ro1">
          <table:table-cell table:formula="of:=IF([.E323]&lt;[.E322];[.A322]+1;0)" office:value-type="float" office:value="22" calcext:value-type="float">
            <text:p>22,00</text:p>
          </table:table-cell>
          <table:table-cell table:formula="of:=IF([.D323]&lt;[.D322];[.B322]+1;0)" office:value-type="float" office:value="66" calcext:value-type="float">
            <text:p>66,00</text:p>
          </table:table-cell>
          <table:table-cell office:value-type="float" office:value="318" calcext:value-type="float">
            <text:p>318</text:p>
          </table:table-cell>
          <table:table-cell table:formula="of:=[.D322]+[.$D$1]*[.D322]-[.$D$2]*[.E322]*[.D322]" office:value-type="float" office:value="86.6559303229173" calcext:value-type="float">
            <text:p>86,66</text:p>
          </table:table-cell>
          <table:table-cell table:formula="of:=[.E322]+[.$D$2]*[.E322]*[.D322]-[.E322]*[.$D$3]" office:value-type="float" office:value="50.1748639530814" calcext:value-type="float">
            <text:p>50,17</text:p>
          </table:table-cell>
          <table:table-cell table:number-columns-repeated="6"/>
        </table:table-row>
        <table:table-row table:style-name="ro1">
          <table:table-cell table:formula="of:=IF([.E324]&lt;[.E323];[.A323]+1;0)" office:value-type="float" office:value="23" calcext:value-type="float">
            <text:p>23,00</text:p>
          </table:table-cell>
          <table:table-cell table:formula="of:=IF([.D324]&lt;[.D323];[.B323]+1;0)" office:value-type="float" office:value="67" calcext:value-type="float">
            <text:p>67,00</text:p>
          </table:table-cell>
          <table:table-cell office:value-type="float" office:value="319" calcext:value-type="float">
            <text:p>319</text:p>
          </table:table-cell>
          <table:table-cell table:formula="of:=[.D323]+[.$D$1]*[.D323]-[.$D$2]*[.E323]*[.D323]" office:value-type="float" office:value="86.2150741720356" calcext:value-type="float">
            <text:p>86,22</text:p>
          </table:table-cell>
          <table:table-cell table:formula="of:=[.E323]+[.$D$2]*[.E323]*[.D323]-[.E323]*[.$D$3]" office:value-type="float" office:value="49.8400955127674" calcext:value-type="float">
            <text:p>49,84</text:p>
          </table:table-cell>
          <table:table-cell table:number-columns-repeated="6"/>
        </table:table-row>
        <table:table-row table:style-name="ro1">
          <table:table-cell table:formula="of:=IF([.E325]&lt;[.E324];[.A324]+1;0)" office:value-type="float" office:value="24" calcext:value-type="float">
            <text:p>24,00</text:p>
          </table:table-cell>
          <table:table-cell table:formula="of:=IF([.D325]&lt;[.D324];[.B324]+1;0)" office:value-type="float" office:value="68" calcext:value-type="float">
            <text:p>68,00</text:p>
          </table:table-cell>
          <table:table-cell office:value-type="float" office:value="320" calcext:value-type="float">
            <text:p>320</text:p>
          </table:table-cell>
          <table:table-cell table:formula="of:=[.D324]+[.$D$1]*[.D324]-[.$D$2]*[.E324]*[.D324]" office:value-type="float" office:value="85.7908918897891" calcext:value-type="float">
            <text:p>85,79</text:p>
          </table:table-cell>
          <table:table-cell table:formula="of:=[.E324]+[.$D$2]*[.E324]*[.D324]-[.E324]*[.$D$3]" office:value-type="float" office:value="49.4965745028163" calcext:value-type="float">
            <text:p>49,50</text:p>
          </table:table-cell>
          <table:table-cell table:number-columns-repeated="6"/>
        </table:table-row>
        <table:table-row table:style-name="ro1">
          <table:table-cell table:formula="of:=IF([.E326]&lt;[.E325];[.A325]+1;0)" office:value-type="float" office:value="25" calcext:value-type="float">
            <text:p>25,00</text:p>
          </table:table-cell>
          <table:table-cell table:formula="of:=IF([.D326]&lt;[.D325];[.B325]+1;0)" office:value-type="float" office:value="69" calcext:value-type="float">
            <text:p>69,00</text:p>
          </table:table-cell>
          <table:table-cell office:value-type="float" office:value="321" calcext:value-type="float">
            <text:p>321</text:p>
          </table:table-cell>
          <table:table-cell table:formula="of:=[.D325]+[.$D$1]*[.D325]-[.$D$2]*[.E325]*[.D325]" office:value-type="float" office:value="85.3835320915418" calcext:value-type="float">
            <text:p>85,38</text:p>
          </table:table-cell>
          <table:table-cell table:formula="of:=[.E325]+[.$D$2]*[.E325]*[.D325]-[.E325]*[.$D$3]" office:value-type="float" office:value="49.1449234137185" calcext:value-type="float">
            <text:p>49,14</text:p>
          </table:table-cell>
          <table:table-cell table:number-columns-repeated="6"/>
        </table:table-row>
        <table:table-row table:style-name="ro1">
          <table:table-cell table:formula="of:=IF([.E327]&lt;[.E326];[.A326]+1;0)" office:value-type="float" office:value="26" calcext:value-type="float">
            <text:p>26,00</text:p>
          </table:table-cell>
          <table:table-cell table:formula="of:=IF([.D327]&lt;[.D326];[.B326]+1;0)" office:value-type="float" office:value="70" calcext:value-type="float">
            <text:p>70,00</text:p>
          </table:table-cell>
          <table:table-cell office:value-type="float" office:value="322" calcext:value-type="float">
            <text:p>322</text:p>
          </table:table-cell>
          <table:table-cell table:formula="of:=[.D326]+[.$D$1]*[.D326]-[.$D$2]*[.E326]*[.D326]" office:value-type="float" office:value="84.9931191606569" calcext:value-type="float">
            <text:p>84,99</text:p>
          </table:table-cell>
          <table:table-cell table:formula="of:=[.E326]+[.$D$2]*[.E326]*[.D326]-[.E326]*[.$D$3]" office:value-type="float" office:value="48.7857608157483" calcext:value-type="float">
            <text:p>48,79</text:p>
          </table:table-cell>
          <table:table-cell table:number-columns-repeated="6"/>
        </table:table-row>
        <table:table-row table:style-name="ro1">
          <table:table-cell table:formula="of:=IF([.E328]&lt;[.E327];[.A327]+1;0)" office:value-type="float" office:value="27" calcext:value-type="float">
            <text:p>27,00</text:p>
          </table:table-cell>
          <table:table-cell table:formula="of:=IF([.D328]&lt;[.D327];[.B327]+1;0)" office:value-type="float" office:value="71" calcext:value-type="float">
            <text:p>71,00</text:p>
          </table:table-cell>
          <table:table-cell office:value-type="float" office:value="323" calcext:value-type="float">
            <text:p>323</text:p>
          </table:table-cell>
          <table:table-cell table:formula="of:=[.D327]+[.$D$1]*[.D327]-[.$D$2]*[.E327]*[.D327]" office:value-type="float" office:value="84.6197545526919" calcext:value-type="float">
            <text:p>84,62</text:p>
          </table:table-cell>
          <table:table-cell table:formula="of:=[.E327]+[.$D$2]*[.E327]*[.D327]-[.E327]*[.$D$3]" office:value-type="float" office:value="48.419699766139" calcext:value-type="float">
            <text:p>48,42</text:p>
          </table:table-cell>
          <table:table-cell table:number-columns-repeated="6"/>
        </table:table-row>
        <table:table-row table:style-name="ro1">
          <table:table-cell table:formula="of:=IF([.E329]&lt;[.E328];[.A328]+1;0)" office:value-type="float" office:value="28" calcext:value-type="float">
            <text:p>28,00</text:p>
          </table:table-cell>
          <table:table-cell table:formula="of:=IF([.D329]&lt;[.D328];[.B328]+1;0)" office:value-type="float" office:value="72" calcext:value-type="float">
            <text:p>72,00</text:p>
          </table:table-cell>
          <table:table-cell office:value-type="float" office:value="324" calcext:value-type="float">
            <text:p>324</text:p>
          </table:table-cell>
          <table:table-cell table:formula="of:=[.D328]+[.$D$1]*[.D328]-[.$D$2]*[.E328]*[.D328]" office:value-type="float" office:value="84.2635180888829" calcext:value-type="float">
            <text:p>84,26</text:p>
          </table:table-cell>
          <table:table-cell table:formula="of:=[.E328]+[.$D$2]*[.E328]*[.D328]-[.E328]*[.$D$3]" office:value-type="float" office:value="48.0473463326949" calcext:value-type="float">
            <text:p>48,05</text:p>
          </table:table-cell>
          <table:table-cell table:number-columns-repeated="6"/>
        </table:table-row>
        <table:table-row table:style-name="ro1">
          <table:table-cell table:formula="of:=IF([.E330]&lt;[.E329];[.A329]+1;0)" office:value-type="float" office:value="29" calcext:value-type="float">
            <text:p>29,00</text:p>
          </table:table-cell>
          <table:table-cell table:formula="of:=IF([.D330]&lt;[.D329];[.B329]+1;0)" office:value-type="float" office:value="73" calcext:value-type="float">
            <text:p>73,00</text:p>
          </table:table-cell>
          <table:table-cell office:value-type="float" office:value="325" calcext:value-type="float">
            <text:p>325</text:p>
          </table:table-cell>
          <table:table-cell table:formula="of:=[.D329]+[.$D$1]*[.D329]-[.$D$2]*[.E329]*[.D329]" office:value-type="float" office:value="83.9244692322466" calcext:value-type="float">
            <text:p>83,92</text:p>
          </table:table-cell>
          <table:table-cell table:formula="of:=[.E329]+[.$D$2]*[.E329]*[.D329]-[.E329]*[.$D$3]" office:value-type="float" office:value="47.6692982344741" calcext:value-type="float">
            <text:p>47,67</text:p>
          </table:table-cell>
          <table:table-cell table:number-columns-repeated="6"/>
        </table:table-row>
        <table:table-row table:style-name="ro1">
          <table:table-cell table:formula="of:=IF([.E331]&lt;[.E330];[.A330]+1;0)" office:value-type="float" office:value="30" calcext:value-type="float">
            <text:p>30,00</text:p>
          </table:table-cell>
          <table:table-cell table:formula="of:=IF([.D331]&lt;[.D330];[.B330]+1;0)" office:value-type="float" office:value="74" calcext:value-type="float">
            <text:p>74,00</text:p>
          </table:table-cell>
          <table:table-cell office:value-type="float" office:value="326" calcext:value-type="float">
            <text:p>326</text:p>
          </table:table-cell>
          <table:table-cell table:formula="of:=[.D330]+[.$D$1]*[.D330]-[.$D$2]*[.E330]*[.D330]" office:value-type="float" office:value="83.6026483403906" calcext:value-type="float">
            <text:p>83,60</text:p>
          </table:table-cell>
          <table:table-cell table:formula="of:=[.E330]+[.$D$2]*[.E330]*[.D330]-[.E330]*[.$D$3]" office:value-type="float" office:value="47.2861435992514" calcext:value-type="float">
            <text:p>47,29</text:p>
          </table:table-cell>
          <table:table-cell table:number-columns-repeated="6"/>
        </table:table-row>
        <table:table-row table:style-name="ro1">
          <table:table-cell table:formula="of:=IF([.E332]&lt;[.E331];[.A331]+1;0)" office:value-type="float" office:value="31" calcext:value-type="float">
            <text:p>31,00</text:p>
          </table:table-cell>
          <table:table-cell table:formula="of:=IF([.D332]&lt;[.D331];[.B331]+1;0)" office:value-type="float" office:value="75" calcext:value-type="float">
            <text:p>75,00</text:p>
          </table:table-cell>
          <table:table-cell office:value-type="float" office:value="327" calcext:value-type="float">
            <text:p>327</text:p>
          </table:table-cell>
          <table:table-cell table:formula="of:=[.D331]+[.$D$1]*[.D331]-[.$D$2]*[.E331]*[.D331]" office:value-type="float" office:value="83.2980778898477" calcext:value-type="float">
            <text:p>83,30</text:p>
          </table:table-cell>
          <table:table-cell table:formula="of:=[.E331]+[.$D$2]*[.E331]*[.D331]-[.E331]*[.$D$3]" office:value-type="float" office:value="46.8984598366395" calcext:value-type="float">
            <text:p>46,90</text:p>
          </table:table-cell>
          <table:table-cell table:number-columns-repeated="6"/>
        </table:table-row>
        <table:table-row table:style-name="ro1">
          <table:table-cell table:formula="of:=IF([.E333]&lt;[.E332];[.A332]+1;0)" office:value-type="float" office:value="32" calcext:value-type="float">
            <text:p>32,00</text:p>
          </table:table-cell>
          <table:table-cell table:formula="of:=IF([.D333]&lt;[.D332];[.B332]+1;0)" office:value-type="float" office:value="76" calcext:value-type="float">
            <text:p>76,00</text:p>
          </table:table-cell>
          <table:table-cell office:value-type="float" office:value="328" calcext:value-type="float">
            <text:p>328</text:p>
          </table:table-cell>
          <table:table-cell table:formula="of:=[.D332]+[.$D$1]*[.D332]-[.$D$2]*[.E332]*[.D332]" office:value-type="float" office:value="83.0107636674515" calcext:value-type="float">
            <text:p>83,01</text:p>
          </table:table-cell>
          <table:table-cell table:formula="of:=[.E332]+[.$D$2]*[.E332]*[.D332]-[.E332]*[.$D$3]" office:value-type="float" office:value="46.5068126250007" calcext:value-type="float">
            <text:p>46,51</text:p>
          </table:table-cell>
          <table:table-cell table:number-columns-repeated="6"/>
        </table:table-row>
        <table:table-row table:style-name="ro1">
          <table:table-cell table:formula="of:=IF([.E334]&lt;[.E333];[.A333]+1;0)" office:value-type="float" office:value="33" calcext:value-type="float">
            <text:p>33,00</text:p>
          </table:table-cell>
          <table:table-cell table:formula="of:=IF([.D334]&lt;[.D333];[.B333]+1;0)" office:value-type="float" office:value="77" calcext:value-type="float">
            <text:p>77,00</text:p>
          </table:table-cell>
          <table:table-cell office:value-type="float" office:value="329" calcext:value-type="float">
            <text:p>329</text:p>
          </table:table-cell>
          <table:table-cell table:formula="of:=[.D333]+[.$D$1]*[.D333]-[.$D$2]*[.E333]*[.D333]" office:value-type="float" office:value="82.7406959249303" calcext:value-type="float">
            <text:p>82,74</text:p>
          </table:table-cell>
          <table:table-cell table:formula="of:=[.E333]+[.$D$2]*[.E333]*[.D333]-[.E333]*[.$D$3]" office:value-type="float" office:value="46.1117550096208" calcext:value-type="float">
            <text:p>46,11</text:p>
          </table:table-cell>
          <table:table-cell table:number-columns-repeated="6"/>
        </table:table-row>
        <table:table-row table:style-name="ro1">
          <table:table-cell table:formula="of:=IF([.E335]&lt;[.E334];[.A334]+1;0)" office:value-type="float" office:value="34" calcext:value-type="float">
            <text:p>34,00</text:p>
          </table:table-cell>
          <table:table-cell table:formula="of:=IF([.D335]&lt;[.D334];[.B334]+1;0)" office:value-type="float" office:value="78" calcext:value-type="float">
            <text:p>78,00</text:p>
          </table:table-cell>
          <table:table-cell office:value-type="float" office:value="330" calcext:value-type="float">
            <text:p>330</text:p>
          </table:table-cell>
          <table:table-cell table:formula="of:=[.D334]+[.$D$1]*[.D334]-[.$D$2]*[.E334]*[.D334]" office:value-type="float" office:value="82.487850493521" calcext:value-type="float">
            <text:p>82,49</text:p>
          </table:table-cell>
          <table:table-cell table:formula="of:=[.E334]+[.$D$2]*[.E334]*[.D334]-[.E334]*[.$D$3]" office:value-type="float" office:value="45.7138266090478" calcext:value-type="float">
            <text:p>45,71</text:p>
          </table:table-cell>
          <table:table-cell table:number-columns-repeated="6"/>
        </table:table-row>
        <table:table-row table:style-name="ro1">
          <table:table-cell table:formula="of:=IF([.E336]&lt;[.E335];[.A335]+1;0)" office:value-type="float" office:value="35" calcext:value-type="float">
            <text:p>35,00</text:p>
          </table:table-cell>
          <table:table-cell table:formula="of:=IF([.D336]&lt;[.D335];[.B335]+1;0)" office:value-type="float" office:value="79" calcext:value-type="float">
            <text:p>79,00</text:p>
          </table:table-cell>
          <table:table-cell office:value-type="float" office:value="331" calcext:value-type="float">
            <text:p>331</text:p>
          </table:table-cell>
          <table:table-cell table:formula="of:=[.D335]+[.$D$1]*[.D335]-[.$D$2]*[.E335]*[.D335]" office:value-type="float" office:value="82.2521898559845" calcext:value-type="float">
            <text:p>82,25</text:p>
          </table:table-cell>
          <table:table-cell table:formula="of:=[.E335]+[.$D$2]*[.E335]*[.D335]-[.E335]*[.$D$3]" office:value-type="float" office:value="45.3135529260023" calcext:value-type="float">
            <text:p>45,31</text:p>
          </table:table-cell>
          <table:table-cell table:number-columns-repeated="6"/>
        </table:table-row>
        <table:table-row table:style-name="ro1">
          <table:table-cell table:formula="of:=IF([.E337]&lt;[.E336];[.A336]+1;0)" office:value-type="float" office:value="36" calcext:value-type="float">
            <text:p>36,00</text:p>
          </table:table-cell>
          <table:table-cell table:formula="of:=IF([.D337]&lt;[.D336];[.B336]+1;0)" office:value-type="float" office:value="80" calcext:value-type="float">
            <text:p>80,00</text:p>
          </table:table-cell>
          <table:table-cell office:value-type="float" office:value="332" calcext:value-type="float">
            <text:p>332</text:p>
          </table:table-cell>
          <table:table-cell table:formula="of:=[.D336]+[.$D$1]*[.D336]-[.$D$2]*[.E336]*[.D336]" office:value-type="float" office:value="82.0336641739448" calcext:value-type="float">
            <text:p>82,03</text:p>
          </table:table-cell>
          <table:table-cell table:formula="of:=[.E336]+[.$D$2]*[.E336]*[.D336]-[.E336]*[.$D$3]" office:value-type="float" office:value="44.9114447588616" calcext:value-type="float">
            <text:p>44,91</text:p>
          </table:table-cell>
          <table:table-cell table:number-columns-repeated="6"/>
        </table:table-row>
        <table:table-row table:style-name="ro1">
          <table:table-cell table:formula="of:=IF([.E338]&lt;[.E337];[.A337]+1;0)" office:value-type="float" office:value="37" calcext:value-type="float">
            <text:p>37,00</text:p>
          </table:table-cell>
          <table:table-cell table:formula="of:=IF([.D338]&lt;[.D337];[.B337]+1;0)" office:value-type="float" office:value="81" calcext:value-type="float">
            <text:p>81,00</text:p>
          </table:table-cell>
          <table:table-cell office:value-type="float" office:value="333" calcext:value-type="float">
            <text:p>333</text:p>
          </table:table-cell>
          <table:table-cell table:formula="of:=[.D337]+[.$D$1]*[.D337]-[.$D$2]*[.E337]*[.D337]" office:value-type="float" office:value="81.8322122689661" calcext:value-type="float">
            <text:p>81,83</text:p>
          </table:table-cell>
          <table:table-cell table:formula="of:=[.E337]+[.$D$2]*[.E337]*[.D337]-[.E337]*[.$D$3]" office:value-type="float" office:value="44.507997709376" calcext:value-type="float">
            <text:p>44,51</text:p>
          </table:table-cell>
          <table:table-cell table:number-columns-repeated="6"/>
        </table:table-row>
        <table:table-row table:style-name="ro1">
          <table:table-cell table:formula="of:=IF([.E339]&lt;[.E338];[.A338]+1;0)" office:value-type="float" office:value="38" calcext:value-type="float">
            <text:p>38,00</text:p>
          </table:table-cell>
          <table:table-cell table:formula="of:=IF([.D339]&lt;[.D338];[.B338]+1;0)" office:value-type="float" office:value="82" calcext:value-type="float">
            <text:p>82,00</text:p>
          </table:table-cell>
          <table:table-cell office:value-type="float" office:value="334" calcext:value-type="float">
            <text:p>334</text:p>
          </table:table-cell>
          <table:table-cell table:formula="of:=[.D338]+[.$D$1]*[.D338]-[.$D$2]*[.E338]*[.D338]" office:value-type="float" office:value="81.6477625562353" calcext:value-type="float">
            <text:p>81,65</text:p>
          </table:table-cell>
          <table:table-cell table:formula="of:=[.E338]+[.$D$2]*[.E338]*[.D338]-[.E338]*[.$D$3]" office:value-type="float" office:value="44.1036917820174" calcext:value-type="float">
            <text:p>44,10</text:p>
          </table:table-cell>
          <table:table-cell table:number-columns-repeated="6"/>
        </table:table-row>
        <table:table-row table:style-name="ro1">
          <table:table-cell table:formula="of:=IF([.E340]&lt;[.E339];[.A339]+1;0)" office:value-type="float" office:value="39" calcext:value-type="float">
            <text:p>39,00</text:p>
          </table:table-cell>
          <table:table-cell table:formula="of:=IF([.D340]&lt;[.D339];[.B339]+1;0)" office:value-type="float" office:value="83" calcext:value-type="float">
            <text:p>83,00</text:p>
          </table:table-cell>
          <table:table-cell office:value-type="float" office:value="335" calcext:value-type="float">
            <text:p>335</text:p>
          </table:table-cell>
          <table:table-cell table:formula="of:=[.D339]+[.$D$1]*[.D339]-[.$D$2]*[.E339]*[.D339]" office:value-type="float" office:value="81.4802339301242" calcext:value-type="float">
            <text:p>81,48</text:p>
          </table:table-cell>
          <table:table-cell table:formula="of:=[.E339]+[.$D$2]*[.E339]*[.D339]-[.E339]*[.$D$3]" office:value-type="float" office:value="43.6989910701523" calcext:value-type="float">
            <text:p>43,70</text:p>
          </table:table-cell>
          <table:table-cell table:number-columns-repeated="6"/>
        </table:table-row>
        <table:table-row table:style-name="ro1">
          <table:table-cell table:formula="of:=IF([.E341]&lt;[.E340];[.A340]+1;0)" office:value-type="float" office:value="40" calcext:value-type="float">
            <text:p>40,00</text:p>
          </table:table-cell>
          <table:table-cell table:formula="of:=IF([.D341]&lt;[.D340];[.B340]+1;0)" office:value-type="float" office:value="84" calcext:value-type="float">
            <text:p>84,00</text:p>
          </table:table-cell>
          <table:table-cell office:value-type="float" office:value="336" calcext:value-type="float">
            <text:p>336</text:p>
          </table:table-cell>
          <table:table-cell table:formula="of:=[.D340]+[.$D$1]*[.D340]-[.$D$2]*[.E340]*[.D340]" office:value-type="float" office:value="81.3295366012735" calcext:value-type="float">
            <text:p>81,33</text:p>
          </table:table-cell>
          <table:table-cell table:formula="of:=[.E340]+[.$D$2]*[.E340]*[.D340]-[.E340]*[.$D$3]" office:value-type="float" office:value="43.2943435240979" calcext:value-type="float">
            <text:p>43,29</text:p>
          </table:table-cell>
          <table:table-cell table:number-columns-repeated="6"/>
        </table:table-row>
        <table:table-row table:style-name="ro1">
          <table:table-cell table:formula="of:=IF([.E342]&lt;[.E341];[.A341]+1;0)" office:value-type="float" office:value="41" calcext:value-type="float">
            <text:p>41,00</text:p>
          </table:table-cell>
          <table:table-cell table:formula="of:=IF([.D342]&lt;[.D341];[.B341]+1;0)" office:value-type="float" office:value="85" calcext:value-type="float">
            <text:p>85,00</text:p>
          </table:table-cell>
          <table:table-cell office:value-type="float" office:value="337" calcext:value-type="float">
            <text:p>337</text:p>
          </table:table-cell>
          <table:table-cell table:formula="of:=[.D341]+[.$D$1]*[.D341]-[.$D$2]*[.E341]*[.D341]" office:value-type="float" office:value="81.1955728851633" calcext:value-type="float">
            <text:p>81,20</text:p>
          </table:table-cell>
          <table:table-cell table:formula="of:=[.E341]+[.$D$2]*[.E341]*[.D341]-[.E341]*[.$D$3]" office:value-type="float" office:value="42.8901807960286" calcext:value-type="float">
            <text:p>42,89</text:p>
          </table:table-cell>
          <table:table-cell table:number-columns-repeated="6"/>
        </table:table-row>
        <table:table-row table:style-name="ro1">
          <table:table-cell table:formula="of:=IF([.E343]&lt;[.E342];[.A342]+1;0)" office:value-type="float" office:value="42" calcext:value-type="float">
            <text:p>42,00</text:p>
          </table:table-cell>
          <table:table-cell table:formula="of:=IF([.D343]&lt;[.D342];[.B342]+1;0)" office:value-type="float" office:value="86" calcext:value-type="float">
            <text:p>86,00</text:p>
          </table:table-cell>
          <table:table-cell office:value-type="float" office:value="338" calcext:value-type="float">
            <text:p>338</text:p>
          </table:table-cell>
          <table:table-cell table:formula="of:=[.D342]+[.$D$1]*[.D342]-[.$D$2]*[.E342]*[.D342]" office:value-type="float" office:value="81.0782379424257" calcext:value-type="float">
            <text:p>81,08</text:p>
          </table:table-cell>
          <table:table-cell table:formula="of:=[.E342]+[.$D$2]*[.E342]*[.D342]-[.E342]*[.$D$3]" office:value-type="float" office:value="42.4869181566681" calcext:value-type="float">
            <text:p>42,49</text:p>
          </table:table-cell>
          <table:table-cell table:number-columns-repeated="6"/>
        </table:table-row>
        <table:table-row table:style-name="ro1">
          <table:table-cell table:formula="of:=IF([.E344]&lt;[.E343];[.A343]+1;0)" office:value-type="float" office:value="43" calcext:value-type="float">
            <text:p>43,00</text:p>
          </table:table-cell>
          <table:table-cell table:formula="of:=IF([.D344]&lt;[.D343];[.B343]+1;0)" office:value-type="float" office:value="87" calcext:value-type="float">
            <text:p>87,00</text:p>
          </table:table-cell>
          <table:table-cell office:value-type="float" office:value="339" calcext:value-type="float">
            <text:p>339</text:p>
          </table:table-cell>
          <table:table-cell table:formula="of:=[.D343]+[.$D$1]*[.D343]-[.$D$2]*[.E343]*[.D343]" office:value-type="float" office:value="80.9774204714009" calcext:value-type="float">
            <text:p>80,98</text:p>
          </table:table-cell>
          <table:table-cell table:formula="of:=[.E343]+[.$D$2]*[.E343]*[.D343]-[.E343]*[.$D$3]" office:value-type="float" office:value="42.084954478708" calcext:value-type="float">
            <text:p>42,08</text:p>
          </table:table-cell>
          <table:table-cell table:number-columns-repeated="6"/>
        </table:table-row>
        <table:table-row table:style-name="ro1">
          <table:table-cell table:formula="of:=IF([.E345]&lt;[.E344];[.A344]+1;0)" office:value-type="float" office:value="44" calcext:value-type="float">
            <text:p>44,00</text:p>
          </table:table-cell>
          <table:table-cell table:formula="of:=IF([.D345]&lt;[.D344];[.B344]+1;0)" office:value-type="float" office:value="88" calcext:value-type="float">
            <text:p>88,00</text:p>
          </table:table-cell>
          <table:table-cell office:value-type="float" office:value="340" calcext:value-type="float">
            <text:p>340</text:p>
          </table:table-cell>
          <table:table-cell table:formula="of:=[.D344]+[.$D$1]*[.D344]-[.$D$2]*[.E344]*[.D344]" office:value-type="float" office:value="80.8930033536578" calcext:value-type="float">
            <text:p>80,89</text:p>
          </table:table-cell>
          <table:table-cell table:formula="of:=[.E344]+[.$D$2]*[.E344]*[.D344]-[.E344]*[.$D$3]" office:value-type="float" office:value="41.6846722819437" calcext:value-type="float">
            <text:p>41,68</text:p>
          </table:table-cell>
          <table:table-cell table:number-columns-repeated="6"/>
        </table:table-row>
        <table:table-row table:style-name="ro1">
          <table:table-cell table:formula="of:=IF([.E346]&lt;[.E345];[.A345]+1;0)" office:value-type="float" office:value="45" calcext:value-type="float">
            <text:p>45,00</text:p>
          </table:table-cell>
          <table:table-cell table:formula="of:=IF([.D346]&lt;[.D345];[.B345]+1;0)" office:value-type="float" office:value="89" calcext:value-type="float">
            <text:p>89,00</text:p>
          </table:table-cell>
          <table:table-cell office:value-type="float" office:value="341" calcext:value-type="float">
            <text:p>341</text:p>
          </table:table-cell>
          <table:table-cell table:formula="of:=[.D345]+[.$D$1]*[.D345]-[.$D$2]*[.E345]*[.D345]" office:value-type="float" office:value="80.8248642533813" calcext:value-type="float">
            <text:p>80,82</text:p>
          </table:table-cell>
          <table:table-cell table:formula="of:=[.E345]+[.$D$2]*[.E345]*[.D345]-[.E345]*[.$D$3]" office:value-type="float" office:value="41.2864378351962" calcext:value-type="float">
            <text:p>41,29</text:p>
          </table:table-cell>
          <table:table-cell table:number-columns-repeated="6"/>
        </table:table-row>
        <table:table-row table:style-name="ro1">
          <table:table-cell table:formula="of:=IF([.E347]&lt;[.E346];[.A346]+1;0)" office:value-type="float" office:value="46" calcext:value-type="float">
            <text:p>46,00</text:p>
          </table:table-cell>
          <table:table-cell table:formula="of:=IF([.D347]&lt;[.D346];[.B346]+1;0)" office:value-type="float" office:value="90" calcext:value-type="float">
            <text:p>90,00</text:p>
          </table:table-cell>
          <table:table-cell office:value-type="float" office:value="342" calcext:value-type="float">
            <text:p>342</text:p>
          </table:table-cell>
          <table:table-cell table:formula="of:=[.D346]+[.$D$1]*[.D346]-[.$D$2]*[.E346]*[.D346]" office:value-type="float" office:value="80.7728761716812" calcext:value-type="float">
            <text:p>80,77</text:p>
          </table:table-cell>
          <table:table-cell table:formula="of:=[.E346]+[.$D$2]*[.E346]*[.D346]-[.E346]*[.$D$3]" office:value-type="float" office:value="40.8906013102041" calcext:value-type="float">
            <text:p>40,89</text:p>
          </table:table-cell>
          <table:table-cell table:number-columns-repeated="6"/>
        </table:table-row>
        <table:table-row table:style-name="ro1">
          <table:table-cell table:formula="of:=IF([.E348]&lt;[.E347];[.A347]+1;0)" office:value-type="float" office:value="47" calcext:value-type="float">
            <text:p>47,00</text:p>
          </table:table-cell>
          <table:table-cell table:formula="of:=IF([.D348]&lt;[.D347];[.B347]+1;0)" office:value-type="float" office:value="91" calcext:value-type="float">
            <text:p>91,00</text:p>
          </table:table-cell>
          <table:table-cell office:value-type="float" office:value="343" calcext:value-type="float">
            <text:p>343</text:p>
          </table:table-cell>
          <table:table-cell table:formula="of:=[.D347]+[.$D$1]*[.D347]-[.$D$2]*[.E347]*[.D347]" office:value-type="float" office:value="80.7369079570075" calcext:value-type="float">
            <text:p>80,74</text:p>
          </table:table-cell>
          <table:table-cell table:formula="of:=[.E347]+[.$D$2]*[.E347]*[.D347]-[.E347]*[.$D$3]" office:value-type="float" office:value="40.4974969828012" calcext:value-type="float">
            <text:p>40,50</text:p>
          </table:table-cell>
          <table:table-cell table:number-columns-repeated="6"/>
        </table:table-row>
        <table:table-row table:style-name="ro1">
          <table:table-cell table:formula="of:=IF([.E349]&lt;[.E348];[.A348]+1;0)" office:value-type="float" office:value="48" calcext:value-type="float">
            <text:p>48,00</text:p>
          </table:table-cell>
          <table:table-cell table:formula="of:=IF([.D349]&lt;[.D348];[.B348]+1;0)" office:value-type="float" office:value="92" calcext:value-type="float">
            <text:p>92,00</text:p>
          </table:table-cell>
          <table:table-cell office:value-type="float" office:value="344" calcext:value-type="float">
            <text:p>344</text:p>
          </table:table-cell>
          <table:table-cell table:formula="of:=[.D348]+[.$D$1]*[.D348]-[.$D$2]*[.E348]*[.D348]" office:value-type="float" office:value="80.7168247729529" calcext:value-type="float">
            <text:p>80,72</text:p>
          </table:table-cell>
          <table:table-cell table:formula="of:=[.E348]+[.$D$2]*[.E348]*[.D348]-[.E348]*[.$D$3]" office:value-type="float" office:value="40.107443476856" calcext:value-type="float">
            <text:p>40,11</text:p>
          </table:table-cell>
          <table:table-cell table:number-columns-repeated="6"/>
        </table:table-row>
        <table:table-row table:style-name="ro1">
          <table:table-cell table:formula="of:=IF([.E350]&lt;[.E349];[.A349]+1;0)" office:value-type="float" office:value="49" calcext:value-type="float">
            <text:p>49,00</text:p>
          </table:table-cell>
          <table:table-cell table:formula="of:=IF([.D350]&lt;[.D349];[.B349]+1;0)" office:value-type="float" office:value="93" calcext:value-type="float">
            <text:p>93,00</text:p>
          </table:table-cell>
          <table:table-cell office:value-type="float" office:value="345" calcext:value-type="float">
            <text:p>345</text:p>
          </table:table-cell>
          <table:table-cell table:formula="of:=[.D349]+[.$D$1]*[.D349]-[.$D$2]*[.E349]*[.D349]" office:value-type="float" office:value="80.7124885248057" calcext:value-type="float">
            <text:p>80,71</text:p>
          </table:table-cell>
          <table:table-cell table:formula="of:=[.E349]+[.$D$2]*[.E349]*[.D349]-[.E349]*[.$D$3]" office:value-type="float" office:value="39.7207440466194" calcext:value-type="float">
            <text:p>39,72</text:p>
          </table:table-cell>
          <table:table-cell table:number-columns-repeated="6"/>
        </table:table-row>
        <table:table-row table:style-name="ro1">
          <table:table-cell table:formula="of:=IF([.E351]&lt;[.E350];[.A350]+1;0)" office:value-type="float" office:value="50" calcext:value-type="float">
            <text:p>50,00</text:p>
          </table:table-cell>
          <table:table-cell table:formula="of:=IF([.D351]&lt;[.D350];[.B350]+1;0)" office:value-type="float" office:value="0" calcext:value-type="float">
            <text:p>0,00</text:p>
          </table:table-cell>
          <table:table-cell office:value-type="float" office:value="346" calcext:value-type="float">
            <text:p>346</text:p>
          </table:table-cell>
          <table:table-cell table:formula="of:=[.D350]+[.$D$1]*[.D350]-[.$D$2]*[.E350]*[.D350]" office:value-type="float" office:value="80.723758246272" calcext:value-type="float">
            <text:p>80,72</text:p>
          </table:table-cell>
          <table:table-cell table:formula="of:=[.E350]+[.$D$2]*[.E350]*[.D350]-[.E350]*[.$D$3]" office:value-type="float" office:value="39.3376868933182" calcext:value-type="float">
            <text:p>39,34</text:p>
          </table:table-cell>
          <table:table-cell table:number-columns-repeated="6"/>
        </table:table-row>
        <table:table-row table:style-name="ro1">
          <table:table-cell table:formula="of:=IF([.E352]&lt;[.E351];[.A351]+1;0)" office:value-type="float" office:value="51" calcext:value-type="float">
            <text:p>51,00</text:p>
          </table:table-cell>
          <table:table-cell table:formula="of:=IF([.D352]&lt;[.D351];[.B351]+1;0)" office:value-type="float" office:value="0" calcext:value-type="float">
            <text:p>0,00</text:p>
          </table:table-cell>
          <table:table-cell office:value-type="float" office:value="347" calcext:value-type="float">
            <text:p>347</text:p>
          </table:table-cell>
          <table:table-cell table:formula="of:=[.D351]+[.$D$1]*[.D351]-[.$D$2]*[.E351]*[.D351]" office:value-type="float" office:value="80.7504904478256" calcext:value-type="float">
            <text:p>80,75</text:p>
          </table:table-cell>
          <table:table-cell table:formula="of:=[.E351]+[.$D$2]*[.E351]*[.D351]-[.E351]*[.$D$3]" office:value-type="float" office:value="38.9585455120242" calcext:value-type="float">
            <text:p>38,96</text:p>
          </table:table-cell>
          <table:table-cell table:number-columns-repeated="6"/>
        </table:table-row>
        <table:table-row table:style-name="ro1">
          <table:table-cell table:formula="of:=IF([.E353]&lt;[.E352];[.A352]+1;0)" office:value-type="float" office:value="52" calcext:value-type="float">
            <text:p>52,00</text:p>
          </table:table-cell>
          <table:table-cell table:formula="of:=IF([.D353]&lt;[.D352];[.B352]+1;0)" office:value-type="float" office:value="0" calcext:value-type="float">
            <text:p>0,00</text:p>
          </table:table-cell>
          <table:table-cell office:value-type="float" office:value="348" calcext:value-type="float">
            <text:p>348</text:p>
          </table:table-cell>
          <table:table-cell table:formula="of:=[.D352]+[.$D$1]*[.D352]-[.$D$2]*[.E352]*[.D352]" office:value-type="float" office:value="80.7925394281672" calcext:value-type="float">
            <text:p>80,79</text:p>
          </table:table-cell>
          <table:table-cell table:formula="of:=[.E352]+[.$D$2]*[.E352]*[.D352]-[.E352]*[.$D$3]" office:value-type="float" office:value="38.5835790650379" calcext:value-type="float">
            <text:p>38,58</text:p>
          </table:table-cell>
          <table:table-cell table:number-columns-repeated="6"/>
        </table:table-row>
        <table:table-row table:style-name="ro1">
          <table:table-cell table:formula="of:=IF([.E354]&lt;[.E353];[.A353]+1;0)" office:value-type="float" office:value="53" calcext:value-type="float">
            <text:p>53,00</text:p>
          </table:table-cell>
          <table:table-cell table:formula="of:=IF([.D354]&lt;[.D353];[.B353]+1;0)" office:value-type="float" office:value="0" calcext:value-type="float">
            <text:p>0,00</text:p>
          </table:table-cell>
          <table:table-cell office:value-type="float" office:value="349" calcext:value-type="float">
            <text:p>349</text:p>
          </table:table-cell>
          <table:table-cell table:formula="of:=[.D353]+[.$D$1]*[.D353]-[.$D$2]*[.E353]*[.D353]" office:value-type="float" office:value="80.8497575502846" calcext:value-type="float">
            <text:p>80,85</text:p>
          </table:table-cell>
          <table:table-cell table:formula="of:=[.E353]+[.$D$2]*[.E353]*[.D353]-[.E353]*[.$D$3]" office:value-type="float" office:value="38.2130327782319" calcext:value-type="float">
            <text:p>38,21</text:p>
          </table:table-cell>
          <table:table-cell table:number-columns-repeated="6"/>
        </table:table-row>
        <table:table-row table:style-name="ro1">
          <table:table-cell table:formula="of:=IF([.E355]&lt;[.E354];[.A354]+1;0)" office:value-type="float" office:value="54" calcext:value-type="float">
            <text:p>54,00</text:p>
          </table:table-cell>
          <table:table-cell table:formula="of:=IF([.D355]&lt;[.D354];[.B354]+1;0)" office:value-type="float" office:value="0" calcext:value-type="float">
            <text:p>0,00</text:p>
          </table:table-cell>
          <table:table-cell office:value-type="float" office:value="350" calcext:value-type="float">
            <text:p>350</text:p>
          </table:table-cell>
          <table:table-cell table:formula="of:=[.D354]+[.$D$1]*[.D354]-[.$D$2]*[.E354]*[.D354]" office:value-type="float" office:value="80.9219954835997" calcext:value-type="float">
            <text:p>80,92</text:p>
          </table:table-cell>
          <table:table-cell table:formula="of:=[.E354]+[.$D$2]*[.E354]*[.D354]-[.E354]*[.$D$3]" office:value-type="float" office:value="37.8471383570109" calcext:value-type="float">
            <text:p>37,85</text:p>
          </table:table-cell>
          <table:table-cell table:number-columns-repeated="6"/>
        </table:table-row>
        <table:table-row table:style-name="ro1">
          <table:table-cell table:formula="of:=IF([.E356]&lt;[.E355];[.A355]+1;0)" office:value-type="float" office:value="55" calcext:value-type="float">
            <text:p>55,00</text:p>
          </table:table-cell>
          <table:table-cell table:formula="of:=IF([.D356]&lt;[.D355];[.B355]+1;0)" office:value-type="float" office:value="0" calcext:value-type="float">
            <text:p>0,00</text:p>
          </table:table-cell>
          <table:table-cell office:value-type="float" office:value="351" calcext:value-type="float">
            <text:p>351</text:p>
          </table:table-cell>
          <table:table-cell table:formula="of:=[.D355]+[.$D$1]*[.D355]-[.$D$2]*[.E355]*[.D355]" office:value-type="float" office:value="81.0091024136751" calcext:value-type="float">
            <text:p>81,01</text:p>
          </table:table-cell>
          <table:table-cell table:formula="of:=[.E355]+[.$D$2]*[.E355]*[.D355]-[.E355]*[.$D$3]" office:value-type="float" office:value="37.486114418757" calcext:value-type="float">
            <text:p>37,49</text:p>
          </table:table-cell>
          <table:table-cell table:number-columns-repeated="6"/>
        </table:table-row>
        <table:table-row table:style-name="ro1">
          <table:table-cell table:formula="of:=IF([.E357]&lt;[.E356];[.A356]+1;0)" office:value-type="float" office:value="56" calcext:value-type="float">
            <text:p>56,00</text:p>
          </table:table-cell>
          <table:table-cell table:formula="of:=IF([.D357]&lt;[.D356];[.B356]+1;0)" office:value-type="float" office:value="0" calcext:value-type="float">
            <text:p>0,00</text:p>
          </table:table-cell>
          <table:table-cell office:value-type="float" office:value="352" calcext:value-type="float">
            <text:p>352</text:p>
          </table:table-cell>
          <table:table-cell table:formula="of:=[.D356]+[.$D$1]*[.D356]-[.$D$2]*[.E356]*[.D356]" office:value-type="float" office:value="81.1109262209287" calcext:value-type="float">
            <text:p>81,11</text:p>
          </table:table-cell>
          <table:table-cell table:formula="of:=[.E356]+[.$D$2]*[.E356]*[.D356]-[.E356]*[.$D$3]" office:value-type="float" office:value="37.130166938839" calcext:value-type="float">
            <text:p>37,13</text:p>
          </table:table-cell>
          <table:table-cell table:number-columns-repeated="6"/>
        </table:table-row>
        <table:table-row table:style-name="ro1">
          <table:table-cell table:formula="of:=IF([.E358]&lt;[.E357];[.A357]+1;0)" office:value-type="float" office:value="57" calcext:value-type="float">
            <text:p>57,00</text:p>
          </table:table-cell>
          <table:table-cell table:formula="of:=IF([.D358]&lt;[.D357];[.B357]+1;0)" office:value-type="float" office:value="0" calcext:value-type="float">
            <text:p>0,00</text:p>
          </table:table-cell>
          <table:table-cell office:value-type="float" office:value="353" calcext:value-type="float">
            <text:p>353</text:p>
          </table:table-cell>
          <table:table-cell table:formula="of:=[.D357]+[.$D$1]*[.D357]-[.$D$2]*[.E357]*[.D357]" office:value-type="float" office:value="81.2273136297738" calcext:value-type="float">
            <text:p>81,23</text:p>
          </table:table-cell>
          <table:table-cell table:formula="of:=[.E357]+[.$D$2]*[.E357]*[.D357]-[.E357]*[.$D$3]" office:value-type="float" office:value="36.7794897074706" calcext:value-type="float">
            <text:p>36,78</text:p>
          </table:table-cell>
          <table:table-cell table:number-columns-repeated="6"/>
        </table:table-row>
        <table:table-row table:style-name="ro1">
          <table:table-cell table:formula="of:=IF([.E359]&lt;[.E358];[.A358]+1;0)" office:value-type="float" office:value="58" calcext:value-type="float">
            <text:p>58,00</text:p>
          </table:table-cell>
          <table:table-cell table:formula="of:=IF([.D359]&lt;[.D358];[.B358]+1;0)" office:value-type="float" office:value="0" calcext:value-type="float">
            <text:p>0,00</text:p>
          </table:table-cell>
          <table:table-cell office:value-type="float" office:value="354" calcext:value-type="float">
            <text:p>354</text:p>
          </table:table-cell>
          <table:table-cell table:formula="of:=[.D358]+[.$D$1]*[.D358]-[.$D$2]*[.E358]*[.D358]" office:value-type="float" office:value="81.3581103295634" calcext:value-type="float">
            <text:p>81,36</text:p>
          </table:table-cell>
          <table:table-cell table:formula="of:=[.E358]+[.$D$2]*[.E358]*[.D358]-[.E358]*[.$D$3]" office:value-type="float" office:value="36.4342647949029" calcext:value-type="float">
            <text:p>36,43</text:p>
          </table:table-cell>
          <table:table-cell table:number-columns-repeated="6"/>
        </table:table-row>
        <table:table-row table:style-name="ro1">
          <table:table-cell table:formula="of:=IF([.E360]&lt;[.E359];[.A359]+1;0)" office:value-type="float" office:value="59" calcext:value-type="float">
            <text:p>59,00</text:p>
          </table:table-cell>
          <table:table-cell table:formula="of:=IF([.D360]&lt;[.D359];[.B359]+1;0)" office:value-type="float" office:value="0" calcext:value-type="float">
            <text:p>0,00</text:p>
          </table:table-cell>
          <table:table-cell office:value-type="float" office:value="355" calcext:value-type="float">
            <text:p>355</text:p>
          </table:table-cell>
          <table:table-cell table:formula="of:=[.D359]+[.$D$1]*[.D359]-[.$D$2]*[.E359]*[.D359]" office:value-type="float" office:value="81.5031610686745" calcext:value-type="float">
            <text:p>81,50</text:p>
          </table:table-cell>
          <table:table-cell table:formula="of:=[.E359]+[.$D$2]*[.E359]*[.D359]-[.E359]*[.$D$3]" office:value-type="float" office:value="36.0946630226379" calcext:value-type="float">
            <text:p>36,09</text:p>
          </table:table-cell>
          <table:table-cell table:number-columns-repeated="6"/>
        </table:table-row>
        <table:table-row table:style-name="ro1">
          <table:table-cell table:formula="of:=IF([.E361]&lt;[.E360];[.A360]+1;0)" office:value-type="float" office:value="60" calcext:value-type="float">
            <text:p>60,00</text:p>
          </table:table-cell>
          <table:table-cell table:formula="of:=IF([.D361]&lt;[.D360];[.B360]+1;0)" office:value-type="float" office:value="0" calcext:value-type="float">
            <text:p>0,00</text:p>
          </table:table-cell>
          <table:table-cell office:value-type="float" office:value="356" calcext:value-type="float">
            <text:p>356</text:p>
          </table:table-cell>
          <table:table-cell table:formula="of:=[.D360]+[.$D$1]*[.D360]-[.$D$2]*[.E360]*[.D360]" office:value-type="float" office:value="81.6623097230212" calcext:value-type="float">
            <text:p>81,66</text:p>
          </table:table-cell>
          <table:table-cell table:formula="of:=[.E360]+[.$D$2]*[.E360]*[.D360]-[.E360]*[.$D$3]" office:value-type="float" office:value="35.7608444385328" calcext:value-type="float">
            <text:p>35,76</text:p>
          </table:table-cell>
          <table:table-cell table:number-columns-repeated="6"/>
        </table:table-row>
        <table:table-row table:style-name="ro1">
          <table:table-cell table:formula="of:=IF([.E362]&lt;[.E361];[.A361]+1;0)" office:value-type="float" office:value="61" calcext:value-type="float">
            <text:p>61,00</text:p>
          </table:table-cell>
          <table:table-cell table:formula="of:=IF([.D362]&lt;[.D361];[.B361]+1;0)" office:value-type="float" office:value="0" calcext:value-type="float">
            <text:p>0,00</text:p>
          </table:table-cell>
          <table:table-cell office:value-type="float" office:value="357" calcext:value-type="float">
            <text:p>357</text:p>
          </table:table-cell>
          <table:table-cell table:formula="of:=[.D361]+[.$D$1]*[.D361]-[.$D$2]*[.E361]*[.D361]" office:value-type="float" office:value="81.8353993402335" calcext:value-type="float">
            <text:p>81,84</text:p>
          </table:table-cell>
          <table:table-cell table:formula="of:=[.E361]+[.$D$2]*[.E361]*[.D361]-[.E361]*[.$D$3]" office:value-type="float" office:value="35.4329587938543" calcext:value-type="float">
            <text:p>35,43</text:p>
          </table:table-cell>
          <table:table-cell table:number-columns-repeated="6"/>
        </table:table-row>
        <table:table-row table:style-name="ro1">
          <table:table-cell table:formula="of:=IF([.E363]&lt;[.E362];[.A362]+1;0)" office:value-type="float" office:value="62" calcext:value-type="float">
            <text:p>62,00</text:p>
          </table:table-cell>
          <table:table-cell table:formula="of:=IF([.D363]&lt;[.D362];[.B362]+1;0)" office:value-type="float" office:value="0" calcext:value-type="float">
            <text:p>0,00</text:p>
          </table:table-cell>
          <table:table-cell office:value-type="float" office:value="358" calcext:value-type="float">
            <text:p>358</text:p>
          </table:table-cell>
          <table:table-cell table:formula="of:=[.D362]+[.$D$1]*[.D362]-[.$D$2]*[.E362]*[.D362]" office:value-type="float" office:value="82.0222721606877" calcext:value-type="float">
            <text:p>82,02</text:p>
          </table:table-cell>
          <table:table-cell table:formula="of:=[.E362]+[.$D$2]*[.E362]*[.D362]-[.E362]*[.$D$3]" office:value-type="float" office:value="35.1111460205121" calcext:value-type="float">
            <text:p>35,11</text:p>
          </table:table-cell>
          <table:table-cell table:number-columns-repeated="6"/>
        </table:table-row>
        <table:table-row table:style-name="ro1">
          <table:table-cell table:formula="of:=IF([.E364]&lt;[.E363];[.A363]+1;0)" office:value-type="float" office:value="63" calcext:value-type="float">
            <text:p>63,00</text:p>
          </table:table-cell>
          <table:table-cell table:formula="of:=IF([.D364]&lt;[.D363];[.B363]+1;0)" office:value-type="float" office:value="0" calcext:value-type="float">
            <text:p>0,00</text:p>
          </table:table-cell>
          <table:table-cell office:value-type="float" office:value="359" calcext:value-type="float">
            <text:p>359</text:p>
          </table:table-cell>
          <table:table-cell table:formula="of:=[.D363]+[.$D$1]*[.D363]-[.$D$2]*[.E363]*[.D363]" office:value-type="float" office:value="82.2227696165174" calcext:value-type="float">
            <text:p>82,22</text:p>
          </table:table-cell>
          <table:table-cell table:formula="of:=[.E363]+[.$D$2]*[.E363]*[.D363]-[.E363]*[.$D$3]" office:value-type="float" office:value="34.7955367068705" calcext:value-type="float">
            <text:p>34,80</text:p>
          </table:table-cell>
          <table:table-cell table:number-columns-repeated="6"/>
        </table:table-row>
        <table:table-row table:style-name="ro1">
          <table:table-cell table:formula="of:=IF([.E365]&lt;[.E364];[.A364]+1;0)" office:value-type="float" office:value="64" calcext:value-type="float">
            <text:p>64,00</text:p>
          </table:table-cell>
          <table:table-cell table:formula="of:=IF([.D365]&lt;[.D364];[.B364]+1;0)" office:value-type="float" office:value="0" calcext:value-type="float">
            <text:p>0,00</text:p>
          </table:table-cell>
          <table:table-cell office:value-type="float" office:value="360" calcext:value-type="float">
            <text:p>360</text:p>
          </table:table-cell>
          <table:table-cell table:formula="of:=[.D364]+[.$D$1]*[.D364]-[.$D$2]*[.E364]*[.D364]" office:value-type="float" office:value="82.4367323096817" calcext:value-type="float">
            <text:p>82,44</text:p>
          </table:table-cell>
          <table:table-cell table:formula="of:=[.E364]+[.$D$2]*[.E364]*[.D364]-[.E364]*[.$D$3]" office:value-type="float" office:value="34.4862525706931" calcext:value-type="float">
            <text:p>34,49</text:p>
          </table:table-cell>
          <table:table-cell table:number-columns-repeated="6"/>
        </table:table-row>
        <table:table-row table:style-name="ro1">
          <table:table-cell table:formula="of:=IF([.E366]&lt;[.E365];[.A365]+1;0)" office:value-type="float" office:value="65" calcext:value-type="float">
            <text:p>65,00</text:p>
          </table:table-cell>
          <table:table-cell table:formula="of:=IF([.D366]&lt;[.D365];[.B365]+1;0)" office:value-type="float" office:value="0" calcext:value-type="float">
            <text:p>0,00</text:p>
          </table:table-cell>
          <table:table-cell office:value-type="float" office:value="361" calcext:value-type="float">
            <text:p>361</text:p>
          </table:table-cell>
          <table:table-cell table:formula="of:=[.D365]+[.$D$1]*[.D365]-[.$D$2]*[.E365]*[.D365]" office:value-type="float" office:value="82.6639999701081" calcext:value-type="float">
            <text:p>82,66</text:p>
          </table:table-cell>
          <table:table-cell table:formula="of:=[.E365]+[.$D$2]*[.E365]*[.D365]-[.E365]*[.$D$3]" office:value-type="float" office:value="34.1834069279256" calcext:value-type="float">
            <text:p>34,18</text:p>
          </table:table-cell>
          <table:table-cell table:number-columns-repeated="6"/>
        </table:table-row>
        <table:table-row table:style-name="ro1">
          <table:table-cell table:formula="of:=IF([.E367]&lt;[.E366];[.A366]+1;0)" office:value-type="float" office:value="66" calcext:value-type="float">
            <text:p>66,00</text:p>
          </table:table-cell>
          <table:table-cell table:formula="of:=IF([.D367]&lt;[.D366];[.B366]+1;0)" office:value-type="float" office:value="0" calcext:value-type="float">
            <text:p>0,00</text:p>
          </table:table-cell>
          <table:table-cell office:value-type="float" office:value="362" calcext:value-type="float">
            <text:p>362</text:p>
          </table:table-cell>
          <table:table-cell table:formula="of:=[.D366]+[.$D$1]*[.D366]-[.$D$2]*[.E366]*[.D366]" office:value-type="float" office:value="82.9044113948762" calcext:value-type="float">
            <text:p>82,90</text:p>
          </table:table-cell>
          <table:table-cell table:formula="of:=[.E366]+[.$D$2]*[.E366]*[.D366]-[.E366]*[.$D$3]" office:value-type="float" office:value="33.8871051561634" calcext:value-type="float">
            <text:p>33,89</text:p>
          </table:table-cell>
          <table:table-cell table:number-columns-repeated="6"/>
        </table:table-row>
        <table:table-row table:style-name="ro1">
          <table:table-cell table:formula="of:=IF([.E368]&lt;[.E367];[.A367]+1;0)" office:value-type="float" office:value="67" calcext:value-type="float">
            <text:p>67,00</text:p>
          </table:table-cell>
          <table:table-cell table:formula="of:=IF([.D368]&lt;[.D367];[.B367]+1;0)" office:value-type="float" office:value="0" calcext:value-type="float">
            <text:p>0,00</text:p>
          </table:table-cell>
          <table:table-cell office:value-type="float" office:value="363" calcext:value-type="float">
            <text:p>363</text:p>
          </table:table-cell>
          <table:table-cell table:formula="of:=[.D367]+[.$D$1]*[.D367]-[.$D$2]*[.E367]*[.D367]" office:value-type="float" office:value="83.1578043693497" calcext:value-type="float">
            <text:p>83,16</text:p>
          </table:table-cell>
          <table:table-cell table:formula="of:=[.E367]+[.$D$2]*[.E367]*[.D367]-[.E367]*[.$D$3]" office:value-type="float" office:value="33.5974451517792" calcext:value-type="float">
            <text:p>33,60</text:p>
          </table:table-cell>
          <table:table-cell table:number-columns-repeated="6"/>
        </table:table-row>
        <table:table-row table:style-name="ro1">
          <table:table-cell table:formula="of:=IF([.E369]&lt;[.E368];[.A368]+1;0)" office:value-type="float" office:value="68" calcext:value-type="float">
            <text:p>68,00</text:p>
          </table:table-cell>
          <table:table-cell table:formula="of:=IF([.D369]&lt;[.D368];[.B368]+1;0)" office:value-type="float" office:value="0" calcext:value-type="float">
            <text:p>0,00</text:p>
          </table:table-cell>
          <table:table-cell office:value-type="float" office:value="364" calcext:value-type="float">
            <text:p>364</text:p>
          </table:table-cell>
          <table:table-cell table:formula="of:=[.D368]+[.$D$1]*[.D368]-[.$D$2]*[.E368]*[.D368]" office:value-type="float" office:value="83.4240155711159" calcext:value-type="float">
            <text:p>83,42</text:p>
          </table:table-cell>
          <table:table-cell table:formula="of:=[.E368]+[.$D$2]*[.E368]*[.D368]-[.E368]*[.$D$3]" office:value-type="float" office:value="33.3145177798111" calcext:value-type="float">
            <text:p>33,31</text:p>
          </table:table-cell>
          <table:table-cell table:number-columns-repeated="6"/>
        </table:table-row>
        <table:table-row table:style-name="ro1">
          <table:table-cell table:formula="of:=IF([.E370]&lt;[.E369];[.A369]+1;0)" office:value-type="float" office:value="69" calcext:value-type="float">
            <text:p>69,00</text:p>
          </table:table-cell>
          <table:table-cell table:formula="of:=IF([.D370]&lt;[.D369];[.B369]+1;0)" office:value-type="float" office:value="0" calcext:value-type="float">
            <text:p>0,00</text:p>
          </table:table-cell>
          <table:table-cell office:value-type="float" office:value="365" calcext:value-type="float">
            <text:p>365</text:p>
          </table:table-cell>
          <table:table-cell table:formula="of:=[.D369]+[.$D$1]*[.D369]-[.$D$2]*[.E369]*[.D369]" office:value-type="float" office:value="83.7028804575346" calcext:value-type="float">
            <text:p>83,70</text:p>
          </table:table-cell>
          <table:table-cell table:formula="of:=[.E369]+[.$D$2]*[.E369]*[.D369]-[.E369]*[.$D$3]" office:value-type="float" office:value="33.0384073158241" calcext:value-type="float">
            <text:p>33,04</text:p>
          </table:table-cell>
          <table:table-cell table:number-columns-repeated="6"/>
        </table:table-row>
        <table:table-row table:style-name="ro1">
          <table:table-cell table:formula="of:=IF([.E371]&lt;[.E370];[.A370]+1;0)" office:value-type="float" office:value="70" calcext:value-type="float">
            <text:p>70,00</text:p>
          </table:table-cell>
          <table:table-cell table:formula="of:=IF([.D371]&lt;[.D370];[.B370]+1;0)" office:value-type="float" office:value="0" calcext:value-type="float">
            <text:p>0,00</text:p>
          </table:table-cell>
          <table:table-cell office:value-type="float" office:value="366" calcext:value-type="float">
            <text:p>366</text:p>
          </table:table-cell>
          <table:table-cell table:formula="of:=[.D370]+[.$D$1]*[.D370]-[.$D$2]*[.E370]*[.D370]" office:value-type="float" office:value="83.9942331376534" calcext:value-type="float">
            <text:p>83,99</text:p>
          </table:table-cell>
          <table:table-cell table:formula="of:=[.E370]+[.$D$2]*[.E370]*[.D370]-[.E370]*[.$D$3]" office:value-type="float" office:value="32.7691918790648" calcext:value-type="float">
            <text:p>32,77</text:p>
          </table:table-cell>
          <table:table-cell table:number-columns-repeated="6"/>
        </table:table-row>
        <table:table-row table:style-name="ro1">
          <table:table-cell table:formula="of:=IF([.E372]&lt;[.E371];[.A371]+1;0)" office:value-type="float" office:value="71" calcext:value-type="float">
            <text:p>71,00</text:p>
          </table:table-cell>
          <table:table-cell table:formula="of:=IF([.D372]&lt;[.D371];[.B371]+1;0)" office:value-type="float" office:value="0" calcext:value-type="float">
            <text:p>0,00</text:p>
          </table:table-cell>
          <table:table-cell office:value-type="float" office:value="367" calcext:value-type="float">
            <text:p>367</text:p>
          </table:table-cell>
          <table:table-cell table:formula="of:=[.D371]+[.$D$1]*[.D371]-[.$D$2]*[.E371]*[.D371]" office:value-type="float" office:value="84.2979062291952" calcext:value-type="float">
            <text:p>84,30</text:p>
          </table:table-cell>
          <table:table-cell table:formula="of:=[.E371]+[.$D$2]*[.E371]*[.D371]-[.E371]*[.$D$3]" office:value-type="float" office:value="32.5069438563229" calcext:value-type="float">
            <text:p>32,51</text:p>
          </table:table-cell>
          <table:table-cell table:number-columns-repeated="6"/>
        </table:table-row>
        <table:table-row table:style-name="ro1">
          <table:table-cell table:formula="of:=IF([.E373]&lt;[.E372];[.A372]+1;0)" office:value-type="float" office:value="72" calcext:value-type="float">
            <text:p>72,00</text:p>
          </table:table-cell>
          <table:table-cell table:formula="of:=IF([.D373]&lt;[.D372];[.B372]+1;0)" office:value-type="float" office:value="0" calcext:value-type="float">
            <text:p>0,00</text:p>
          </table:table-cell>
          <table:table-cell office:value-type="float" office:value="368" calcext:value-type="float">
            <text:p>368</text:p>
          </table:table-cell>
          <table:table-cell table:formula="of:=[.D372]+[.$D$1]*[.D372]-[.$D$2]*[.E372]*[.D372]" office:value-type="float" office:value="84.6137307012801" calcext:value-type="float">
            <text:p>84,61</text:p>
          </table:table-cell>
          <table:table-cell table:formula="of:=[.E372]+[.$D$2]*[.E372]*[.D372]-[.E372]*[.$D$3]" office:value-type="float" office:value="32.2517303160058" calcext:value-type="float">
            <text:p>32,25</text:p>
          </table:table-cell>
          <table:table-cell table:number-columns-repeated="6"/>
        </table:table-row>
        <table:table-row table:style-name="ro1">
          <table:table-cell table:formula="of:=IF([.E374]&lt;[.E373];[.A373]+1;0)" office:value-type="float" office:value="73" calcext:value-type="float">
            <text:p>73,00</text:p>
          </table:table-cell>
          <table:table-cell table:formula="of:=IF([.D374]&lt;[.D373];[.B373]+1;0)" office:value-type="float" office:value="0" calcext:value-type="float">
            <text:p>0,00</text:p>
          </table:table-cell>
          <table:table-cell office:value-type="float" office:value="369" calcext:value-type="float">
            <text:p>369</text:p>
          </table:table-cell>
          <table:table-cell table:formula="of:=[.D373]+[.$D$1]*[.D373]-[.$D$2]*[.E373]*[.D373]" office:value-type="float" office:value="84.9415357035013" calcext:value-type="float">
            <text:p>84,94</text:p>
          </table:table-cell>
          <table:table-cell table:formula="of:=[.E373]+[.$D$2]*[.E373]*[.D373]-[.E373]*[.$D$3]" office:value-type="float" office:value="32.0036134120099" calcext:value-type="float">
            <text:p>32,00</text:p>
          </table:table-cell>
          <table:table-cell table:number-columns-repeated="6"/>
        </table:table-row>
        <table:table-row table:style-name="ro1">
          <table:table-cell table:formula="of:=IF([.E375]&lt;[.E374];[.A374]+1;0)" office:value-type="float" office:value="74" calcext:value-type="float">
            <text:p>74,00</text:p>
          </table:table-cell>
          <table:table-cell table:formula="of:=IF([.D375]&lt;[.D374];[.B374]+1;0)" office:value-type="float" office:value="0" calcext:value-type="float">
            <text:p>0,00</text:p>
          </table:table-cell>
          <table:table-cell office:value-type="float" office:value="370" calcext:value-type="float">
            <text:p>370</text:p>
          </table:table-cell>
          <table:table-cell table:formula="of:=[.D374]+[.$D$1]*[.D374]-[.$D$2]*[.E374]*[.D374]" office:value-type="float" office:value="85.2811483819326" calcext:value-type="float">
            <text:p>85,28</text:p>
          </table:table-cell>
          <table:table-cell table:formula="of:=[.E374]+[.$D$2]*[.E374]*[.D374]-[.E374]*[.$D$3]" office:value-type="float" office:value="31.762650777048" calcext:value-type="float">
            <text:p>31,76</text:p>
          </table:table-cell>
          <table:table-cell table:number-columns-repeated="6"/>
        </table:table-row>
        <table:table-row table:style-name="ro1">
          <table:table-cell table:formula="of:=IF([.E376]&lt;[.E375];[.A375]+1;0)" office:value-type="float" office:value="75" calcext:value-type="float">
            <text:p>75,00</text:p>
          </table:table-cell>
          <table:table-cell table:formula="of:=IF([.D376]&lt;[.D375];[.B375]+1;0)" office:value-type="float" office:value="0" calcext:value-type="float">
            <text:p>0,00</text:p>
          </table:table-cell>
          <table:table-cell office:value-type="float" office:value="371" calcext:value-type="float">
            <text:p>371</text:p>
          </table:table-cell>
          <table:table-cell table:formula="of:=[.D375]+[.$D$1]*[.D375]-[.$D$2]*[.E375]*[.D375]" office:value-type="float" office:value="85.6323936826108" calcext:value-type="float">
            <text:p>85,63</text:p>
          </table:table-cell>
          <table:table-cell table:formula="of:=[.E375]+[.$D$2]*[.E375]*[.D375]-[.E375]*[.$D$3]" office:value-type="float" office:value="31.5288959051561" calcext:value-type="float">
            <text:p>31,53</text:p>
          </table:table-cell>
          <table:table-cell table:number-columns-repeated="6"/>
        </table:table-row>
        <table:table-row table:style-name="ro1">
          <table:table-cell table:formula="of:=IF([.E377]&lt;[.E376];[.A376]+1;0)" office:value-type="float" office:value="76" calcext:value-type="float">
            <text:p>76,00</text:p>
          </table:table-cell>
          <table:table-cell table:formula="of:=IF([.D377]&lt;[.D376];[.B376]+1;0)" office:value-type="float" office:value="0" calcext:value-type="float">
            <text:p>0,00</text:p>
          </table:table-cell>
          <table:table-cell office:value-type="float" office:value="372" calcext:value-type="float">
            <text:p>372</text:p>
          </table:table-cell>
          <table:table-cell table:formula="of:=[.D376]+[.$D$1]*[.D376]-[.$D$2]*[.E376]*[.D376]" office:value-type="float" office:value="85.9950941429988" calcext:value-type="float">
            <text:p>86,00</text:p>
          </table:table-cell>
          <table:table-cell table:formula="of:=[.E376]+[.$D$2]*[.E376]*[.D376]-[.E376]*[.$D$3]" office:value-type="float" office:value="31.3023985231625" calcext:value-type="float">
            <text:p>31,30</text:p>
          </table:table-cell>
          <table:table-cell table:number-columns-repeated="6"/>
        </table:table-row>
        <table:table-row table:style-name="ro1">
          <table:table-cell table:formula="of:=IF([.E378]&lt;[.E377];[.A377]+1;0)" office:value-type="float" office:value="77" calcext:value-type="float">
            <text:p>77,00</text:p>
          </table:table-cell>
          <table:table-cell table:formula="of:=IF([.D378]&lt;[.D377];[.B377]+1;0)" office:value-type="float" office:value="0" calcext:value-type="float">
            <text:p>0,00</text:p>
          </table:table-cell>
          <table:table-cell office:value-type="float" office:value="373" calcext:value-type="float">
            <text:p>373</text:p>
          </table:table-cell>
          <table:table-cell table:formula="of:=[.D377]+[.$D$1]*[.D377]-[.$D$2]*[.E377]*[.D377]" office:value-type="float" office:value="86.3690696719083" calcext:value-type="float">
            <text:p>86,37</text:p>
          </table:table-cell>
          <table:table-cell table:formula="of:=[.E377]+[.$D$2]*[.E377]*[.D377]-[.E377]*[.$D$3]" office:value-type="float" office:value="31.0832049509549" calcext:value-type="float">
            <text:p>31,08</text:p>
          </table:table-cell>
          <table:table-cell table:number-columns-repeated="6"/>
        </table:table-row>
        <table:table-row table:style-name="ro1">
          <table:table-cell table:formula="of:=IF([.E379]&lt;[.E378];[.A378]+1;0)" office:value-type="float" office:value="78" calcext:value-type="float">
            <text:p>78,00</text:p>
          </table:table-cell>
          <table:table-cell table:formula="of:=IF([.D379]&lt;[.D378];[.B378]+1;0)" office:value-type="float" office:value="0" calcext:value-type="float">
            <text:p>0,00</text:p>
          </table:table-cell>
          <table:table-cell office:value-type="float" office:value="374" calcext:value-type="float">
            <text:p>374</text:p>
          </table:table-cell>
          <table:table-cell table:formula="of:=[.D378]+[.$D$1]*[.D378]-[.$D$2]*[.E378]*[.D378]" office:value-type="float" office:value="86.7541373183288" calcext:value-type="float">
            <text:p>86,75</text:p>
          </table:table-cell>
          <table:table-cell table:formula="of:=[.E378]+[.$D$2]*[.E378]*[.D378]-[.E378]*[.$D$3]" office:value-type="float" office:value="30.8713584504247" calcext:value-type="float">
            <text:p>30,87</text:p>
          </table:table-cell>
          <table:table-cell table:number-columns-repeated="6"/>
        </table:table-row>
        <table:table-row table:style-name="ro1">
          <table:table-cell table:formula="of:=IF([.E380]&lt;[.E379];[.A379]+1;0)" office:value-type="float" office:value="79" calcext:value-type="float">
            <text:p>79,00</text:p>
          </table:table-cell>
          <table:table-cell table:formula="of:=IF([.D380]&lt;[.D379];[.B379]+1;0)" office:value-type="float" office:value="0" calcext:value-type="float">
            <text:p>0,00</text:p>
          </table:table-cell>
          <table:table-cell office:value-type="float" office:value="375" calcext:value-type="float">
            <text:p>375</text:p>
          </table:table-cell>
          <table:table-cell table:formula="of:=[.D379]+[.$D$1]*[.D379]-[.$D$2]*[.E379]*[.D379]" office:value-type="float" office:value="87.1501110295896" calcext:value-type="float">
            <text:p>87,15</text:p>
          </table:table-cell>
          <table:table-cell table:formula="of:=[.E379]+[.$D$2]*[.E379]*[.D379]-[.E379]*[.$D$3]" office:value-type="float" office:value="30.6668995630092" calcext:value-type="float">
            <text:p>30,67</text:p>
          </table:table-cell>
          <table:table-cell table:number-columns-repeated="6"/>
        </table:table-row>
        <table:table-row table:style-name="ro1">
          <table:table-cell table:formula="of:=IF([.E381]&lt;[.E380];[.A380]+1;0)" office:value-type="float" office:value="80" calcext:value-type="float">
            <text:p>80,00</text:p>
          </table:table-cell>
          <table:table-cell table:formula="of:=IF([.D381]&lt;[.D380];[.B380]+1;0)" office:value-type="float" office:value="0" calcext:value-type="float">
            <text:p>0,00</text:p>
          </table:table-cell>
          <table:table-cell office:value-type="float" office:value="376" calcext:value-type="float">
            <text:p>376</text:p>
          </table:table-cell>
          <table:table-cell table:formula="of:=[.D380]+[.$D$1]*[.D380]-[.$D$2]*[.E380]*[.D380]" office:value-type="float" office:value="87.5568013992567" calcext:value-type="float">
            <text:p>87,56</text:p>
          </table:table-cell>
          <table:table-cell table:formula="of:=[.E380]+[.$D$2]*[.E380]*[.D380]-[.E380]*[.$D$3]" office:value-type="float" office:value="30.4698664357835" calcext:value-type="float">
            <text:p>30,47</text:p>
          </table:table-cell>
          <table:table-cell table:number-columns-repeated="6"/>
        </table:table-row>
        <table:table-row table:style-name="ro1">
          <table:table-cell table:formula="of:=IF([.E382]&lt;[.E381];[.A381]+1;0)" office:value-type="float" office:value="81" calcext:value-type="float">
            <text:p>81,00</text:p>
          </table:table-cell>
          <table:table-cell table:formula="of:=IF([.D382]&lt;[.D381];[.B381]+1;0)" office:value-type="float" office:value="0" calcext:value-type="float">
            <text:p>0,00</text:p>
          </table:table-cell>
          <table:table-cell office:value-type="float" office:value="377" calcext:value-type="float">
            <text:p>377</text:p>
          </table:table-cell>
          <table:table-cell table:formula="of:=[.D381]+[.$D$1]*[.D381]-[.$D$2]*[.E381]*[.D381]" office:value-type="float" office:value="87.9740154051519" calcext:value-type="float">
            <text:p>87,97</text:p>
          </table:table-cell>
          <table:table-cell table:formula="of:=[.E381]+[.$D$2]*[.E381]*[.D381]-[.E381]*[.$D$3]" office:value-type="float" office:value="30.2802951360843" calcext:value-type="float">
            <text:p>30,28</text:p>
          </table:table-cell>
          <table:table-cell table:number-columns-repeated="6"/>
        </table:table-row>
        <table:table-row table:style-name="ro1">
          <table:table-cell table:formula="of:=IF([.E383]&lt;[.E382];[.A382]+1;0)" office:value-type="float" office:value="82" calcext:value-type="float">
            <text:p>82,00</text:p>
          </table:table-cell>
          <table:table-cell table:formula="of:=IF([.D383]&lt;[.D382];[.B382]+1;0)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[.D382]+[.$D$1]*[.D382]-[.$D$2]*[.E382]*[.D382]" office:value-type="float" office:value="88.4015561378678" calcext:value-type="float">
            <text:p>88,40</text:p>
          </table:table-cell>
          <table:table-cell table:formula="of:=[.E382]+[.$D$2]*[.E382]*[.D382]-[.E382]*[.$D$3]" office:value-type="float" office:value="30.0982199546673" calcext:value-type="float">
            <text:p>30,10</text:p>
          </table:table-cell>
          <table:table-cell table:number-columns-repeated="6"/>
        </table:table-row>
        <table:table-row table:style-name="ro1">
          <table:table-cell table:formula="of:=IF([.E384]&lt;[.E383];[.A383]+1;0)" office:value-type="float" office:value="83" calcext:value-type="float">
            <text:p>83,00</text:p>
          </table:table-cell>
          <table:table-cell table:formula="of:=IF([.D384]&lt;[.D383];[.B383]+1;0)" office:value-type="float" office:value="0" calcext:value-type="float">
            <text:p>0,00</text:p>
          </table:table-cell>
          <table:table-cell office:value-type="float" office:value="379" calcext:value-type="float">
            <text:p>379</text:p>
          </table:table-cell>
          <table:table-cell table:formula="of:=[.D383]+[.$D$1]*[.D383]-[.$D$2]*[.E383]*[.D383]" office:value-type="float" office:value="88.8392225201389" calcext:value-type="float">
            <text:p>88,84</text:p>
          </table:table-cell>
          <table:table-cell table:formula="of:=[.E383]+[.$D$2]*[.E383]*[.D383]-[.E383]*[.$D$3]" office:value-type="float" office:value="29.9236736974201" calcext:value-type="float">
            <text:p>29,92</text:p>
          </table:table-cell>
          <table:table-cell table:number-columns-repeated="6"/>
        </table:table-row>
        <table:table-row table:style-name="ro1">
          <table:table-cell table:formula="of:=IF([.E385]&lt;[.E384];[.A384]+1;0)" office:value-type="float" office:value="84" calcext:value-type="float">
            <text:p>84,00</text:p>
          </table:table-cell>
          <table:table-cell table:formula="of:=IF([.D385]&lt;[.D384];[.B384]+1;0)" office:value-type="float" office:value="0" calcext:value-type="float">
            <text:p>0,00</text:p>
          </table:table-cell>
          <table:table-cell office:value-type="float" office:value="380" calcext:value-type="float">
            <text:p>380</text:p>
          </table:table-cell>
          <table:table-cell table:formula="of:=[.D384]+[.$D$1]*[.D384]-[.$D$2]*[.E384]*[.D384]" office:value-type="float" office:value="89.2868090174291" calcext:value-type="float">
            <text:p>89,29</text:p>
          </table:table-cell>
          <table:table-cell table:formula="of:=[.E384]+[.$D$2]*[.E384]*[.D384]-[.E384]*[.$D$3]" office:value-type="float" office:value="29.7566879656617" calcext:value-type="float">
            <text:p>29,76</text:p>
          </table:table-cell>
          <table:table-cell table:number-columns-repeated="6"/>
        </table:table-row>
        <table:table-row table:style-name="ro1">
          <table:table-cell table:formula="of:=IF([.E386]&lt;[.E385];[.A385]+1;0)" office:value-type="float" office:value="85" calcext:value-type="float">
            <text:p>85,00</text:p>
          </table:table-cell>
          <table:table-cell table:formula="of:=IF([.D386]&lt;[.D385];[.B385]+1;0)" office:value-type="float" office:value="0" calcext:value-type="float">
            <text:p>0,00</text:p>
          </table:table-cell>
          <table:table-cell office:value-type="float" office:value="381" calcext:value-type="float">
            <text:p>381</text:p>
          </table:table-cell>
          <table:table-cell table:formula="of:=[.D385]+[.$D$1]*[.D385]-[.$D$2]*[.E385]*[.D385]" office:value-type="float" office:value="89.7441053400871" calcext:value-type="float">
            <text:p>89,74</text:p>
          </table:table-cell>
          <table:table-cell table:formula="of:=[.E385]+[.$D$2]*[.E385]*[.D385]-[.E385]*[.$D$3]" office:value-type="float" office:value="29.5972934250692" calcext:value-type="float">
            <text:p>29,60</text:p>
          </table:table-cell>
          <table:table-cell table:number-columns-repeated="6"/>
        </table:table-row>
        <table:table-row table:style-name="ro1">
          <table:table-cell table:formula="of:=IF([.E387]&lt;[.E386];[.A386]+1;0)" office:value-type="float" office:value="86" calcext:value-type="float">
            <text:p>86,00</text:p>
          </table:table-cell>
          <table:table-cell table:formula="of:=IF([.D387]&lt;[.D386];[.B386]+1;0)" office:value-type="float" office:value="0" calcext:value-type="float">
            <text:p>0,00</text:p>
          </table:table-cell>
          <table:table-cell office:value-type="float" office:value="382" calcext:value-type="float">
            <text:p>382</text:p>
          </table:table-cell>
          <table:table-cell table:formula="of:=[.D386]+[.$D$1]*[.D386]-[.$D$2]*[.E386]*[.D386]" office:value-type="float" office:value="90.2108961374284" calcext:value-type="float">
            <text:p>90,21</text:p>
          </table:table-cell>
          <table:table-cell table:formula="of:=[.E386]+[.$D$2]*[.E386]*[.D386]-[.E386]*[.$D$3]" office:value-type="float" office:value="29.4455200632762" calcext:value-type="float">
            <text:p>29,45</text:p>
          </table:table-cell>
          <table:table-cell table:number-columns-repeated="6"/>
        </table:table-row>
        <table:table-row table:style-name="ro1">
          <table:table-cell table:formula="of:=IF([.E388]&lt;[.E387];[.A387]+1;0)" office:value-type="float" office:value="87" calcext:value-type="float">
            <text:p>87,00</text:p>
          </table:table-cell>
          <table:table-cell table:formula="of:=IF([.D388]&lt;[.D387];[.B387]+1;0)" office:value-type="float" office:value="0" calcext:value-type="float">
            <text:p>0,00</text:p>
          </table:table-cell>
          <table:table-cell office:value-type="float" office:value="383" calcext:value-type="float">
            <text:p>383</text:p>
          </table:table-cell>
          <table:table-cell table:formula="of:=[.D387]+[.$D$1]*[.D387]-[.$D$2]*[.E387]*[.D387]" office:value-type="float" office:value="90.6869606841065" calcext:value-type="float">
            <text:p>90,69</text:p>
          </table:table-cell>
          <table:table-cell table:formula="of:=[.E387]+[.$D$2]*[.E387]*[.D387]-[.E387]*[.$D$3]" office:value-type="float" office:value="29.3013974361828" calcext:value-type="float">
            <text:p>29,30</text:p>
          </table:table-cell>
          <table:table-cell table:number-columns-repeated="6"/>
        </table:table-row>
        <table:table-row table:style-name="ro1">
          <table:table-cell table:formula="of:=IF([.E389]&lt;[.E388];[.A388]+1;0)" office:value-type="float" office:value="88" calcext:value-type="float">
            <text:p>88,00</text:p>
          </table:table-cell>
          <table:table-cell table:formula="of:=IF([.D389]&lt;[.D388];[.B388]+1;0)" office:value-type="float" office:value="0" calcext:value-type="float">
            <text:p>0,00</text:p>
          </table:table-cell>
          <table:table-cell office:value-type="float" office:value="384" calcext:value-type="float">
            <text:p>384</text:p>
          </table:table-cell>
          <table:table-cell table:formula="of:=[.D388]+[.$D$1]*[.D388]-[.$D$2]*[.E388]*[.D388]" office:value-type="float" office:value="91.1720725591464" calcext:value-type="float">
            <text:p>91,17</text:p>
          </table:table-cell>
          <table:table-cell table:formula="of:=[.E388]+[.$D$2]*[.E388]*[.D388]-[.E388]*[.$D$3]" office:value-type="float" office:value="29.1649549030159" calcext:value-type="float">
            <text:p>29,16</text:p>
          </table:table-cell>
          <table:table-cell table:number-columns-repeated="6"/>
        </table:table-row>
        <table:table-row table:style-name="ro1">
          <table:table-cell table:formula="of:=IF([.E390]&lt;[.E389];[.A389]+1;0)" office:value-type="float" office:value="89" calcext:value-type="float">
            <text:p>89,00</text:p>
          </table:table-cell>
          <table:table-cell table:formula="of:=IF([.D390]&lt;[.D389];[.B389]+1;0)" office:value-type="float" office:value="0" calcext:value-type="float">
            <text:p>0,00</text:p>
          </table:table-cell>
          <table:table-cell office:value-type="float" office:value="385" calcext:value-type="float">
            <text:p>385</text:p>
          </table:table-cell>
          <table:table-cell table:formula="of:=[.D389]+[.$D$1]*[.D389]-[.$D$2]*[.E389]*[.D389]" office:value-type="float" office:value="91.6659993180283" calcext:value-type="float">
            <text:p>91,67</text:p>
          </table:table-cell>
          <table:table-cell table:formula="of:=[.E389]+[.$D$2]*[.E389]*[.D389]-[.E389]*[.$D$3]" office:value-type="float" office:value="29.0362218501661" calcext:value-type="float">
            <text:p>29,04</text:p>
          </table:table-cell>
          <table:table-cell table:number-columns-repeated="6"/>
        </table:table-row>
        <table:table-row table:style-name="ro1">
          <table:table-cell table:formula="of:=IF([.E391]&lt;[.E390];[.A390]+1;0)" office:value-type="float" office:value="90" calcext:value-type="float">
            <text:p>90,00</text:p>
          </table:table-cell>
          <table:table-cell table:formula="of:=IF([.D391]&lt;[.D390];[.B390]+1;0)" office:value-type="float" office:value="0" calcext:value-type="float">
            <text:p>0,00</text:p>
          </table:table-cell>
          <table:table-cell office:value-type="float" office:value="386" calcext:value-type="float">
            <text:p>386</text:p>
          </table:table-cell>
          <table:table-cell table:formula="of:=[.D390]+[.$D$1]*[.D390]-[.$D$2]*[.E390]*[.D390]" office:value-type="float" office:value="92.1685021582312" calcext:value-type="float">
            <text:p>92,17</text:p>
          </table:table-cell>
          <table:table-cell table:formula="of:=[.E390]+[.$D$2]*[.E390]*[.D390]-[.E390]*[.$D$3]" office:value-type="float" office:value="28.9152279038155" calcext:value-type="float">
            <text:p>28,92</text:p>
          </table:table-cell>
          <table:table-cell table:number-columns-repeated="6"/>
        </table:table-row>
        <table:table-row table:style-name="ro1">
          <table:table-cell table:formula="of:=IF([.E392]&lt;[.E391];[.A391]+1;0)" office:value-type="float" office:value="91" calcext:value-type="float">
            <text:p>91,00</text:p>
          </table:table-cell>
          <table:table-cell table:formula="of:=IF([.D392]&lt;[.D391];[.B391]+1;0)" office:value-type="float" office:value="0" calcext:value-type="float">
            <text:p>0,00</text:p>
          </table:table-cell>
          <table:table-cell office:value-type="float" office:value="387" calcext:value-type="float">
            <text:p>387</text:p>
          </table:table-cell>
          <table:table-cell table:formula="of:=[.D391]+[.$D$1]*[.D391]-[.$D$2]*[.E391]*[.D391]" office:value-type="float" office:value="92.6793355786665" calcext:value-type="float">
            <text:p>92,68</text:p>
          </table:table-cell>
          <table:table-cell table:formula="of:=[.E391]+[.$D$2]*[.E391]*[.D391]-[.E391]*[.$D$3]" office:value-type="float" office:value="28.802003131354" calcext:value-type="float">
            <text:p>28,80</text:p>
          </table:table-cell>
          <table:table-cell table:number-columns-repeated="6"/>
        </table:table-row>
        <table:table-row table:style-name="ro1">
          <table:table-cell table:formula="of:=IF([.E393]&lt;[.E392];[.A392]+1;0)" office:value-type="float" office:value="92" calcext:value-type="float">
            <text:p>92,00</text:p>
          </table:table-cell>
          <table:table-cell table:formula="of:=IF([.D393]&lt;[.D392];[.B392]+1;0)" office:value-type="float" office:value="0" calcext:value-type="float">
            <text:p>0,00</text:p>
          </table:table-cell>
          <table:table-cell office:value-type="float" office:value="388" calcext:value-type="float">
            <text:p>388</text:p>
          </table:table-cell>
          <table:table-cell table:formula="of:=[.D392]+[.$D$1]*[.D392]-[.$D$2]*[.E392]*[.D392]" office:value-type="float" office:value="93.1982470334656" calcext:value-type="float">
            <text:p>93,20</text:p>
          </table:table-cell>
          <table:table-cell table:formula="of:=[.E392]+[.$D$2]*[.E392]*[.D392]-[.E392]*[.$D$3]" office:value-type="float" office:value="28.6965782315606" calcext:value-type="float">
            <text:p>28,70</text:p>
          </table:table-cell>
          <table:table-cell table:number-columns-repeated="6"/>
        </table:table-row>
        <table:table-row table:style-name="ro1">
          <table:table-cell table:formula="of:=IF([.E394]&lt;[.E393];[.A393]+1;0)" office:value-type="float" office:value="93" calcext:value-type="float">
            <text:p>93,00</text:p>
          </table:table-cell>
          <table:table-cell table:formula="of:=IF([.D394]&lt;[.D393];[.B393]+1;0)" office:value-type="float" office:value="0" calcext:value-type="float">
            <text:p>0,00</text:p>
          </table:table-cell>
          <table:table-cell office:value-type="float" office:value="389" calcext:value-type="float">
            <text:p>389</text:p>
          </table:table-cell>
          <table:table-cell table:formula="of:=[.D393]+[.$D$1]*[.D393]-[.$D$2]*[.E393]*[.D393]" office:value-type="float" office:value="93.7249765806148" calcext:value-type="float">
            <text:p>93,72</text:p>
          </table:table-cell>
          <table:table-cell table:formula="of:=[.E393]+[.$D$2]*[.E393]*[.D393]-[.E393]*[.$D$3]" office:value-type="float" office:value="28.5989847135026" calcext:value-type="float">
            <text:p>28,60</text:p>
          </table:table-cell>
          <table:table-cell table:number-columns-repeated="6"/>
        </table:table-row>
        <table:table-row table:style-name="ro1">
          <table:table-cell table:formula="of:=IF([.E395]&lt;[.E394];[.A394]+1;0)" office:value-type="float" office:value="94" calcext:value-type="float">
            <text:p>94,00</text:p>
          </table:table-cell>
          <table:table-cell table:formula="of:=IF([.D395]&lt;[.D394];[.B394]+1;0)" office:value-type="float" office:value="0" calcext:value-type="float">
            <text:p>0,00</text:p>
          </table:table-cell>
          <table:table-cell office:value-type="float" office:value="390" calcext:value-type="float">
            <text:p>390</text:p>
          </table:table-cell>
          <table:table-cell table:formula="of:=[.D394]+[.$D$1]*[.D394]-[.$D$2]*[.E394]*[.D394]" office:value-type="float" office:value="94.2592565259759" calcext:value-type="float">
            <text:p>94,26</text:p>
          </table:table-cell>
          <table:table-cell table:formula="of:=[.E394]+[.$D$2]*[.E394]*[.D394]-[.E394]*[.$D$3]" office:value-type="float" office:value="28.5092550640787" calcext:value-type="float">
            <text:p>28,51</text:p>
          </table:table-cell>
          <table:table-cell table:number-columns-repeated="6"/>
        </table:table-row>
        <table:table-row table:style-name="ro1">
          <table:table-cell table:formula="of:=IF([.E396]&lt;[.E395];[.A395]+1;0)" office:value-type="float" office:value="95" calcext:value-type="float">
            <text:p>95,00</text:p>
          </table:table-cell>
          <table:table-cell table:formula="of:=IF([.D396]&lt;[.D395];[.B395]+1;0)" office:value-type="float" office:value="0" calcext:value-type="float">
            <text:p>0,00</text:p>
          </table:table-cell>
          <table:table-cell office:value-type="float" office:value="391" calcext:value-type="float">
            <text:p>391</text:p>
          </table:table-cell>
          <table:table-cell table:formula="of:=[.D395]+[.$D$1]*[.D395]-[.$D$2]*[.E395]*[.D395]" office:value-type="float" office:value="94.8008110632707" calcext:value-type="float">
            <text:p>94,80</text:p>
          </table:table-cell>
          <table:table-cell table:formula="of:=[.E395]+[.$D$2]*[.E395]*[.D395]-[.E395]*[.$D$3]" office:value-type="float" office:value="28.4274229040995" calcext:value-type="float">
            <text:p>28,43</text:p>
          </table:table-cell>
          <table:table-cell table:number-columns-repeated="6"/>
        </table:table-row>
        <table:table-row table:style-name="ro1">
          <table:table-cell table:formula="of:=IF([.E397]&lt;[.E396];[.A396]+1;0)" office:value-type="float" office:value="96" calcext:value-type="float">
            <text:p>96,00</text:p>
          </table:table-cell>
          <table:table-cell table:formula="of:=IF([.D397]&lt;[.D396];[.B396]+1;0)" office:value-type="float" office:value="0" calcext:value-type="float">
            <text:p>0,00</text:p>
          </table:table-cell>
          <table:table-cell office:value-type="float" office:value="392" calcext:value-type="float">
            <text:p>392</text:p>
          </table:table-cell>
          <table:table-cell table:formula="of:=[.D396]+[.$D$1]*[.D396]-[.$D$2]*[.E396]*[.D396]" office:value-type="float" office:value="95.3493559106625" calcext:value-type="float">
            <text:p>95,35</text:p>
          </table:table-cell>
          <table:table-cell table:formula="of:=[.E396]+[.$D$2]*[.E396]*[.D396]-[.E396]*[.$D$3]" office:value-type="float" office:value="28.3535231327681" calcext:value-type="float">
            <text:p>28,35</text:p>
          </table:table-cell>
          <table:table-cell table:number-columns-repeated="6"/>
        </table:table-row>
        <table:table-row table:style-name="ro1">
          <table:table-cell table:formula="of:=IF([.E398]&lt;[.E397];[.A397]+1;0)" office:value-type="float" office:value="97" calcext:value-type="float">
            <text:p>97,00</text:p>
          </table:table-cell>
          <table:table-cell table:formula="of:=IF([.D398]&lt;[.D397];[.B397]+1;0)" office:value-type="float" office:value="0" calcext:value-type="float">
            <text:p>0,00</text:p>
          </table:table-cell>
          <table:table-cell office:value-type="float" office:value="393" calcext:value-type="float">
            <text:p>393</text:p>
          </table:table-cell>
          <table:table-cell table:formula="of:=[.D397]+[.$D$1]*[.D397]-[.$D$2]*[.E397]*[.D397]" office:value-type="float" office:value="95.904597944622" calcext:value-type="float">
            <text:p>95,90</text:p>
          </table:table-cell>
          <table:table-cell table:formula="of:=[.E397]+[.$D$2]*[.E397]*[.D397]-[.E397]*[.$D$3]" office:value-type="float" office:value="28.2875920603835" calcext:value-type="float">
            <text:p>28,29</text:p>
          </table:table-cell>
          <table:table-cell table:number-columns-repeated="6"/>
        </table:table-row>
        <table:table-row table:style-name="ro1">
          <table:table-cell table:formula="of:=IF([.E399]&lt;[.E398];[.A398]+1;0)" office:value-type="float" office:value="98" calcext:value-type="float">
            <text:p>98,00</text:p>
          </table:table-cell>
          <table:table-cell table:formula="of:=IF([.D399]&lt;[.D398];[.B398]+1;0)" office:value-type="float" office:value="0" calcext:value-type="float">
            <text:p>0,00</text:p>
          </table:table-cell>
          <table:table-cell office:value-type="float" office:value="394" calcext:value-type="float">
            <text:p>394</text:p>
          </table:table-cell>
          <table:table-cell table:formula="of:=[.D398]+[.$D$1]*[.D398]-[.$D$2]*[.E398]*[.D398]" office:value-type="float" office:value="96.4662348318282" calcext:value-type="float">
            <text:p>96,47</text:p>
          </table:table-cell>
          <table:table-cell table:formula="of:=[.E398]+[.$D$2]*[.E398]*[.D398]-[.E398]*[.$D$3]" office:value-type="float" office:value="28.2296675290506" calcext:value-type="float">
            <text:p>28,23</text:p>
          </table:table-cell>
          <table:table-cell table:number-columns-repeated="6"/>
        </table:table-row>
        <table:table-row table:style-name="ro1">
          <table:table-cell table:formula="of:=IF([.E400]&lt;[.E399];[.A399]+1;0)" office:value-type="float" office:value="99" calcext:value-type="float">
            <text:p>99,00</text:p>
          </table:table-cell>
          <table:table-cell table:formula="of:=IF([.D400]&lt;[.D399];[.B399]+1;0)" office:value-type="float" office:value="0" calcext:value-type="float">
            <text:p>0,00</text:p>
          </table:table-cell>
          <table:table-cell office:value-type="float" office:value="395" calcext:value-type="float">
            <text:p>395</text:p>
          </table:table-cell>
          <table:table-cell table:formula="of:=[.D399]+[.$D$1]*[.D399]-[.$D$2]*[.E399]*[.D399]" office:value-type="float" office:value="97.0339546599238" calcext:value-type="float">
            <text:p>97,03</text:p>
          </table:table-cell>
          <table:table-cell table:formula="of:=[.E399]+[.$D$2]*[.E399]*[.D399]-[.E399]*[.$D$3]" office:value-type="float" office:value="28.179789021139" calcext:value-type="float">
            <text:p>28,18</text:p>
          </table:table-cell>
          <table:table-cell table:number-columns-repeated="6"/>
        </table:table-row>
        <table:table-row table:style-name="ro1">
          <table:table-cell table:formula="of:=IF([.E401]&lt;[.E400];[.A400]+1;0)" office:value-type="float" office:value="100" calcext:value-type="float">
            <text:p>100,00</text:p>
          </table:table-cell>
          <table:table-cell table:formula="of:=IF([.D401]&lt;[.D400];[.B400]+1;0)" office:value-type="float" office:value="0" calcext:value-type="float">
            <text:p>0,00</text:p>
          </table:table-cell>
          <table:table-cell office:value-type="float" office:value="396" calcext:value-type="float">
            <text:p>396</text:p>
          </table:table-cell>
          <table:table-cell table:formula="of:=[.D400]+[.$D$1]*[.D400]-[.$D$2]*[.E400]*[.D400]" office:value-type="float" office:value="97.6074355680206" calcext:value-type="float">
            <text:p>97,61</text:p>
          </table:table-cell>
          <table:table-cell table:formula="of:=[.E400]+[.$D$2]*[.E400]*[.D400]-[.E400]*[.$D$3]" office:value-type="float" office:value="28.1379977551837" calcext:value-type="float">
            <text:p>28,14</text:p>
          </table:table-cell>
          <table:table-cell table:number-columns-repeated="6"/>
        </table:table-row>
        <table:table-row table:style-name="ro1">
          <table:table-cell table:formula="of:=IF([.E402]&lt;[.E401];[.A401]+1;0)" office:value-type="float" office:value="101" calcext:value-type="float">
            <text:p>101,00</text:p>
          </table:table-cell>
          <table:table-cell table:formula="of:=IF([.D402]&lt;[.D401];[.B401]+1;0)" office:value-type="float" office:value="0" calcext:value-type="float">
            <text:p>0,00</text:p>
          </table:table-cell>
          <table:table-cell office:value-type="float" office:value="397" calcext:value-type="float">
            <text:p>397</text:p>
          </table:table-cell>
          <table:table-cell table:formula="of:=[.D401]+[.$D$1]*[.D401]-[.$D$2]*[.E401]*[.D401]" office:value-type="float" office:value="98.1863453779299" calcext:value-type="float">
            <text:p>98,19</text:p>
          </table:table-cell>
          <table:table-cell table:formula="of:=[.E401]+[.$D$2]*[.E401]*[.D401]-[.E401]*[.$D$3]" office:value-type="float" office:value="28.1043367688756" calcext:value-type="float">
            <text:p>28,10</text:p>
          </table:table-cell>
          <table:table-cell table:number-columns-repeated="6"/>
        </table:table-row>
        <table:table-row table:style-name="ro1">
          <table:table-cell table:formula="of:=IF([.E403]&lt;[.E402];[.A402]+1;0)" office:value-type="float" office:value="102" calcext:value-type="float">
            <text:p>102,00</text:p>
          </table:table-cell>
          <table:table-cell table:formula="of:=IF([.D403]&lt;[.D402];[.B402]+1;0)" office:value-type="float" office:value="0" calcext:value-type="float">
            <text:p>0,00</text:p>
          </table:table-cell>
          <table:table-cell office:value-type="float" office:value="398" calcext:value-type="float">
            <text:p>398</text:p>
          </table:table-cell>
          <table:table-cell table:formula="of:=[.D402]+[.$D$1]*[.D402]-[.$D$2]*[.E402]*[.D402]" office:value-type="float" office:value="98.7703412271853" calcext:value-type="float">
            <text:p>98,77</text:p>
          </table:table-cell>
          <table:table-cell table:formula="of:=[.E402]+[.$D$2]*[.E402]*[.D402]-[.E402]*[.$D$3]" office:value-type="float" office:value="28.0788509887351" calcext:value-type="float">
            <text:p>28,08</text:p>
          </table:table-cell>
          <table:table-cell table:number-columns-repeated="6"/>
        </table:table-row>
        <table:table-row table:style-name="ro1">
          <table:table-cell table:formula="of:=IF([.E404]&lt;[.E403];[.A403]+1;0)" office:value-type="float" office:value="103" calcext:value-type="float">
            <text:p>103,00</text:p>
          </table:table-cell>
          <table:table-cell table:formula="of:=IF([.D404]&lt;[.D403];[.B403]+1;0)" office:value-type="float" office:value="0" calcext:value-type="float">
            <text:p>0,00</text:p>
          </table:table-cell>
          <table:table-cell office:value-type="float" office:value="399" calcext:value-type="float">
            <text:p>399</text:p>
          </table:table-cell>
          <table:table-cell table:formula="of:=[.D403]+[.$D$1]*[.D403]-[.$D$2]*[.E403]*[.D403]" office:value-type="float" office:value="99.3590692050166" calcext:value-type="float">
            <text:p>99,36</text:p>
          </table:table-cell>
          <table:table-cell table:formula="of:=[.E403]+[.$D$2]*[.E403]*[.D403]-[.E403]*[.$D$3]" office:value-type="float" office:value="28.0615872860107" calcext:value-type="float">
            <text:p>28,06</text:p>
          </table:table-cell>
          <table:table-cell table:number-columns-repeated="6"/>
        </table:table-row>
        <table:table-row table:style-name="ro1">
          <table:table-cell table:formula="of:=IF([.E405]&lt;[.E404];[.A404]+1;0)" office:value-type="float" office:value="104" calcext:value-type="float">
            <text:p>104,00</text:p>
          </table:table-cell>
          <table:table-cell table:formula="of:=IF([.D405]&lt;[.D404];[.B404]+1;0)" office:value-type="float" office:value="0" calcext:value-type="float">
            <text:p>0,00</text:p>
          </table:table-cell>
          <table:table-cell office:value-type="float" office:value="400" calcext:value-type="float">
            <text:p>400</text:p>
          </table:table-cell>
          <table:table-cell table:formula="of:=[.D404]+[.$D$1]*[.D404]-[.$D$2]*[.E404]*[.D404]" office:value-type="float" office:value="99.9521639925403" calcext:value-type="float">
            <text:p>99,95</text:p>
          </table:table-cell>
          <table:table-cell table:formula="of:=[.E404]+[.$D$2]*[.E404]*[.D404]-[.E404]*[.$D$3]" office:value-type="float" office:value="28.0525945182868" calcext:value-type="float">
            <text:p>28,05</text:p>
          </table:table-cell>
          <table:table-cell table:number-columns-repeated="6"/>
        </table:table-row>
        <table:table-row table:style-name="ro1">
          <table:table-cell table:formula="of:=IF([.E406]&lt;[.E405];[.A405]+1;0)" office:value-type="float" office:value="105" calcext:value-type="float">
            <text:p>105,00</text:p>
          </table:table-cell>
          <table:table-cell table:formula="of:=IF([.D406]&lt;[.D405];[.B405]+1;0)" office:value-type="float" office:value="0" calcext:value-type="float">
            <text:p>0,00</text:p>
          </table:table-cell>
          <table:table-cell office:value-type="float" office:value="401" calcext:value-type="float">
            <text:p>401</text:p>
          </table:table-cell>
          <table:table-cell table:formula="of:=[.D405]+[.$D$1]*[.D405]-[.$D$2]*[.E405]*[.D405]" office:value-type="float" office:value="100.549248508537" calcext:value-type="float">
            <text:p>100,55</text:p>
          </table:table-cell>
          <table:table-cell table:formula="of:=[.E405]+[.$D$2]*[.E405]*[.D405]-[.E405]*[.$D$3]" office:value-type="float" office:value="28.0519235562265" calcext:value-type="float">
            <text:p>28,05</text:p>
          </table:table-cell>
          <table:table-cell table:number-columns-repeated="6"/>
        </table:table-row>
        <table:table-row table:style-name="ro1">
          <table:table-cell table:formula="of:=IF([.E407]&lt;[.E406];[.A406]+1;0)" office:value-type="float" office:value="0" calcext:value-type="float">
            <text:p>0,00</text:p>
          </table:table-cell>
          <table:table-cell table:formula="of:=IF([.D407]&lt;[.D406];[.B406]+1;0)" office:value-type="float" office:value="0" calcext:value-type="float">
            <text:p>0,00</text:p>
          </table:table-cell>
          <table:table-cell office:value-type="float" office:value="402" calcext:value-type="float">
            <text:p>402</text:p>
          </table:table-cell>
          <table:table-cell table:formula="of:=[.D406]+[.$D$1]*[.D406]-[.$D$2]*[.E406]*[.D406]" office:value-type="float" office:value="101.149933562309" calcext:value-type="float">
            <text:p>101,15</text:p>
          </table:table-cell>
          <table:table-cell table:formula="of:=[.E406]+[.$D$2]*[.E406]*[.D406]-[.E406]*[.$D$3]" office:value-type="float" office:value="28.0596272948139" calcext:value-type="float">
            <text:p>28,06</text:p>
          </table:table-cell>
          <table:table-cell table:number-columns-repeated="6"/>
        </table:table-row>
        <table:table-row table:style-name="ro1">
          <table:table-cell table:formula="of:=IF([.E408]&lt;[.E407];[.A407]+1;0)" office:value-type="float" office:value="0" calcext:value-type="float">
            <text:p>0,00</text:p>
          </table:table-cell>
          <table:table-cell table:formula="of:=IF([.D408]&lt;[.D407];[.B407]+1;0)" office:value-type="float" office:value="0" calcext:value-type="float">
            <text:p>0,00</text:p>
          </table:table-cell>
          <table:table-cell office:value-type="float" office:value="403" calcext:value-type="float">
            <text:p>403</text:p>
          </table:table-cell>
          <table:table-cell table:formula="of:=[.D407]+[.$D$1]*[.D407]-[.$D$2]*[.E407]*[.D407]" office:value-type="float" office:value="101.753817515228" calcext:value-type="float">
            <text:p>101,75</text:p>
          </table:table-cell>
          <table:table-cell table:formula="of:=[.E407]+[.$D$2]*[.E407]*[.D407]-[.E407]*[.$D$3]" office:value-type="float" office:value="28.0757606484" calcext:value-type="float">
            <text:p>28,08</text:p>
          </table:table-cell>
          <table:table-cell table:number-columns-repeated="6"/>
        </table:table-row>
        <table:table-row table:style-name="ro1">
          <table:table-cell table:formula="of:=IF([.E409]&lt;[.E408];[.A408]+1;0)" office:value-type="float" office:value="0" calcext:value-type="float">
            <text:p>0,00</text:p>
          </table:table-cell>
          <table:table-cell table:formula="of:=IF([.D409]&lt;[.D408];[.B408]+1;0)" office:value-type="float" office:value="0" calcext:value-type="float">
            <text:p>0,00</text:p>
          </table:table-cell>
          <table:table-cell office:value-type="float" office:value="404" calcext:value-type="float">
            <text:p>404</text:p>
          </table:table-cell>
          <table:table-cell table:formula="of:=[.D408]+[.$D$1]*[.D408]-[.$D$2]*[.E408]*[.D408]" office:value-type="float" office:value="102.360485952724" calcext:value-type="float">
            <text:p>102,36</text:p>
          </table:table-cell>
          <table:table-cell table:formula="of:=[.E408]+[.$D$2]*[.E408]*[.D408]-[.E408]*[.$D$3]" office:value-type="float" office:value="28.1003805287893" calcext:value-type="float">
            <text:p>28,10</text:p>
          </table:table-cell>
          <table:table-cell table:number-columns-repeated="6"/>
        </table:table-row>
        <table:table-row table:style-name="ro1">
          <table:table-cell table:formula="of:=IF([.E410]&lt;[.E409];[.A409]+1;0)" office:value-type="float" office:value="0" calcext:value-type="float">
            <text:p>0,00</text:p>
          </table:table-cell>
          <table:table-cell table:formula="of:=IF([.D410]&lt;[.D409];[.B409]+1;0)" office:value-type="float" office:value="0" calcext:value-type="float">
            <text:p>0,00</text:p>
          </table:table-cell>
          <table:table-cell office:value-type="float" office:value="405" calcext:value-type="float">
            <text:p>405</text:p>
          </table:table-cell>
          <table:table-cell table:formula="of:=[.D409]+[.$D$1]*[.D409]-[.$D$2]*[.E409]*[.D409]" office:value-type="float" office:value="102.969511368587" calcext:value-type="float">
            <text:p>102,97</text:p>
          </table:table-cell>
          <table:table-cell table:formula="of:=[.E409]+[.$D$2]*[.E409]*[.D409]-[.E409]*[.$D$3]" office:value-type="float" office:value="28.1335458055415" calcext:value-type="float">
            <text:p>28,13</text:p>
          </table:table-cell>
          <table:table-cell table:number-columns-repeated="6"/>
        </table:table-row>
        <table:table-row table:style-name="ro1">
          <table:table-cell table:formula="of:=IF([.E411]&lt;[.E410];[.A410]+1;0)" office:value-type="float" office:value="0" calcext:value-type="float">
            <text:p>0,00</text:p>
          </table:table-cell>
          <table:table-cell table:formula="of:=IF([.D411]&lt;[.D410];[.B410]+1;0)" office:value-type="float" office:value="0" calcext:value-type="float">
            <text:p>0,00</text:p>
          </table:table-cell>
          <table:table-cell office:value-type="float" office:value="406" calcext:value-type="float">
            <text:p>406</text:p>
          </table:table-cell>
          <table:table-cell table:formula="of:=[.D410]+[.$D$1]*[.D410]-[.$D$2]*[.E410]*[.D410]" office:value-type="float" office:value="103.580452863627" calcext:value-type="float">
            <text:p>103,58</text:p>
          </table:table-cell>
          <table:table-cell table:formula="of:=[.E410]+[.$D$2]*[.E410]*[.D410]-[.E410]*[.$D$3]" office:value-type="float" office:value="28.1753172475956" calcext:value-type="float">
            <text:p>28,18</text:p>
          </table:table-cell>
          <table:table-cell table:number-columns-repeated="6"/>
        </table:table-row>
        <table:table-row table:style-name="ro1">
          <table:table-cell table:formula="of:=IF([.E412]&lt;[.E411];[.A411]+1;0)" office:value-type="float" office:value="0" calcext:value-type="float">
            <text:p>0,00</text:p>
          </table:table-cell>
          <table:table-cell table:formula="of:=IF([.D412]&lt;[.D411];[.B411]+1;0)" office:value-type="float" office:value="0" calcext:value-type="float">
            <text:p>0,00</text:p>
          </table:table-cell>
          <table:table-cell office:value-type="float" office:value="407" calcext:value-type="float">
            <text:p>407</text:p>
          </table:table-cell>
          <table:table-cell table:formula="of:=[.D411]+[.$D$1]*[.D411]-[.$D$2]*[.E411]*[.D411]" office:value-type="float" office:value="104.192855860859" calcext:value-type="float">
            <text:p>104,19</text:p>
          </table:table-cell>
          <table:table-cell table:formula="of:=[.E411]+[.$D$2]*[.E411]*[.D411]-[.E411]*[.$D$3]" office:value-type="float" office:value="28.225757445257" calcext:value-type="float">
            <text:p>28,23</text:p>
          </table:table-cell>
          <table:table-cell table:number-columns-repeated="6"/>
        </table:table-row>
        <table:table-row table:style-name="ro1">
          <table:table-cell table:formula="of:=IF([.E413]&lt;[.E412];[.A412]+1;0)" office:value-type="float" office:value="0" calcext:value-type="float">
            <text:p>0,00</text:p>
          </table:table-cell>
          <table:table-cell table:formula="of:=IF([.D413]&lt;[.D412];[.B412]+1;0)" office:value-type="float" office:value="0" calcext:value-type="float">
            <text:p>0,00</text:p>
          </table:table-cell>
          <table:table-cell office:value-type="float" office:value="408" calcext:value-type="float">
            <text:p>408</text:p>
          </table:table-cell>
          <table:table-cell table:formula="of:=[.D412]+[.$D$1]*[.D412]-[.$D$2]*[.E412]*[.D412]" office:value-type="float" office:value="104.806251839547" calcext:value-type="float">
            <text:p>104,81</text:p>
          </table:table-cell>
          <table:table-cell table:formula="of:=[.E412]+[.$D$2]*[.E412]*[.D412]-[.E412]*[.$D$3]" office:value-type="float" office:value="28.2849307115227" calcext:value-type="float">
            <text:p>28,28</text:p>
          </table:table-cell>
          <table:table-cell table:number-columns-repeated="6"/>
        </table:table-row>
        <table:table-row table:style-name="ro1">
          <table:table-cell table:formula="of:=IF([.E414]&lt;[.E413];[.A413]+1;0)" office:value-type="float" office:value="0" calcext:value-type="float">
            <text:p>0,00</text:p>
          </table:table-cell>
          <table:table-cell table:formula="of:=IF([.D414]&lt;[.D413];[.B413]+1;0)" office:value-type="float" office:value="0" calcext:value-type="float">
            <text:p>0,00</text:p>
          </table:table-cell>
          <table:table-cell office:value-type="float" office:value="409" calcext:value-type="float">
            <text:p>409</text:p>
          </table:table-cell>
          <table:table-cell table:formula="of:=[.D413]+[.$D$1]*[.D413]-[.$D$2]*[.E413]*[.D413]" office:value-type="float" office:value="105.42015809063" calcext:value-type="float">
            <text:p>105,42</text:p>
          </table:table-cell>
          <table:table-cell table:formula="of:=[.E413]+[.$D$2]*[.E413]*[.D413]-[.E413]*[.$D$3]" office:value-type="float" office:value="28.3529029616546" calcext:value-type="float">
            <text:p>28,35</text:p>
          </table:table-cell>
          <table:table-cell table:number-columns-repeated="6"/>
        </table:table-row>
        <table:table-row table:style-name="ro1">
          <table:table-cell table:formula="of:=IF([.E415]&lt;[.E414];[.A414]+1;0)" office:value-type="float" office:value="0" calcext:value-type="float">
            <text:p>0,00</text:p>
          </table:table-cell>
          <table:table-cell table:formula="of:=IF([.D415]&lt;[.D414];[.B414]+1;0)" office:value-type="float" office:value="0" calcext:value-type="float">
            <text:p>0,00</text:p>
          </table:table-cell>
          <table:table-cell office:value-type="float" office:value="410" calcext:value-type="float">
            <text:p>410</text:p>
          </table:table-cell>
          <table:table-cell table:formula="of:=[.D414]+[.$D$1]*[.D414]-[.$D$2]*[.E414]*[.D414]" office:value-type="float" office:value="106.03407749617" calcext:value-type="float">
            <text:p>106,03</text:p>
          </table:table-cell>
          <table:table-cell table:formula="of:=[.E414]+[.$D$2]*[.E414]*[.D414]-[.E414]*[.$D$3]" office:value-type="float" office:value="28.4297415698448" calcext:value-type="float">
            <text:p>28,43</text:p>
          </table:table-cell>
          <table:table-cell table:number-columns-repeated="6"/>
        </table:table-row>
        <table:table-row table:style-name="ro1">
          <table:table-cell table:formula="of:=IF([.E416]&lt;[.E415];[.A415]+1;0)" office:value-type="float" office:value="0" calcext:value-type="float">
            <text:p>0,00</text:p>
          </table:table-cell>
          <table:table-cell table:formula="of:=IF([.D416]&lt;[.D415];[.B415]+1;0)" office:value-type="float" office:value="0" calcext:value-type="float">
            <text:p>0,00</text:p>
          </table:table-cell>
          <table:table-cell office:value-type="float" office:value="411" calcext:value-type="float">
            <text:p>411</text:p>
          </table:table-cell>
          <table:table-cell table:formula="of:=[.D415]+[.$D$1]*[.D415]-[.$D$2]*[.E415]*[.D415]" office:value-type="float" office:value="106.647498335687" calcext:value-type="float">
            <text:p>106,65</text:p>
          </table:table-cell>
          <table:table-cell table:formula="of:=[.E415]+[.$D$2]*[.E415]*[.D415]-[.E415]*[.$D$3]" office:value-type="float" office:value="28.5155152017591" calcext:value-type="float">
            <text:p>28,52</text:p>
          </table:table-cell>
          <table:table-cell table:number-columns-repeated="6"/>
        </table:table-row>
        <table:table-row table:style-name="ro1">
          <table:table-cell table:formula="of:=IF([.E417]&lt;[.E416];[.A416]+1;0)" office:value-type="float" office:value="0" calcext:value-type="float">
            <text:p>0,00</text:p>
          </table:table-cell>
          <table:table-cell table:formula="of:=IF([.D417]&lt;[.D416];[.B416]+1;0)" office:value-type="float" office:value="0" calcext:value-type="float">
            <text:p>0,00</text:p>
          </table:table-cell>
          <table:table-cell office:value-type="float" office:value="412" calcext:value-type="float">
            <text:p>412</text:p>
          </table:table-cell>
          <table:table-cell table:formula="of:=[.D416]+[.$D$1]*[.D416]-[.$D$2]*[.E416]*[.D416]" office:value-type="float" office:value="107.25989412239" calcext:value-type="float">
            <text:p>107,26</text:p>
          </table:table-cell>
          <table:table-cell table:formula="of:=[.E416]+[.$D$2]*[.E416]*[.D416]-[.E416]*[.$D$3]" office:value-type="float" office:value="28.6102936216815" calcext:value-type="float">
            <text:p>28,61</text:p>
          </table:table-cell>
          <table:table-cell table:number-columns-repeated="6"/>
        </table:table-row>
        <table:table-row table:style-name="ro1">
          <table:table-cell table:formula="of:=IF([.E418]&lt;[.E417];[.A417]+1;0)" office:value-type="float" office:value="0" calcext:value-type="float">
            <text:p>0,00</text:p>
          </table:table-cell>
          <table:table-cell table:formula="of:=IF([.D418]&lt;[.D417];[.B417]+1;0)" office:value-type="float" office:value="0" calcext:value-type="float">
            <text:p>0,00</text:p>
          </table:table-cell>
          <table:table-cell office:value-type="float" office:value="413" calcext:value-type="float">
            <text:p>413</text:p>
          </table:table-cell>
          <table:table-cell table:formula="of:=[.D417]+[.$D$1]*[.D417]-[.$D$2]*[.E417]*[.D417]" office:value-type="float" office:value="107.870723472502" calcext:value-type="float">
            <text:p>107,87</text:p>
          </table:table-cell>
          <table:table-cell table:formula="of:=[.E417]+[.$D$2]*[.E417]*[.D417]-[.E417]*[.$D$3]" office:value-type="float" office:value="28.7141474729335" calcext:value-type="float">
            <text:p>28,71</text:p>
          </table:table-cell>
          <table:table-cell table:number-columns-repeated="6"/>
        </table:table-row>
        <table:table-row table:style-name="ro1">
          <table:table-cell table:formula="of:=IF([.E419]&lt;[.E418];[.A418]+1;0)" office:value-type="float" office:value="0" calcext:value-type="float">
            <text:p>0,00</text:p>
          </table:table-cell>
          <table:table-cell table:formula="of:=IF([.D419]&lt;[.D418];[.B418]+1;0)" office:value-type="float" office:value="0" calcext:value-type="float">
            <text:p>0,00</text:p>
          </table:table-cell>
          <table:table-cell office:value-type="float" office:value="414" calcext:value-type="float">
            <text:p>414</text:p>
          </table:table-cell>
          <table:table-cell table:formula="of:=[.D418]+[.$D$1]*[.D418]-[.$D$2]*[.E418]*[.D418]" office:value-type="float" office:value="108.479430011051" calcext:value-type="float">
            <text:p>108,48</text:p>
          </table:table-cell>
          <table:table-cell table:formula="of:=[.E418]+[.$D$2]*[.E418]*[.D418]-[.E418]*[.$D$3]" office:value-type="float" office:value="28.8271480301875" calcext:value-type="float">
            <text:p>28,83</text:p>
          </table:table-cell>
          <table:table-cell table:number-columns-repeated="6"/>
        </table:table-row>
        <table:table-row table:style-name="ro1">
          <table:table-cell table:formula="of:=IF([.E420]&lt;[.E419];[.A419]+1;0)" office:value-type="float" office:value="0" calcext:value-type="float">
            <text:p>0,00</text:p>
          </table:table-cell>
          <table:table-cell table:formula="of:=IF([.D420]&lt;[.D419];[.B419]+1;0)" office:value-type="float" office:value="0" calcext:value-type="float">
            <text:p>0,00</text:p>
          </table:table-cell>
          <table:table-cell office:value-type="float" office:value="415" calcext:value-type="float">
            <text:p>415</text:p>
          </table:table-cell>
          <table:table-cell table:formula="of:=[.D419]+[.$D$1]*[.D419]-[.$D$2]*[.E419]*[.D419]" office:value-type="float" office:value="109.085442317693" calcext:value-type="float">
            <text:p>109,09</text:p>
          </table:table-cell>
          <table:table-cell table:formula="of:=[.E419]+[.$D$2]*[.E419]*[.D419]-[.E419]*[.$D$3]" office:value-type="float" office:value="28.9493669222576" calcext:value-type="float">
            <text:p>28,95</text:p>
          </table:table-cell>
          <table:table-cell table:number-columns-repeated="6"/>
        </table:table-row>
        <table:table-row table:style-name="ro1">
          <table:table-cell table:formula="of:=IF([.E421]&lt;[.E420];[.A420]+1;0)" office:value-type="float" office:value="0" calcext:value-type="float">
            <text:p>0,00</text:p>
          </table:table-cell>
          <table:table-cell table:formula="of:=IF([.D421]&lt;[.D420];[.B420]+1;0)" office:value-type="float" office:value="0" calcext:value-type="float">
            <text:p>0,00</text:p>
          </table:table-cell>
          <table:table-cell office:value-type="float" office:value="416" calcext:value-type="float">
            <text:p>416</text:p>
          </table:table-cell>
          <table:table-cell table:formula="of:=[.D420]+[.$D$1]*[.D420]-[.$D$2]*[.E420]*[.D420]" office:value-type="float" office:value="109.688173916281" calcext:value-type="float">
            <text:p>109,69</text:p>
          </table:table-cell>
          <table:table-cell table:formula="of:=[.E420]+[.$D$2]*[.E420]*[.D420]-[.E420]*[.$D$3]" office:value-type="float" office:value="29.0808758239106" calcext:value-type="float">
            <text:p>29,08</text:p>
          </table:table-cell>
          <table:table-cell table:number-columns-repeated="6"/>
        </table:table-row>
        <table:table-row table:style-name="ro1">
          <table:table-cell table:formula="of:=IF([.E422]&lt;[.E421];[.A421]+1;0)" office:value-type="float" office:value="0" calcext:value-type="float">
            <text:p>0,00</text:p>
          </table:table-cell>
          <table:table-cell table:formula="of:=IF([.D422]&lt;[.D421];[.B421]+1;0)" office:value-type="float" office:value="0" calcext:value-type="float">
            <text:p>0,00</text:p>
          </table:table-cell>
          <table:table-cell office:value-type="float" office:value="417" calcext:value-type="float">
            <text:p>417</text:p>
          </table:table-cell>
          <table:table-cell table:formula="of:=[.D421]+[.$D$1]*[.D421]-[.$D$2]*[.E421]*[.D421]" office:value-type="float" office:value="110.287023312101" calcext:value-type="float">
            <text:p>110,29</text:p>
          </table:table-cell>
          <table:table-cell table:formula="of:=[.E421]+[.$D$2]*[.E421]*[.D421]-[.E421]*[.$D$3]" office:value-type="float" office:value="29.2217461152205" calcext:value-type="float">
            <text:p>29,22</text:p>
          </table:table-cell>
          <table:table-cell table:number-columns-repeated="6"/>
        </table:table-row>
        <table:table-row table:style-name="ro1">
          <table:table-cell table:formula="of:=IF([.E423]&lt;[.E422];[.A422]+1;0)" office:value-type="float" office:value="0" calcext:value-type="float">
            <text:p>0,00</text:p>
          </table:table-cell>
          <table:table-cell table:formula="of:=IF([.D423]&lt;[.D422];[.B422]+1;0)" office:value-type="float" office:value="0" calcext:value-type="float">
            <text:p>0,00</text:p>
          </table:table-cell>
          <table:table-cell office:value-type="float" office:value="418" calcext:value-type="float">
            <text:p>418</text:p>
          </table:table-cell>
          <table:table-cell table:formula="of:=[.D422]+[.$D$1]*[.D422]-[.$D$2]*[.E422]*[.D422]" office:value-type="float" office:value="110.881374080828" calcext:value-type="float">
            <text:p>110,88</text:p>
          </table:table-cell>
          <table:table-cell table:formula="of:=[.E422]+[.$D$2]*[.E422]*[.D422]-[.E422]*[.$D$3]" office:value-type="float" office:value="29.3720485069742" calcext:value-type="float">
            <text:p>29,37</text:p>
          </table:table-cell>
          <table:table-cell table:number-columns-repeated="6"/>
        </table:table-row>
        <table:table-row table:style-name="ro1">
          <table:table-cell table:formula="of:=IF([.E424]&lt;[.E423];[.A423]+1;0)" office:value-type="float" office:value="0" calcext:value-type="float">
            <text:p>0,00</text:p>
          </table:table-cell>
          <table:table-cell table:formula="of:=IF([.D424]&lt;[.D423];[.B423]+1;0)" office:value-type="float" office:value="0" calcext:value-type="float">
            <text:p>0,00</text:p>
          </table:table-cell>
          <table:table-cell office:value-type="float" office:value="419" calcext:value-type="float">
            <text:p>419</text:p>
          </table:table-cell>
          <table:table-cell table:formula="of:=[.D423]+[.$D$1]*[.D423]-[.$D$2]*[.E423]*[.D423]" office:value-type="float" office:value="111.470595013433" calcext:value-type="float">
            <text:p>111,47</text:p>
          </table:table-cell>
          <table:table-cell table:formula="of:=[.E423]+[.$D$2]*[.E423]*[.D423]-[.E423]*[.$D$3]" office:value-type="float" office:value="29.5318526306365" calcext:value-type="float">
            <text:p>29,53</text:p>
          </table:table-cell>
          <table:table-cell table:number-columns-repeated="6"/>
        </table:table-row>
        <table:table-row table:style-name="ro1">
          <table:table-cell table:formula="of:=IF([.E425]&lt;[.E424];[.A424]+1;0)" office:value-type="float" office:value="0" calcext:value-type="float">
            <text:p>0,00</text:p>
          </table:table-cell>
          <table:table-cell table:formula="of:=IF([.D425]&lt;[.D424];[.B424]+1;0)" office:value-type="float" office:value="0" calcext:value-type="float">
            <text:p>0,00</text:p>
          </table:table-cell>
          <table:table-cell office:value-type="float" office:value="420" calcext:value-type="float">
            <text:p>420</text:p>
          </table:table-cell>
          <table:table-cell table:formula="of:=[.D424]+[.$D$1]*[.D424]-[.$D$2]*[.E424]*[.D424]" office:value-type="float" office:value="112.054040321409" calcext:value-type="float">
            <text:p>112,05</text:p>
          </table:table-cell>
          <table:table-cell table:formula="of:=[.E424]+[.$D$2]*[.E424]*[.D424]-[.E424]*[.$D$3]" office:value-type="float" office:value="29.7012265913978" calcext:value-type="float">
            <text:p>29,70</text:p>
          </table:table-cell>
          <table:table-cell table:number-columns-repeated="6"/>
        </table:table-row>
        <table:table-row table:style-name="ro1">
          <table:table-cell table:formula="of:=IF([.E426]&lt;[.E425];[.A425]+1;0)" office:value-type="float" office:value="0" calcext:value-type="float">
            <text:p>0,00</text:p>
          </table:table-cell>
          <table:table-cell table:formula="of:=IF([.D426]&lt;[.D425];[.B425]+1;0)" office:value-type="float" office:value="0" calcext:value-type="float">
            <text:p>0,00</text:p>
          </table:table-cell>
          <table:table-cell office:value-type="float" office:value="421" calcext:value-type="float">
            <text:p>421</text:p>
          </table:table-cell>
          <table:table-cell table:formula="of:=[.D425]+[.$D$1]*[.D425]-[.$D$2]*[.E425]*[.D425]" office:value-type="float" office:value="112.631049906803" calcext:value-type="float">
            <text:p>112,63</text:p>
          </table:table-cell>
          <table:table-cell table:formula="of:=[.E425]+[.$D$2]*[.E425]*[.D425]-[.E425]*[.$D$3]" office:value-type="float" office:value="29.8802364828618" calcext:value-type="float">
            <text:p>29,88</text:p>
          </table:table-cell>
          <table:table-cell table:number-columns-repeated="6"/>
        </table:table-row>
        <table:table-row table:style-name="ro1">
          <table:table-cell table:formula="of:=IF([.E427]&lt;[.E426];[.A426]+1;0)" office:value-type="float" office:value="0" calcext:value-type="float">
            <text:p>0,00</text:p>
          </table:table-cell>
          <table:table-cell table:formula="of:=IF([.D427]&lt;[.D426];[.B426]+1;0)" office:value-type="float" office:value="0" calcext:value-type="float">
            <text:p>0,00</text:p>
          </table:table-cell>
          <table:table-cell office:value-type="float" office:value="422" calcext:value-type="float">
            <text:p>422</text:p>
          </table:table-cell>
          <table:table-cell table:formula="of:=[.D426]+[.$D$1]*[.D426]-[.$D$2]*[.E426]*[.D426]" office:value-type="float" office:value="113.200949701675" calcext:value-type="float">
            <text:p>113,20</text:p>
          </table:table-cell>
          <table:table-cell table:formula="of:=[.E426]+[.$D$2]*[.E426]*[.D426]-[.E426]*[.$D$3]" office:value-type="float" office:value="30.0689458619828" calcext:value-type="float">
            <text:p>30,07</text:p>
          </table:table-cell>
          <table:table-cell table:number-columns-repeated="6"/>
        </table:table-row>
        <table:table-row table:style-name="ro1">
          <table:table-cell table:formula="of:=IF([.E428]&lt;[.E427];[.A427]+1;0)" office:value-type="float" office:value="0" calcext:value-type="float">
            <text:p>0,00</text:p>
          </table:table-cell>
          <table:table-cell table:formula="of:=IF([.D428]&lt;[.D427];[.B427]+1;0)" office:value-type="float" office:value="0" calcext:value-type="float">
            <text:p>0,00</text:p>
          </table:table-cell>
          <table:table-cell office:value-type="float" office:value="423" calcext:value-type="float">
            <text:p>423</text:p>
          </table:table-cell>
          <table:table-cell table:formula="of:=[.D427]+[.$D$1]*[.D427]-[.$D$2]*[.E427]*[.D427]" office:value-type="float" office:value="113.763052081656" calcext:value-type="float">
            <text:p>113,76</text:p>
          </table:table-cell>
          <table:table-cell table:formula="of:=[.E427]+[.$D$2]*[.E427]*[.D427]-[.E427]*[.$D$3]" office:value-type="float" office:value="30.267415182936" calcext:value-type="float">
            <text:p>30,27</text:p>
          </table:table-cell>
          <table:table-cell table:number-columns-repeated="6"/>
        </table:table-row>
        <table:table-row table:style-name="ro1">
          <table:table-cell table:formula="of:=IF([.E429]&lt;[.E428];[.A428]+1;0)" office:value-type="float" office:value="0" calcext:value-type="float">
            <text:p>0,00</text:p>
          </table:table-cell>
          <table:table-cell table:formula="of:=IF([.D429]&lt;[.D428];[.B428]+1;0)" office:value-type="float" office:value="0" calcext:value-type="float">
            <text:p>0,00</text:p>
          </table:table-cell>
          <table:table-cell office:value-type="float" office:value="424" calcext:value-type="float">
            <text:p>424</text:p>
          </table:table-cell>
          <table:table-cell table:formula="of:=[.D428]+[.$D$1]*[.D428]-[.$D$2]*[.E428]*[.D428]" office:value-type="float" office:value="114.316656358373" calcext:value-type="float">
            <text:p>114,32</text:p>
          </table:table-cell>
          <table:table-cell table:formula="of:=[.E428]+[.$D$2]*[.E428]*[.D428]-[.E428]*[.$D$3]" office:value-type="float" office:value="30.475701188706" calcext:value-type="float">
            <text:p>30,48</text:p>
          </table:table-cell>
          <table:table-cell table:number-columns-repeated="6"/>
        </table:table-row>
        <table:table-row table:style-name="ro1">
          <table:table-cell table:formula="of:=IF([.E430]&lt;[.E429];[.A429]+1;0)" office:value-type="float" office:value="0" calcext:value-type="float">
            <text:p>0,00</text:p>
          </table:table-cell>
          <table:table-cell table:formula="of:=IF([.D430]&lt;[.D429];[.B429]+1;0)" office:value-type="float" office:value="0" calcext:value-type="float">
            <text:p>0,00</text:p>
          </table:table-cell>
          <table:table-cell office:value-type="float" office:value="425" calcext:value-type="float">
            <text:p>425</text:p>
          </table:table-cell>
          <table:table-cell table:formula="of:=[.D429]+[.$D$1]*[.D429]-[.$D$2]*[.E429]*[.D429]" office:value-type="float" office:value="114.861049355505" calcext:value-type="float">
            <text:p>114,86</text:p>
          </table:table-cell>
          <table:table-cell table:formula="of:=[.E429]+[.$D$2]*[.E429]*[.D429]-[.E429]*[.$D$3]" office:value-type="float" office:value="30.6938562593055" calcext:value-type="float">
            <text:p>30,69</text:p>
          </table:table-cell>
          <table:table-cell table:number-columns-repeated="6"/>
        </table:table-row>
        <table:table-row table:style-name="ro1">
          <table:table-cell table:formula="of:=IF([.E431]&lt;[.E430];[.A430]+1;0)" office:value-type="float" office:value="0" calcext:value-type="float">
            <text:p>0,00</text:p>
          </table:table-cell>
          <table:table-cell table:formula="of:=IF([.D431]&lt;[.D430];[.B430]+1;0)" office:value-type="float" office:value="0" calcext:value-type="float">
            <text:p>0,00</text:p>
          </table:table-cell>
          <table:table-cell office:value-type="float" office:value="426" calcext:value-type="float">
            <text:p>426</text:p>
          </table:table-cell>
          <table:table-cell table:formula="of:=[.D430]+[.$D$1]*[.D430]-[.$D$2]*[.E430]*[.D430]" office:value-type="float" office:value="115.39550607326" calcext:value-type="float">
            <text:p>115,40</text:p>
          </table:table-cell>
          <table:table-cell table:formula="of:=[.E430]+[.$D$2]*[.E430]*[.D430]-[.E430]*[.$D$3]" office:value-type="float" office:value="30.9219277156957" calcext:value-type="float">
            <text:p>30,92</text:p>
          </table:table-cell>
          <table:table-cell table:number-columns-repeated="6"/>
        </table:table-row>
        <table:table-row table:style-name="ro1">
          <table:table-cell table:formula="of:=IF([.E432]&lt;[.E431];[.A431]+1;0)" office:value-type="float" office:value="0" calcext:value-type="float">
            <text:p>0,00</text:p>
          </table:table-cell>
          <table:table-cell table:formula="of:=IF([.D432]&lt;[.D431];[.B431]+1;0)" office:value-type="float" office:value="0" calcext:value-type="float">
            <text:p>0,00</text:p>
          </table:table-cell>
          <table:table-cell office:value-type="float" office:value="427" calcext:value-type="float">
            <text:p>427</text:p>
          </table:table-cell>
          <table:table-cell table:formula="of:=[.D431]+[.$D$1]*[.D431]-[.$D$2]*[.E431]*[.D431]" office:value-type="float" office:value="115.919290445969" calcext:value-type="float">
            <text:p>115,92</text:p>
          </table:table-cell>
          <table:table-cell table:formula="of:=[.E431]+[.$D$2]*[.E431]*[.D431]-[.E431]*[.$D$3]" office:value-type="float" office:value="31.1599570786677" calcext:value-type="float">
            <text:p>31,16</text:p>
          </table:table-cell>
          <table:table-cell table:number-columns-repeated="6"/>
        </table:table-row>
        <table:table-row table:style-name="ro1">
          <table:table-cell table:formula="of:=IF([.E433]&lt;[.E432];[.A432]+1;0)" office:value-type="float" office:value="0" calcext:value-type="float">
            <text:p>0,00</text:p>
          </table:table-cell>
          <table:table-cell table:formula="of:=IF([.D433]&lt;[.D432];[.B432]+1;0)" office:value-type="float" office:value="0" calcext:value-type="float">
            <text:p>0,00</text:p>
          </table:table-cell>
          <table:table-cell office:value-type="float" office:value="428" calcext:value-type="float">
            <text:p>428</text:p>
          </table:table-cell>
          <table:table-cell table:formula="of:=[.D432]+[.$D$1]*[.D432]-[.$D$2]*[.E432]*[.D432]" office:value-type="float" office:value="116.431656197445" calcext:value-type="float">
            <text:p>116,43</text:p>
          </table:table-cell>
          <table:table-cell table:formula="of:=[.E432]+[.$D$2]*[.E432]*[.D432]-[.E432]*[.$D$3]" office:value-type="float" office:value="31.4079792821773" calcext:value-type="float">
            <text:p>31,41</text:p>
          </table:table-cell>
          <table:table-cell table:number-columns-repeated="6"/>
        </table:table-row>
        <table:table-row table:style-name="ro1">
          <table:table-cell table:formula="of:=IF([.E434]&lt;[.E433];[.A433]+1;0)" office:value-type="float" office:value="0" calcext:value-type="float">
            <text:p>0,00</text:p>
          </table:table-cell>
          <table:table-cell table:formula="of:=IF([.D434]&lt;[.D433];[.B433]+1;0)" office:value-type="float" office:value="0" calcext:value-type="float">
            <text:p>0,00</text:p>
          </table:table-cell>
          <table:table-cell office:value-type="float" office:value="429" calcext:value-type="float">
            <text:p>429</text:p>
          </table:table-cell>
          <table:table-cell table:formula="of:=[.D433]+[.$D$1]*[.D433]-[.$D$2]*[.E433]*[.D433]" office:value-type="float" office:value="116.931847798574" calcext:value-type="float">
            <text:p>116,93</text:p>
          </table:table-cell>
          <table:table-cell table:formula="of:=[.E433]+[.$D$2]*[.E433]*[.D433]-[.E433]*[.$D$3]" office:value-type="float" office:value="31.6660218408879" calcext:value-type="float">
            <text:p>31,67</text:p>
          </table:table-cell>
          <table:table-cell table:number-columns-repeated="6"/>
        </table:table-row>
        <table:table-row table:style-name="ro1">
          <table:table-cell table:formula="of:=IF([.E435]&lt;[.E434];[.A434]+1;0)" office:value-type="float" office:value="0" calcext:value-type="float">
            <text:p>0,00</text:p>
          </table:table-cell>
          <table:table-cell table:formula="of:=IF([.D435]&lt;[.D434];[.B434]+1;0)" office:value-type="float" office:value="0" calcext:value-type="float">
            <text:p>0,00</text:p>
          </table:table-cell>
          <table:table-cell office:value-type="float" office:value="430" calcext:value-type="float">
            <text:p>430</text:p>
          </table:table-cell>
          <table:table-cell table:formula="of:=[.D434]+[.$D$1]*[.D434]-[.$D$2]*[.E434]*[.D434]" office:value-type="float" office:value="117.419101531403" calcext:value-type="float">
            <text:p>117,42</text:p>
          </table:table-cell>
          <table:table-cell table:formula="of:=[.E434]+[.$D$2]*[.E434]*[.D434]-[.E434]*[.$D$3]" office:value-type="float" office:value="31.934103971986" calcext:value-type="float">
            <text:p>31,93</text:p>
          </table:table-cell>
          <table:table-cell table:number-columns-repeated="6"/>
        </table:table-row>
        <table:table-row table:style-name="ro1">
          <table:table-cell table:formula="of:=IF([.E436]&lt;[.E435];[.A435]+1;0)" office:value-type="float" office:value="0" calcext:value-type="float">
            <text:p>0,00</text:p>
          </table:table-cell>
          <table:table-cell table:formula="of:=IF([.D436]&lt;[.D435];[.B435]+1;0)" office:value-type="float" office:value="0" calcext:value-type="float">
            <text:p>0,00</text:p>
          </table:table-cell>
          <table:table-cell office:value-type="float" office:value="431" calcext:value-type="float">
            <text:p>431</text:p>
          </table:table-cell>
          <table:table-cell table:formula="of:=[.D435]+[.$D$1]*[.D435]-[.$D$2]*[.E435]*[.D435]" office:value-type="float" office:value="117.892646663731" calcext:value-type="float">
            <text:p>117,89</text:p>
          </table:table-cell>
          <table:table-cell table:formula="of:=[.E435]+[.$D$2]*[.E435]*[.D435]-[.E435]*[.$D$3]" office:value-type="float" office:value="32.2122356716872" calcext:value-type="float">
            <text:p>32,21</text:p>
          </table:table-cell>
          <table:table-cell table:number-columns-repeated="6"/>
        </table:table-row>
        <table:table-row table:style-name="ro1">
          <table:table-cell table:formula="of:=IF([.E437]&lt;[.E436];[.A436]+1;0)" office:value-type="float" office:value="0" calcext:value-type="float">
            <text:p>0,00</text:p>
          </table:table-cell>
          <table:table-cell table:formula="of:=IF([.D437]&lt;[.D436];[.B436]+1;0)" office:value-type="float" office:value="0" calcext:value-type="float">
            <text:p>0,00</text:p>
          </table:table-cell>
          <table:table-cell office:value-type="float" office:value="432" calcext:value-type="float">
            <text:p>432</text:p>
          </table:table-cell>
          <table:table-cell table:formula="of:=[.D436]+[.$D$1]*[.D436]-[.$D$2]*[.E436]*[.D436]" office:value-type="float" office:value="118.35170673786" calcext:value-type="float">
            <text:p>118,35</text:p>
          </table:table-cell>
          <table:table-cell table:formula="of:=[.E436]+[.$D$2]*[.E436]*[.D436]-[.E436]*[.$D$3]" office:value-type="float" office:value="32.5004167472484" calcext:value-type="float">
            <text:p>32,50</text:p>
          </table:table-cell>
          <table:table-cell table:number-columns-repeated="6"/>
        </table:table-row>
        <table:table-row table:style-name="ro1">
          <table:table-cell table:formula="of:=IF([.E438]&lt;[.E437];[.A437]+1;0)" office:value-type="float" office:value="0" calcext:value-type="float">
            <text:p>0,00</text:p>
          </table:table-cell>
          <table:table-cell table:formula="of:=IF([.D438]&lt;[.D437];[.B437]+1;0)" office:value-type="float" office:value="0" calcext:value-type="float">
            <text:p>0,00</text:p>
          </table:table-cell>
          <table:table-cell office:value-type="float" office:value="433" calcext:value-type="float">
            <text:p>433</text:p>
          </table:table-cell>
          <table:table-cell table:formula="of:=[.D437]+[.$D$1]*[.D437]-[.$D$2]*[.E437]*[.D437]" office:value-type="float" office:value="118.795500976753" calcext:value-type="float">
            <text:p>118,80</text:p>
          </table:table-cell>
          <table:table-cell table:formula="of:=[.E437]+[.$D$2]*[.E437]*[.D437]-[.E437]*[.$D$3]" office:value-type="float" office:value="32.7986358057502" calcext:value-type="float">
            <text:p>32,80</text:p>
          </table:table-cell>
          <table:table-cell table:number-columns-repeated="6"/>
        </table:table-row>
        <table:table-row table:style-name="ro1">
          <table:table-cell table:formula="of:=IF([.E439]&lt;[.E438];[.A438]+1;0)" office:value-type="float" office:value="0" calcext:value-type="float">
            <text:p>0,00</text:p>
          </table:table-cell>
          <table:table-cell table:formula="of:=IF([.D439]&lt;[.D438];[.B438]+1;0)" office:value-type="float" office:value="0" calcext:value-type="float">
            <text:p>0,00</text:p>
          </table:table-cell>
          <table:table-cell office:value-type="float" office:value="434" calcext:value-type="float">
            <text:p>434</text:p>
          </table:table-cell>
          <table:table-cell table:formula="of:=[.D438]+[.$D$1]*[.D438]-[.$D$2]*[.E438]*[.D438]" office:value-type="float" office:value="119.223245810339" calcext:value-type="float">
            <text:p>119,22</text:p>
          </table:table-cell>
          <table:table-cell table:formula="of:=[.E438]+[.$D$2]*[.E438]*[.D438]-[.E438]*[.$D$3]" office:value-type="float" office:value="33.1068692014118" calcext:value-type="float">
            <text:p>33,11</text:p>
          </table:table-cell>
          <table:table-cell table:number-columns-repeated="6"/>
        </table:table-row>
        <table:table-row table:style-name="ro1">
          <table:table-cell table:formula="of:=IF([.E440]&lt;[.E439];[.A439]+1;0)" office:value-type="float" office:value="0" calcext:value-type="float">
            <text:p>0,00</text:p>
          </table:table-cell>
          <table:table-cell table:formula="of:=IF([.D440]&lt;[.D439];[.B439]+1;0)" office:value-type="float" office:value="0" calcext:value-type="float">
            <text:p>0,00</text:p>
          </table:table-cell>
          <table:table-cell office:value-type="float" office:value="435" calcext:value-type="float">
            <text:p>435</text:p>
          </table:table-cell>
          <table:table-cell table:formula="of:=[.D439]+[.$D$1]*[.D439]-[.$D$2]*[.E439]*[.D439]" office:value-type="float" office:value="119.63415652414" calcext:value-type="float">
            <text:p>119,63</text:p>
          </table:table-cell>
          <table:table-cell table:formula="of:=[.E439]+[.$D$2]*[.E439]*[.D439]-[.E439]*[.$D$3]" office:value-type="float" office:value="33.4250799437465" calcext:value-type="float">
            <text:p>33,43</text:p>
          </table:table-cell>
          <table:table-cell table:number-columns-repeated="6"/>
        </table:table-row>
        <table:table-row table:style-name="ro1">
          <table:table-cell table:formula="of:=IF([.E441]&lt;[.E440];[.A440]+1;0)" office:value-type="float" office:value="0" calcext:value-type="float">
            <text:p>0,00</text:p>
          </table:table-cell>
          <table:table-cell table:formula="of:=IF([.D441]&lt;[.D440];[.B440]+1;0)" office:value-type="float" office:value="0" calcext:value-type="float">
            <text:p>0,00</text:p>
          </table:table-cell>
          <table:table-cell office:value-type="float" office:value="436" calcext:value-type="float">
            <text:p>436</text:p>
          </table:table-cell>
          <table:table-cell table:formula="of:=[.D440]+[.$D$1]*[.D440]-[.$D$2]*[.E440]*[.D440]" office:value-type="float" office:value="120.027449031712" calcext:value-type="float">
            <text:p>120,03</text:p>
          </table:table-cell>
          <table:table-cell table:formula="of:=[.E440]+[.$D$2]*[.E440]*[.D440]-[.E440]*[.$D$3]" office:value-type="float" office:value="33.7532165694703" calcext:value-type="float">
            <text:p>33,75</text:p>
          </table:table-cell>
          <table:table-cell table:number-columns-repeated="6"/>
        </table:table-row>
        <table:table-row table:style-name="ro1">
          <table:table-cell table:formula="of:=IF([.E442]&lt;[.E441];[.A441]+1;0)" office:value-type="float" office:value="0" calcext:value-type="float">
            <text:p>0,00</text:p>
          </table:table-cell>
          <table:table-cell table:formula="of:=IF([.D442]&lt;[.D441];[.B441]+1;0)" office:value-type="float" office:value="0" calcext:value-type="float">
            <text:p>0,00</text:p>
          </table:table-cell>
          <table:table-cell office:value-type="float" office:value="437" calcext:value-type="float">
            <text:p>437</text:p>
          </table:table-cell>
          <table:table-cell table:formula="of:=[.D441]+[.$D$1]*[.D441]-[.$D$2]*[.E441]*[.D441]" office:value-type="float" office:value="120.402341771622" calcext:value-type="float">
            <text:p>120,40</text:p>
          </table:table-cell>
          <table:table-cell table:formula="of:=[.E441]+[.$D$2]*[.E441]*[.D441]-[.E441]*[.$D$3]" office:value-type="float" office:value="34.091211981721" calcext:value-type="float">
            <text:p>34,09</text:p>
          </table:table-cell>
          <table:table-cell table:number-columns-repeated="6"/>
        </table:table-row>
        <table:table-row table:style-name="ro1">
          <table:table-cell table:formula="of:=IF([.E443]&lt;[.E442];[.A442]+1;0)" office:value-type="float" office:value="0" calcext:value-type="float">
            <text:p>0,00</text:p>
          </table:table-cell>
          <table:table-cell table:formula="of:=IF([.D443]&lt;[.D442];[.B442]+1;0)" office:value-type="float" office:value="0" calcext:value-type="float">
            <text:p>0,00</text:p>
          </table:table-cell>
          <table:table-cell office:value-type="float" office:value="438" calcext:value-type="float">
            <text:p>438</text:p>
          </table:table-cell>
          <table:table-cell table:formula="of:=[.D442]+[.$D$1]*[.D442]-[.$D$2]*[.E442]*[.D442]" office:value-type="float" office:value="120.758057728839" calcext:value-type="float">
            <text:p>120,76</text:p>
          </table:table-cell>
          <table:table-cell table:formula="of:=[.E442]+[.$D$2]*[.E442]*[.D442]-[.E442]*[.$D$3]" office:value-type="float" office:value="34.4389822608509" calcext:value-type="float">
            <text:p>34,44</text:p>
          </table:table-cell>
          <table:table-cell table:number-columns-repeated="6"/>
        </table:table-row>
        <table:table-row table:style-name="ro1">
          <table:table-cell table:formula="of:=IF([.E444]&lt;[.E443];[.A443]+1;0)" office:value-type="float" office:value="0" calcext:value-type="float">
            <text:p>0,00</text:p>
          </table:table-cell>
          <table:table-cell table:formula="of:=IF([.D444]&lt;[.D443];[.B443]+1;0)" office:value-type="float" office:value="0" calcext:value-type="float">
            <text:p>0,00</text:p>
          </table:table-cell>
          <table:table-cell office:value-type="float" office:value="439" calcext:value-type="float">
            <text:p>439</text:p>
          </table:table-cell>
          <table:table-cell table:formula="of:=[.D443]+[.$D$1]*[.D443]-[.$D$2]*[.E443]*[.D443]" office:value-type="float" office:value="121.093826579426" calcext:value-type="float">
            <text:p>121,09</text:p>
          </table:table-cell>
          <table:table-cell table:formula="of:=[.E443]+[.$D$2]*[.E443]*[.D443]-[.E443]*[.$D$3]" office:value-type="float" office:value="34.7964254517975" calcext:value-type="float">
            <text:p>34,80</text:p>
          </table:table-cell>
          <table:table-cell table:number-columns-repeated="6"/>
        </table:table-row>
        <table:table-row table:style-name="ro1">
          <table:table-cell table:formula="of:=IF([.E445]&lt;[.E444];[.A444]+1;0)" office:value-type="float" office:value="0" calcext:value-type="float">
            <text:p>0,00</text:p>
          </table:table-cell>
          <table:table-cell table:formula="of:=IF([.D445]&lt;[.D444];[.B444]+1;0)" office:value-type="float" office:value="0" calcext:value-type="float">
            <text:p>0,00</text:p>
          </table:table-cell>
          <table:table-cell office:value-type="float" office:value="440" calcext:value-type="float">
            <text:p>440</text:p>
          </table:table-cell>
          <table:table-cell table:formula="of:=[.D444]+[.$D$1]*[.D444]-[.$D$2]*[.E444]*[.D444]" office:value-type="float" office:value="121.408886956393" calcext:value-type="float">
            <text:p>121,41</text:p>
          </table:table-cell>
          <table:table-cell table:formula="of:=[.E444]+[.$D$2]*[.E444]*[.D444]-[.E444]*[.$D$3]" office:value-type="float" office:value="35.1634203338296" calcext:value-type="float">
            <text:p>35,16</text:p>
          </table:table-cell>
          <table:table-cell table:number-columns-repeated="6"/>
        </table:table-row>
        <table:table-row table:style-name="ro1">
          <table:table-cell table:formula="of:=IF([.E446]&lt;[.E445];[.A445]+1;0)" office:value-type="float" office:value="0" calcext:value-type="float">
            <text:p>0,00</text:p>
          </table:table-cell>
          <table:table-cell table:formula="of:=IF([.D446]&lt;[.D445];[.B445]+1;0)" office:value-type="float" office:value="0" calcext:value-type="float">
            <text:p>0,00</text:p>
          </table:table-cell>
          <table:table-cell office:value-type="float" office:value="441" calcext:value-type="float">
            <text:p>441</text:p>
          </table:table-cell>
          <table:table-cell table:formula="of:=[.D445]+[.$D$1]*[.D445]-[.$D$2]*[.E445]*[.D445]" office:value-type="float" office:value="121.702488833366" calcext:value-type="float">
            <text:p>121,70</text:p>
          </table:table-cell>
          <table:table-cell table:formula="of:=[.E445]+[.$D$2]*[.E445]*[.D445]-[.E445]*[.$D$3]" office:value-type="float" office:value="35.5398251792931" calcext:value-type="float">
            <text:p>35,54</text:p>
          </table:table-cell>
          <table:table-cell table:number-columns-repeated="6"/>
        </table:table-row>
        <table:table-row table:style-name="ro1">
          <table:table-cell table:formula="of:=IF([.E447]&lt;[.E446];[.A446]+1;0)" office:value-type="float" office:value="0" calcext:value-type="float">
            <text:p>0,00</text:p>
          </table:table-cell>
          <table:table-cell table:formula="of:=IF([.D447]&lt;[.D446];[.B446]+1;0)" office:value-type="float" office:value="0" calcext:value-type="float">
            <text:p>0,00</text:p>
          </table:table-cell>
          <table:table-cell office:value-type="float" office:value="442" calcext:value-type="float">
            <text:p>442</text:p>
          </table:table-cell>
          <table:table-cell table:formula="of:=[.D446]+[.$D$1]*[.D446]-[.$D$2]*[.E446]*[.D446]" office:value-type="float" office:value="121.973896021522" calcext:value-type="float">
            <text:p>121,97</text:p>
          </table:table-cell>
          <table:table-cell table:formula="of:=[.E446]+[.$D$2]*[.E446]*[.D446]-[.E446]*[.$D$3]" office:value-type="float" office:value="35.9254765088398" calcext:value-type="float">
            <text:p>35,93</text:p>
          </table:table-cell>
          <table:table-cell table:number-columns-repeated="6"/>
        </table:table-row>
        <table:table-row table:style-name="ro1">
          <table:table-cell table:formula="of:=IF([.E448]&lt;[.E447];[.A447]+1;0)" office:value-type="float" office:value="0" calcext:value-type="float">
            <text:p>0,00</text:p>
          </table:table-cell>
          <table:table-cell table:formula="of:=IF([.D448]&lt;[.D447];[.B447]+1;0)" office:value-type="float" office:value="0" calcext:value-type="float">
            <text:p>0,00</text:p>
          </table:table-cell>
          <table:table-cell office:value-type="float" office:value="443" calcext:value-type="float">
            <text:p>443</text:p>
          </table:table-cell>
          <table:table-cell table:formula="of:=[.D447]+[.$D$1]*[.D447]-[.$D$2]*[.E447]*[.D447]" office:value-type="float" office:value="122.222388773846" calcext:value-type="float">
            <text:p>122,22</text:p>
          </table:table-cell>
          <table:table-cell table:formula="of:=[.E447]+[.$D$2]*[.E447]*[.D447]-[.E447]*[.$D$3]" office:value-type="float" office:value="36.3201878515042" calcext:value-type="float">
            <text:p>36,32</text:p>
          </table:table-cell>
          <table:table-cell table:number-columns-repeated="6"/>
        </table:table-row>
        <table:table-row table:style-name="ro1">
          <table:table-cell table:formula="of:=IF([.E449]&lt;[.E448];[.A448]+1;0)" office:value-type="float" office:value="0" calcext:value-type="float">
            <text:p>0,00</text:p>
          </table:table-cell>
          <table:table-cell table:formula="of:=IF([.D449]&lt;[.D448];[.B448]+1;0)" office:value-type="float" office:value="0" calcext:value-type="float">
            <text:p>0,00</text:p>
          </table:table-cell>
          <table:table-cell office:value-type="float" office:value="444" calcext:value-type="float">
            <text:p>444</text:p>
          </table:table-cell>
          <table:table-cell table:formula="of:=[.D448]+[.$D$1]*[.D448]-[.$D$2]*[.E448]*[.D448]" office:value-type="float" office:value="122.44726648936" calcext:value-type="float">
            <text:p>122,45</text:p>
          </table:table-cell>
          <table:table-cell table:formula="of:=[.E448]+[.$D$2]*[.E448]*[.D448]-[.E448]*[.$D$3]" office:value-type="float" office:value="36.7237485188918" calcext:value-type="float">
            <text:p>36,72</text:p>
          </table:table-cell>
          <table:table-cell table:number-columns-repeated="6"/>
        </table:table-row>
        <table:table-row table:style-name="ro1">
          <table:table-cell table:formula="of:=IF([.E450]&lt;[.E449];[.A449]+1;0)" office:value-type="float" office:value="0" calcext:value-type="float">
            <text:p>0,00</text:p>
          </table:table-cell>
          <table:table-cell table:formula="of:=IF([.D450]&lt;[.D449];[.B449]+1;0)" office:value-type="float" office:value="0" calcext:value-type="float">
            <text:p>0,00</text:p>
          </table:table-cell>
          <table:table-cell office:value-type="float" office:value="445" calcext:value-type="float">
            <text:p>445</text:p>
          </table:table-cell>
          <table:table-cell table:formula="of:=[.D449]+[.$D$1]*[.D449]-[.$D$2]*[.E449]*[.D449]" office:value-type="float" office:value="122.647850508456" calcext:value-type="float">
            <text:p>122,65</text:p>
          </table:table-cell>
          <table:table-cell table:formula="of:=[.E449]+[.$D$2]*[.E449]*[.D449]-[.E449]*[.$D$3]" office:value-type="float" office:value="37.1359224036377" calcext:value-type="float">
            <text:p>37,14</text:p>
          </table:table-cell>
          <table:table-cell table:number-columns-repeated="6"/>
        </table:table-row>
        <table:table-row table:style-name="ro1">
          <table:table-cell table:formula="of:=IF([.E451]&lt;[.E450];[.A450]+1;0)" office:value-type="float" office:value="0" calcext:value-type="float">
            <text:p>0,00</text:p>
          </table:table-cell>
          <table:table-cell table:formula="of:=IF([.D451]&lt;[.D450];[.B450]+1;0)" office:value-type="float" office:value="0" calcext:value-type="float">
            <text:p>0,00</text:p>
          </table:table-cell>
          <table:table-cell office:value-type="float" office:value="446" calcext:value-type="float">
            <text:p>446</text:p>
          </table:table-cell>
          <table:table-cell table:formula="of:=[.D450]+[.$D$1]*[.D450]-[.$D$2]*[.E450]*[.D450]" office:value-type="float" office:value="122.823486988898" calcext:value-type="float">
            <text:p>122,82</text:p>
          </table:table-cell>
          <table:table-cell table:formula="of:=[.E450]+[.$D$2]*[.E450]*[.D450]-[.E450]*[.$D$3]" office:value-type="float" office:value="37.5564468131833" calcext:value-type="float">
            <text:p>37,56</text:p>
          </table:table-cell>
          <table:table-cell table:number-columns-repeated="6"/>
        </table:table-row>
        <table:table-row table:style-name="ro1">
          <table:table-cell table:formula="of:=IF([.E452]&lt;[.E451];[.A451]+1;0)" office:value-type="float" office:value="0" calcext:value-type="float">
            <text:p>0,00</text:p>
          </table:table-cell>
          <table:table-cell table:formula="of:=IF([.D452]&lt;[.D451];[.B451]+1;0)" office:value-type="float" office:value="0" calcext:value-type="float">
            <text:p>0,00</text:p>
          </table:table-cell>
          <table:table-cell office:value-type="float" office:value="447" calcext:value-type="float">
            <text:p>447</text:p>
          </table:table-cell>
          <table:table-cell table:formula="of:=[.D451]+[.$D$1]*[.D451]-[.$D$2]*[.E451]*[.D451]" office:value-type="float" office:value="122.973549850422" calcext:value-type="float">
            <text:p>122,97</text:p>
          </table:table-cell>
          <table:table-cell table:formula="of:=[.E451]+[.$D$2]*[.E451]*[.D451]-[.E451]*[.$D$3]" office:value-type="float" office:value="37.9850313507783" calcext:value-type="float">
            <text:p>37,99</text:p>
          </table:table-cell>
          <table:table-cell table:number-columns-repeated="6"/>
        </table:table-row>
        <table:table-row table:style-name="ro1">
          <table:table-cell table:formula="of:=IF([.E453]&lt;[.E452];[.A452]+1;0)" office:value-type="float" office:value="0" calcext:value-type="float">
            <text:p>0,00</text:p>
          </table:table-cell>
          <table:table-cell table:formula="of:=IF([.D453]&lt;[.D452];[.B452]+1;0)" office:value-type="float" office:value="0" calcext:value-type="float">
            <text:p>0,00</text:p>
          </table:table-cell>
          <table:table-cell office:value-type="float" office:value="448" calcext:value-type="float">
            <text:p>448</text:p>
          </table:table-cell>
          <table:table-cell table:formula="of:=[.D452]+[.$D$1]*[.D452]-[.$D$2]*[.E452]*[.D452]" office:value-type="float" office:value="123.097443774238" calcext:value-type="float">
            <text:p>123,10</text:p>
          </table:table-cell>
          <table:table-cell table:formula="of:=[.E452]+[.$D$2]*[.E452]*[.D452]-[.E452]*[.$D$3]" office:value-type="float" office:value="38.4213568564318" calcext:value-type="float">
            <text:p>38,42</text:p>
          </table:table-cell>
          <table:table-cell table:number-columns-repeated="6"/>
        </table:table-row>
        <table:table-row table:style-name="ro1">
          <table:table-cell table:formula="of:=IF([.E454]&lt;[.E453];[.A453]+1;0)" office:value-type="float" office:value="0" calcext:value-type="float">
            <text:p>0,00</text:p>
          </table:table-cell>
          <table:table-cell table:formula="of:=IF([.D454]&lt;[.D453];[.B453]+1;0)" office:value-type="float" office:value="0" calcext:value-type="float">
            <text:p>0,00</text:p>
          </table:table-cell>
          <table:table-cell office:value-type="float" office:value="449" calcext:value-type="float">
            <text:p>449</text:p>
          </table:table-cell>
          <table:table-cell table:formula="of:=[.D453]+[.$D$1]*[.D453]-[.$D$2]*[.E453]*[.D453]" office:value-type="float" office:value="123.19460724204" calcext:value-type="float">
            <text:p>123,19</text:p>
          </table:table-cell>
          <table:table-cell table:formula="of:=[.E453]+[.$D$2]*[.E453]*[.D453]-[.E453]*[.$D$3]" office:value-type="float" office:value="38.8650744212925" calcext:value-type="float">
            <text:p>38,87</text:p>
          </table:table-cell>
          <table:table-cell table:number-columns-repeated="6"/>
        </table:table-row>
        <table:table-row table:style-name="ro1">
          <table:table-cell table:formula="of:=IF([.E455]&lt;[.E454];[.A454]+1;0)" office:value-type="float" office:value="0" calcext:value-type="float">
            <text:p>0,00</text:p>
          </table:table-cell>
          <table:table-cell table:formula="of:=IF([.D455]&lt;[.D454];[.B454]+1;0)" office:value-type="float" office:value="0" calcext:value-type="float">
            <text:p>0,00</text:p>
          </table:table-cell>
          <table:table-cell office:value-type="float" office:value="450" calcext:value-type="float">
            <text:p>450</text:p>
          </table:table-cell>
          <table:table-cell table:formula="of:=[.D454]+[.$D$1]*[.D454]-[.$D$2]*[.E454]*[.D454]" office:value-type="float" office:value="123.264515597499" calcext:value-type="float">
            <text:p>123,26</text:p>
          </table:table-cell>
          <table:table-cell table:formula="of:=[.E454]+[.$D$2]*[.E454]*[.D454]-[.E454]*[.$D$3]" office:value-type="float" office:value="39.3158044896097" calcext:value-type="float">
            <text:p>39,32</text:p>
          </table:table-cell>
          <table:table-cell table:number-columns-repeated="6"/>
        </table:table-row>
        <table:table-row table:style-name="ro1">
          <table:table-cell table:formula="of:=IF([.E456]&lt;[.E455];[.A455]+1;0)" office:value-type="float" office:value="0" calcext:value-type="float">
            <text:p>0,00</text:p>
          </table:table-cell>
          <table:table-cell table:formula="of:=IF([.D456]&lt;[.D455];[.B455]+1;0)" office:value-type="float" office:value="0" calcext:value-type="float">
            <text:p>0,00</text:p>
          </table:table-cell>
          <table:table-cell office:value-type="float" office:value="451" calcext:value-type="float">
            <text:p>451</text:p>
          </table:table-cell>
          <table:table-cell table:formula="of:=[.D455]+[.$D$1]*[.D455]-[.$D$2]*[.E455]*[.D455]" office:value-type="float" office:value="123.30668411158" calcext:value-type="float">
            <text:p>123,31</text:p>
          </table:table-cell>
          <table:table-cell table:formula="of:=[.E455]+[.$D$2]*[.E455]*[.D455]-[.E455]*[.$D$3]" office:value-type="float" office:value="39.7731360629981" calcext:value-type="float">
            <text:p>39,77</text:p>
          </table:table-cell>
          <table:table-cell table:number-columns-repeated="6"/>
        </table:table-row>
        <table:table-row table:style-name="ro1">
          <table:table-cell table:formula="of:=IF([.E457]&lt;[.E456];[.A456]+1;0)" office:value-type="float" office:value="0" calcext:value-type="float">
            <text:p>0,00</text:p>
          </table:table-cell>
          <table:table-cell table:formula="of:=IF([.D457]&lt;[.D456];[.B456]+1;0)" office:value-type="float" office:value="0" calcext:value-type="float">
            <text:p>0,00</text:p>
          </table:table-cell>
          <table:table-cell office:value-type="float" office:value="452" calcext:value-type="float">
            <text:p>452</text:p>
          </table:table-cell>
          <table:table-cell table:formula="of:=[.D456]+[.$D$1]*[.D456]-[.$D$2]*[.E456]*[.D456]" office:value-type="float" office:value="123.320671031489" calcext:value-type="float">
            <text:p>123,32</text:p>
          </table:table-cell>
          <table:table-cell table:formula="of:=[.E456]+[.$D$2]*[.E456]*[.D456]-[.E456]*[.$D$3]" office:value-type="float" office:value="40.2366260221717" calcext:value-type="float">
            <text:p>40,24</text:p>
          </table:table-cell>
          <table:table-cell table:number-columns-repeated="6"/>
        </table:table-row>
        <table:table-row table:style-name="ro1">
          <table:table-cell table:formula="of:=IF([.E458]&lt;[.E457];[.A457]+1;0)" office:value-type="float" office:value="0" calcext:value-type="float">
            <text:p>0,00</text:p>
          </table:table-cell>
          <table:table-cell table:formula="of:=IF([.D458]&lt;[.D457];[.B457]+1;0)" office:value-type="float" office:value="1" calcext:value-type="float">
            <text:p>1,00</text:p>
          </table:table-cell>
          <table:table-cell office:value-type="float" office:value="453" calcext:value-type="float">
            <text:p>453</text:p>
          </table:table-cell>
          <table:table-cell table:formula="of:=[.D457]+[.$D$1]*[.D457]-[.$D$2]*[.E457]*[.D457]" office:value-type="float" office:value="123.30608059157" calcext:value-type="float">
            <text:p>123,31</text:p>
          </table:table-cell>
          <table:table-cell table:formula="of:=[.E457]+[.$D$2]*[.E457]*[.D457]-[.E457]*[.$D$3]" office:value-type="float" office:value="40.7057985816118" calcext:value-type="float">
            <text:p>40,71</text:p>
          </table:table-cell>
          <table:table-cell table:number-columns-repeated="6"/>
        </table:table-row>
        <table:table-row table:style-name="ro1">
          <table:table-cell table:formula="of:=IF([.E459]&lt;[.E458];[.A458]+1;0)" office:value-type="float" office:value="0" calcext:value-type="float">
            <text:p>0,00</text:p>
          </table:table-cell>
          <table:table-cell table:formula="of:=IF([.D459]&lt;[.D458];[.B458]+1;0)" office:value-type="float" office:value="2" calcext:value-type="float">
            <text:p>2,00</text:p>
          </table:table-cell>
          <table:table-cell office:value-type="float" office:value="454" calcext:value-type="float">
            <text:p>454</text:p>
          </table:table-cell>
          <table:table-cell table:formula="of:=[.D458]+[.$D$1]*[.D458]-[.$D$2]*[.E458]*[.D458]" office:value-type="float" office:value="123.262565963177" calcext:value-type="float">
            <text:p>123,26</text:p>
          </table:table-cell>
          <table:table-cell table:formula="of:=[.E458]+[.$D$2]*[.E458]*[.D458]-[.E458]*[.$D$3]" office:value-type="float" office:value="41.1801448927554" calcext:value-type="float">
            <text:p>41,18</text:p>
          </table:table-cell>
          <table:table-cell table:number-columns-repeated="6"/>
        </table:table-row>
        <table:table-row table:style-name="ro1">
          <table:table-cell table:formula="of:=IF([.E460]&lt;[.E459];[.A459]+1;0)" office:value-type="float" office:value="0" calcext:value-type="float">
            <text:p>0,00</text:p>
          </table:table-cell>
          <table:table-cell table:formula="of:=IF([.D460]&lt;[.D459];[.B459]+1;0)" office:value-type="float" office:value="3" calcext:value-type="float">
            <text:p>3,00</text:p>
          </table:table-cell>
          <table:table-cell office:value-type="float" office:value="455" calcext:value-type="float">
            <text:p>455</text:p>
          </table:table-cell>
          <table:table-cell table:formula="of:=[.D459]+[.$D$1]*[.D459]-[.$D$2]*[.E459]*[.D459]" office:value-type="float" office:value="123.189832119332" calcext:value-type="float">
            <text:p>123,19</text:p>
          </table:table-cell>
          <table:table-cell table:formula="of:=[.E459]+[.$D$2]*[.E459]*[.D459]-[.E459]*[.$D$3]" office:value-type="float" office:value="41.6591228112258" calcext:value-type="float">
            <text:p>41,66</text:p>
          </table:table-cell>
          <table:table-cell table:number-columns-repeated="6"/>
        </table:table-row>
        <table:table-row table:style-name="ro1">
          <table:table-cell table:formula="of:=IF([.E461]&lt;[.E460];[.A460]+1;0)" office:value-type="float" office:value="0" calcext:value-type="float">
            <text:p>0,00</text:p>
          </table:table-cell>
          <table:table-cell table:formula="of:=IF([.D461]&lt;[.D460];[.B460]+1;0)" office:value-type="float" office:value="4" calcext:value-type="float">
            <text:p>4,00</text:p>
          </table:table-cell>
          <table:table-cell office:value-type="float" office:value="456" calcext:value-type="float">
            <text:p>456</text:p>
          </table:table-cell>
          <table:table-cell table:formula="of:=[.D460]+[.$D$1]*[.D460]-[.$D$2]*[.E460]*[.D460]" office:value-type="float" office:value="123.087638589042" calcext:value-type="float">
            <text:p>123,09</text:p>
          </table:table-cell>
          <table:table-cell table:formula="of:=[.E460]+[.$D$2]*[.E460]*[.D460]-[.E460]*[.$D$3]" office:value-type="float" office:value="42.1421568433413" calcext:value-type="float">
            <text:p>42,14</text:p>
          </table:table-cell>
          <table:table-cell table:number-columns-repeated="6"/>
        </table:table-row>
        <table:table-row table:style-name="ro1">
          <table:table-cell table:formula="of:=IF([.E462]&lt;[.E461];[.A461]+1;0)" office:value-type="float" office:value="0" calcext:value-type="float">
            <text:p>0,00</text:p>
          </table:table-cell>
          <table:table-cell table:formula="of:=IF([.D462]&lt;[.D461];[.B461]+1;0)" office:value-type="float" office:value="5" calcext:value-type="float">
            <text:p>5,00</text:p>
          </table:table-cell>
          <table:table-cell office:value-type="float" office:value="457" calcext:value-type="float">
            <text:p>457</text:p>
          </table:table-cell>
          <table:table-cell table:formula="of:=[.D461]+[.$D$1]*[.D461]-[.$D$2]*[.E461]*[.D461]" office:value-type="float" office:value="122.955802075375" calcext:value-type="float">
            <text:p>122,96</text:p>
          </table:table-cell>
          <table:table-cell table:formula="of:=[.E461]+[.$D$2]*[.E461]*[.D461]-[.E461]*[.$D$3]" office:value-type="float" office:value="42.6286382866222" calcext:value-type="float">
            <text:p>42,63</text:p>
          </table:table-cell>
          <table:table-cell table:number-columns-repeated="6"/>
        </table:table-row>
        <table:table-row table:style-name="ro1">
          <table:table-cell table:formula="of:=IF([.E463]&lt;[.E462];[.A462]+1;0)" office:value-type="float" office:value="0" calcext:value-type="float">
            <text:p>0,00</text:p>
          </table:table-cell>
          <table:table-cell table:formula="of:=IF([.D463]&lt;[.D462];[.B462]+1;0)" office:value-type="float" office:value="6" calcext:value-type="float">
            <text:p>6,00</text:p>
          </table:table-cell>
          <table:table-cell office:value-type="float" office:value="458" calcext:value-type="float">
            <text:p>458</text:p>
          </table:table-cell>
          <table:table-cell table:formula="of:=[.D462]+[.$D$1]*[.D462]-[.$D$2]*[.E462]*[.D462]" office:value-type="float" office:value="122.794198910926" calcext:value-type="float">
            <text:p>122,79</text:p>
          </table:table-cell>
          <table:table-cell table:formula="of:=[.E462]+[.$D$2]*[.E462]*[.D462]-[.E462]*[.$D$3]" office:value-type="float" office:value="43.1179255782474" calcext:value-type="float">
            <text:p>43,12</text:p>
          </table:table-cell>
          <table:table-cell table:number-columns-repeated="6"/>
        </table:table-row>
        <table:table-row table:style-name="ro1">
          <table:table-cell table:formula="of:=IF([.E464]&lt;[.E463];[.A463]+1;0)" office:value-type="float" office:value="0" calcext:value-type="float">
            <text:p>0,00</text:p>
          </table:table-cell>
          <table:table-cell table:formula="of:=IF([.D464]&lt;[.D463];[.B463]+1;0)" office:value-type="float" office:value="7" calcext:value-type="float">
            <text:p>7,00</text:p>
          </table:table-cell>
          <table:table-cell office:value-type="float" office:value="459" calcext:value-type="float">
            <text:p>459</text:p>
          </table:table-cell>
          <table:table-cell table:formula="of:=[.D463]+[.$D$1]*[.D463]-[.$D$2]*[.E463]*[.D463]" office:value-type="float" office:value="122.602767324104" calcext:value-type="float">
            <text:p>122,60</text:p>
          </table:table-cell>
          <table:table-cell table:formula="of:=[.E463]+[.$D$2]*[.E463]*[.D463]-[.E463]*[.$D$3]" office:value-type="float" office:value="43.609344864376" calcext:value-type="float">
            <text:p>43,61</text:p>
          </table:table-cell>
          <table:table-cell table:number-columns-repeated="6"/>
        </table:table-row>
        <table:table-row table:style-name="ro1">
          <table:table-cell table:formula="of:=IF([.E465]&lt;[.E464];[.A464]+1;0)" office:value-type="float" office:value="0" calcext:value-type="float">
            <text:p>0,00</text:p>
          </table:table-cell>
          <table:table-cell table:formula="of:=IF([.D465]&lt;[.D464];[.B464]+1;0)" office:value-type="float" office:value="8" calcext:value-type="float">
            <text:p>8,00</text:p>
          </table:table-cell>
          <table:table-cell office:value-type="float" office:value="460" calcext:value-type="float">
            <text:p>460</text:p>
          </table:table-cell>
          <table:table-cell table:formula="of:=[.D464]+[.$D$1]*[.D464]-[.$D$2]*[.E464]*[.D464]" office:value-type="float" office:value="122.381509489804" calcext:value-type="float">
            <text:p>122,38</text:p>
          </table:table-cell>
          <table:table-cell table:formula="of:=[.E464]+[.$D$2]*[.E464]*[.D464]-[.E464]*[.$D$3]" office:value-type="float" office:value="44.102190801939" calcext:value-type="float">
            <text:p>44,10</text:p>
          </table:table-cell>
          <table:table-cell table:number-columns-repeated="6"/>
        </table:table-row>
        <table:table-row table:style-name="ro1">
          <table:table-cell table:formula="of:=IF([.E466]&lt;[.E465];[.A465]+1;0)" office:value-type="float" office:value="0" calcext:value-type="float">
            <text:p>0,00</text:p>
          </table:table-cell>
          <table:table-cell table:formula="of:=IF([.D466]&lt;[.D465];[.B465]+1;0)" office:value-type="float" office:value="9" calcext:value-type="float">
            <text:p>9,00</text:p>
          </table:table-cell>
          <table:table-cell office:value-type="float" office:value="461" calcext:value-type="float">
            <text:p>461</text:p>
          </table:table-cell>
          <table:table-cell table:formula="of:=[.D465]+[.$D$1]*[.D465]-[.$D$2]*[.E465]*[.D465]" office:value-type="float" office:value="122.130493338526" calcext:value-type="float">
            <text:p>122,13</text:p>
          </table:table-cell>
          <table:table-cell table:formula="of:=[.E465]+[.$D$2]*[.E465]*[.D465]-[.E465]*[.$D$3]" office:value-type="float" office:value="44.5957276029164" calcext:value-type="float">
            <text:p>44,60</text:p>
          </table:table-cell>
          <table:table-cell table:number-columns-repeated="6"/>
        </table:table-row>
        <table:table-row table:style-name="ro1">
          <table:table-cell table:formula="of:=IF([.E467]&lt;[.E466];[.A466]+1;0)" office:value-type="float" office:value="0" calcext:value-type="float">
            <text:p>0,00</text:p>
          </table:table-cell>
          <table:table-cell table:formula="of:=IF([.D467]&lt;[.D466];[.B466]+1;0)" office:value-type="float" office:value="10" calcext:value-type="float">
            <text:p>10,00</text:p>
          </table:table-cell>
          <table:table-cell office:value-type="float" office:value="462" calcext:value-type="float">
            <text:p>462</text:p>
          </table:table-cell>
          <table:table-cell table:formula="of:=[.D466]+[.$D$1]*[.D466]-[.$D$2]*[.E466]*[.D466]" office:value-type="float" office:value="121.849854098829" calcext:value-type="float">
            <text:p>121,85</text:p>
          </table:table-cell>
          <table:table-cell table:formula="of:=[.E466]+[.$D$2]*[.E466]*[.D466]-[.E466]*[.$D$3]" office:value-type="float" office:value="45.0891903292379" calcext:value-type="float">
            <text:p>45,09</text:p>
          </table:table-cell>
          <table:table-cell table:number-columns-repeated="6"/>
        </table:table-row>
        <table:table-row table:style-name="ro1">
          <table:table-cell table:formula="of:=IF([.E468]&lt;[.E467];[.A467]+1;0)" office:value-type="float" office:value="0" calcext:value-type="float">
            <text:p>0,00</text:p>
          </table:table-cell>
          <table:table-cell table:formula="of:=IF([.D468]&lt;[.D467];[.B467]+1;0)" office:value-type="float" office:value="11" calcext:value-type="float">
            <text:p>11,00</text:p>
          </table:table-cell>
          <table:table-cell office:value-type="float" office:value="463" calcext:value-type="float">
            <text:p>463</text:p>
          </table:table-cell>
          <table:table-cell table:formula="of:=[.D467]+[.$D$1]*[.D467]-[.$D$2]*[.E467]*[.D467]" office:value-type="float" office:value="121.539795549279" calcext:value-type="float">
            <text:p>121,54</text:p>
          </table:table-cell>
          <table:table-cell table:formula="of:=[.E467]+[.$D$2]*[.E467]*[.D467]-[.E467]*[.$D$3]" office:value-type="float" office:value="45.581786444302" calcext:value-type="float">
            <text:p>45,58</text:p>
          </table:table-cell>
          <table:table-cell table:number-columns-repeated="6"/>
        </table:table-row>
        <table:table-row table:style-name="ro1">
          <table:table-cell table:formula="of:=IF([.E469]&lt;[.E468];[.A468]+1;0)" office:value-type="float" office:value="0" calcext:value-type="float">
            <text:p>0,00</text:p>
          </table:table-cell>
          <table:table-cell table:formula="of:=IF([.D469]&lt;[.D468];[.B468]+1;0)" office:value-type="float" office:value="12" calcext:value-type="float">
            <text:p>12,00</text:p>
          </table:table-cell>
          <table:table-cell office:value-type="float" office:value="464" calcext:value-type="float">
            <text:p>464</text:p>
          </table:table-cell>
          <table:table-cell table:formula="of:=[.D468]+[.$D$1]*[.D468]-[.$D$2]*[.E468]*[.D468]" office:value-type="float" office:value="121.200590957659" calcext:value-type="float">
            <text:p>121,20</text:p>
          </table:table-cell>
          <table:table-cell table:formula="of:=[.E468]+[.$D$2]*[.E468]*[.D468]-[.E468]*[.$D$3]" office:value-type="float" office:value="46.0726976246926" calcext:value-type="float">
            <text:p>46,07</text:p>
          </table:table-cell>
          <table:table-cell table:number-columns-repeated="6"/>
        </table:table-row>
        <table:table-row table:style-name="ro1">
          <table:table-cell table:formula="of:=IF([.E470]&lt;[.E469];[.A469]+1;0)" office:value-type="float" office:value="0" calcext:value-type="float">
            <text:p>0,00</text:p>
          </table:table-cell>
          <table:table-cell table:formula="of:=IF([.D470]&lt;[.D469];[.B469]+1;0)" office:value-type="float" office:value="13" calcext:value-type="float">
            <text:p>13,00</text:p>
          </table:table-cell>
          <table:table-cell office:value-type="float" office:value="465" calcext:value-type="float">
            <text:p>465</text:p>
          </table:table-cell>
          <table:table-cell table:formula="of:=[.D469]+[.$D$1]*[.D469]-[.$D$2]*[.E469]*[.D469]" office:value-type="float" office:value="120.832583687249" calcext:value-type="float">
            <text:p>120,83</text:p>
          </table:table-cell>
          <table:table-cell table:formula="of:=[.E469]+[.$D$2]*[.E469]*[.D469]-[.E469]*[.$D$3]" office:value-type="float" office:value="46.5610818330211" calcext:value-type="float">
            <text:p>46,56</text:p>
          </table:table-cell>
          <table:table-cell table:number-columns-repeated="6"/>
        </table:table-row>
        <table:table-row table:style-name="ro1">
          <table:table-cell table:formula="of:=IF([.E471]&lt;[.E470];[.A470]+1;0)" office:value-type="float" office:value="0" calcext:value-type="float">
            <text:p>0,00</text:p>
          </table:table-cell>
          <table:table-cell table:formula="of:=IF([.D471]&lt;[.D470];[.B470]+1;0)" office:value-type="float" office:value="14" calcext:value-type="float">
            <text:p>14,00</text:p>
          </table:table-cell>
          <table:table-cell office:value-type="float" office:value="466" calcext:value-type="float">
            <text:p>466</text:p>
          </table:table-cell>
          <table:table-cell table:formula="of:=[.D470]+[.$D$1]*[.D470]-[.$D$2]*[.E470]*[.D470]" office:value-type="float" office:value="120.436187452416" calcext:value-type="float">
            <text:p>120,44</text:p>
          </table:table-cell>
          <table:table-cell table:formula="of:=[.E470]+[.$D$2]*[.E470]*[.D470]-[.E470]*[.$D$3]" office:value-type="float" office:value="47.0460756499488" calcext:value-type="float">
            <text:p>47,05</text:p>
          </table:table-cell>
          <table:table-cell table:number-columns-repeated="6"/>
        </table:table-row>
        <table:table-row table:style-name="ro1">
          <table:table-cell table:formula="of:=IF([.E472]&lt;[.E471];[.A471]+1;0)" office:value-type="float" office:value="0" calcext:value-type="float">
            <text:p>0,00</text:p>
          </table:table-cell>
          <table:table-cell table:formula="of:=IF([.D472]&lt;[.D471];[.B471]+1;0)" office:value-type="float" office:value="15" calcext:value-type="float">
            <text:p>15,00</text:p>
          </table:table-cell>
          <table:table-cell office:value-type="float" office:value="467" calcext:value-type="float">
            <text:p>467</text:p>
          </table:table-cell>
          <table:table-cell table:formula="of:=[.D471]+[.$D$1]*[.D471]-[.$D$2]*[.E471]*[.D471]" office:value-type="float" office:value="120.011886208525" calcext:value-type="float">
            <text:p>120,01</text:p>
          </table:table-cell>
          <table:table-cell table:formula="of:=[.E471]+[.$D$2]*[.E471]*[.D471]-[.E471]*[.$D$3]" office:value-type="float" office:value="47.5267968603902" calcext:value-type="float">
            <text:p>47,53</text:p>
          </table:table-cell>
          <table:table-cell table:number-columns-repeated="6"/>
        </table:table-row>
        <table:table-row table:style-name="ro1">
          <table:table-cell table:formula="of:=IF([.E473]&lt;[.E472];[.A472]+1;0)" office:value-type="float" office:value="0" calcext:value-type="float">
            <text:p>0,00</text:p>
          </table:table-cell>
          <table:table-cell table:formula="of:=IF([.D473]&lt;[.D472];[.B472]+1;0)" office:value-type="float" office:value="16" calcext:value-type="float">
            <text:p>16,00</text:p>
          </table:table-cell>
          <table:table-cell office:value-type="float" office:value="468" calcext:value-type="float">
            <text:p>468</text:p>
          </table:table-cell>
          <table:table-cell table:formula="of:=[.D472]+[.$D$1]*[.D472]-[.$D$2]*[.E472]*[.D472]" office:value-type="float" office:value="119.560233664363" calcext:value-type="float">
            <text:p>119,56</text:p>
          </table:table-cell>
          <table:table-cell table:formula="of:=[.E472]+[.$D$2]*[.E472]*[.D472]-[.E472]*[.$D$3]" office:value-type="float" office:value="48.0023472857031" calcext:value-type="float">
            <text:p>48,00</text:p>
          </table:table-cell>
          <table:table-cell table:number-columns-repeated="6"/>
        </table:table-row>
        <table:table-row table:style-name="ro1">
          <table:table-cell table:formula="of:=IF([.E474]&lt;[.E473];[.A473]+1;0)" office:value-type="float" office:value="0" calcext:value-type="float">
            <text:p>0,00</text:p>
          </table:table-cell>
          <table:table-cell table:formula="of:=IF([.D474]&lt;[.D473];[.B473]+1;0)" office:value-type="float" office:value="17" calcext:value-type="float">
            <text:p>17,00</text:p>
          </table:table-cell>
          <table:table-cell office:value-type="float" office:value="469" calcext:value-type="float">
            <text:p>469</text:p>
          </table:table-cell>
          <table:table-cell table:formula="of:=[.D473]+[.$D$1]*[.D473]-[.$D$2]*[.E473]*[.D473]" office:value-type="float" office:value="119.081852408692" calcext:value-type="float">
            <text:p>119,08</text:p>
          </table:table-cell>
          <table:table-cell table:formula="of:=[.E473]+[.$D$2]*[.E473]*[.D473]-[.E473]*[.$D$3]" office:value-type="float" office:value="48.4718158503762" calcext:value-type="float">
            <text:p>48,47</text:p>
          </table:table-cell>
          <table:table-cell table:number-columns-repeated="6"/>
        </table:table-row>
        <table:table-row table:style-name="ro1">
          <table:table-cell table:formula="of:=IF([.E475]&lt;[.E474];[.A474]+1;0)" office:value-type="float" office:value="0" calcext:value-type="float">
            <text:p>0,00</text:p>
          </table:table-cell>
          <table:table-cell table:formula="of:=IF([.D475]&lt;[.D474];[.B474]+1;0)" office:value-type="float" office:value="18" calcext:value-type="float">
            <text:p>18,00</text:p>
          </table:table-cell>
          <table:table-cell office:value-type="float" office:value="470" calcext:value-type="float">
            <text:p>470</text:p>
          </table:table-cell>
          <table:table-cell table:formula="of:=[.D474]+[.$D$1]*[.D474]-[.$D$2]*[.E474]*[.D474]" office:value-type="float" office:value="118.577432646328" calcext:value-type="float">
            <text:p>118,58</text:p>
          </table:table-cell>
          <table:table-cell table:formula="of:=[.E474]+[.$D$2]*[.E474]*[.D474]-[.E474]*[.$D$3]" office:value-type="float" office:value="48.9342818683953" calcext:value-type="float">
            <text:p>48,93</text:p>
          </table:table-cell>
          <table:table-cell table:number-columns-repeated="6"/>
        </table:table-row>
        <table:table-row table:style-name="ro1">
          <table:table-cell table:formula="of:=IF([.E476]&lt;[.E475];[.A475]+1;0)" office:value-type="float" office:value="0" calcext:value-type="float">
            <text:p>0,00</text:p>
          </table:table-cell>
          <table:table-cell table:formula="of:=IF([.D476]&lt;[.D475];[.B475]+1;0)" office:value-type="float" office:value="19" calcext:value-type="float">
            <text:p>19,00</text:p>
          </table:table-cell>
          <table:table-cell office:value-type="float" office:value="471" calcext:value-type="float">
            <text:p>471</text:p>
          </table:table-cell>
          <table:table-cell table:formula="of:=[.D475]+[.$D$1]*[.D475]-[.$D$2]*[.E475]*[.D475]" office:value-type="float" office:value="118.047730543082" calcext:value-type="float">
            <text:p>118,05</text:p>
          </table:table-cell>
          <table:table-cell table:formula="of:=[.E475]+[.$D$2]*[.E475]*[.D475]-[.E475]*[.$D$3]" office:value-type="float" office:value="49.3888185311486" calcext:value-type="float">
            <text:p>49,39</text:p>
          </table:table-cell>
          <table:table-cell table:number-columns-repeated="6"/>
        </table:table-row>
        <table:table-row table:style-name="ro1">
          <table:table-cell table:formula="of:=IF([.E477]&lt;[.E476];[.A476]+1;0)" office:value-type="float" office:value="0" calcext:value-type="float">
            <text:p>0,00</text:p>
          </table:table-cell>
          <table:table-cell table:formula="of:=IF([.D477]&lt;[.D476];[.B476]+1;0)" office:value-type="float" office:value="20" calcext:value-type="float">
            <text:p>20,00</text:p>
          </table:table-cell>
          <table:table-cell office:value-type="float" office:value="472" calcext:value-type="float">
            <text:p>472</text:p>
          </table:table-cell>
          <table:table-cell table:formula="of:=[.D476]+[.$D$1]*[.D476]-[.$D$2]*[.E476]*[.D476]" office:value-type="float" office:value="117.49356618304" calcext:value-type="float">
            <text:p>117,49</text:p>
          </table:table-cell>
          <table:table-cell table:formula="of:=[.E476]+[.$D$2]*[.E476]*[.D476]-[.E476]*[.$D$3]" office:value-type="float" office:value="49.8344965754943" calcext:value-type="float">
            <text:p>49,83</text:p>
          </table:table-cell>
          <table:table-cell table:number-columns-repeated="6"/>
        </table:table-row>
        <table:table-row table:style-name="ro1">
          <table:table-cell table:formula="of:=IF([.E478]&lt;[.E477];[.A477]+1;0)" office:value-type="float" office:value="0" calcext:value-type="float">
            <text:p>0,00</text:p>
          </table:table-cell>
          <table:table-cell table:formula="of:=IF([.D478]&lt;[.D477];[.B477]+1;0)" office:value-type="float" office:value="21" calcext:value-type="float">
            <text:p>21,00</text:p>
          </table:table-cell>
          <table:table-cell office:value-type="float" office:value="473" calcext:value-type="float">
            <text:p>473</text:p>
          </table:table-cell>
          <table:table-cell table:formula="of:=[.D477]+[.$D$1]*[.D477]-[.$D$2]*[.E477]*[.D477]" office:value-type="float" office:value="116.915821145905" calcext:value-type="float">
            <text:p>116,92</text:p>
          </table:table-cell>
          <table:table-cell table:formula="of:=[.E477]+[.$D$2]*[.E477]*[.D477]-[.E477]*[.$D$3]" office:value-type="float" office:value="50.2703881075152" calcext:value-type="float">
            <text:p>50,27</text:p>
          </table:table-cell>
          <table:table-cell table:number-columns-repeated="6"/>
        </table:table-row>
        <table:table-row table:style-name="ro1">
          <table:table-cell table:formula="of:=IF([.E479]&lt;[.E478];[.A478]+1;0)" office:value-type="float" office:value="0" calcext:value-type="float">
            <text:p>0,00</text:p>
          </table:table-cell>
          <table:table-cell table:formula="of:=IF([.D479]&lt;[.D478];[.B478]+1;0)" office:value-type="float" office:value="22" calcext:value-type="float">
            <text:p>22,00</text:p>
          </table:table-cell>
          <table:table-cell office:value-type="float" office:value="474" calcext:value-type="float">
            <text:p>474</text:p>
          </table:table-cell>
          <table:table-cell table:formula="of:=[.D478]+[.$D$1]*[.D478]-[.$D$2]*[.E478]*[.D478]" office:value-type="float" office:value="116.315435716367" calcext:value-type="float">
            <text:p>116,32</text:p>
          </table:table-cell>
          <table:table-cell table:formula="of:=[.E478]+[.$D$2]*[.E478]*[.D478]-[.E478]*[.$D$3]" office:value-type="float" office:value="50.6955705545962" calcext:value-type="float">
            <text:p>50,70</text:p>
          </table:table-cell>
          <table:table-cell table:number-columns-repeated="6"/>
        </table:table-row>
        <table:table-row table:style-name="ro1">
          <table:table-cell table:formula="of:=IF([.E480]&lt;[.E479];[.A479]+1;0)" office:value-type="float" office:value="0" calcext:value-type="float">
            <text:p>0,00</text:p>
          </table:table-cell>
          <table:table-cell table:formula="of:=IF([.D480]&lt;[.D479];[.B479]+1;0)" office:value-type="float" office:value="23" calcext:value-type="float">
            <text:p>23,00</text:p>
          </table:table-cell>
          <table:table-cell office:value-type="float" office:value="475" calcext:value-type="float">
            <text:p>475</text:p>
          </table:table-cell>
          <table:table-cell table:formula="of:=[.D479]+[.$D$1]*[.D479]-[.$D$2]*[.E479]*[.D479]" office:value-type="float" office:value="115.69340574172" calcext:value-type="float">
            <text:p>115,69</text:p>
          </table:table-cell>
          <table:table-cell table:formula="of:=[.E479]+[.$D$2]*[.E479]*[.D479]-[.E479]*[.$D$3]" office:value-type="float" office:value="51.1091307158402" calcext:value-type="float">
            <text:p>51,11</text:p>
          </table:table-cell>
          <table:table-cell table:number-columns-repeated="6"/>
        </table:table-row>
        <table:table-row table:style-name="ro1">
          <table:table-cell table:formula="of:=IF([.E481]&lt;[.E480];[.A480]+1;0)" office:value-type="float" office:value="0" calcext:value-type="float">
            <text:p>0,00</text:p>
          </table:table-cell>
          <table:table-cell table:formula="of:=IF([.D481]&lt;[.D480];[.B480]+1;0)" office:value-type="float" office:value="24" calcext:value-type="float">
            <text:p>24,00</text:p>
          </table:table-cell>
          <table:table-cell office:value-type="float" office:value="476" calcext:value-type="float">
            <text:p>476</text:p>
          </table:table-cell>
          <table:table-cell table:formula="of:=[.D480]+[.$D$1]*[.D480]-[.$D$2]*[.E480]*[.D480]" office:value-type="float" office:value="115.050779158047" calcext:value-type="float">
            <text:p>115,05</text:p>
          </table:table-cell>
          <table:table-cell table:formula="of:=[.E480]+[.$D$2]*[.E480]*[.D480]-[.E480]*[.$D$3]" office:value-type="float" office:value="51.5101688785554" calcext:value-type="float">
            <text:p>51,51</text:p>
          </table:table-cell>
          <table:table-cell table:number-columns-repeated="6"/>
        </table:table-row>
        <table:table-row table:style-name="ro1">
          <table:table-cell table:formula="of:=IF([.E482]&lt;[.E481];[.A481]+1;0)" office:value-type="float" office:value="0" calcext:value-type="float">
            <text:p>0,00</text:p>
          </table:table-cell>
          <table:table-cell table:formula="of:=IF([.D482]&lt;[.D481];[.B481]+1;0)" office:value-type="float" office:value="25" calcext:value-type="float">
            <text:p>25,00</text:p>
          </table:table-cell>
          <table:table-cell office:value-type="float" office:value="477" calcext:value-type="float">
            <text:p>477</text:p>
          </table:table-cell>
          <table:table-cell table:formula="of:=[.D481]+[.$D$1]*[.D481]-[.$D$2]*[.E481]*[.D481]" office:value-type="float" office:value="114.388652209188" calcext:value-type="float">
            <text:p>114,39</text:p>
          </table:table-cell>
          <table:table-cell table:formula="of:=[.E481]+[.$D$2]*[.E481]*[.D481]-[.E481]*[.$D$3]" office:value-type="float" office:value="51.8978029666478" calcext:value-type="float">
            <text:p>51,90</text:p>
          </table:table-cell>
          <table:table-cell table:number-columns-repeated="6"/>
        </table:table-row>
        <table:table-row table:style-name="ro1">
          <table:table-cell table:formula="of:=IF([.E483]&lt;[.E482];[.A482]+1;0)" office:value-type="float" office:value="0" calcext:value-type="float">
            <text:p>0,00</text:p>
          </table:table-cell>
          <table:table-cell table:formula="of:=IF([.D483]&lt;[.D482];[.B482]+1;0)" office:value-type="float" office:value="26" calcext:value-type="float">
            <text:p>26,00</text:p>
          </table:table-cell>
          <table:table-cell office:value-type="float" office:value="478" calcext:value-type="float">
            <text:p>478</text:p>
          </table:table-cell>
          <table:table-cell table:formula="of:=[.D482]+[.$D$1]*[.D482]-[.$D$2]*[.E482]*[.D482]" office:value-type="float" office:value="113.708165386386" calcext:value-type="float">
            <text:p>113,71</text:p>
          </table:table-cell>
          <table:table-cell table:formula="of:=[.E482]+[.$D$2]*[.E482]*[.D482]-[.E482]*[.$D$3]" office:value-type="float" office:value="52.2711726853018" calcext:value-type="float">
            <text:p>52,27</text:p>
          </table:table-cell>
          <table:table-cell table:number-columns-repeated="6"/>
        </table:table-row>
        <table:table-row table:style-name="ro1">
          <table:table-cell table:formula="of:=IF([.E484]&lt;[.E483];[.A483]+1;0)" office:value-type="float" office:value="0" calcext:value-type="float">
            <text:p>0,00</text:p>
          </table:table-cell>
          <table:table-cell table:formula="of:=IF([.D484]&lt;[.D483];[.B483]+1;0)" office:value-type="float" office:value="27" calcext:value-type="float">
            <text:p>27,00</text:p>
          </table:table-cell>
          <table:table-cell office:value-type="float" office:value="479" calcext:value-type="float">
            <text:p>479</text:p>
          </table:table-cell>
          <table:table-cell table:formula="of:=[.D483]+[.$D$1]*[.D483]-[.$D$2]*[.E483]*[.D483]" office:value-type="float" office:value="113.010499119793" calcext:value-type="float">
            <text:p>113,01</text:p>
          </table:table-cell>
          <table:table-cell table:formula="of:=[.E483]+[.$D$2]*[.E483]*[.D483]-[.E483]*[.$D$3]" office:value-type="float" office:value="52.629443625357" calcext:value-type="float">
            <text:p>52,63</text:p>
          </table:table-cell>
          <table:table-cell table:number-columns-repeated="6"/>
        </table:table-row>
        <table:table-row table:style-name="ro1">
          <table:table-cell table:formula="of:=IF([.E485]&lt;[.E484];[.A484]+1;0)" office:value-type="float" office:value="0" calcext:value-type="float">
            <text:p>0,00</text:p>
          </table:table-cell>
          <table:table-cell table:formula="of:=IF([.D485]&lt;[.D484];[.B484]+1;0)" office:value-type="float" office:value="28" calcext:value-type="float">
            <text:p>28,00</text:p>
          </table:table-cell>
          <table:table-cell office:value-type="float" office:value="480" calcext:value-type="float">
            <text:p>480</text:p>
          </table:table-cell>
          <table:table-cell table:formula="of:=[.D484]+[.$D$1]*[.D484]-[.$D$2]*[.E484]*[.D484]" office:value-type="float" office:value="112.29686925594" calcext:value-type="float">
            <text:p>112,30</text:p>
          </table:table-cell>
          <table:table-cell table:formula="of:=[.E484]+[.$D$2]*[.E484]*[.D484]-[.E484]*[.$D$3]" office:value-type="float" office:value="52.9718112903385" calcext:value-type="float">
            <text:p>52,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28:30.992389769</meta:creation-date>
    <dc:date>2017-03-29T20:09:37.253937026</dc:date>
    <meta:editing-duration>PT11S</meta:editing-duration>
    <meta:editing-cycles>1</meta:editing-cycles>
    <meta:document-statistic meta:table-count="1" meta:cell-count="243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96cm" svg:y="0.316cm" chart:style-name="ch2">
          <text:p>Populacja wilków i zajęcy w ciągu 20 lat</text:p>
        </chart:title>
        <chart:legend chart:legend-position="end" svg:x="14.211cm" svg:y="3.954cm" style:legend-expansion="high" chart:style-name="ch3"/>
        <chart:plot-area chart:style-name="ch4" table:cell-range-address="Arkusz1.D4:Arkusz1.E245" chart:data-source-has-labels="row" svg:x="1.33cm" svg:y="1.275cm" svg:width="12.562cm" svg:height="6.569cm">
          <chartooo:coordinate-region svg:x="2.428cm" svg:y="1.396cm" svg:width="11.162cm" svg:height="5.446cm"/>
          <chart:axis chart:dimension="x" chart:name="primary-x" chart:style-name="ch5">
            <chart:title svg:x="6.906cm" svg:y="8.024cm" chart:style-name="ch6">
              <text:p>Miesiące</text:p>
            </chart:title>
          </chart:axis>
          <chart:axis chart:dimension="y" chart:name="primary-y" chart:style-name="ch7">
            <chart:title svg:x="0.451cm" svg:y="6.138cm" chart:style-name="ch8">
              <text:p>Liczebność populacji</text:p>
            </chart:title>
            <chart:grid chart:style-name="ch9" chart:class="major"/>
          </chart:axis>
          <chart:series chart:style-name="ch10" chart:values-cell-range-address="Arkusz1.D5:Arkusz1.D245" chart:label-cell-address="Arkusz1.D4:Arkusz1.D4" chart:class="chart:bar">
            <chart:data-point chart:repeated="241"/>
          </chart:series>
          <chart:series chart:style-name="ch11" chart:values-cell-range-address="Arkusz1.E5:Arkusz1.E245" chart:label-cell-address="Arkusz1.E4:Arkusz1.E4" chart:class="chart:bar">
            <chart:data-point chart:repeated="2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jące</text:p>
                <draw:g>
                  <svg:desc>Arkusz1.D4:Arkusz1.D4</svg:desc>
                </draw:g>
              </table:table-cell>
              <table:table-cell office:value-type="string">
                <text:p>Wilki</text:p>
                <draw:g>
                  <svg:desc>Arkusz1.E4:Arkusz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D5:Arkusz1.D245</svg:desc>
                </draw:g>
              </table:table-cell>
              <table:table-cell office:value-type="float" office:value="30">
                <text:p>30</text:p>
                <draw:g>
                  <svg:desc>Arkusz1.E5:Arkusz1.E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0025">
                <text:p>101.0025</text:p>
              </table:table-cell>
              <table:table-cell office:value-type="float" office:value="30.0075">
                <text:p>30.0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507133740625">
                <text:p>101.507133740625</text:p>
              </table:table-cell>
              <table:table-cell office:value-type="float" office:value="30.022541259375">
                <text:p>30.0225412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013525360013">
                <text:p>102.013525360013</text:p>
              </table:table-cell>
              <table:table-cell office:value-type="float" office:value="30.0451652518307">
                <text:p>30.0451652518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521289253532">
                <text:p>102.521289253532</text:p>
              </table:table-cell>
              <table:table-cell office:value-type="float" office:value="30.0754136029208">
                <text:p>30.0754136029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.0300299499">
                <text:p>103.0300299499</text:p>
              </table:table-cell>
              <table:table-cell office:value-type="float" office:value="30.1133280114771">
                <text:p>30.113328011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39342005441">
                <text:p>103.539342005441</text:p>
              </table:table-cell>
              <table:table-cell office:value-type="float" office:value="30.1589501543601">
                <text:p>30.1589501543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048809918271">
                <text:p>104.048809918271</text:p>
              </table:table-cell>
              <table:table-cell office:value-type="float" office:value="30.2123215739207">
                <text:p>30.212321573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.558008064319">
                <text:p>104.558008064319</text:p>
              </table:table-cell>
              <table:table-cell office:value-type="float" office:value="30.273483547542">
                <text:p>30.273483547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066500657156">
                <text:p>105.066500657156</text:p>
              </table:table-cell>
              <table:table-cell office:value-type="float" office:value="30.3424769386144">
                <text:p>30.3424769386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573841733694">
                <text:p>105.573841733694</text:p>
              </table:table-cell>
              <table:table-cell office:value-type="float" office:value="30.419342028289">
                <text:p>30.41934202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079575167899">
                <text:p>106.079575167899</text:p>
              </table:table-cell>
              <table:table-cell office:value-type="float" office:value="30.5041183273434">
                <text:p>30.5041183273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583234714739">
                <text:p>106.583234714739</text:p>
              </table:table-cell>
              <table:table-cell office:value-type="float" office:value="30.5968443674942">
                <text:p>30.596844367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084344086658">
                <text:p>107.084344086658</text:p>
              </table:table-cell>
              <table:table-cell office:value-type="float" office:value="30.6975574714949">
                <text:p>30.6975574714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.582417064943">
                <text:p>107.582417064943</text:p>
              </table:table-cell>
              <table:table-cell office:value-type="float" office:value="30.806293501369">
                <text:p>30.806293501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076957648397">
                <text:p>108.076957648397</text:p>
              </table:table-cell>
              <table:table-cell office:value-type="float" office:value="30.9230865841452">
                <text:p>30.923086584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.567460241809">
                <text:p>108.567460241809</text:p>
              </table:table-cell>
              <table:table-cell office:value-type="float" office:value="31.0479688144941">
                <text:p>31.047968814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.053409886717">
                <text:p>109.053409886717</text:p>
              </table:table-cell>
              <table:table-cell office:value-type="float" office:value="31.1809699336977">
                <text:p>31.180969933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34282537029">
                <text:p>109.534282537029</text:p>
              </table:table-cell>
              <table:table-cell office:value-type="float" office:value="31.3221169844352">
                <text:p>31.3221169844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.009545382054">
                <text:p>110.009545382054</text:p>
              </table:table-cell>
              <table:table-cell office:value-type="float" office:value="31.471433940929">
                <text:p>31.471433940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478657219513">
                <text:p>110.478657219513</text:p>
              </table:table-cell>
              <table:table-cell office:value-type="float" office:value="31.628941314064">
                <text:p>31.62894131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941068881077">
                <text:p>110.941068881077</text:p>
              </table:table-cell>
              <table:table-cell office:value-type="float" office:value="31.7946557311871">
                <text:p>31.7946557311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396223712937">
                <text:p>111.396223712937</text:p>
              </table:table-cell>
              <table:table-cell office:value-type="float" office:value="31.9685894903896">
                <text:p>31.968589490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.843558113866">
                <text:p>111.843558113866</text:p>
              </table:table-cell>
              <table:table-cell office:value-type="float" office:value="32.1507500891994">
                <text:p>32.1507500891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282502133141">
                <text:p>112.282502133141</text:p>
              </table:table-cell>
              <table:table-cell office:value-type="float" office:value="32.3411397277423">
                <text:p>32.3411397277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71248013057">
                <text:p>112.71248013057</text:p>
              </table:table-cell>
              <table:table-cell office:value-type="float" office:value="32.5397547865894">
                <text:p>32.5397547865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132911500762">
                <text:p>113.132911500762</text:p>
              </table:table-cell>
              <table:table-cell office:value-type="float" office:value="32.7465852796784">
                <text:p>32.7465852796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543211463579">
                <text:p>113.543211463579</text:p>
              </table:table-cell>
              <table:table-cell office:value-type="float" office:value="32.9616142828935">
                <text:p>32.9616142828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942791922498">
                <text:p>113.942791922498</text:p>
              </table:table-cell>
              <table:table-cell office:value-type="float" office:value="33.1848173391006">
                <text:p>33.1848173391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.331062392421">
                <text:p>114.331062392421</text:p>
              </table:table-cell>
              <table:table-cell office:value-type="float" office:value="33.4161618406732">
                <text:p>33.4161618406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.707430998109">
                <text:p>114.707430998109</text:p>
              </table:table-cell>
              <table:table-cell office:value-type="float" office:value="33.6556063908002">
                <text:p>33.6556063908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.071305544185">
                <text:p>115.071305544185</text:p>
              </table:table-cell>
              <table:table-cell office:value-type="float" office:value="33.9031001451463">
                <text:p>33.903100145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42209465722">
                <text:p>115.42209465722</text:p>
              </table:table-cell>
              <table:table-cell office:value-type="float" office:value="34.1585821357376">
                <text:p>34.158582135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75920900005">
                <text:p>115.75920900005</text:p>
              </table:table-cell>
              <table:table-cell office:value-type="float" office:value="34.4219805792644">
                <text:p>34.421980579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082062558016">
                <text:p>116.082062558016</text:p>
              </table:table-cell>
              <table:table-cell office:value-type="float" office:value="34.6932121723366">
                <text:p>34.6932121723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390073996312">
                <text:p>116.390073996312</text:p>
              </table:table-cell>
              <table:table-cell office:value-type="float" office:value="34.9721813765836">
                <text:p>34.972181376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682668087122">
                <text:p>116.682668087122</text:p>
              </table:table-cell>
              <table:table-cell office:value-type="float" office:value="35.2587796968709">
                <text:p>35.2587796968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.959277204601">
                <text:p>116.959277204601</text:p>
              </table:table-cell>
              <table:table-cell office:value-type="float" office:value="35.5528849562909">
                <text:p>35.552884956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.21934288518">
                <text:p>117.21934288518</text:p>
              </table:table-cell>
              <table:table-cell office:value-type="float" office:value="35.8543605719894">
                <text:p>35.8543605719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462317449975">
                <text:p>117.462317449975</text:p>
              </table:table-cell>
              <table:table-cell office:value-type="float" office:value="36.1630548362984">
                <text:p>36.1630548362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.687665685404">
                <text:p>117.687665685404</text:p>
              </table:table-cell>
              <table:table-cell office:value-type="float" office:value="36.4788002080545">
                <text:p>36.4788002080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.894866577367">
                <text:p>117.894866577367</text:p>
              </table:table-cell>
              <table:table-cell office:value-type="float" office:value="36.8014126193969">
                <text:p>36.8014126193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.083415093603">
                <text:p>118.083415093603</text:p>
              </table:table-cell>
              <table:table-cell office:value-type="float" office:value="37.1306908037382">
                <text:p>37.1306908037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.25282400803">
                <text:p>118.25282400803</text:p>
              </table:table-cell>
              <table:table-cell office:value-type="float" office:value="37.4664156509964">
                <text:p>37.4664156509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402625760096">
                <text:p>118.402625760096</text:p>
              </table:table-cell>
              <table:table-cell office:value-type="float" office:value="37.808349596541">
                <text:p>37.808349596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.532374341355">
                <text:p>118.532374341355</text:p>
              </table:table-cell>
              <table:table-cell office:value-type="float" office:value="38.156236050657">
                <text:p>38.156236050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.641647200675">
                <text:p>118.641647200675</text:p>
              </table:table-cell>
              <table:table-cell office:value-type="float" office:value="38.509798875631">
                <text:p>38.50979887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.730047158703">
                <text:p>118.730047158703</text:p>
              </table:table-cell>
              <table:table-cell office:value-type="float" office:value="38.8687419178352">
                <text:p>38.8687419178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.797204321425">
                <text:p>118.797204321425</text:p>
              </table:table-cell>
              <table:table-cell office:value-type="float" office:value="39.2327486023954">
                <text:p>39.2327486023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.842777981949">
                <text:p>118.842777981949</text:p>
              </table:table-cell>
              <table:table-cell office:value-type="float" office:value="39.6014815981806">
                <text:p>39.6014815981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.866458498923">
                <text:p>118.866458498923</text:p>
              </table:table-cell>
              <table:table-cell office:value-type="float" office:value="39.974582560936">
                <text:p>39.974582560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.867969139406">
                <text:p>118.867969139406</text:p>
              </table:table-cell>
              <table:table-cell office:value-type="float" office:value="40.3516719623848">
                <text:p>40.3516719623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.84706787342">
                <text:p>118.84706787342</text:p>
              </table:table-cell>
              <table:table-cell office:value-type="float" office:value="40.7323490130397">
                <text:p>40.732349013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.80354910699">
                <text:p>118.80354910699</text:p>
              </table:table-cell>
              <table:table-cell office:value-type="float" office:value="41.116191686286">
                <text:p>41.116191686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.737245340083">
                <text:p>118.737245340083</text:p>
              </table:table-cell>
              <table:table-cell office:value-type="float" office:value="41.5027568510187">
                <text:p>41.5027568510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.64802873563">
                <text:p>118.64802873563</text:p>
              </table:table-cell>
              <table:table-cell office:value-type="float" office:value="41.8915805197224">
                <text:p>41.8915805197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.5358125857">
                <text:p>118.5358125857</text:p>
              </table:table-cell>
              <table:table-cell office:value-type="float" office:value="42.2821782183787">
                <text:p>42.2821782183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.400552660909">
                <text:p>118.400552660909</text:p>
              </table:table-cell>
              <table:table-cell office:value-type="float" office:value="42.6740454839643">
                <text:p>42.6740454839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.242248429339">
                <text:p>118.242248429339</text:p>
              </table:table-cell>
              <table:table-cell office:value-type="float" office:value="43.0666584945551">
                <text:p>43.0666584945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.060944131558">
                <text:p>118.060944131558</text:p>
              </table:table-cell>
              <table:table-cell office:value-type="float" office:value="43.4594748361947">
                <text:p>43.4594748361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.856729698878">
                <text:p>117.856729698878</text:p>
              </table:table-cell>
              <table:table-cell office:value-type="float" office:value="43.8519344096964">
                <text:p>43.8519344096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.629741502607">
                <text:p>117.629741502607</text:p>
              </table:table-cell>
              <table:table-cell office:value-type="float" office:value="44.2434604794598">
                <text:p>44.2434604794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.380162922969">
                <text:p>117.380162922969</text:p>
              </table:table-cell>
              <table:table-cell office:value-type="float" office:value="44.6334608651767">
                <text:p>44.6334608651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.108224727344">
                <text:p>117.108224727344</text:p>
              </table:table-cell>
              <table:table-cell office:value-type="float" office:value="45.021329276003">
                <text:p>45.021329276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814205248701">
                <text:p>116.814205248701</text:p>
              </table:table-cell>
              <table:table-cell office:value-type="float" office:value="45.4064467853918">
                <text:p>45.4064467853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.498430356474">
                <text:p>116.498430356474</text:p>
              </table:table-cell>
              <table:table-cell office:value-type="float" office:value="45.7881834433237">
                <text:p>45.7881834433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161273213593">
                <text:p>116.161273213593</text:p>
              </table:table-cell>
              <table:table-cell office:value-type="float" office:value="46.1659000211683">
                <text:p>46.1659000211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.803153815109">
                <text:p>115.803153815109</text:p>
              </table:table-cell>
              <table:table-cell office:value-type="float" office:value="46.5389498828651">
                <text:p>46.5389498828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424538305572">
                <text:p>115.424538305572</text:p>
              </table:table-cell>
              <table:table-cell office:value-type="float" office:value="46.9066809745613">
                <text:p>46.9066809745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.025938074216">
                <text:p>115.025938074216</text:p>
              </table:table-cell>
              <table:table-cell office:value-type="float" office:value="47.268437923301">
                <text:p>47.268437923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.607908628985">
                <text:p>114.607908628985</text:p>
              </table:table-cell>
              <table:table-cell office:value-type="float" office:value="47.6235642338513">
                <text:p>47.6235642338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171048252415">
                <text:p>114.171048252415</text:p>
              </table:table-cell>
              <table:table-cell office:value-type="float" office:value="47.9714045713086">
                <text:p>47.9714045713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.715996444439">
                <text:p>113.715996444439</text:p>
              </table:table-cell>
              <table:table-cell office:value-type="float" office:value="48.3113071157666">
                <text:p>48.3113071157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.243432159227">
                <text:p>113.243432159227</text:p>
              </table:table-cell>
              <table:table-cell office:value-type="float" office:value="48.6426259740797">
                <text:p>48.6426259740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.75407184514">
                <text:p>112.75407184514</text:p>
              </table:table-cell>
              <table:table-cell office:value-type="float" office:value="48.9647236326469">
                <text:p>48.9647236326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248667298866">
                <text:p>112.248667298866</text:p>
              </table:table-cell>
              <table:table-cell office:value-type="float" office:value="49.276973434191">
                <text:p>49.276973434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.728003346589">
                <text:p>111.728003346589</text:p>
              </table:table-cell>
              <table:table-cell office:value-type="float" office:value="49.5787620607362">
                <text:p>49.5787620607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.1928953668">
                <text:p>111.1928953668</text:p>
              </table:table-cell>
              <table:table-cell office:value-type="float" office:value="49.8694920044203">
                <text:p>49.8694920044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.644186670915">
                <text:p>110.644186670915</text:p>
              </table:table-cell>
              <table:table-cell office:value-type="float" office:value="50.1485840074207">
                <text:p>50.1485840074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.082745759233">
                <text:p>110.082745759233</text:p>
              </table:table-cell>
              <table:table-cell office:value-type="float" office:value="50.4154794521492">
                <text:p>50.41547945214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.509463470987">
                <text:p>109.509463470987</text:p>
              </table:table-cell>
              <table:table-cell office:value-type="float" office:value="50.6696426829722">
                <text:p>50.66964268297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.925250048168">
                <text:p>108.925250048168</text:p>
              </table:table-cell>
              <table:table-cell office:value-type="float" office:value="50.910563241063">
                <text:p>50.910563241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331032133568">
                <text:p>108.331032133568</text:p>
              </table:table-cell>
              <table:table-cell office:value-type="float" office:value="51.1377579945728">
                <text:p>51.1377579945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27749723965">
                <text:p>107.727749723965</text:p>
              </table:table-cell>
              <table:table-cell office:value-type="float" office:value="51.3507731471185">
                <text:p>51.3507731471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116353099582">
                <text:p>107.116353099582</text:p>
              </table:table-cell>
              <table:table-cell office:value-type="float" office:value="51.549186108625">
                <text:p>51.549186108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.49779975097">
                <text:p>106.49779975097</text:p>
              </table:table-cell>
              <table:table-cell office:value-type="float" office:value="51.7326072137976">
                <text:p>51.7326072137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.873051324164">
                <text:p>105.873051324164</text:p>
              </table:table-cell>
              <table:table-cell office:value-type="float" office:value="51.900681274933">
                <text:p>51.900681274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.243070604457">
                <text:p>105.243070604457</text:p>
              </table:table-cell>
              <table:table-cell office:value-type="float" office:value="52.0530889573764">
                <text:p>52.0530889573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.608818558386">
                <text:p>104.608818558386</text:p>
              </table:table-cell>
              <table:table-cell office:value-type="float" office:value="52.1895479676682">
                <text:p>52.1895479676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.971251452557">
                <text:p>103.971251452557</text:p>
              </table:table-cell>
              <table:table-cell office:value-type="float" office:value="52.3098140462817">
                <text:p>52.3098140462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331318066786">
                <text:p>103.331318066786</text:p>
              </table:table-cell>
              <table:table-cell office:value-type="float" office:value="52.4136817587889">
                <text:p>52.4136817587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689957017688">
                <text:p>102.689957017688</text:p>
              </table:table-cell>
              <table:table-cell office:value-type="float" office:value="52.5009850812838">
                <text:p>52.500985081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04809420735">
                <text:p>102.04809420735</text:p>
              </table:table-cell>
              <table:table-cell office:value-type="float" office:value="52.5715977779113">
                <text:p>52.5715977779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.406640410161">
                <text:p>101.406640410161</text:p>
              </table:table-cell>
              <table:table-cell office:value-type="float" office:value="52.6254335703513">
                <text:p>52.625433570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766489009116">
                <text:p>100.766489009116</text:p>
              </table:table-cell>
              <table:table-cell office:value-type="float" office:value="52.6624461010825">
                <text:p>52.6624461010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128513891179">
                <text:p>100.128513891179</text:p>
              </table:table-cell>
              <table:table-cell office:value-type="float" office:value="52.6826286941473">
                <text:p>52.6826286941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4935675094899">
                <text:p>99.4935675094899</text:p>
              </table:table-cell>
              <table:table-cell office:value-type="float" office:value="52.6860139189528">
                <text:p>52.6860139189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8624791183541">
                <text:p>98.8624791183541</text:p>
              </table:table-cell>
              <table:table-cell office:value-type="float" office:value="52.6726729643308">
                <text:p>52.6726729643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2360531851991">
                <text:p>98.2360531851991</text:p>
              </table:table-cell>
              <table:table-cell office:value-type="float" office:value="52.6427148316363">
                <text:p>52.6427148316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.6150679818962">
                <text:p>97.6150679818962</text:p>
              </table:table-cell>
              <table:table-cell office:value-type="float" office:value="52.5962853570614">
                <text:p>52.5962853570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.0002743561717">
                <text:p>97.0002743561717</text:p>
              </table:table-cell>
              <table:table-cell office:value-type="float" office:value="52.5335660745707">
                <text:p>52.533566074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3923946822244">
                <text:p>96.3923946822244</text:p>
              </table:table-cell>
              <table:table-cell office:value-type="float" office:value="52.4547729319129">
                <text:p>52.4547729319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7921219881592">
                <text:p>95.7921219881592</text:p>
              </table:table-cell>
              <table:table-cell office:value-type="float" office:value="52.360154873027">
                <text:p>52.360154873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2001192564644">
                <text:p>95.2001192564644</text:p>
              </table:table-cell>
              <table:table-cell office:value-type="float" office:value="52.2499923008336">
                <text:p>52.2499923008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.6170188924994">
                <text:p>94.6170188924994</text:p>
              </table:table-cell>
              <table:table-cell office:value-type="float" office:value="52.1245954348862">
                <text:p>52.1245954348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.0434223548361">
                <text:p>94.0434223548361</text:p>
              </table:table-cell>
              <table:table-cell office:value-type="float" office:value="51.9843025786552">
                <text:p>51.9843025786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.4798999403198">
                <text:p>93.4798999403198</text:p>
              </table:table-cell>
              <table:table-cell office:value-type="float" office:value="51.8294783113354">
                <text:p>51.8294783113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.9269907158749">
                <text:p>92.9269907158749</text:p>
              </table:table-cell>
              <table:table-cell office:value-type="float" office:value="51.66051161902">
                <text:p>51.6605116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.3852025883934">
                <text:p>92.3852025883934</text:p>
              </table:table-cell>
              <table:table-cell office:value-type="float" office:value="51.477813979868">
                <text:p>51.477813979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.8550125034924">
                <text:p>91.8550125034924</text:p>
              </table:table-cell>
              <table:table-cell office:value-type="float" office:value="51.2818174175435">
                <text:p>51.2818174175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.3368667635171">
                <text:p>91.3368667635171</text:p>
              </table:table-cell>
              <table:table-cell office:value-type="float" office:value="51.0729725367114">
                <text:p>51.0729725367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.8311814548862">
                <text:p>90.8311814548862</text:p>
              </table:table-cell>
              <table:table-cell office:value-type="float" office:value="50.851746553777">
                <text:p>50.851746553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338342974722">
                <text:p>90.338342974722</text:p>
              </table:table-cell>
              <table:table-cell office:value-type="float" office:value="50.6186213353502">
                <text:p>50.6186213353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8587086466662">
                <text:p>89.8587086466662</text:p>
              </table:table-cell>
              <table:table-cell office:value-type="float" office:value="50.3740914561329">
                <text:p>50.3740914561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3926074158509">
                <text:p>89.3926074158509</text:p>
              </table:table-cell>
              <table:table-cell office:value-type="float" office:value="50.1186622870748">
                <text:p>50.1186622870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9403406131499">
                <text:p>88.9403406131499</text:p>
              </table:table-cell>
              <table:table-cell office:value-type="float" office:value="49.8528481237391">
                <text:p>49.8528481237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5021827790824">
                <text:p>88.5021827790824</text:p>
              </table:table-cell>
              <table:table-cell office:value-type="float" office:value="49.5771703638827">
                <text:p>49.5771703638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078382538057">
                <text:p>88.078382538057</text:p>
              </table:table-cell>
              <table:table-cell office:value-type="float" office:value="49.2921557422956">
                <text:p>49.2921557422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.6691635140205">
                <text:p>87.6691635140205</text:p>
              </table:table-cell>
              <table:table-cell office:value-type="float" office:value="48.9983346299785">
                <text:p>48.9983346299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.2747252790057">
                <text:p>87.2747252790057</text:p>
              </table:table-cell>
              <table:table-cell office:value-type="float" office:value="48.6962394037747">
                <text:p>48.69623940377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.8952443265433">
                <text:p>86.8952443265433</text:p>
              </table:table-cell>
              <table:table-cell office:value-type="float" office:value="48.3864028916285">
                <text:p>48.386402891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5308750623988">
                <text:p>86.5308750623988</text:p>
              </table:table-cell>
              <table:table-cell office:value-type="float" office:value="48.0693568977224">
                <text:p>48.0693568977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.1817508056235">
                <text:p>86.1817508056235</text:p>
              </table:table-cell>
              <table:table-cell office:value-type="float" office:value="47.7456308108596">
                <text:p>47.7456308108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8479847934365">
                <text:p>85.8479847934365</text:p>
              </table:table-cell>
              <table:table-cell office:value-type="float" office:value="47.4157502986161">
                <text:p>47.4157502986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5296711840028">
                <text:p>85.5296711840028</text:p>
              </table:table-cell>
              <table:table-cell office:value-type="float" office:value="47.0802360889878">
                <text:p>47.08023608898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2268860517047">
                <text:p>85.2268860517047</text:p>
              </table:table-cell>
              <table:table-cell office:value-type="float" office:value="46.7396028405165">
                <text:p>46.7396028405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9396883700435">
                <text:p>84.9396883700435</text:p>
              </table:table-cell>
              <table:table-cell office:value-type="float" office:value="46.394358101186">
                <text:p>46.394358101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6681209778228">
                <text:p>84.6681209778228</text:p>
              </table:table-cell>
              <table:table-cell office:value-type="float" office:value="46.0450013557482">
                <text:p>46.0450013557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.4122115247731">
                <text:p>84.4122115247731</text:p>
              </table:table-cell>
              <table:table-cell office:value-type="float" office:value="45.692023160567">
                <text:p>45.692023160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.1719733932562">
                <text:p>84.1719733932562</text:p>
              </table:table-cell>
              <table:table-cell office:value-type="float" office:value="45.335904364551">
                <text:p>45.335904364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.9474065931552">
                <text:p>83.9474065931552</text:p>
              </table:table-cell>
              <table:table-cell office:value-type="float" office:value="44.9771154142895">
                <text:p>44.9771154142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738498627483">
                <text:p>83.738498627483</text:p>
              </table:table-cell>
              <table:table-cell office:value-type="float" office:value="44.6161157411104">
                <text:p>44.6161157411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5452253266574">
                <text:p>83.5452253266574</text:p>
              </table:table-cell>
              <table:table-cell office:value-type="float" office:value="44.2533532274302">
                <text:p>44.2533532274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.3675516497676">
                <text:p>83.3675516497676</text:p>
              </table:table-cell>
              <table:table-cell office:value-type="float" office:value="43.8892637494816">
                <text:p>43.8892637494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.2054324515104">
                <text:p>83.2054324515104</text:p>
              </table:table-cell>
              <table:table-cell office:value-type="float" office:value="43.5242707932601">
                <text:p>43.5242707932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.0588132137957">
                <text:p>83.0588132137957</text:p>
              </table:table-cell>
              <table:table-cell office:value-type="float" office:value="43.158785140342">
                <text:p>43.158785140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9276307413186">
                <text:p>82.9276307413186</text:p>
              </table:table-cell>
              <table:table-cell office:value-type="float" office:value="42.7932046200779">
                <text:p>42.7932046200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2.8118138206592">
                <text:p>82.8118138206592</text:p>
              </table:table-cell>
              <table:table-cell office:value-type="float" office:value="42.4279139245598">
                <text:p>42.4279139245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.7112838427126">
                <text:p>82.7112838427126</text:p>
              </table:table-cell>
              <table:table-cell office:value-type="float" office:value="42.0632844826916">
                <text:p>42.06328448269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.6259553884645">
                <text:p>82.6259553884645</text:p>
              </table:table-cell>
              <table:table-cell office:value-type="float" office:value="41.6996743896593">
                <text:p>41.699674389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.5557367783171">
                <text:p>82.5557367783171</text:p>
              </table:table-cell>
              <table:table-cell office:value-type="float" office:value="41.3374283880931">
                <text:p>41.3374283880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5005305853334">
                <text:p>82.5005305853334</text:p>
              </table:table-cell>
              <table:table-cell office:value-type="float" office:value="40.9768778972384">
                <text:p>40.9768778972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4602341129138">
                <text:p>82.4602341129138</text:p>
              </table:table-cell>
              <table:table-cell office:value-type="float" office:value="40.6183410865028">
                <text:p>40.6183410865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4347398375365">
                <text:p>82.4347398375365</text:p>
              </table:table-cell>
              <table:table-cell office:value-type="float" office:value="40.2621229898133">
                <text:p>40.2621229898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.4239358173011">
                <text:p>82.4239358173011</text:p>
              </table:table-cell>
              <table:table-cell office:value-type="float" office:value="39.9085156573087">
                <text:p>39.9085156573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.4277060670963">
                <text:p>82.4277060670963</text:p>
              </table:table-cell>
              <table:table-cell office:value-type="float" office:value="39.5577983409941">
                <text:p>39.5577983409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.4459309012817">
                <text:p>82.4459309012817</text:p>
              </table:table-cell>
              <table:table-cell office:value-type="float" office:value="39.2102377111009">
                <text:p>39.21023771110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4784872448312">
                <text:p>82.4784872448312</text:p>
              </table:table-cell>
              <table:table-cell office:value-type="float" office:value="38.866088100022">
                <text:p>38.8660881000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.5252489139208">
                <text:p>82.5252489139208</text:p>
              </table:table-cell>
              <table:table-cell office:value-type="float" office:value="38.5255917708279">
                <text:p>38.5255917708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.5860868669774">
                <text:p>82.5860868669774</text:p>
              </table:table-cell>
              <table:table-cell office:value-type="float" office:value="38.1889792075084">
                <text:p>38.188979207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.6608694272207">
                <text:p>82.6608694272207</text:p>
              </table:table-cell>
              <table:table-cell office:value-type="float" office:value="37.8564694242292">
                <text:p>37.8564694242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7494624777392">
                <text:p>82.7494624777392</text:p>
              </table:table-cell>
              <table:table-cell office:value-type="float" office:value="37.5282702910436">
                <text:p>37.5282702910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.8517296301424">
                <text:p>82.8517296301424</text:p>
              </table:table-cell>
              <table:table-cell office:value-type="float" office:value="37.204578873643">
                <text:p>37.2045788736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967532367824">
                <text:p>82.967532367824</text:p>
              </table:table-cell>
              <table:table-cell office:value-type="float" office:value="36.885581784882">
                <text:p>36.885581784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0967301648589">
                <text:p>83.0967301648589</text:p>
              </table:table-cell>
              <table:table-cell office:value-type="float" office:value="36.5714555459596">
                <text:p>36.5714555459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2391805815367">
                <text:p>83.2391805815367</text:p>
              </table:table-cell>
              <table:table-cell office:value-type="float" office:value="36.2623669552809">
                <text:p>36.26236695528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3947393375152">
                <text:p>83.3947393375152</text:p>
              </table:table-cell>
              <table:table-cell office:value-type="float" office:value="35.9584734631692">
                <text:p>35.9584734631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.5632603635475">
                <text:p>83.5632603635475</text:p>
              </table:table-cell>
              <table:table-cell office:value-type="float" office:value="35.6599235507287">
                <text:p>35.65992355072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7445958327116">
                <text:p>83.7445958327116</text:p>
              </table:table-cell>
              <table:table-cell office:value-type="float" office:value="35.3668571112991">
                <text:p>35.3668571112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385961720363">
                <text:p>83.9385961720363</text:p>
              </table:table-cell>
              <table:table-cell office:value-type="float" office:value="35.0794058330637">
                <text:p>35.0794058330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.1451100553888">
                <text:p>84.1451100553888</text:p>
              </table:table-cell>
              <table:table-cell office:value-type="float" office:value="34.7976935814988">
                <text:p>34.79769358149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3639843784521">
                <text:p>84.3639843784521</text:p>
              </table:table-cell>
              <table:table-cell office:value-type="float" office:value="34.5218367804683">
                <text:p>34.521836780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5950642165897">
                <text:p>84.5950642165897</text:p>
              </table:table-cell>
              <table:table-cell office:value-type="float" office:value="34.2519447908763">
                <text:p>34.25194479087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8381927663579">
                <text:p>84.8381927663579</text:p>
              </table:table-cell>
              <table:table-cell office:value-type="float" office:value="33.9881202858961">
                <text:p>33.9881202858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0932112713945">
                <text:p>85.0932112713945</text:p>
              </table:table-cell>
              <table:table-cell office:value-type="float" office:value="33.7304596218918">
                <text:p>33.73045962189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3599589333789">
                <text:p>85.3599589333789</text:p>
              </table:table-cell>
              <table:table-cell office:value-type="float" office:value="33.4790532042407">
                <text:p>33.4790532042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6382728087253">
                <text:p>85.6382728087253</text:p>
              </table:table-cell>
              <table:table-cell office:value-type="float" office:value="33.2339858473498">
                <text:p>33.2339858473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.9279876916415">
                <text:p>85.9279876916415</text:p>
              </table:table-cell>
              <table:table-cell office:value-type="float" office:value="32.9953371282407">
                <text:p>32.9953371282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.2289359841558">
                <text:p>86.2289359841558</text:p>
              </table:table-cell>
              <table:table-cell office:value-type="float" office:value="32.7631817331472">
                <text:p>32.7631817331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.5409475536866">
                <text:p>86.5409475536866</text:p>
              </table:table-cell>
              <table:table-cell office:value-type="float" office:value="32.5375897966422">
                <text:p>32.5375897966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.863849578703">
                <text:p>86.863849578703</text:p>
              </table:table-cell>
              <table:table-cell office:value-type="float" office:value="32.3186272328674">
                <text:p>32.3186272328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.1974663830041">
                <text:p>87.1974663830041</text:p>
              </table:table-cell>
              <table:table-cell office:value-type="float" office:value="32.106356058497">
                <text:p>32.106356058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.5416192591184">
                <text:p>87.5416192591184</text:p>
              </table:table-cell>
              <table:table-cell office:value-type="float" office:value="31.9008347071179">
                <text:p>31.9008347071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8961262813114">
                <text:p>87.8961262813114</text:p>
              </table:table-cell>
              <table:table-cell office:value-type="float" office:value="31.7021183347513">
                <text:p>31.7021183347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.2608021086695">
                <text:p>88.2608021086695</text:p>
              </table:table-cell>
              <table:table-cell office:value-type="float" office:value="31.5102591162819">
                <text:p>31.51025911628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6354577787153">
                <text:p>88.6354577787153</text:p>
              </table:table-cell>
              <table:table-cell office:value-type="float" office:value="31.3253065325954">
                <text:p>31.32530653259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.0199004920021">
                <text:p>89.0199004920021</text:p>
              </table:table-cell>
              <table:table-cell office:value-type="float" office:value="31.1473076482532">
                <text:p>31.147307648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4139333881215">
                <text:p>89.4139333881215</text:p>
              </table:table-cell>
              <table:table-cell office:value-type="float" office:value="30.9763073795612">
                <text:p>30.97630737956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8173553135609">
                <text:p>89.8173553135609</text:p>
              </table:table-cell>
              <table:table-cell office:value-type="float" office:value="30.8123487529061">
                <text:p>30.812348752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.2299605818395">
                <text:p>90.2299605818395</text:p>
              </table:table-cell>
              <table:table-cell office:value-type="float" office:value="30.6554731532534">
                <text:p>30.6554731532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6515387263585">
                <text:p>90.6515387263585</text:p>
              </table:table-cell>
              <table:table-cell office:value-type="float" office:value="30.5057205627086">
                <text:p>30.5057205627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0818742464027">
                <text:p>91.0818742464027</text:p>
              </table:table-cell>
              <table:table-cell office:value-type="float" office:value="30.3631297890561">
                <text:p>30.3631297890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207463467437">
                <text:p>91.5207463467437</text:p>
              </table:table-cell>
              <table:table-cell office:value-type="float" office:value="30.2277386841903">
                <text:p>30.22773868419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9679286713029">
                <text:p>91.9679286713029</text:p>
              </table:table-cell>
              <table:table-cell office:value-type="float" office:value="30.0995843523565">
                <text:p>30.0995843523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4231890313523">
                <text:p>92.4231890313523</text:p>
              </table:table-cell>
              <table:table-cell office:value-type="float" office:value="29.9787033481153">
                <text:p>29.9787033481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8862891287505">
                <text:p>92.8862891287505</text:p>
              </table:table-cell>
              <table:table-cell office:value-type="float" office:value="29.8651318639384">
                <text:p>29.86513186393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3569842747344">
                <text:p>93.3569842747344</text:p>
              </table:table-cell>
              <table:table-cell office:value-type="float" office:value="29.7589059073325">
                <text:p>29.7589059073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8350231048171">
                <text:p>93.8350231048171</text:p>
              </table:table-cell>
              <table:table-cell office:value-type="float" office:value="29.660061467378">
                <text:p>29.660061467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3201472903726">
                <text:p>94.3201472903726</text:p>
              </table:table-cell>
              <table:table-cell office:value-type="float" office:value="29.5686346705499">
                <text:p>29.5686346705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.8120912475293">
                <text:p>94.8120912475293</text:p>
              </table:table-cell>
              <table:table-cell office:value-type="float" office:value="29.4846619256732">
                <text:p>29.48466192567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3105818440301">
                <text:p>95.3105818440301</text:p>
              </table:table-cell>
              <table:table-cell office:value-type="float" office:value="29.4081800578392">
                <text:p>29.408180057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8153381047674">
                <text:p>95.8153381047674</text:p>
              </table:table-cell>
              <table:table-cell office:value-type="float" office:value="29.3392264310906">
                <text:p>29.33922643109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3260709167491">
                <text:p>96.3260709167491</text:p>
              </table:table-cell>
              <table:table-cell office:value-type="float" office:value="29.2778390596497">
                <text:p>29.27783905964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8424827343096">
                <text:p>96.8424827343096</text:p>
              </table:table-cell>
              <table:table-cell office:value-type="float" office:value="29.2240567074417">
                <text:p>29.22405670744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3642672854373">
                <text:p>97.3642672854373</text:p>
              </table:table-cell>
              <table:table-cell office:value-type="float" office:value="29.1779189756281">
                <text:p>29.1779189756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8911092801581">
                <text:p>97.8911092801581</text:p>
              </table:table-cell>
              <table:table-cell office:value-type="float" office:value="29.1394663778346">
                <text:p>29.1394663778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4226841219822">
                <text:p>98.4226841219822</text:p>
              </table:table-cell>
              <table:table-cell office:value-type="float" office:value="29.108740402722">
                <text:p>29.1087404027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9586576234989">
                <text:p>98.9586576234989</text:p>
              </table:table-cell>
              <table:table-cell office:value-type="float" office:value="29.0857835635088">
                <text:p>29.08578356350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4986857272827">
                <text:p>99.4986857272827</text:p>
              </table:table-cell>
              <table:table-cell office:value-type="float" office:value="29.0706394340196">
                <text:p>29.070639434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04241423336">
                <text:p>100.04241423336</text:p>
              </table:table-cell>
              <table:table-cell office:value-type="float" office:value="29.0633526707869">
                <text:p>29.0633526707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89478534577">
                <text:p>100.589478534577</text:p>
              </table:table-cell>
              <table:table-cell office:value-type="float" office:value="29.0639690206982">
                <text:p>29.0639690206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.1395033613">
                <text:p>101.1395033613</text:p>
              </table:table-cell>
              <table:table-cell office:value-type="float" office:value="29.0725353136318">
                <text:p>29.0725353136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692102536988">
                <text:p>101.692102536988</text:p>
              </table:table-cell>
              <table:table-cell office:value-type="float" office:value="29.0890994394875">
                <text:p>29.0890994394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.246878746274">
                <text:p>102.246878746274</text:p>
              </table:table-cell>
              <table:table-cell office:value-type="float" office:value="29.1137103089676">
                <text:p>29.1137103089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803423317292">
                <text:p>102.803423317292</text:p>
              </table:table-cell>
              <table:table-cell office:value-type="float" office:value="29.1464177974268">
                <text:p>29.1464177974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361316020132">
                <text:p>103.361316020132</text:p>
              </table:table-cell>
              <table:table-cell office:value-type="float" office:value="29.1872726710612">
                <text:p>29.1872726710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920124883375">
                <text:p>103.920124883375</text:p>
              </table:table-cell>
              <table:table-cell office:value-type="float" office:value="29.2363264946678">
                <text:p>29.23632649466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.479406030814">
                <text:p>104.479406030814</text:p>
              </table:table-cell>
              <table:table-cell office:value-type="float" office:value="29.2936315201629">
                <text:p>29.29363152016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.038703540574">
                <text:p>105.038703540574</text:p>
              </table:table-cell>
              <table:table-cell office:value-type="float" office:value="29.3592405550109">
                <text:p>29.359240555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.597549328968">
                <text:p>105.597549328968</text:p>
              </table:table-cell>
              <table:table-cell office:value-type="float" office:value="29.4332068096774">
                <text:p>29.4332068096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.15546306155">
                <text:p>106.15546306155</text:p>
              </table:table-cell>
              <table:table-cell office:value-type="float" office:value="29.5155837231909">
                <text:p>29.5155837231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.711952093948">
                <text:p>106.711952093948</text:p>
              </table:table-cell>
              <table:table-cell office:value-type="float" office:value="29.6064247658649">
                <text:p>29.6064247658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.266511445182">
                <text:p>107.266511445182</text:p>
              </table:table-cell>
              <table:table-cell office:value-type="float" office:value="29.7057832182157">
                <text:p>29.7057832182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.818623806304">
                <text:p>107.818623806304</text:p>
              </table:table-cell>
              <table:table-cell office:value-type="float" office:value="29.8137119250874">
                <text:p>29.8137119250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.36775958727">
                <text:p>108.36775958727</text:p>
              </table:table-cell>
              <table:table-cell office:value-type="float" office:value="29.9302630239932">
                <text:p>29.9302630239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913377005131">
                <text:p>108.913377005131</text:p>
              </table:table-cell>
              <table:table-cell office:value-type="float" office:value="30.0554876466775">
                <text:p>30.0554876466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.454922216666">
                <text:p>109.454922216666</text:p>
              </table:table-cell>
              <table:table-cell office:value-type="float" office:value="30.1894355929114">
                <text:p>30.1894355929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991829498706">
                <text:p>109.991829498706</text:p>
              </table:table-cell>
              <table:table-cell office:value-type="float" office:value="30.3321549755595">
                <text:p>30.3321549755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.52352147948">
                <text:p>110.52352147948</text:p>
              </table:table-cell>
              <table:table-cell office:value-type="float" office:value="30.4836918359815">
                <text:p>30.4836918359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.049409424365">
                <text:p>111.049409424365</text:p>
              </table:table-cell>
              <table:table-cell office:value-type="float" office:value="30.6440897288864">
                <text:p>30.6440897288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.568893579482">
                <text:p>111.568893579482</text:p>
              </table:table-cell>
              <table:table-cell office:value-type="float" office:value="30.8133892758121">
                <text:p>30.8133892758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081363576604">
                <text:p>112.081363576604</text:p>
              </table:table-cell>
              <table:table-cell office:value-type="float" office:value="30.9916276864896">
                <text:p>30.99162768648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.586198902856">
                <text:p>112.586198902856</text:p>
              </table:table-cell>
              <table:table-cell office:value-type="float" office:value="31.1788382474452">
                <text:p>31.17883824744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.08276943867">
                <text:p>113.08276943867</text:p>
              </table:table-cell>
              <table:table-cell office:value-type="float" office:value="31.3750497773164">
                <text:p>31.3750497773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.570436067396">
                <text:p>113.570436067396</text:p>
              </table:table-cell>
              <table:table-cell office:value-type="float" office:value="31.5802860484981">
                <text:p>31.5802860484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.048551359913">
                <text:p>114.048551359913</text:p>
              </table:table-cell>
              <table:table-cell office:value-type="float" office:value="31.7945651749037">
                <text:p>31.7945651749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.516460337453">
                <text:p>114.516460337453</text:p>
              </table:table-cell>
              <table:table-cell office:value-type="float" office:value="32.0178989658166">
                <text:p>32.0178989658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.973501315698">
                <text:p>114.973501315698</text:p>
              </table:table-cell>
              <table:table-cell office:value-type="float" office:value="32.2502922460295">
                <text:p>32.2502922460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.419006833022">
                <text:p>115.419006833022</text:p>
              </table:table-cell>
              <table:table-cell office:value-type="float" office:value="32.4917421427183">
                <text:p>32.4917421427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.852304665489">
                <text:p>115.852304665489</text:p>
              </table:table-cell>
              <table:table-cell office:value-type="float" office:value="32.742237339776">
                <text:p>32.742237339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.27271893094">
                <text:p>116.27271893094</text:p>
              </table:table-cell>
              <table:table-cell office:value-type="float" office:value="33.0017573006459">
                <text:p>33.0017573006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679571284136">
                <text:p>116.679571284136</text:p>
              </table:table-cell>
              <table:table-cell office:value-type="float" office:value="33.2702714610362">
                <text:p>33.2702714610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072182204529">
                <text:p>117.072182204529</text:p>
              </table:table-cell>
              <table:table-cell office:value-type="float" office:value="33.5477383932746">
                <text:p>33.54773839327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.449872377756">
                <text:p>117.449872377756</text:p>
              </table:table-cell>
              <table:table-cell office:value-type="float" office:value="33.8341049444746">
                <text:p>33.8341049444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811964171439">
                <text:p>117.811964171439</text:p>
              </table:table-cell>
              <table:table-cell office:value-type="float" office:value="34.1293053511229">
                <text:p>34.1293053511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.157783205256">
                <text:p>118.157783205256</text:p>
              </table:table-cell>
              <table:table-cell office:value-type="float" office:value="34.4332603331781">
                <text:p>34.43326033317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486660014612">
                <text:p>118.486660014612</text:p>
              </table:table-cell>
              <table:table-cell office:value-type="float" office:value="34.7458761712681">
                <text:p>34.7458761712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797931806497">
                <text:p>118.797931806497</text:p>
              </table:table-cell>
              <table:table-cell office:value-type="float" office:value="35.0670437711121">
                <text:p>35.0670437711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090944305339">
                <text:p>119.090944305339</text:p>
              </table:table-cell>
              <table:table-cell office:value-type="float" office:value="35.3966377198445">
                <text:p>35.39663771984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.365053685801">
                <text:p>119.365053685801</text:p>
              </table:table-cell>
              <table:table-cell office:value-type="float" office:value="35.7345153394974">
                <text:p>35.7345153394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